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T12" style:parent-style-name="Domyślnaczcionkaakapitu" style:family="text">
      <style:text-properties fo:background-color="#80FFFF"/>
    </style:style>
    <style:style style:name="P13" style:parent-style-name="Normalny" style:family="paragraph">
      <style:paragraph-properties fo:text-align="justify" fo:line-height="150%"/>
    </style:style>
    <style:style style:name="T14" style:parent-style-name="Domyślnaczcionkaakapitu" style:family="text">
      <style:text-properties fo:background-color="#80FFFF"/>
    </style:style>
    <style:style style:name="T15" style:parent-style-name="Domyślnaczcionkaakapitu" style:family="text">
      <style:text-properties style:text-underline-type="single" style:text-underline-style="solid" style:text-underline-width="auto" style:text-underline-mode="continuous"/>
    </style:style>
    <style:style style:name="T16" style:parent-style-name="Domyślnaczcionkaakapitu" style:family="text">
      <style:text-properties fo:background-color="#80FFFF" style:text-underline-type="single" style:text-underline-style="solid" style:text-underline-width="auto" style:text-underline-mode="continuous"/>
    </style:style>
    <style:style style:name="T17" style:parent-style-name="Domyślnaczcionkaakapitu" style:family="text">
      <style:text-properties style:text-underline-type="single" style:text-underline-style="solid" style:text-underline-width="auto" style:text-underline-mode="continuous"/>
    </style:style>
    <style:style style:name="T18" style:parent-style-name="Domyślnaczcionkaakapitu" style:family="text">
      <style:text-properties fo:background-color="#80FFFF" style:text-underline-type="single" style:text-underline-style="solid" style:text-underline-width="auto" style:text-underline-mode="continuous"/>
    </style:style>
    <style:style style:name="T19" style:parent-style-name="Domyślnaczcionkaakapitu" style:family="text">
      <style:text-properties style:text-underline-type="single" style:text-underline-style="solid" style:text-underline-width="auto" style:text-underline-mode="continuous"/>
    </style:style>
    <style:style style:name="T20" style:parent-style-name="Domyślnaczcionkaakapitu" style:family="text">
      <style:text-properties fo:background-color="#80FFFF" style:text-underline-type="single" style:text-underline-style="solid" style:text-underline-width="auto" style:text-underline-mode="continuous"/>
    </style:style>
    <style:style style:name="T21" style:parent-style-name="Domyślnaczcionkaakapitu" style:family="text">
      <style:text-properties style:text-underline-type="single" style:text-underline-style="solid" style:text-underline-width="auto" style:text-underline-mode="continuous"/>
    </style:style>
    <style:style style:name="T22" style:parent-style-name="Domyślnaczcionkaakapitu" style:family="text">
      <style:text-properties fo:background-color="#80FFFF"/>
    </style:style>
    <style:style style:name="P23" style:parent-style-name="Normalny" style:family="paragraph">
      <style:paragraph-properties fo:text-align="justify" fo:line-height="150%"/>
    </style:style>
    <style:style style:name="T24" style:parent-style-name="Domyślnaczcionkaakapitu" style:family="text">
      <style:text-properties style:text-underline-type="single" style:text-underline-style="solid" style:text-underline-width="auto" style:text-underline-mode="continuous"/>
    </style:style>
    <style:style style:name="T25" style:parent-style-name="Domyślnaczcionkaakapitu" style:family="text">
      <style:text-properties fo:background-color="#80FFFF" style:text-underline-type="single" style:text-underline-style="solid" style:text-underline-width="auto" style:text-underline-mode="continuous"/>
    </style:style>
    <style:style style:name="T26" style:parent-style-name="Domyślnaczcionkaakapitu" style:family="text">
      <style:text-properties style:text-underline-type="single" style:text-underline-style="solid" style:text-underline-width="auto" style:text-underline-mode="continuous"/>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P33" style:parent-style-name="Normalny" style:family="paragraph">
      <style:paragraph-properties fo:text-align="justify" fo:line-height="150%" fo:text-indent="0.2479in"/>
    </style:style>
    <style:style style:name="P34" style:parent-style-name="Normalny" style:family="paragraph">
      <style:paragraph-properties fo:text-align="justify" fo:line-height="150%" fo:text-indent="0.2479in"/>
    </style:style>
    <style:style style:name="T35" style:parent-style-name="Domyślnaczcionkaakapitu" style:family="text">
      <style:text-properties fo:background-color="#80FFFF"/>
    </style:style>
    <style:style style:name="P36" style:parent-style-name="Normalny" style:family="paragraph">
      <style:paragraph-properties fo:text-align="justify" fo:line-height="150%" fo:text-indent="0.2479in"/>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P40" style:parent-style-name="Normalny" style:family="paragraph">
      <style:paragraph-properties fo:text-align="justify" fo:line-height="150%"/>
    </style:style>
    <style:style style:name="T41" style:parent-style-name="Domyślnaczcionkaakapitu" style:family="text">
      <style:text-properties fo:background-color="#80FFFF" style:text-underline-type="single" style:text-underline-style="solid" style:text-underline-width="auto" style:text-underline-mode="continuous"/>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479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P47" style:parent-style-name="Normalny" style:family="paragraph">
      <style:paragraph-properties fo:text-align="justify" fo:line-height="150%" fo:text-indent="0.2479in"/>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style:style>
    <style:style style:name="T50" style:parent-style-name="Domyślnaczcionkaakapitu" style:family="text">
      <style:text-properties style:text-underline-type="single" style:text-underline-style="solid" style:text-underline-width="auto" style:text-underline-mode="continuous"/>
    </style:style>
    <style:style style:name="P51" style:parent-style-name="Normalny" style:family="paragraph">
      <style:paragraph-properties fo:text-align="justify" fo:line-height="150%" fo:text-indent="0.2479in"/>
    </style:style>
    <style:style style:name="P52" style:parent-style-name="Normalny" style:family="paragraph">
      <style:paragraph-properties fo:text-align="justify" fo:line-height="150%"/>
    </style:style>
    <style:style style:name="T53" style:parent-style-name="Domyślnaczcionkaakapitu" style:family="text">
      <style:text-properties style:text-underline-type="single" style:text-underline-style="solid" style:text-underline-width="auto" style:text-underline-mode="continuous"/>
    </style:style>
    <style:style style:name="T54" style:parent-style-name="Domyślnaczcionkaakapitu" style:family="text">
      <style:text-properties fo:background-color="#80FFFF"/>
    </style:style>
    <style:style style:name="P55" style:parent-style-name="Normalny" style:family="paragraph">
      <style:paragraph-properties fo:text-align="justify" fo:line-height="150%" fo:text-indent="0.2479in"/>
    </style:style>
    <style:style style:name="P56" style:parent-style-name="Normalny" style:family="paragraph">
      <style:paragraph-properties fo:text-align="justify" fo:line-height="150%" fo:text-indent="0.2479in"/>
    </style:style>
    <style:style style:name="P57" style:parent-style-name="Normalny" style:family="paragraph">
      <style:paragraph-properties fo:text-align="justify" fo:line-height="150%"/>
    </style:style>
    <style:style style:name="T58" style:parent-style-name="Domyślnaczcionkaakapitu" style:family="text">
      <style:text-properties style:text-underline-type="single" style:text-underline-style="solid" style:text-underline-width="auto" style:text-underline-mode="continuous"/>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P61" style:parent-style-name="Normalny" style:family="paragraph">
      <style:paragraph-properties fo:text-align="justify" fo:line-height="150%"/>
    </style:style>
    <style:style style:name="T62" style:parent-style-name="Domyślnaczcionkaakapitu" style:family="text">
      <style:text-properties style:text-underline-type="single" style:text-underline-style="solid" style:text-underline-width="auto" style:text-underline-mode="continuous"/>
    </style:style>
    <style:style style:name="P63" style:parent-style-name="Normalny" style:family="paragraph">
      <style:paragraph-properties fo:text-align="justify" fo:line-height="150%" fo:text-indent="0.2479in"/>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fo:text-indent="0.2479in"/>
    </style:style>
    <style:style style:name="P68" style:parent-style-name="Normalny" style:family="paragraph">
      <style:paragraph-properties fo:text-align="justify" fo:line-height="150%"/>
    </style:style>
    <style:style style:name="T69" style:parent-style-name="Domyślnaczcionkaakapitu" style:family="text">
      <style:text-properties style:text-underline-type="single" style:text-underline-style="solid" style:text-underline-width="auto" style:text-underline-mode="continuous"/>
    </style:style>
    <style:style style:name="P70" style:parent-style-name="Normalny" style:family="paragraph">
      <style:paragraph-properties fo:text-align="justify" fo:line-height="150%" fo:text-indent="0.2479in"/>
    </style:style>
    <style:style style:name="P71" style:parent-style-name="Normalny" style:family="paragraph">
      <style:paragraph-properties fo:text-align="justify" fo:line-height="150%" fo:text-indent="0.2479in"/>
    </style:style>
    <style:style style:name="P72" style:parent-style-name="Normalny" style:family="paragraph">
      <style:paragraph-properties fo:text-align="justify" fo:line-height="150%" fo:text-indent="0.2479in">
        <style:tab-stops>
          <style:tab-stop style:type="left" style:position="1.6548in"/>
        </style:tab-stops>
      </style:paragraph-properties>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P78" style:parent-style-name="Normalny" style:family="paragraph">
      <style:paragraph-properties fo:text-align="justify" fo:line-height="150%"/>
    </style:style>
    <style:style style:name="T79" style:parent-style-name="Domyślnaczcionkaakapitu" style:family="text">
      <style:text-properties style:text-underline-type="single" style:text-underline-style="solid" style:text-underline-width="auto" style:text-underline-mode="continuous"/>
    </style:style>
    <style:style style:name="P80" style:parent-style-name="Normalny" style:family="paragraph">
      <style:paragraph-properties fo:text-align="justify" fo:line-height="150%" fo:text-indent="0.2479in"/>
    </style:style>
    <style:style style:name="P81" style:parent-style-name="Normalny" style:family="paragraph">
      <style:paragraph-properties fo:text-align="justify" fo:line-height="150%"/>
    </style:style>
    <style:style style:name="T82" style:parent-style-name="Domyślnaczcionkaakapitu" style:family="text">
      <style:text-properties style:text-underline-type="single" style:text-underline-style="solid" style:text-underline-width="auto" style:text-underline-mode="continuous"/>
    </style:style>
    <style:style style:name="T83" style:parent-style-name="Domyślnaczcionkaakapitu" style:family="text">
      <style:text-properties fo:background-color="#80FFFF" style:text-underline-type="single" style:text-underline-style="solid" style:text-underline-width="auto" style:text-underline-mode="continuous"/>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P87" style:parent-style-name="Normalny" style:family="paragraph">
      <style:paragraph-properties fo:text-align="justify" fo:line-height="150%" fo:text-indent="0.2479in"/>
    </style:style>
    <style:style style:name="P88" style:parent-style-name="Normalny" style:family="paragraph">
      <style:paragraph-properties fo:text-align="justify" fo:line-height="150%" fo:text-indent="0.2479in"/>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P94" style:parent-style-name="Normalny" style:family="paragraph">
      <style:paragraph-properties fo:text-align="justify" fo:line-height="150%" fo:text-indent="0.2479in"/>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P99" style:parent-style-name="Normalny" style:family="paragraph">
      <style:paragraph-properties fo:text-align="justify" fo:line-height="150%"/>
    </style:style>
    <style:style style:name="T100" style:parent-style-name="Domyślnaczcionkaakapitu" style:family="text">
      <style:text-properties style:text-underline-type="single" style:text-underline-style="solid" style:text-underline-width="auto" style:text-underline-mode="continuous"/>
    </style:style>
    <style:style style:name="P101" style:parent-style-name="Normalny" style:family="paragraph">
      <style:paragraph-properties fo:text-align="justify" fo:line-height="150%" fo:text-indent="0.2479in"/>
    </style:style>
    <style:style style:name="P102" style:parent-style-name="Normalny" style:family="paragraph">
      <style:paragraph-properties fo:text-align="justify" fo:line-height="150%"/>
    </style:style>
    <style:style style:name="T103" style:parent-style-name="Domyślnaczcionkaakapitu" style:family="text">
      <style:text-properties style:text-underline-type="single" style:text-underline-style="solid" style:text-underline-width="auto" style:text-underline-mode="continuous"/>
    </style:style>
    <style:style style:name="P104" style:parent-style-name="Normalny" style:family="paragraph">
      <style:paragraph-properties fo:text-align="justify" fo:line-height="150%" fo:text-indent="0.2479in"/>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P107" style:parent-style-name="Normalny" style:family="paragraph">
      <style:paragraph-properties fo:text-align="justify" fo:line-height="150%" fo:text-indent="0.2479in"/>
    </style:style>
    <style:style style:name="P108" style:parent-style-name="Normalny" style:family="paragraph">
      <style:paragraph-properties fo:text-align="justify" fo:line-height="150%"/>
    </style:style>
    <style:style style:name="T109" style:parent-style-name="Domyślnaczcionkaakapitu" style:family="text">
      <style:text-properties style:text-underline-type="single" style:text-underline-style="solid" style:text-underline-width="auto" style:text-underline-mode="continuous"/>
    </style:style>
    <style:style style:name="P110" style:parent-style-name="Normalny" style:family="paragraph">
      <style:paragraph-properties fo:text-align="justify" fo:line-height="150%" fo:text-indent="0.2479in"/>
    </style:style>
    <style:style style:name="P111" style:parent-style-name="Normalny" style:family="paragraph">
      <style:paragraph-properties fo:text-align="justify" fo:line-height="150%"/>
    </style:style>
    <style:style style:name="T112" style:parent-style-name="Domyślnaczcionkaakapitu" style:family="text">
      <style:text-properties style:text-underline-type="single" style:text-underline-style="solid" style:text-underline-width="auto" style:text-underline-mode="continuous"/>
    </style:style>
    <style:style style:name="T113" style:parent-style-name="Domyślnaczcionkaakapitu" style:family="text">
      <style:text-properties fo:background-color="#80FFFF" style:text-underline-type="single" style:text-underline-style="solid" style:text-underline-width="auto" style:text-underline-mode="continuous"/>
    </style:style>
    <style:style style:name="T114" style:parent-style-name="Domyślnaczcionkaakapitu" style:family="text">
      <style:text-properties style:text-underline-type="single" style:text-underline-style="solid" style:text-underline-width="auto" style:text-underline-mode="continuous"/>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P118" style:parent-style-name="Normalny" style:family="paragraph">
      <style:paragraph-properties fo:text-align="justify" fo:line-height="150%"/>
    </style:style>
    <style:style style:name="T119" style:parent-style-name="Domyślnaczcionkaakapitu" style:family="text">
      <style:text-properties style:text-underline-type="single" style:text-underline-style="solid" style:text-underline-width="auto" style:text-underline-mode="continuous"/>
    </style:style>
    <style:style style:name="P120" style:parent-style-name="Normalny" style:family="paragraph">
      <style:paragraph-properties fo:text-align="justify" fo:line-height="150%" fo:text-indent="0.2479in"/>
    </style:style>
    <style:style style:name="T121" style:parent-style-name="Domyślnaczcionkaakapitu" style:family="text">
      <style:text-properties fo:background-color="#80FFFF"/>
    </style:style>
    <style:style style:name="P122" style:parent-style-name="Normalny" style:family="paragraph">
      <style:paragraph-properties fo:text-align="justify" fo:line-height="150%" fo:text-indent="0.2479in"/>
    </style:style>
    <style:style style:name="P123" style:parent-style-name="Normalny" style:family="paragraph">
      <style:paragraph-properties fo:text-align="justify" fo:line-height="150%"/>
    </style:style>
    <style:style style:name="T124" style:parent-style-name="Domyślnaczcionkaakapitu" style:family="text">
      <style:text-properties style:text-underline-type="single" style:text-underline-style="solid" style:text-underline-width="auto" style:text-underline-mode="continuous"/>
    </style:style>
    <style:style style:name="P125" style:parent-style-name="Normalny" style:family="paragraph">
      <style:paragraph-properties fo:text-align="justify" fo:line-height="150%" fo:text-indent="0.2479in"/>
    </style:style>
    <style:style style:name="P126" style:parent-style-name="Normalny" style:family="paragraph">
      <style:paragraph-properties fo:text-align="justify" fo:line-height="150%"/>
    </style:style>
    <style:style style:name="T127" style:parent-style-name="Domyślnaczcionkaakapitu" style:family="text">
      <style:text-properties style:text-underline-type="single" style:text-underline-style="solid" style:text-underline-width="auto" style:text-underline-mode="continuous"/>
    </style:style>
    <style:style style:name="P128" style:parent-style-name="Normalny" style:family="paragraph">
      <style:paragraph-properties fo:text-align="justify" fo:line-height="150%" fo:text-indent="0.2479in"/>
    </style:style>
    <style:style style:name="P129" style:parent-style-name="Normalny" style:family="paragraph">
      <style:paragraph-properties fo:text-align="justify" fo:line-height="150%"/>
    </style:style>
    <style:style style:name="T130" style:parent-style-name="Domyślnaczcionkaakapitu" style:family="text">
      <style:text-properties fo:background-color="#80FFFF" style:text-underline-type="single" style:text-underline-style="solid" style:text-underline-width="auto" style:text-underline-mode="continuous"/>
    </style:style>
    <style:style style:name="T131" style:parent-style-name="Domyślnaczcionkaakapitu" style:family="text">
      <style:text-properties style:text-underline-type="single" style:text-underline-style="solid" style:text-underline-width="auto" style:text-underline-mode="continuous"/>
    </style:style>
    <style:style style:name="T132" style:parent-style-name="Domyślnaczcionkaakapitu" style:family="text">
      <style:text-properties fo:background-color="#80FFFF" style:text-underline-type="single" style:text-underline-style="solid" style:text-underline-width="auto" style:text-underline-mode="continuous"/>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479in"/>
    </style:style>
    <style:style style:name="P135" style:parent-style-name="Normalny" style:family="paragraph">
      <style:paragraph-properties fo:text-align="justify" fo:line-height="150%"/>
    </style:style>
    <style:style style:name="T136" style:parent-style-name="Domyślnaczcionkaakapitu" style:family="text">
      <style:text-properties fo:background-color="#80FFFF" style:text-underline-type="single" style:text-underline-style="solid" style:text-underline-width="auto" style:text-underline-mode="continuous"/>
    </style:style>
    <style:style style:name="T137" style:parent-style-name="Domyślnaczcionkaakapitu" style:family="text">
      <style:text-properties style:text-underline-type="single" style:text-underline-style="solid" style:text-underline-width="auto" style:text-underline-mode="continuous"/>
    </style:style>
    <style:style style:name="T138" style:parent-style-name="Domyślnaczcionkaakapitu" style:family="text">
      <style:text-properties fo:background-color="#80FFFF" style:text-underline-type="single" style:text-underline-style="solid" style:text-underline-width="auto" style:text-underline-mode="continuous"/>
    </style:style>
    <style:style style:name="T139" style:parent-style-name="Domyślnaczcionkaakapitu" style:family="text">
      <style:text-properties style:text-underline-type="single" style:text-underline-style="solid" style:text-underline-width="auto" style:text-underline-mode="continuous"/>
    </style:style>
    <style:style style:name="P140" style:parent-style-name="Normalny" style:family="paragraph">
      <style:paragraph-properties fo:text-align="justify" fo:line-height="150%" fo:text-indent="0.2479in"/>
    </style:style>
    <style:style style:name="P141" style:parent-style-name="Normalny" style:family="paragraph">
      <style:paragraph-properties fo:text-align="justify" fo:line-height="150%"/>
    </style:style>
    <style:style style:name="T142" style:parent-style-name="Domyślnaczcionkaakapitu" style:family="text">
      <style:text-properties style:text-underline-type="single" style:text-underline-style="solid" style:text-underline-width="auto" style:text-underline-mode="continuous"/>
    </style:style>
    <style:style style:name="T143" style:parent-style-name="Domyślnaczcionkaakapitu" style:family="text">
      <style:text-properties fo:background-color="#80FFFF" style:text-underline-type="single" style:text-underline-style="solid" style:text-underline-width="auto" style:text-underline-mode="continuous"/>
    </style:style>
    <style:style style:name="T144" style:parent-style-name="Domyślnaczcionkaakapitu" style:family="text">
      <style:text-properties fo:background-color="#80FFFF"/>
    </style:style>
    <style:style style:name="P145" style:parent-style-name="Normalny" style:family="paragraph">
      <style:paragraph-properties fo:text-align="justify" fo:line-height="150%" fo:text-indent="0.2479in"/>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fo:text-indent="0.2479in"/>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P150" style:parent-style-name="Normalny" style:family="paragraph">
      <style:paragraph-properties fo:text-align="justify" fo:line-height="150%" fo:text-indent="0.2479in"/>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style:style>
    <style:style style:name="T153" style:parent-style-name="Domyślnaczcionkaakapitu" style:family="text">
      <style:text-properties style:text-underline-type="single" style:text-underline-style="solid" style:text-underline-width="auto" style:text-underline-mode="continuous"/>
    </style:style>
    <style:style style:name="T154" style:parent-style-name="Domyślnaczcionkaakapitu" style:family="text">
      <style:text-properties fo:background-color="#80FFFF" style:text-underline-type="single" style:text-underline-style="solid" style:text-underline-width="auto" style:text-underline-mode="continuous"/>
    </style:style>
    <style:style style:name="T155" style:parent-style-name="Domyślnaczcionkaakapitu" style:family="text">
      <style:text-properties style:text-underline-type="single" style:text-underline-style="solid" style:text-underline-width="auto" style:text-underline-mode="continuous"/>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P158" style:parent-style-name="Normalny" style:family="paragraph">
      <style:paragraph-properties fo:text-align="justify" fo:line-height="150%" fo:text-indent="0.2479in"/>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style:style>
    <style:style style:name="T162" style:parent-style-name="Domyślnaczcionkaakapitu" style:family="text">
      <style:text-properties fo:background-color="#80FFFF" style:text-underline-type="single" style:text-underline-style="solid" style:text-underline-width="auto" style:text-underline-mode="continuous"/>
    </style:style>
    <style:style style:name="T163" style:parent-style-name="Domyślnaczcionkaakapitu" style:family="text">
      <style:text-properties style:text-underline-type="single" style:text-underline-style="solid" style:text-underline-width="auto" style:text-underline-mode="continuous"/>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T166" style:parent-style-name="Domyślnaczcionkaakapitu" style:family="text">
      <style:text-properties fo:background-color="#80FFFF"/>
    </style:style>
    <style:style style:name="T167" style:parent-style-name="Domyślnaczcionkaakapitu" style:family="text">
      <style:text-properties fo:background-color="#80FFFF"/>
    </style:style>
    <style:style style:name="T168" style:parent-style-name="Domyślnaczcionkaakapitu" style:family="text">
      <style:text-properties fo:background-color="#80FFFF"/>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T171" style:parent-style-name="Domyślnaczcionkaakapitu" style:family="text">
      <style:text-properties fo:background-color="#80FFFF"/>
    </style:style>
    <style:style style:name="T172" style:parent-style-name="Domyślnaczcionkaakapitu" style:family="text">
      <style:text-properties fo:background-color="#80FFFF"/>
    </style:style>
    <style:style style:name="P173" style:parent-style-name="Normalny" style:family="paragraph">
      <style:paragraph-properties fo:text-align="justify" fo:line-height="150%" fo:text-indent="0.2479in"/>
    </style:style>
    <style:style style:name="P174" style:parent-style-name="Normalny" style:family="paragraph">
      <style:paragraph-properties fo:text-align="justify" fo:line-height="150%"/>
    </style:style>
    <style:style style:name="T175" style:parent-style-name="Domyślnaczcionkaakapitu" style:family="text">
      <style:text-properties style:text-underline-type="single" style:text-underline-style="solid" style:text-underline-width="auto" style:text-underline-mode="continuous"/>
    </style:style>
    <style:style style:name="T176" style:parent-style-name="Domyślnaczcionkaakapitu" style:family="text">
      <style:text-properties fo:background-color="#80FFFF" style:text-underline-type="single" style:text-underline-style="solid" style:text-underline-width="auto" style:text-underline-mode="continuous"/>
    </style:style>
    <style:style style:name="P177" style:parent-style-name="Normalny" style:family="paragraph">
      <style:paragraph-properties fo:text-align="justify" fo:line-height="150%" fo:text-indent="0.2479in"/>
    </style:style>
    <style:style style:name="P178" style:parent-style-name="Normalny" style:family="paragraph">
      <style:paragraph-properties fo:text-align="justify" fo:line-height="150%"/>
    </style:style>
    <style:style style:name="T179" style:parent-style-name="Domyślnaczcionkaakapitu" style:family="text">
      <style:text-properties fo:background-color="#80FFFF" style:text-underline-type="single" style:text-underline-style="solid" style:text-underline-width="auto" style:text-underline-mode="continuous"/>
    </style:style>
    <style:style style:name="T180" style:parent-style-name="Domyślnaczcionkaakapitu" style:family="text">
      <style:text-properties style:text-underline-type="single" style:text-underline-style="solid" style:text-underline-width="auto" style:text-underline-mode="continuous"/>
    </style:style>
    <style:style style:name="P181" style:parent-style-name="Normalny" style:family="paragraph">
      <style:paragraph-properties fo:text-align="justify" fo:line-height="150%" fo:text-indent="0.2479in"/>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P184" style:parent-style-name="Normalny" style:family="paragraph">
      <style:paragraph-properties fo:text-align="justify" fo:line-height="150%" fo:text-indent="0.2479in"/>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P187" style:parent-style-name="Normalny" style:family="paragraph">
      <style:paragraph-properties fo:text-align="justify" fo:line-height="150%" fo:text-indent="0.2479in"/>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fo:text-indent="0.2479in"/>
    </style:style>
    <style:style style:name="T218" style:parent-style-name="Domyślnaczcionkaakapitu" style:family="text">
      <style:text-properties fo:background-color="#80FFFF"/>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P229" style:parent-style-name="Normalny" style:family="paragraph">
      <style:paragraph-properties fo:text-align="justify" fo:line-height="150%" fo:text-indent="0.2479in"/>
    </style:style>
    <style:style style:name="T230" style:parent-style-name="Domyślnaczcionkaakapitu" style:family="text">
      <style:text-properties fo:background-color="#80FFFF"/>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P243" style:parent-style-name="Normalny" style:family="paragraph">
      <style:paragraph-properties fo:text-align="justify" fo:line-height="150%" fo:text-indent="0.2479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T253" style:parent-style-name="Domyślnaczcionkaakapitu" style:family="text">
      <style:text-properties fo:background-color="#80FFFF"/>
    </style:style>
    <style:style style:name="T254" style:parent-style-name="Domyślnaczcionkaakapitu" style:family="text">
      <style:text-properties fo:background-color="#80FFFF"/>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fo:text-indent="0.2479in"/>
    </style:style>
    <style:style style:name="T259" style:parent-style-name="Domyślnaczcionkaakapitu" style:family="text">
      <style:text-properties fo:background-color="#80FFFF"/>
    </style:style>
    <style:style style:name="T260" style:parent-style-name="Domyślnaczcionkaakapitu" style:family="text">
      <style:text-properties fo:background-color="#80FFFF"/>
    </style:style>
    <style:style style:name="T261" style:parent-style-name="Domyślnaczcionkaakapitu" style:family="text">
      <style:text-properties fo:background-color="#80FFFF"/>
    </style:style>
    <style:style style:name="T262" style:parent-style-name="Domyślnaczcionkaakapitu" style:family="text">
      <style:text-properties fo:background-color="#80FFFF"/>
    </style:style>
    <style:style style:name="T263" style:parent-style-name="Domyślnaczcionkaakapitu" style:family="text">
      <style:text-properties fo:background-color="#80FFFF"/>
    </style:style>
    <style:style style:name="P264" style:parent-style-name="Normalny" style:family="paragraph">
      <style:paragraph-properties fo:text-align="justify" fo:line-height="150%" fo:text-indent="0.2479in"/>
    </style:style>
    <style:style style:name="T265" style:parent-style-name="Domyślnaczcionkaakapitu" style:family="text">
      <style:text-properties fo:background-color="#80FFFF"/>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P269" style:parent-style-name="Normalny" style:family="paragraph">
      <style:paragraph-properties fo:text-align="justify" fo:line-height="150%" fo:text-indent="0.2479in"/>
    </style:style>
    <style:style style:name="T270" style:parent-style-name="Domyślnaczcionkaakapitu" style:family="text">
      <style:text-properties fo:background-color="#80FFFF"/>
    </style:style>
    <style:style style:name="T271" style:parent-style-name="Domyślnaczcionkaakapitu" style:family="text">
      <style:text-properties fo:background-color="#80FFFF"/>
    </style:style>
    <style:style style:name="P272" style:parent-style-name="Normalny" style:family="paragraph">
      <style:paragraph-properties fo:text-align="justify" fo:line-height="150%" fo:text-indent="0.2479in"/>
    </style:style>
    <style:style style:name="T273" style:parent-style-name="Domyślnaczcionkaakapitu" style:family="text">
      <style:text-properties fo:background-color="#80FFFF"/>
    </style:style>
    <style:style style:name="T274" style:parent-style-name="Domyślnaczcionkaakapitu" style:family="text">
      <style:text-properties fo:background-color="#80FFFF"/>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T277" style:parent-style-name="Domyślnaczcionkaakapitu" style:family="text">
      <style:text-properties fo:background-color="#80FFFF"/>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fo:text-indent="0.2479in"/>
    </style:style>
    <style:style style:name="T284" style:parent-style-name="Domyślnaczcionkaakapitu" style:family="text">
      <style:text-properties fo:background-color="#80FFFF"/>
    </style:style>
    <style:style style:name="T285" style:parent-style-name="Domyślnaczcionkaakapitu" style:family="text">
      <style:text-properties fo:background-color="#80FFFF"/>
    </style:style>
    <style:style style:name="P286" style:parent-style-name="Normalny" style:family="paragraph">
      <style:paragraph-properties fo:text-align="justify" fo:line-height="150%" fo:text-indent="0.2479in"/>
    </style:style>
    <style:style style:name="T287" style:parent-style-name="Domyślnaczcionkaakapitu" style:family="text">
      <style:text-properties fo:background-color="#80FFFF"/>
    </style:style>
    <style:style style:name="P288" style:parent-style-name="Normalny" style:family="paragraph">
      <style:paragraph-properties fo:text-align="justify" fo:line-height="150%" fo:text-indent="0.2479in"/>
    </style:style>
    <style:style style:name="T289" style:parent-style-name="Domyślnaczcionkaakapitu" style:family="text">
      <style:text-properties fo:background-color="#80FFFF"/>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fo:text-indent="0.2479in"/>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P294" style:parent-style-name="Normalny" style:family="paragraph">
      <style:paragraph-properties fo:text-align="justify" fo:line-height="150%" fo:text-indent="0.2479in"/>
    </style:style>
    <style:style style:name="P295" style:parent-style-name="Normalny" style:family="paragraph">
      <style:paragraph-properties fo:text-align="justify" fo:line-height="150%" fo:text-indent="0.2479in"/>
    </style:style>
    <style:style style:name="P296" style:parent-style-name="Normalny" style:family="paragraph">
      <style:paragraph-properties fo:text-align="justify" fo:line-height="150%" fo:text-indent="0.2479in"/>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479in"/>
    </style:style>
    <style:style style:name="P302" style:parent-style-name="Normalny" style:family="paragraph">
      <style:paragraph-properties fo:text-align="justify" fo:line-height="150%"/>
    </style:style>
    <style:style style:name="T303" style:parent-style-name="Domyślnaczcionkaakapitu" style:family="text">
      <style:text-properties style:text-underline-type="single" style:text-underline-style="solid" style:text-underline-width="auto" style:text-underline-mode="continuous"/>
    </style:style>
    <style:style style:name="T304" style:parent-style-name="Domyślnaczcionkaakapitu" style:family="text">
      <style:text-properties fo:background-color="#80FFFF" style:text-underline-type="single" style:text-underline-style="solid" style:text-underline-width="auto" style:text-underline-mode="continuous"/>
    </style:style>
    <style:style style:name="T305" style:parent-style-name="Domyślnaczcionkaakapitu" style:family="text">
      <style:text-properties style:text-underline-type="single" style:text-underline-style="solid" style:text-underline-width="auto" style:text-underline-mode="continuous"/>
    </style:style>
    <style:style style:name="P306" style:parent-style-name="Normalny" style:family="paragraph">
      <style:paragraph-properties fo:text-align="justify" fo:line-height="150%" fo:text-indent="0.2479in"/>
    </style:style>
    <style:style style:name="P307" style:parent-style-name="Normalny" style:family="paragraph">
      <style:paragraph-properties fo:text-align="justify" fo:line-height="150%"/>
    </style:style>
    <style:style style:name="T308" style:parent-style-name="Domyślnaczcionkaakapitu" style:family="text">
      <style:text-properties style:text-underline-type="single" style:text-underline-style="solid" style:text-underline-width="auto" style:text-underline-mode="continuous"/>
    </style:style>
    <style:style style:name="T309" style:parent-style-name="Domyślnaczcionkaakapitu" style:family="text">
      <style:text-properties fo:background-color="#80FFFF" style:text-underline-type="single" style:text-underline-style="solid" style:text-underline-width="auto" style:text-underline-mode="continuous"/>
    </style:style>
    <style:style style:name="T310" style:parent-style-name="Domyślnaczcionkaakapitu" style:family="text">
      <style:text-properties style:text-underline-type="single" style:text-underline-style="solid" style:text-underline-width="auto" style:text-underline-mode="continuous"/>
    </style:style>
    <style:style style:name="P311" style:parent-style-name="Normalny" style:family="paragraph">
      <style:paragraph-properties fo:text-align="justify" fo:line-height="150%" fo:text-indent="0.2479in"/>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P320" style:parent-style-name="Normalny" style:family="paragraph">
      <style:paragraph-properties fo:text-align="justify" fo:line-height="150%" fo:text-indent="0.2479in"/>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479in"/>
    </style:style>
    <style:style style:name="P323" style:parent-style-name="Normalny" style:family="paragraph">
      <style:paragraph-properties fo:text-align="justify" fo:line-height="150%" fo:text-indent="0.2479in"/>
    </style:style>
    <style:style style:name="P324" style:parent-style-name="Normalny" style:family="paragraph">
      <style:paragraph-properties fo:text-align="justify" fo:line-height="150%" fo:text-indent="0.2479in"/>
    </style:style>
    <style:style style:name="T325" style:parent-style-name="Domyślnaczcionkaakapitu" style:family="text">
      <style:text-properties fo:background-color="#80FFFF"/>
    </style:style>
    <style:style style:name="T326" style:parent-style-name="Domyślnaczcionkaakapitu" style:family="text">
      <style:text-properties fo:background-color="#80FFFF"/>
    </style:style>
    <style:style style:name="T327" style:parent-style-name="Domyślnaczcionkaakapitu" style:family="text">
      <style:text-properties fo:background-color="#80FFFF"/>
    </style:style>
    <style:style style:name="P328" style:parent-style-name="Normalny" style:family="paragraph">
      <style:paragraph-properties fo:text-align="justify" fo:line-height="150%" fo:text-indent="0.2479in"/>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P333" style:parent-style-name="Normalny" style:family="paragraph">
      <style:paragraph-properties fo:text-align="justify" fo:line-height="150%" fo:text-indent="0.2479in"/>
    </style:style>
    <style:style style:name="P334" style:parent-style-name="Normalny" style:family="paragraph">
      <style:paragraph-properties fo:text-align="justify" fo:line-height="150%"/>
    </style:style>
    <style:style style:name="T335" style:parent-style-name="Domyślnaczcionkaakapitu" style:family="text">
      <style:text-properties fo:background-color="#80FFFF" style:text-underline-type="single" style:text-underline-style="solid" style:text-underline-width="auto" style:text-underline-mode="continuous"/>
    </style:style>
    <style:style style:name="T336" style:parent-style-name="Domyślnaczcionkaakapitu" style:family="text">
      <style:text-properties style:text-underline-type="single" style:text-underline-style="solid" style:text-underline-width="auto" style:text-underline-mode="continuous"/>
    </style:style>
    <style:style style:name="T337" style:parent-style-name="Domyślnaczcionkaakapitu" style:family="text">
      <style:text-properties fo:background-color="#80FFFF" style:text-underline-type="single" style:text-underline-style="solid" style:text-underline-width="auto" style:text-underline-mode="continuous"/>
    </style:style>
    <style:style style:name="T338" style:parent-style-name="Domyślnaczcionkaakapitu" style:family="text">
      <style:text-properties style:text-underline-type="single" style:text-underline-style="solid" style:text-underline-width="auto" style:text-underline-mode="continuous"/>
    </style:style>
    <style:style style:name="T339" style:parent-style-name="Domyślnaczcionkaakapitu" style:family="text">
      <style:text-properties fo:background-color="#80FFFF" style:text-underline-type="single" style:text-underline-style="solid" style:text-underline-width="auto" style:text-underline-mode="continuous"/>
    </style:style>
    <style:style style:name="T340" style:parent-style-name="Domyślnaczcionkaakapitu" style:family="text">
      <style:text-properties style:text-underline-type="single" style:text-underline-style="solid" style:text-underline-width="auto" style:text-underline-mode="continuous"/>
    </style:style>
    <style:style style:name="T341" style:parent-style-name="Domyślnaczcionkaakapitu" style:family="text">
      <style:text-properties fo:background-color="#80FFFF" style:text-underline-type="single" style:text-underline-style="solid" style:text-underline-width="auto" style:text-underline-mode="continuous"/>
    </style:style>
    <style:style style:name="T342" style:parent-style-name="Domyślnaczcionkaakapitu" style:family="text">
      <style:text-properties style:text-underline-type="single" style:text-underline-style="solid" style:text-underline-width="auto" style:text-underline-mode="continuous"/>
    </style:style>
    <style:style style:name="T343" style:parent-style-name="Domyślnaczcionkaakapitu" style:family="text">
      <style:text-properties style:text-underline-type="single" style:text-underline-style="solid" style:text-underline-width="auto" style:text-underline-mode="continuous"/>
    </style:style>
    <style:style style:name="T344" style:parent-style-name="Domyślnaczcionkaakapitu" style:family="text">
      <style:text-properties style:text-underline-type="single" style:text-underline-style="solid" style:text-underline-width="auto" style:text-underline-mode="continuous"/>
    </style:style>
    <style:style style:name="T345" style:parent-style-name="Domyślnaczcionkaakapitu" style:family="text">
      <style:text-properties style:text-underline-type="single" style:text-underline-style="solid" style:text-underline-width="auto" style:text-underline-mode="continuous"/>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P349" style:parent-style-name="Normalny" style:family="paragraph">
      <style:paragraph-properties fo:text-align="justify" fo:line-height="150%" fo:text-indent="0.2479in"/>
    </style:style>
    <style:style style:name="P350" style:parent-style-name="Normalny" style:family="paragraph">
      <style:paragraph-properties fo:text-align="justify" fo:line-height="150%"/>
    </style:style>
    <style:style style:name="T351" style:parent-style-name="Domyślnaczcionkaakapitu" style:family="text">
      <style:text-properties style:text-underline-type="single" style:text-underline-style="solid" style:text-underline-width="auto" style:text-underline-mode="continuous"/>
    </style:style>
    <style:style style:name="P352" style:parent-style-name="Normalny" style:family="paragraph">
      <style:paragraph-properties fo:text-align="justify" fo:line-height="150%" fo:text-indent="0.2479in"/>
    </style:style>
    <style:style style:name="P353" style:parent-style-name="Normalny" style:family="paragraph">
      <style:paragraph-properties fo:text-align="justify" fo:line-height="150%"/>
    </style:style>
    <style:style style:name="T354" style:parent-style-name="Domyślnaczcionkaakapitu" style:family="text">
      <style:text-properties style:text-underline-type="single" style:text-underline-style="solid" style:text-underline-width="auto" style:text-underline-mode="continuous"/>
    </style:style>
    <style:style style:name="T355" style:parent-style-name="Domyślnaczcionkaakapitu" style:family="text">
      <style:text-properties fo:background-color="#80FFFF" style:text-underline-type="single" style:text-underline-style="solid" style:text-underline-width="auto" style:text-underline-mode="continuous"/>
    </style:style>
    <style:style style:name="T356" style:parent-style-name="Domyślnaczcionkaakapitu" style:family="text">
      <style:text-properties style:text-underline-type="single" style:text-underline-style="solid" style:text-underline-width="auto" style:text-underline-mode="continuous"/>
    </style:style>
    <style:style style:name="P357" style:parent-style-name="Normalny" style:family="paragraph">
      <style:paragraph-properties fo:text-align="justify" fo:line-height="150%" fo:text-indent="0.2479in"/>
    </style:style>
    <style:style style:name="P358" style:parent-style-name="Normalny" style:family="paragraph">
      <style:paragraph-properties fo:text-align="justify" fo:line-height="150%"/>
    </style:style>
    <style:style style:name="T359" style:parent-style-name="Domyślnaczcionkaakapitu" style:family="text">
      <style:text-properties style:text-underline-type="single" style:text-underline-style="solid" style:text-underline-width="auto" style:text-underline-mode="continuous"/>
    </style:style>
    <style:style style:name="P360" style:parent-style-name="Normalny" style:family="paragraph">
      <style:paragraph-properties fo:text-align="justify" fo:line-height="150%" fo:text-indent="0.2479in"/>
    </style:style>
    <style:style style:name="T361" style:parent-style-name="Domyślnaczcionkaakapitu" style:family="text">
      <style:text-properties fo:background-color="#80FFFF"/>
    </style:style>
    <style:style style:name="P362" style:parent-style-name="Normalny" style:family="paragraph">
      <style:paragraph-properties fo:text-align="justify" fo:line-height="150%" fo:text-indent="0.2479in"/>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style:style>
    <style:style style:name="T365" style:parent-style-name="Domyślnaczcionkaakapitu" style:family="text">
      <style:text-properties style:text-underline-type="single" style:text-underline-style="solid" style:text-underline-width="auto" style:text-underline-mode="continuous"/>
    </style:style>
    <style:style style:name="T366" style:parent-style-name="Domyślnaczcionkaakapitu" style:family="text">
      <style:text-properties fo:background-color="#80FFFF" style:text-underline-type="single" style:text-underline-style="solid" style:text-underline-width="auto" style:text-underline-mode="continuous"/>
    </style:style>
    <style:style style:name="T367" style:parent-style-name="Domyślnaczcionkaakapitu" style:family="text">
      <style:text-properties style:text-underline-type="single" style:text-underline-style="solid" style:text-underline-width="auto" style:text-underline-mode="continuous"/>
    </style:style>
    <style:style style:name="P368" style:parent-style-name="Normalny" style:family="paragraph">
      <style:paragraph-properties fo:text-align="justify" fo:line-height="150%" fo:text-indent="0.2479in"/>
    </style:style>
    <style:style style:name="P369" style:parent-style-name="Normalny" style:family="paragraph">
      <style:paragraph-properties fo:text-align="justify" fo:line-height="150%"/>
    </style:style>
    <style:style style:name="T370" style:parent-style-name="Domyślnaczcionkaakapitu" style:family="text">
      <style:text-properties style:text-underline-type="single" style:text-underline-style="solid" style:text-underline-width="auto" style:text-underline-mode="continuous"/>
    </style:style>
    <style:style style:name="P371" style:parent-style-name="Normalny" style:family="paragraph">
      <style:paragraph-properties fo:text-align="justify" fo:line-height="150%" fo:text-indent="0.2479in"/>
    </style:style>
    <style:style style:name="P372" style:parent-style-name="Normalny" style:family="paragraph">
      <style:paragraph-properties fo:text-align="justify" fo:line-height="150%"/>
    </style:style>
    <style:style style:name="T373" style:parent-style-name="Domyślnaczcionkaakapitu" style:family="text">
      <style:text-properties style:text-underline-type="single" style:text-underline-style="solid" style:text-underline-width="auto" style:text-underline-mode="continuous"/>
    </style:style>
    <style:style style:name="T374" style:parent-style-name="Domyślnaczcionkaakapitu" style:family="text">
      <style:text-properties fo:background-color="#80FFFF" style:text-underline-type="single" style:text-underline-style="solid" style:text-underline-width="auto" style:text-underline-mode="continuous"/>
    </style:style>
    <style:style style:name="T375" style:parent-style-name="Domyślnaczcionkaakapitu" style:family="text">
      <style:text-properties style:text-underline-type="single" style:text-underline-style="solid" style:text-underline-width="auto" style:text-underline-mode="continuous"/>
    </style:style>
    <style:style style:name="P376" style:parent-style-name="Normalny" style:family="paragraph">
      <style:paragraph-properties fo:text-align="justify" fo:line-height="150%" fo:text-indent="0.2479in"/>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P383" style:parent-style-name="Normalny" style:family="paragraph">
      <style:paragraph-properties fo:text-align="justify" fo:line-height="150%" fo:text-indent="0.2479in"/>
    </style:style>
    <style:style style:name="P384" style:parent-style-name="Normalny" style:family="paragraph">
      <style:paragraph-properties fo:text-align="justify" fo:line-height="150%"/>
    </style:style>
    <style:style style:name="T385" style:parent-style-name="Domyślnaczcionkaakapitu" style:family="text">
      <style:text-properties style:text-underline-type="single" style:text-underline-style="solid" style:text-underline-width="auto" style:text-underline-mode="continuous"/>
    </style:style>
    <style:style style:name="P386" style:parent-style-name="Normalny" style:family="paragraph">
      <style:paragraph-properties fo:text-align="justify" fo:line-height="150%" fo:text-indent="0.2479in"/>
    </style:style>
    <style:style style:name="P387" style:parent-style-name="Normalny" style:family="paragraph">
      <style:paragraph-properties fo:text-align="justify" fo:line-height="150%"/>
    </style:style>
    <style:style style:name="T388" style:parent-style-name="Domyślnaczcionkaakapitu" style:family="text">
      <style:text-properties style:text-underline-type="single" style:text-underline-style="solid" style:text-underline-width="auto" style:text-underline-mode="continuous"/>
    </style:style>
    <style:style style:name="T389" style:parent-style-name="Domyślnaczcionkaakapitu" style:family="text">
      <style:text-properties fo:background-color="#80FFFF" style:text-underline-type="single" style:text-underline-style="solid" style:text-underline-width="auto" style:text-underline-mode="continuous"/>
    </style:style>
    <style:style style:name="T390" style:parent-style-name="Domyślnaczcionkaakapitu" style:family="text">
      <style:text-properties style:text-underline-type="single" style:text-underline-style="solid" style:text-underline-width="auto" style:text-underline-mode="continuous"/>
    </style:style>
    <style:style style:name="T391" style:parent-style-name="Domyślnaczcionkaakapitu" style:family="text">
      <style:text-properties fo:background-color="#80FFFF" style:text-underline-type="single" style:text-underline-style="solid" style:text-underline-width="auto" style:text-underline-mode="continuous"/>
    </style:style>
    <style:style style:name="T392" style:parent-style-name="Domyślnaczcionkaakapitu" style:family="text">
      <style:text-properties style:text-underline-type="single" style:text-underline-style="solid" style:text-underline-width="auto" style:text-underline-mode="continuous"/>
    </style:style>
    <style:style style:name="P393" style:parent-style-name="Normalny" style:family="paragraph">
      <style:paragraph-properties fo:text-align="justify" fo:line-height="150%" fo:text-indent="0.2479in"/>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style:style>
    <style:style style:name="T396" style:parent-style-name="Domyślnaczcionkaakapitu" style:family="text">
      <style:text-properties style:text-underline-type="single" style:text-underline-style="solid" style:text-underline-width="auto" style:text-underline-mode="continuous"/>
    </style:style>
    <style:style style:name="P397" style:parent-style-name="Normalny" style:family="paragraph">
      <style:paragraph-properties fo:text-align="justify" fo:line-height="150%" fo:text-indent="0.2479in"/>
    </style:style>
    <style:style style:name="P398" style:parent-style-name="Normalny" style:family="paragraph">
      <style:paragraph-properties fo:text-align="justify" fo:line-height="150%"/>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T402" style:parent-style-name="Domyślnaczcionkaakapitu" style:family="text">
      <style:text-properties fo:background-color="#80FFFF" style:text-underline-type="single" style:text-underline-style="solid" style:text-underline-width="auto" style:text-underline-mode="continuous"/>
    </style:style>
    <style:style style:name="T403" style:parent-style-name="Domyślnaczcionkaakapitu" style:family="text">
      <style:text-properties style:text-underline-type="single" style:text-underline-style="solid" style:text-underline-width="auto" style:text-underline-mode="continuous"/>
    </style:style>
    <style:style style:name="P404" style:parent-style-name="Normalny" style:family="paragraph">
      <style:paragraph-properties fo:text-align="justify" fo:line-height="150%" fo:text-indent="0.2479in"/>
    </style:style>
    <style:style style:name="P405" style:parent-style-name="Normalny" style:family="paragraph">
      <style:paragraph-properties fo:text-align="justify" fo:line-height="150%" fo:text-indent="0.2479in"/>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P413" style:parent-style-name="Normalny" style:family="paragraph">
      <style:paragraph-properties fo:text-align="justify" fo:line-height="150%" fo:text-indent="0.2479in"/>
    </style:style>
    <style:style style:name="P414" style:parent-style-name="Normalny" style:family="paragraph">
      <style:paragraph-properties fo:text-align="justify" fo:line-height="150%" fo:text-indent="0.2479in"/>
    </style:style>
    <style:style style:name="P415" style:parent-style-name="Normalny" style:family="paragraph">
      <style:paragraph-properties fo:text-align="justify" fo:line-height="150%"/>
    </style:style>
    <style:style style:name="T416" style:parent-style-name="Domyślnaczcionkaakapitu" style:family="text">
      <style:text-properties style:text-underline-type="single" style:text-underline-style="solid" style:text-underline-width="auto" style:text-underline-mode="continuous"/>
    </style:style>
    <style:style style:name="P417" style:parent-style-name="Normalny" style:family="paragraph">
      <style:paragraph-properties fo:text-align="justify" fo:line-height="150%" fo:text-indent="0.2479in"/>
    </style:style>
    <style:style style:name="P418" style:parent-style-name="Normalny" style:family="paragraph">
      <style:paragraph-properties fo:text-align="justify" fo:line-height="150%"/>
    </style:style>
    <style:style style:name="T419" style:parent-style-name="Domyślnaczcionkaakapitu" style:family="text">
      <style:text-properties style:text-underline-type="single" style:text-underline-style="solid" style:text-underline-width="auto" style:text-underline-mode="continuous"/>
    </style:style>
    <style:style style:name="T420" style:parent-style-name="Domyślnaczcionkaakapitu" style:family="text">
      <style:text-properties fo:background-color="#80FFFF" style:text-underline-type="single" style:text-underline-style="solid" style:text-underline-width="auto" style:text-underline-mode="continuous"/>
    </style:style>
    <style:style style:name="T421" style:parent-style-name="Domyślnaczcionkaakapitu" style:family="text">
      <style:text-properties style:text-underline-type="single" style:text-underline-style="solid" style:text-underline-width="auto" style:text-underline-mode="continuous"/>
    </style:style>
    <style:style style:name="P422" style:parent-style-name="Normalny" style:family="paragraph">
      <style:paragraph-properties fo:text-align="justify" fo:line-height="150%" fo:text-indent="0.2479in"/>
    </style:style>
    <style:style style:name="T423" style:parent-style-name="Domyślnaczcionkaakapitu" style:family="text">
      <style:text-properties fo:background-color="#80FFFF"/>
    </style:style>
    <style:style style:name="P424" style:parent-style-name="Normalny" style:family="paragraph">
      <style:paragraph-properties fo:text-align="justify" fo:line-height="150%"/>
    </style:style>
    <style:style style:name="T425" style:parent-style-name="Domyślnaczcionkaakapitu" style:family="text">
      <style:text-properties style:text-underline-type="single" style:text-underline-style="solid" style:text-underline-width="auto" style:text-underline-mode="continuous"/>
    </style:style>
    <style:style style:name="P426" style:parent-style-name="Normalny" style:family="paragraph">
      <style:paragraph-properties fo:text-align="justify" fo:line-height="150%" fo:text-indent="0.2479in"/>
    </style:style>
    <style:style style:name="P427" style:parent-style-name="Normalny" style:family="paragraph">
      <style:paragraph-properties fo:text-align="justify" fo:line-height="150%"/>
    </style:style>
    <style:style style:name="T428" style:parent-style-name="Domyślnaczcionkaakapitu" style:family="text">
      <style:text-properties fo:background-color="#80FFFF" style:text-underline-type="single" style:text-underline-style="solid" style:text-underline-width="auto" style:text-underline-mode="continuous"/>
    </style:style>
    <style:style style:name="T429" style:parent-style-name="Domyślnaczcionkaakapitu" style:family="text">
      <style:text-properties style:text-underline-type="single" style:text-underline-style="solid" style:text-underline-width="auto" style:text-underline-mode="continuous"/>
    </style:style>
    <style:style style:name="T430" style:parent-style-name="Domyślnaczcionkaakapitu" style:family="text">
      <style:text-properties fo:background-color="#80FFFF" style:text-underline-type="single" style:text-underline-style="solid" style:text-underline-width="auto" style:text-underline-mode="continuous"/>
    </style:style>
    <style:style style:name="T431" style:parent-style-name="Domyślnaczcionkaakapitu" style:family="text">
      <style:text-properties style:text-underline-type="single" style:text-underline-style="solid" style:text-underline-width="auto" style:text-underline-mode="continuous"/>
    </style:style>
    <style:style style:name="T432" style:parent-style-name="Domyślnaczcionkaakapitu" style:family="text">
      <style:text-properties fo:background-color="#80FFFF" style:text-underline-type="single" style:text-underline-style="solid" style:text-underline-width="auto" style:text-underline-mode="continuous"/>
    </style:style>
    <style:style style:name="T433" style:parent-style-name="Domyślnaczcionkaakapitu" style:family="text">
      <style:text-properties style:text-underline-type="single" style:text-underline-style="solid" style:text-underline-width="auto" style:text-underline-mode="continuous"/>
    </style:style>
    <style:style style:name="T434" style:parent-style-name="Domyślnaczcionkaakapitu" style:family="text">
      <style:text-properties fo:background-color="#80FFFF" style:text-underline-type="single" style:text-underline-style="solid" style:text-underline-width="auto" style:text-underline-mode="continuous"/>
    </style:style>
    <style:style style:name="T435" style:parent-style-name="Domyślnaczcionkaakapitu" style:family="text">
      <style:text-properties style:text-underline-type="single" style:text-underline-style="solid" style:text-underline-width="auto" style:text-underline-mode="continuous"/>
    </style:style>
    <style:style style:name="P436" style:parent-style-name="Normalny" style:family="paragraph">
      <style:paragraph-properties fo:text-align="justify" fo:line-height="150%" fo:text-indent="0.2479in"/>
    </style:style>
    <style:style style:name="P437" style:parent-style-name="Normalny" style:family="paragraph">
      <style:paragraph-properties fo:text-align="justify" fo:line-height="150%"/>
    </style:style>
    <style:style style:name="T438" style:parent-style-name="Domyślnaczcionkaakapitu" style:family="text">
      <style:text-properties style:text-underline-type="single" style:text-underline-style="solid" style:text-underline-width="auto" style:text-underline-mode="continuous"/>
    </style:style>
    <style:style style:name="P439" style:parent-style-name="Normalny" style:family="paragraph">
      <style:paragraph-properties fo:text-align="justify" fo:line-height="150%" fo:text-indent="0.2479in"/>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fo:text-indent="0.2479in"/>
    </style:style>
    <style:style style:name="P443" style:parent-style-name="Normalny" style:family="paragraph">
      <style:paragraph-properties fo:text-align="justify" fo:line-height="150%"/>
    </style:style>
    <style:style style:name="T444" style:parent-style-name="Domyślnaczcionkaakapitu" style:family="text">
      <style:text-properties fo:background-color="#80FFFF" style:text-underline-type="single" style:text-underline-style="solid" style:text-underline-width="auto" style:text-underline-mode="continuous"/>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text-underline-type="single" style:text-underline-style="solid" style:text-underline-width="auto" style:text-underline-mode="continuous"/>
    </style:style>
    <style:style style:name="T447" style:parent-style-name="Domyślnaczcionkaakapitu" style:family="text">
      <style:text-properties style:text-underline-type="single" style:text-underline-style="solid" style:text-underline-width="auto" style:text-underline-mode="continuous"/>
    </style:style>
    <style:style style:name="T448" style:parent-style-name="Domyślnaczcionkaakapitu" style:family="text">
      <style:text-properties fo:background-color="#80FFFF" style:text-underline-type="single" style:text-underline-style="solid" style:text-underline-width="auto" style:text-underline-mode="continuous"/>
    </style:style>
    <style:style style:name="T449" style:parent-style-name="Domyślnaczcionkaakapitu" style:family="text">
      <style:text-properties style:text-underline-type="single" style:text-underline-style="solid" style:text-underline-width="auto" style:text-underline-mode="continuous"/>
    </style:style>
    <style:style style:name="T450" style:parent-style-name="Domyślnaczcionkaakapitu" style:family="text">
      <style:text-properties fo:background-color="#80FFFF" style:text-underline-type="single" style:text-underline-style="solid" style:text-underline-width="auto" style:text-underline-mode="continuous"/>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479in"/>
    </style:style>
    <style:style style:name="P453" style:parent-style-name="Normalny" style:family="paragraph">
      <style:paragraph-properties fo:text-align="justify" fo:line-height="150%"/>
    </style:style>
    <style:style style:name="T454" style:parent-style-name="Domyślnaczcionkaakapitu" style:family="text">
      <style:text-properties style:text-underline-type="single" style:text-underline-style="solid" style:text-underline-width="auto" style:text-underline-mode="continuous"/>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P469" style:parent-style-name="Normalny" style:family="paragraph">
      <style:paragraph-properties fo:text-align="justify" fo:line-height="150%"/>
    </style:style>
    <style:style style:name="T470" style:parent-style-name="Domyślnaczcionkaakapitu" style:family="text">
      <style:text-properties style:text-underline-type="single" style:text-underline-style="solid" style:text-underline-width="auto" style:text-underline-mode="continuous"/>
    </style:style>
    <style:style style:name="T471" style:parent-style-name="Domyślnaczcionkaakapitu" style:family="text">
      <style:text-properties fo:background-color="#80FFFF" style:text-underline-type="single" style:text-underline-style="solid" style:text-underline-width="auto" style:text-underline-mode="continuous"/>
    </style:style>
    <style:style style:name="T472" style:parent-style-name="Domyślnaczcionkaakapitu" style:family="text">
      <style:text-properties style:text-underline-type="single" style:text-underline-style="solid" style:text-underline-width="auto" style:text-underline-mode="continuous"/>
    </style:style>
    <style:style style:name="P473" style:parent-style-name="Normalny" style:family="paragraph">
      <style:paragraph-properties fo:text-align="justify" fo:line-height="150%" fo:text-indent="0.2479in"/>
    </style:style>
    <style:style style:name="P474" style:parent-style-name="Normalny" style:family="paragraph">
      <style:paragraph-properties fo:text-align="justify" fo:line-height="150%"/>
    </style:style>
    <style:style style:name="T475" style:parent-style-name="Domyślnaczcionkaakapitu" style:family="text">
      <style:text-properties style:text-underline-type="single" style:text-underline-style="solid" style:text-underline-width="auto" style:text-underline-mode="continuous"/>
    </style:style>
    <style:style style:name="T476" style:parent-style-name="Domyślnaczcionkaakapitu" style:family="text">
      <style:text-properties fo:background-color="#80FFFF" style:text-underline-type="single" style:text-underline-style="solid" style:text-underline-width="auto" style:text-underline-mode="continuous"/>
    </style:style>
    <style:style style:name="T477" style:parent-style-name="Domyślnaczcionkaakapitu" style:family="text">
      <style:text-properties style:text-underline-type="single" style:text-underline-style="solid" style:text-underline-width="auto" style:text-underline-mode="continuous"/>
    </style:style>
    <style:style style:name="T478" style:parent-style-name="Domyślnaczcionkaakapitu" style:family="text">
      <style:text-properties fo:background-color="#80FFFF" style:text-underline-type="single" style:text-underline-style="solid" style:text-underline-width="auto" style:text-underline-mode="continuous"/>
    </style:style>
    <style:style style:name="T479" style:parent-style-name="Domyślnaczcionkaakapitu" style:family="text">
      <style:text-properties style:text-underline-type="single" style:text-underline-style="solid" style:text-underline-width="auto" style:text-underline-mode="continuous"/>
    </style:style>
    <style:style style:name="T480" style:parent-style-name="Domyślnaczcionkaakapitu" style:family="text">
      <style:text-properties fo:background-color="#80FFFF" style:text-underline-type="single" style:text-underline-style="solid" style:text-underline-width="auto" style:text-underline-mode="continuous"/>
    </style:style>
    <style:style style:name="T481" style:parent-style-name="Domyślnaczcionkaakapitu" style:family="text">
      <style:text-properties style:text-underline-type="single" style:text-underline-style="solid" style:text-underline-width="auto" style:text-underline-mode="continuous"/>
    </style:style>
    <style:style style:name="T482" style:parent-style-name="Domyślnaczcionkaakapitu" style:family="text">
      <style:text-properties fo:background-color="#80FFFF" style:text-underline-type="single" style:text-underline-style="solid" style:text-underline-width="auto" style:text-underline-mode="continuous"/>
    </style:style>
    <style:style style:name="P483" style:parent-style-name="Normalny" style:family="paragraph">
      <style:paragraph-properties fo:text-align="justify" fo:line-height="150%" fo:text-indent="0.2479in"/>
    </style:style>
    <style:style style:name="P484" style:parent-style-name="Normalny" style:family="paragraph">
      <style:paragraph-properties fo:text-align="justify" fo:line-height="150%" fo:text-indent="0.2479in"/>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P487" style:parent-style-name="Normalny" style:family="paragraph">
      <style:paragraph-properties fo:text-align="justify" fo:line-height="150%" fo:text-indent="0.2479in"/>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T490" style:parent-style-name="Domyślnaczcionkaakapitu" style:family="text">
      <style:text-properties fo:background-color="#80FFFF"/>
    </style:style>
    <style:style style:name="P491" style:parent-style-name="Normalny" style:family="paragraph">
      <style:paragraph-properties fo:text-align="justify" fo:line-height="150%" fo:text-indent="0.2479in"/>
    </style:style>
    <style:style style:name="P492" style:parent-style-name="Normalny" style:family="paragraph">
      <style:paragraph-properties fo:text-align="justify" fo:line-height="150%"/>
    </style:style>
    <style:style style:name="T493" style:parent-style-name="Domyślnaczcionkaakapitu" style:family="text">
      <style:text-properties style:text-underline-type="single" style:text-underline-style="solid" style:text-underline-width="auto" style:text-underline-mode="continuous"/>
    </style:style>
    <style:style style:name="T494" style:parent-style-name="Domyślnaczcionkaakapitu" style:family="text">
      <style:text-properties fo:background-color="#80FFFF" style:text-underline-type="single" style:text-underline-style="solid" style:text-underline-width="auto" style:text-underline-mode="continuous"/>
    </style:style>
    <style:style style:name="T495" style:parent-style-name="Domyślnaczcionkaakapitu" style:family="text">
      <style:text-properties style:text-underline-type="single" style:text-underline-style="solid" style:text-underline-width="auto" style:text-underline-mode="continuous"/>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style:style>
    <style:style style:name="T501" style:parent-style-name="Domyślnaczcionkaakapitu" style:family="text">
      <style:text-properties style:text-underline-type="single" style:text-underline-style="solid" style:text-underline-width="auto" style:text-underline-mode="continuous"/>
    </style:style>
    <style:style style:name="T502" style:parent-style-name="Domyślnaczcionkaakapitu" style:family="text">
      <style:text-properties fo:background-color="#80FFFF" style:text-underline-type="single" style:text-underline-style="solid" style:text-underline-width="auto" style:text-underline-mode="continuous"/>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T507" style:parent-style-name="Domyślnaczcionkaakapitu" style:family="text">
      <style:text-properties style:text-underline-type="single" style:text-underline-style="solid" style:text-underline-width="auto" style:text-underline-mode="continuous"/>
    </style:style>
    <style:style style:name="T508" style:parent-style-name="Domyślnaczcionkaakapitu" style:family="text">
      <style:text-properties fo:background-color="#80FFFF" style:text-underline-type="single" style:text-underline-style="solid" style:text-underline-width="auto" style:text-underline-mode="continuous"/>
    </style:style>
    <style:style style:name="P509" style:parent-style-name="Normalny" style:family="paragraph">
      <style:paragraph-properties fo:text-align="justify" fo:line-height="150%" fo:text-indent="0.2479in"/>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P513" style:parent-style-name="Normalny" style:family="paragraph">
      <style:paragraph-properties fo:text-align="justify" fo:line-height="150%" fo:text-indent="0.2479in"/>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P516" style:parent-style-name="Normalny" style:family="paragraph">
      <style:paragraph-properties fo:text-align="justify" fo:line-height="150%"/>
    </style:style>
    <style:style style:name="T517" style:parent-style-name="Domyślnaczcionkaakapitu" style:family="text">
      <style:text-properties style:text-underline-type="single" style:text-underline-style="solid" style:text-underline-width="auto" style:text-underline-mode="continuous"/>
    </style:style>
    <style:style style:name="T518" style:parent-style-name="Domyślnaczcionkaakapitu" style:family="text">
      <style:text-properties fo:background-color="#80FFFF" style:text-underline-type="single" style:text-underline-style="solid" style:text-underline-width="auto" style:text-underline-mode="continuous"/>
    </style:style>
    <style:style style:name="T519" style:parent-style-name="Domyślnaczcionkaakapitu" style:family="text">
      <style:text-properties style:text-underline-type="single" style:text-underline-style="solid" style:text-underline-width="auto" style:text-underline-mode="continuous"/>
    </style:style>
    <style:style style:name="P520" style:parent-style-name="Normalny" style:family="paragraph">
      <style:paragraph-properties fo:text-align="justify" fo:line-height="150%" fo:text-indent="0.2479in"/>
    </style:style>
    <style:style style:name="P521" style:parent-style-name="Normalny" style:family="paragraph">
      <style:paragraph-properties fo:text-align="justify" fo:line-height="150%"/>
    </style:style>
    <style:style style:name="T522" style:parent-style-name="Domyślnaczcionkaakapitu" style:family="text">
      <style:text-properties style:text-underline-type="single" style:text-underline-style="solid" style:text-underline-width="auto" style:text-underline-mode="continuous"/>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P527" style:parent-style-name="Normalny" style:family="paragraph">
      <style:paragraph-properties fo:text-align="justify" fo:line-height="150%" fo:text-indent="0.2479in"/>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T535" style:parent-style-name="Domyślnaczcionkaakapitu" style:family="text">
      <style:text-properties fo:background-color="#80FFFF"/>
    </style:style>
    <style:style style:name="T536" style:parent-style-name="Domyślnaczcionkaakapitu" style:family="text">
      <style:text-properties fo:background-color="#80FFFF"/>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T540" style:parent-style-name="Domyślnaczcionkaakapitu" style:family="text">
      <style:text-properties fo:background-color="#80FFFF"/>
    </style:style>
    <style:style style:name="P541" style:parent-style-name="Normalny" style:family="paragraph">
      <style:paragraph-properties fo:text-align="justify" fo:line-height="150%"/>
    </style:style>
    <style:style style:name="T542" style:parent-style-name="Domyślnaczcionkaakapitu" style:family="text">
      <style:text-properties style:text-underline-type="single" style:text-underline-style="solid" style:text-underline-width="auto" style:text-underline-mode="continuous"/>
    </style:style>
    <style:style style:name="P543" style:parent-style-name="Normalny" style:family="paragraph">
      <style:paragraph-properties fo:text-align="justify" fo:line-height="150%" fo:text-indent="0.2479in"/>
    </style:style>
    <style:style style:name="P544" style:parent-style-name="Normalny" style:family="paragraph">
      <style:paragraph-properties fo:text-align="justify" fo:line-height="150%"/>
    </style:style>
    <style:style style:name="T545" style:parent-style-name="Domyślnaczcionkaakapitu" style:family="text">
      <style:text-properties style:text-underline-type="single" style:text-underline-style="solid" style:text-underline-width="auto" style:text-underline-mode="continuous"/>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T551" style:parent-style-name="Domyślnaczcionkaakapitu" style:family="text">
      <style:text-properties fo:background-color="#80FFFF"/>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479in"/>
    </style:style>
    <style:style style:name="T571" style:parent-style-name="Domyślnaczcionkaakapitu" style:family="text">
      <style:text-properties fo:background-color="#80FFFF"/>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P580" style:parent-style-name="Normalny" style:family="paragraph">
      <style:paragraph-properties fo:text-align="justify" fo:line-height="150%" fo:text-indent="0.2479in"/>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style:tab-stops>
          <style:tab-stop style:type="left" style:position="2.6611in"/>
        </style:tab-stops>
      </style:paragraph-properties>
    </style:style>
    <style:style style:name="T608" style:parent-style-name="Domyślnaczcionkaakapitu" style:family="text">
      <style:text-properties style:text-underline-type="single" style:text-underline-style="solid" style:text-underline-width="auto" style:text-underline-mode="continuous"/>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tab-stops>
          <style:tab-stop style:type="left" style:position="2.6611in"/>
        </style:tab-stops>
      </style:paragraph-properties>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P618" style:parent-style-name="Normalny" style:family="paragraph">
      <style:paragraph-properties fo:text-align="justify" fo:line-height="150%">
        <style:tab-stops>
          <style:tab-stop style:type="left" style:position="3.3812in"/>
        </style:tab-stops>
      </style:paragraph-properties>
    </style:style>
    <style:style style:name="T619" style:parent-style-name="Domyślnaczcionkaakapitu" style:family="text">
      <style:text-properties fo:background-color="#80FFFF" style:text-underline-type="single" style:text-underline-style="solid" style:text-underline-width="auto" style:text-underline-mode="continuous"/>
    </style:style>
    <style:style style:name="T620" style:parent-style-name="Domyślnaczcionkaakapitu" style:family="text">
      <style:text-properties style:text-underline-type="single" style:text-underline-style="solid" style:text-underline-width="auto" style:text-underline-mode="continuous"/>
    </style:style>
    <style:style style:name="P621" style:parent-style-name="Normalny" style:family="paragraph">
      <style:paragraph-properties fo:text-align="justify" fo:line-height="150%" fo:text-indent="0.2479in">
        <style:tab-stops>
          <style:tab-stop style:type="left" style:position="3.3812in"/>
        </style:tab-stops>
      </style:paragraph-properties>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T627" style:parent-style-name="Domyślnaczcionkaakapitu" style:family="text">
      <style:text-properties fo:background-color="#80FFFF"/>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T630" style:parent-style-name="Domyślnaczcionkaakapitu" style:family="text">
      <style:text-properties fo:background-color="#80FFFF"/>
    </style:style>
    <style:style style:name="P631" style:parent-style-name="Normalny" style:family="paragraph">
      <style:paragraph-properties fo:text-align="justify" fo:line-height="150%" fo:text-indent="0.2479in">
        <style:tab-stops>
          <style:tab-stop style:type="left" style:position="3.3812in"/>
        </style:tab-stops>
      </style:paragraph-properties>
    </style:style>
    <style:style style:name="P632" style:parent-style-name="Normalny" style:family="paragraph">
      <style:paragraph-properties fo:text-align="justify" fo:line-height="150%"/>
    </style:style>
    <style:style style:name="T633" style:parent-style-name="Domyślnaczcionkaakapitu" style:family="text">
      <style:text-properties style:text-underline-type="single" style:text-underline-style="solid" style:text-underline-width="auto" style:text-underline-mode="continuous"/>
    </style:style>
    <style:style style:name="P634" style:parent-style-name="Normalny" style:family="paragraph">
      <style:paragraph-properties fo:text-align="justify" fo:line-height="150%" fo:text-indent="0.2479in"/>
    </style:style>
    <style:style style:name="T635" style:parent-style-name="Domyślnaczcionkaakapitu" style:family="text">
      <style:text-properties fo:background-color="#80FFFF"/>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style:style>
    <style:style style:name="T658" style:parent-style-name="Domyślnaczcionkaakapitu" style:family="text">
      <style:text-properties style:text-underline-type="single" style:text-underline-style="solid" style:text-underline-width="auto" style:text-underline-mode="continuous"/>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P665" style:parent-style-name="Normalny" style:family="paragraph">
      <style:paragraph-properties fo:text-align="justify" fo:line-height="150%" fo:text-indent="0.2479in"/>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style:style>
    <style:style style:name="P668" style:parent-style-name="Normalny" style:family="paragraph">
      <style:paragraph-properties fo:text-align="justify" fo:line-height="150%"/>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style:style>
    <style:style style:name="P671" style:parent-style-name="Normalny" style:family="paragraph">
      <style:paragraph-properties fo:text-align="justify" fo:line-height="150%"/>
    </style:style>
    <style:style style:name="P672" style:parent-style-name="Normalny" style:family="paragraph">
      <style:paragraph-properties fo:text-align="justify" fo:line-height="150%"/>
    </style:style>
    <style:style style:name="P673" style:parent-style-name="Normalny" style:family="paragraph">
      <style:paragraph-properties fo:text-align="justify" fo:line-height="150%"/>
    </style:style>
    <style:style style:name="T674" style:parent-style-name="Domyślnaczcionkaakapitu" style:family="text">
      <style:text-properties style:text-underline-type="single" style:text-underline-style="solid" style:text-underline-width="auto" style:text-underline-mode="continuous"/>
    </style:style>
    <style:style style:name="P675" style:parent-style-name="Normalny" style:family="paragraph">
      <style:paragraph-properties fo:text-align="justify" fo:line-height="150%" fo:text-indent="0.2479in"/>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P680" style:parent-style-name="Normalny" style:family="paragraph">
      <style:paragraph-properties fo:text-align="justify" fo:line-height="150%" fo:text-indent="0.2479in"/>
    </style:style>
    <style:style style:name="P681" style:parent-style-name="Normalny" style:family="paragraph">
      <style:paragraph-properties fo:text-align="justify" fo:line-height="150%" fo:text-indent="0.2479in"/>
    </style:style>
    <style:style style:name="P682" style:parent-style-name="Normalny" style:family="paragraph">
      <style:paragraph-properties fo:text-align="justify" fo:line-height="150%"/>
    </style:style>
    <style:style style:name="T683" style:parent-style-name="Domyślnaczcionkaakapitu" style:family="text">
      <style:text-properties fo:background-color="#80FFFF" style:text-underline-type="single" style:text-underline-style="solid" style:text-underline-width="auto" style:text-underline-mode="continuous"/>
    </style:style>
    <style:style style:name="T684" style:parent-style-name="Domyślnaczcionkaakapitu" style:family="text">
      <style:text-properties style:text-underline-type="single" style:text-underline-style="solid" style:text-underline-width="auto" style:text-underline-mode="continuous"/>
    </style:style>
    <style:style style:name="T685" style:parent-style-name="Domyślnaczcionkaakapitu" style:family="text">
      <style:text-properties fo:background-color="#80FFFF" style:text-underline-type="single" style:text-underline-style="solid" style:text-underline-width="auto" style:text-underline-mode="continuous"/>
    </style:style>
    <style:style style:name="T686" style:parent-style-name="Domyślnaczcionkaakapitu" style:family="text">
      <style:text-properties style:text-underline-type="single" style:text-underline-style="solid" style:text-underline-width="auto" style:text-underline-mode="continuous"/>
    </style:style>
    <style:style style:name="T687" style:parent-style-name="Domyślnaczcionkaakapitu" style:family="text">
      <style:text-properties fo:background-color="#80FFFF" style:text-underline-type="single" style:text-underline-style="solid" style:text-underline-width="auto" style:text-underline-mode="continuous"/>
    </style:style>
    <style:style style:name="T688" style:parent-style-name="Domyślnaczcionkaakapitu" style:family="text">
      <style:text-properties style:text-underline-type="single" style:text-underline-style="solid" style:text-underline-width="auto" style:text-underline-mode="continuous"/>
    </style:style>
    <style:style style:name="T689" style:parent-style-name="Domyślnaczcionkaakapitu" style:family="text">
      <style:text-properties fo:background-color="#80FFFF" style:text-underline-type="single" style:text-underline-style="solid" style:text-underline-width="auto" style:text-underline-mode="continuous"/>
    </style:style>
    <style:style style:name="P690" style:parent-style-name="Normalny" style:family="paragraph">
      <style:paragraph-properties fo:text-align="justify" fo:line-height="150%" fo:text-indent="0.2479in"/>
    </style:style>
    <style:style style:name="T691" style:parent-style-name="Domyślnaczcionkaakapitu" style:family="text">
      <style:text-properties fo:background-color="#80FFFF"/>
    </style:style>
    <style:style style:name="P692" style:parent-style-name="Normalny" style:family="paragraph">
      <style:paragraph-properties fo:text-align="justify" fo:line-height="150%"/>
    </style:style>
    <style:style style:name="T693" style:parent-style-name="Domyślnaczcionkaakapitu" style:family="text">
      <style:text-properties style:text-underline-type="single" style:text-underline-style="solid" style:text-underline-width="auto" style:text-underline-mode="continuous"/>
    </style:style>
    <style:style style:name="P694" style:parent-style-name="Normalny" style:family="paragraph">
      <style:paragraph-properties fo:text-align="justify" fo:line-height="150%" fo:text-indent="0.2479in"/>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479in"/>
    </style:style>
    <style:style style:name="P697" style:parent-style-name="Normalny" style:family="paragraph">
      <style:paragraph-properties fo:text-align="justify" fo:line-height="150%" fo:text-indent="0.2479in"/>
    </style:style>
    <style:style style:name="P698" style:parent-style-name="Normalny" style:family="paragraph">
      <style:paragraph-properties fo:text-align="justify" fo:line-height="150%"/>
    </style:style>
    <style:style style:name="T699" style:parent-style-name="Domyślnaczcionkaakapitu" style:family="text">
      <style:text-properties style:text-underline-type="single" style:text-underline-style="solid" style:text-underline-width="auto" style:text-underline-mode="continuous"/>
    </style:style>
    <style:style style:name="P700" style:parent-style-name="Normalny" style:family="paragraph">
      <style:paragraph-properties fo:text-align="justify" fo:line-height="150%" fo:text-indent="0.2479in"/>
    </style:style>
    <style:style style:name="P701" style:parent-style-name="Normalny" style:family="paragraph">
      <style:paragraph-properties fo:text-align="justify" fo:line-height="150%"/>
    </style:style>
    <style:style style:name="T702" style:parent-style-name="Domyślnaczcionkaakapitu" style:family="text">
      <style:text-properties style:text-underline-type="single" style:text-underline-style="solid" style:text-underline-width="auto" style:text-underline-mode="continuous"/>
    </style:style>
    <style:style style:name="P703" style:parent-style-name="Normalny" style:family="paragraph">
      <style:paragraph-properties fo:text-align="justify" fo:line-height="150%" fo:text-indent="0.2479in"/>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T709" style:parent-style-name="Domyślnaczcionkaakapitu" style:family="text">
      <style:text-properties fo:background-color="#80FFFF"/>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P716" style:parent-style-name="Normalny" style:family="paragraph">
      <style:paragraph-properties fo:text-align="justify" fo:line-height="150%" fo:text-indent="0.2479in"/>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fo:text-indent="0.2479in"/>
    </style:style>
    <style:style style:name="T720" style:parent-style-name="Domyślnaczcionkaakapitu" style:family="text">
      <style:text-properties fo:background-color="#80FFFF"/>
    </style:style>
    <style:style style:name="P721" style:parent-style-name="Normalny" style:family="paragraph">
      <style:paragraph-properties fo:text-align="justify" fo:line-height="150%"/>
    </style:style>
    <style:style style:name="T722" style:parent-style-name="Domyślnaczcionkaakapitu" style:family="text">
      <style:text-properties style:text-underline-type="single" style:text-underline-style="solid" style:text-underline-width="auto" style:text-underline-mode="continuous"/>
    </style:style>
    <style:style style:name="T723" style:parent-style-name="Domyślnaczcionkaakapitu" style:family="text">
      <style:text-properties fo:background-color="#80FFFF"/>
    </style:style>
    <style:style style:name="P724" style:parent-style-name="Normalny" style:family="paragraph">
      <style:paragraph-properties fo:text-align="justify" fo:line-height="150%" fo:text-indent="0.2479in"/>
    </style:style>
    <style:style style:name="P725" style:parent-style-name="Normalny" style:family="paragraph">
      <style:paragraph-properties fo:text-align="justify" fo:line-height="150%" fo:text-indent="0.2479in"/>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P728" style:parent-style-name="Normalny" style:family="paragraph">
      <style:paragraph-properties fo:text-align="justify" fo:line-height="150%" fo:text-indent="0.2479in"/>
    </style:style>
    <style:style style:name="P729" style:parent-style-name="Normalny" style:family="paragraph">
      <style:paragraph-properties fo:text-align="justify" fo:line-height="150%"/>
    </style:style>
    <style:style style:name="P730" style:parent-style-name="Normalny" style:family="paragraph">
      <style:paragraph-properties fo:text-align="justify" fo:line-height="150%" fo:text-indent="0.2479in"/>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479in"/>
    </style:style>
    <style:style style:name="P736" style:parent-style-name="Normalny" style:family="paragraph">
      <style:paragraph-properties fo:text-align="justify" fo:line-height="150%" fo:text-indent="0.2479in"/>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style:style>
    <style:style style:name="T739" style:parent-style-name="Domyślnaczcionkaakapitu" style:family="text">
      <style:text-properties style:text-underline-type="single" style:text-underline-style="solid" style:text-underline-width="auto" style:text-underline-mode="continuous"/>
    </style:style>
    <style:style style:name="T740" style:parent-style-name="Domyślnaczcionkaakapitu" style:family="text">
      <style:text-properties fo:background-color="#80FFFF" style:text-underline-type="single" style:text-underline-style="solid" style:text-underline-width="auto" style:text-underline-mode="continuous"/>
    </style:style>
    <style:style style:name="T741" style:parent-style-name="Domyślnaczcionkaakapitu" style:family="text">
      <style:text-properties style:text-underline-type="single" style:text-underline-style="solid" style:text-underline-width="auto" style:text-underline-mode="continuous"/>
    </style:style>
    <style:style style:name="P742" style:parent-style-name="Normalny" style:family="paragraph">
      <style:paragraph-properties fo:text-align="justify" fo:line-height="150%" fo:text-indent="0.2479in"/>
    </style:style>
    <style:style style:name="T743" style:parent-style-name="Domyślnaczcionkaakapitu" style:family="text">
      <style:text-properties fo:background-color="#80FFFF"/>
    </style:style>
    <style:style style:name="P744" style:parent-style-name="Normalny" style:family="paragraph">
      <style:paragraph-properties fo:text-align="justify" fo:line-height="150%" fo:text-indent="0.2479in"/>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P757" style:parent-style-name="Normalny" style:family="paragraph">
      <style:paragraph-properties fo:text-align="justify" fo:line-height="150%" fo:text-indent="0.2479in"/>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P762" style:parent-style-name="Normalny" style:family="paragraph">
      <style:paragraph-properties fo:text-align="justify" fo:line-height="150%" fo:text-indent="0.2479in"/>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P765" style:parent-style-name="Normalny" style:family="paragraph">
      <style:paragraph-properties fo:text-align="justify" fo:line-height="150%" fo:text-indent="0.2479in"/>
    </style:style>
    <style:style style:name="P766" style:parent-style-name="Normalny" style:family="paragraph">
      <style:paragraph-properties fo:text-align="justify" fo:line-height="150%" fo:text-indent="0.2479in"/>
    </style:style>
    <style:style style:name="T767" style:parent-style-name="Domyślnaczcionkaakapitu" style:family="text">
      <style:text-properties fo:background-color="#80FFFF"/>
    </style:style>
    <style:style style:name="P768" style:parent-style-name="Normalny" style:family="paragraph">
      <style:paragraph-properties fo:text-align="justify" fo:line-height="150%"/>
    </style:style>
    <style:style style:name="T769" style:parent-style-name="Domyślnaczcionkaakapitu" style:family="text">
      <style:text-properties style:text-underline-type="single" style:text-underline-style="solid" style:text-underline-width="auto" style:text-underline-mode="continuous"/>
    </style:style>
    <style:style style:name="T770" style:parent-style-name="Domyślnaczcionkaakapitu" style:family="text">
      <style:text-properties fo:background-color="#80FFFF" style:text-underline-type="single" style:text-underline-style="solid" style:text-underline-width="auto" style:text-underline-mode="continuous"/>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P776" style:parent-style-name="Normalny" style:family="paragraph">
      <style:paragraph-properties fo:text-align="justify" fo:line-height="150%"/>
    </style:style>
    <style:style style:name="T777" style:parent-style-name="Domyślnaczcionkaakapitu" style:family="text">
      <style:text-properties style:text-underline-type="single" style:text-underline-style="solid" style:text-underline-width="auto" style:text-underline-mode="continuous"/>
    </style:style>
    <style:style style:name="P778" style:parent-style-name="Normalny" style:family="paragraph">
      <style:paragraph-properties fo:text-align="justify" fo:line-height="150%" fo:text-indent="0.2479in"/>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P781" style:parent-style-name="Normalny" style:family="paragraph">
      <style:paragraph-properties fo:text-align="justify" fo:line-height="150%" fo:text-indent="0.2479in"/>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P788" style:parent-style-name="Normalny" style:family="paragraph">
      <style:paragraph-properties fo:text-align="justify" fo:line-height="150%" fo:text-indent="0.2479in"/>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style:style>
    <style:style style:name="T793" style:parent-style-name="Domyślnaczcionkaakapitu" style:family="text">
      <style:text-properties style:text-underline-type="single" style:text-underline-style="solid" style:text-underline-width="auto" style:text-underline-mode="continuous"/>
    </style:style>
    <style:style style:name="T794" style:parent-style-name="Domyślnaczcionkaakapitu" style:family="text">
      <style:text-properties fo:background-color="#80FFFF" style:text-underline-type="single" style:text-underline-style="solid" style:text-underline-width="auto" style:text-underline-mode="continuous"/>
    </style:style>
    <style:style style:name="P795" style:parent-style-name="Normalny" style:family="paragraph">
      <style:paragraph-properties fo:text-align="justify" fo:line-height="150%" fo:text-indent="0.2479in"/>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P798" style:parent-style-name="Normalny" style:family="paragraph">
      <style:paragraph-properties fo:text-align="justify" fo:line-height="150%"/>
    </style:style>
    <style:style style:name="T799" style:parent-style-name="Domyślnaczcionkaakapitu" style:family="text">
      <style:text-properties fo:background-color="#80FFFF" style:text-underline-type="single" style:text-underline-style="solid" style:text-underline-width="auto" style:text-underline-mode="continuous"/>
    </style:style>
    <style:style style:name="T800" style:parent-style-name="Domyślnaczcionkaakapitu" style:family="text">
      <style:text-properties style:text-underline-type="single" style:text-underline-style="solid" style:text-underline-width="auto" style:text-underline-mode="continuous"/>
    </style:style>
    <style:style style:name="P801" style:parent-style-name="Normalny" style:family="paragraph">
      <style:paragraph-properties fo:text-align="justify" fo:line-height="150%" fo:text-indent="0.2479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style:style>
    <style:style style:name="T809" style:parent-style-name="Domyślnaczcionkaakapitu" style:family="text">
      <style:text-properties style:text-underline-type="single" style:text-underline-style="solid" style:text-underline-width="auto" style:text-underline-mode="continuous"/>
    </style:style>
    <style:style style:name="T810" style:parent-style-name="Domyślnaczcionkaakapitu" style:family="text">
      <style:text-properties fo:background-color="#80FFFF" style:text-underline-type="single" style:text-underline-style="solid" style:text-underline-width="auto" style:text-underline-mode="continuous"/>
    </style:style>
    <style:style style:name="P811" style:parent-style-name="Normalny" style:family="paragraph">
      <style:paragraph-properties fo:text-align="justify" fo:line-height="150%" fo:text-indent="0.2479in"/>
    </style:style>
    <style:style style:name="P812" style:parent-style-name="Normalny" style:family="paragraph">
      <style:paragraph-properties fo:text-align="justify" fo:line-height="150%" fo:text-indent="0.2479in"/>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P818" style:parent-style-name="Normalny" style:family="paragraph">
      <style:paragraph-properties fo:text-align="justify" fo:line-height="150%" fo:text-indent="0.2479in"/>
    </style:style>
    <style:style style:name="P819" style:parent-style-name="Normalny" style:family="paragraph">
      <style:paragraph-properties fo:text-align="justify" fo:line-height="150%" fo:text-indent="0.2479in"/>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479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479in"/>
    </style:style>
    <style:style style:name="P824" style:parent-style-name="Normalny" style:family="paragraph">
      <style:paragraph-properties fo:text-align="justify" fo:line-height="150%" fo:text-indent="0.2479in"/>
    </style:style>
    <style:style style:name="T825" style:parent-style-name="Domyślnaczcionkaakapitu" style:family="text">
      <style:text-properties fo:background-color="#80FFFF"/>
    </style:style>
    <style:style style:name="P826" style:parent-style-name="Normalny" style:family="paragraph">
      <style:paragraph-properties fo:text-align="justify" fo:line-height="150%" fo:text-indent="0.2479in"/>
    </style:style>
    <style:style style:name="T827" style:parent-style-name="Domyślnaczcionkaakapitu" style:family="text">
      <style:text-properties fo:background-color="#80FFFF"/>
    </style:style>
    <style:style style:name="T828" style:parent-style-name="Domyślnaczcionkaakapitu" style:family="text">
      <style:text-properties fo:background-color="#80FFFF"/>
    </style:style>
    <style:style style:name="P829" style:parent-style-name="Normalny" style:family="paragraph">
      <style:paragraph-properties fo:text-align="justify" fo:line-height="150%" fo:text-indent="0.2479in"/>
    </style:style>
    <style:style style:name="P830" style:parent-style-name="Normalny" style:family="paragraph">
      <style:paragraph-properties fo:text-align="justify" fo:line-height="150%"/>
    </style:style>
    <style:style style:name="T831" style:parent-style-name="Domyślnaczcionkaakapitu" style:family="text">
      <style:text-properties style:text-underline-type="single" style:text-underline-style="solid" style:text-underline-width="auto" style:text-underline-mode="continuous"/>
    </style:style>
    <style:style style:name="T832" style:parent-style-name="Domyślnaczcionkaakapitu" style:family="text">
      <style:text-properties fo:background-color="#80FFFF"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479in"/>
    </style:style>
    <style:style style:name="P834" style:parent-style-name="Normalny" style:family="paragraph">
      <style:paragraph-properties fo:text-align="justify" fo:line-height="150%"/>
    </style:style>
    <style:style style:name="T835" style:parent-style-name="Domyślnaczcionkaakapitu" style:family="text">
      <style:text-properties fo:background-color="#80FFFF" style:text-underline-type="single" style:text-underline-style="solid" style:text-underline-width="auto" style:text-underline-mode="continuous"/>
    </style:style>
    <style:style style:name="T836" style:parent-style-name="Domyślnaczcionkaakapitu" style:family="text">
      <style:text-properties style:text-underline-type="single" style:text-underline-style="solid" style:text-underline-width="auto" style:text-underline-mode="continuous"/>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style:style>
    <style:style style:name="T840" style:parent-style-name="Domyślnaczcionkaakapitu" style:family="text">
      <style:text-properties style:text-underline-type="single" style:text-underline-style="solid" style:text-underline-width="auto" style:text-underline-mode="continuous"/>
    </style:style>
    <style:style style:name="T841" style:parent-style-name="Domyślnaczcionkaakapitu" style:family="text">
      <style:text-properties fo:background-color="#80FFFF" style:text-underline-type="single" style:text-underline-style="solid" style:text-underline-width="auto" style:text-underline-mode="continuous"/>
    </style:style>
    <style:style style:name="T842" style:parent-style-name="Domyślnaczcionkaakapitu" style:family="text">
      <style:text-properties style:text-underline-type="single" style:text-underline-style="solid" style:text-underline-width="auto" style:text-underline-mode="continuous"/>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T851" style:parent-style-name="Domyślnaczcionkaakapitu" style:family="text">
      <style:text-properties fo:background-color="#80FFFF" style:text-underline-type="single" style:text-underline-style="solid" style:text-underline-width="auto" style:text-underline-mode="continuous"/>
    </style:style>
    <style:style style:name="T852" style:parent-style-name="Domyślnaczcionkaakapitu" style:family="text">
      <style:text-properties style:text-underline-type="single" style:text-underline-style="solid" style:text-underline-width="auto" style:text-underline-mode="continuous"/>
    </style:style>
    <style:style style:name="P853" style:parent-style-name="Normalny" style:family="paragraph">
      <style:paragraph-properties fo:text-align="justify" fo:line-height="150%" fo:text-indent="0.2479in"/>
    </style:style>
    <style:style style:name="P854" style:parent-style-name="Normalny" style:family="paragraph">
      <style:paragraph-properties fo:text-align="justify" fo:line-height="150%"/>
    </style:style>
    <style:style style:name="T855" style:parent-style-name="Domyślnaczcionkaakapitu" style:family="text">
      <style:text-properties style:text-underline-type="single" style:text-underline-style="solid" style:text-underline-width="auto" style:text-underline-mode="continuous"/>
    </style:style>
    <style:style style:name="T856" style:parent-style-name="Domyślnaczcionkaakapitu" style:family="text">
      <style:text-properties fo:background-color="#80FFFF" style:text-underline-type="single" style:text-underline-style="solid" style:text-underline-width="auto" style:text-underline-mode="continuous"/>
    </style:style>
    <style:style style:name="T857" style:parent-style-name="Domyślnaczcionkaakapitu" style:family="text">
      <style:text-properties style:text-underline-type="single" style:text-underline-style="solid" style:text-underline-width="auto" style:text-underline-mode="continuous"/>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P861" style:parent-style-name="Normalny" style:family="paragraph">
      <style:paragraph-properties fo:text-align="justify" fo:line-height="150%" fo:text-indent="0.2479in"/>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P866" style:parent-style-name="Normalny" style:family="paragraph">
      <style:paragraph-properties fo:text-align="justify" fo:line-height="150%" fo:text-indent="0.2479in"/>
    </style:style>
    <style:style style:name="P867" style:parent-style-name="Normalny" style:family="paragraph">
      <style:paragraph-properties fo:text-align="justify" fo:line-height="150%"/>
    </style:style>
    <style:style style:name="T868" style:parent-style-name="Domyślnaczcionkaakapitu" style:family="text">
      <style:text-properties style:text-underline-type="single" style:text-underline-style="solid" style:text-underline-width="auto" style:text-underline-mode="continuous"/>
    </style:style>
    <style:style style:name="P869" style:parent-style-name="Normalny" style:family="paragraph">
      <style:paragraph-properties fo:text-align="justify" fo:line-height="150%" fo:text-indent="0.2479in"/>
    </style:style>
    <style:style style:name="P870" style:parent-style-name="Normalny" style:family="paragraph">
      <style:paragraph-properties fo:text-align="justify" fo:line-height="150%"/>
    </style:style>
    <style:style style:name="T871" style:parent-style-name="Domyślnaczcionkaakapitu" style:family="text">
      <style:text-properties style:text-underline-type="single" style:text-underline-style="solid" style:text-underline-width="auto" style:text-underline-mode="continuous"/>
    </style:style>
    <style:style style:name="T872" style:parent-style-name="Domyślnaczcionkaakapitu" style:family="text">
      <style:text-properties fo:background-color="#80FFFF" style:text-underline-type="single" style:text-underline-style="solid" style:text-underline-width="auto" style:text-underline-mode="continuous"/>
    </style:style>
    <style:style style:name="T873" style:parent-style-name="Domyślnaczcionkaakapitu" style:family="text">
      <style:text-properties style:text-underline-type="single" style:text-underline-style="solid" style:text-underline-width="auto" style:text-underline-mode="continuous"/>
    </style:style>
    <style:style style:name="T874" style:parent-style-name="Domyślnaczcionkaakapitu" style:family="text">
      <style:text-properties fo:background-color="#80FFFF" style:text-underline-type="single" style:text-underline-style="solid" style:text-underline-width="auto" style:text-underline-mode="continuous"/>
    </style:style>
    <style:style style:name="T875" style:parent-style-name="Domyślnaczcionkaakapitu" style:family="text">
      <style:text-properties style:text-underline-type="single" style:text-underline-style="solid" style:text-underline-width="auto" style:text-underline-mode="continuous"/>
    </style:style>
    <style:style style:name="P876" style:parent-style-name="Normalny" style:family="paragraph">
      <style:paragraph-properties fo:text-align="justify" fo:line-height="150%" fo:text-indent="0.2479in"/>
    </style:style>
    <style:style style:name="P877" style:parent-style-name="Normalny" style:family="paragraph">
      <style:paragraph-properties fo:text-align="justify" fo:line-height="150%"/>
    </style:style>
    <style:style style:name="T878" style:parent-style-name="Domyślnaczcionkaakapitu" style:family="text">
      <style:text-properties style:text-underline-type="single" style:text-underline-style="solid" style:text-underline-width="auto" style:text-underline-mode="continuous"/>
    </style:style>
    <style:style style:name="T879" style:parent-style-name="Domyślnaczcionkaakapitu" style:family="text">
      <style:text-properties fo:background-color="#80FFFF" style:text-underline-type="single" style:text-underline-style="solid" style:text-underline-width="auto" style:text-underline-mode="continuous"/>
    </style:style>
    <style:style style:name="P880" style:parent-style-name="Normalny" style:family="paragraph">
      <style:paragraph-properties fo:text-align="justify" fo:line-height="150%" fo:text-indent="0.2479in"/>
    </style:style>
    <style:style style:name="P881" style:parent-style-name="Normalny" style:family="paragraph">
      <style:paragraph-properties fo:text-align="justify" fo:line-height="150%"/>
    </style:style>
    <style:style style:name="T882" style:parent-style-name="Domyślnaczcionkaakapitu" style:family="text">
      <style:text-properties style:text-underline-type="single" style:text-underline-style="solid" style:text-underline-width="auto" style:text-underline-mode="continuous"/>
    </style:style>
    <style:style style:name="T883" style:parent-style-name="Domyślnaczcionkaakapitu" style:family="text">
      <style:text-properties fo:background-color="#80FFFF" style:text-underline-type="single" style:text-underline-style="solid" style:text-underline-width="auto" style:text-underline-mode="continuous"/>
    </style:style>
    <style:style style:name="T884" style:parent-style-name="Domyślnaczcionkaakapitu" style:family="text">
      <style:text-properties style:text-underline-type="single" style:text-underline-style="solid" style:text-underline-width="auto" style:text-underline-mode="continuous"/>
    </style:style>
    <style:style style:name="P885" style:parent-style-name="Normalny" style:family="paragraph">
      <style:paragraph-properties fo:text-align="justify" fo:line-height="150%" fo:text-indent="0.2479in"/>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P891" style:parent-style-name="Normalny" style:family="paragraph">
      <style:paragraph-properties fo:text-align="justify" fo:line-height="150%"/>
    </style:style>
    <style:style style:name="T892" style:parent-style-name="Domyślnaczcionkaakapitu" style:family="text">
      <style:text-properties style:text-underline-type="single" style:text-underline-style="solid" style:text-underline-width="auto" style:text-underline-mode="continuous"/>
    </style:style>
    <style:style style:name="T893" style:parent-style-name="Domyślnaczcionkaakapitu" style:family="text">
      <style:text-properties fo:background-color="#80FFFF" style:text-underline-type="single" style:text-underline-style="solid" style:text-underline-width="auto" style:text-underline-mode="continuous"/>
    </style:style>
    <style:style style:name="P894" style:parent-style-name="Normalny" style:family="paragraph">
      <style:paragraph-properties fo:text-align="justify" fo:line-height="150%" fo:text-indent="0.2479in"/>
    </style:style>
    <style:style style:name="T895" style:parent-style-name="Domyślnaczcionkaakapitu" style:family="text">
      <style:text-properties fo:background-color="#80FFFF"/>
    </style:style>
    <style:style style:name="P896" style:parent-style-name="Normalny" style:family="paragraph">
      <style:paragraph-properties fo:text-align="justify" fo:line-height="150%"/>
    </style:style>
    <style:style style:name="T897" style:parent-style-name="Domyślnaczcionkaakapitu" style:family="text">
      <style:text-properties style:text-underline-type="single" style:text-underline-style="solid" style:text-underline-width="auto" style:text-underline-mode="continuous"/>
    </style:style>
    <style:style style:name="T898" style:parent-style-name="Domyślnaczcionkaakapitu" style:family="text">
      <style:text-properties fo:background-color="#80FFFF" style:text-underline-type="single" style:text-underline-style="solid" style:text-underline-width="auto" style:text-underline-mode="continuous"/>
    </style:style>
    <style:style style:name="T899" style:parent-style-name="Domyślnaczcionkaakapitu" style:family="text">
      <style:text-properties style:text-underline-type="single" style:text-underline-style="solid" style:text-underline-width="auto" style:text-underline-mode="continuous"/>
    </style:style>
    <style:style style:name="P900" style:parent-style-name="Normalny" style:family="paragraph">
      <style:paragraph-properties fo:text-align="justify" fo:line-height="150%" fo:text-indent="0.2479in"/>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P904" style:parent-style-name="Normalny" style:family="paragraph">
      <style:paragraph-properties fo:text-align="justify" fo:line-height="150%"/>
    </style:style>
    <style:style style:name="T905" style:parent-style-name="Domyślnaczcionkaakapitu" style:family="text">
      <style:text-properties style:text-underline-type="single" style:text-underline-style="solid" style:text-underline-width="auto" style:text-underline-mode="continuous"/>
    </style:style>
    <style:style style:name="T906" style:parent-style-name="Domyślnaczcionkaakapitu" style:family="text">
      <style:text-properties fo:background-color="#80FFFF" style:text-underline-type="single" style:text-underline-style="solid" style:text-underline-width="auto" style:text-underline-mode="continuous"/>
    </style:style>
    <style:style style:name="T907" style:parent-style-name="Domyślnaczcionkaakapitu" style:family="text">
      <style:text-properties style:text-underline-type="single" style:text-underline-style="solid" style:text-underline-width="auto" style:text-underline-mode="continuous"/>
    </style:style>
    <style:style style:name="P908" style:parent-style-name="Normalny" style:family="paragraph">
      <style:paragraph-properties fo:text-align="justify" fo:line-height="150%" fo:text-indent="0.2479in"/>
    </style:style>
    <style:style style:name="P909" style:parent-style-name="Normalny" style:family="paragraph">
      <style:paragraph-properties fo:text-align="justify" fo:line-height="150%" fo:text-indent="0.2479in"/>
    </style:style>
    <style:style style:name="P910" style:parent-style-name="Normalny" style:family="paragraph">
      <style:paragraph-properties fo:text-align="justify" fo:line-height="150%" fo:text-indent="0.2479in"/>
    </style:style>
    <style:style style:name="T911" style:parent-style-name="Domyślnaczcionkaakapitu" style:family="text">
      <style:text-properties fo:background-color="#80FFFF"/>
    </style:style>
    <style:style style:name="P912" style:parent-style-name="Normalny" style:family="paragraph">
      <style:paragraph-properties fo:text-align="justify" fo:line-height="150%" fo:text-indent="0.2479in"/>
    </style:style>
    <style:style style:name="T913" style:parent-style-name="Domyślnaczcionkaakapitu" style:family="text">
      <style:text-properties fo:background-color="#80FFFF"/>
    </style:style>
    <style:style style:name="P914" style:parent-style-name="Normalny" style:family="paragraph">
      <style:paragraph-properties fo:text-align="justify" fo:line-height="150%"/>
    </style:style>
    <style:style style:name="T915" style:parent-style-name="Domyślnaczcionkaakapitu" style:family="text">
      <style:text-properties style:text-underline-type="single" style:text-underline-style="solid" style:text-underline-width="auto" style:text-underline-mode="continuous"/>
    </style:style>
    <style:style style:name="T916" style:parent-style-name="Domyślnaczcionkaakapitu" style:family="text">
      <style:text-properties fo:background-color="#80FFFF" style:text-underline-type="single" style:text-underline-style="solid" style:text-underline-width="auto" style:text-underline-mode="continuous"/>
    </style:style>
    <style:style style:name="T917" style:parent-style-name="Domyślnaczcionkaakapitu" style:family="text">
      <style:text-properties style:text-underline-type="single" style:text-underline-style="solid" style:text-underline-width="auto" style:text-underline-mode="continuous"/>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P920" style:parent-style-name="Normalny" style:family="paragraph">
      <style:paragraph-properties fo:text-align="justify" fo:line-height="150%" fo:text-indent="0.2479in"/>
    </style:style>
    <style:style style:name="P921" style:parent-style-name="Normalny" style:family="paragraph">
      <style:paragraph-properties fo:text-align="justify" fo:line-height="150%"/>
    </style:style>
    <style:style style:name="T922" style:parent-style-name="Domyślnaczcionkaakapitu" style:family="text">
      <style:text-properties style:text-underline-type="single" style:text-underline-style="solid" style:text-underline-width="auto" style:text-underline-mode="continuous"/>
    </style:style>
    <style:style style:name="T923" style:parent-style-name="Domyślnaczcionkaakapitu" style:family="text">
      <style:text-properties fo:background-color="#80FFFF" style:text-underline-type="single" style:text-underline-style="solid" style:text-underline-width="auto" style:text-underline-mode="continuous"/>
    </style:style>
    <style:style style:name="P924" style:parent-style-name="Normalny" style:family="paragraph">
      <style:paragraph-properties fo:text-align="justify" fo:line-height="150%" fo:text-indent="0.2479in"/>
    </style:style>
    <style:style style:name="P925" style:parent-style-name="Normalny" style:family="paragraph">
      <style:paragraph-properties fo:text-align="justify" fo:line-height="150%"/>
    </style:style>
    <style:style style:name="T926" style:parent-style-name="Domyślnaczcionkaakapitu" style:family="text">
      <style:text-properties style:text-underline-type="single" style:text-underline-style="solid" style:text-underline-width="auto" style:text-underline-mode="continuous"/>
    </style:style>
    <style:style style:name="T927" style:parent-style-name="Domyślnaczcionkaakapitu" style:family="text">
      <style:text-properties fo:background-color="#80FFFF" style:text-underline-type="single" style:text-underline-style="solid" style:text-underline-width="auto" style:text-underline-mode="continuous"/>
    </style:style>
    <style:style style:name="T928" style:parent-style-name="Domyślnaczcionkaakapitu" style:family="text">
      <style:text-properties style:text-underline-type="single" style:text-underline-style="solid" style:text-underline-width="auto" style:text-underline-mode="continuous"/>
    </style:style>
    <style:style style:name="P929" style:parent-style-name="Normalny" style:family="paragraph">
      <style:paragraph-properties fo:text-align="justify" fo:line-height="150%" fo:text-indent="0.2479in"/>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T934" style:parent-style-name="Domyślnaczcionkaakapitu" style:family="text">
      <style:text-properties fo:background-color="#80FFFF"/>
    </style:style>
    <style:style style:name="T935" style:parent-style-name="Domyślnaczcionkaakapitu" style:family="text">
      <style:text-properties fo:background-color="#80FFFF"/>
    </style:style>
    <style:style style:name="P936" style:parent-style-name="Normalny" style:family="paragraph">
      <style:paragraph-properties fo:text-align="justify" fo:line-height="150%"/>
    </style:style>
    <style:style style:name="T937" style:parent-style-name="Domyślnaczcionkaakapitu" style:family="text">
      <style:text-properties style:text-underline-type="single" style:text-underline-style="solid" style:text-underline-width="auto" style:text-underline-mode="continuous"/>
    </style:style>
    <style:style style:name="T938" style:parent-style-name="Domyślnaczcionkaakapitu" style:family="text">
      <style:text-properties style:text-underline-type="single" style:text-underline-style="solid" style:text-underline-width="auto" style:text-underline-mode="continuous"/>
    </style:style>
    <style:style style:name="T939" style:parent-style-name="Domyślnaczcionkaakapitu" style:family="text">
      <style:text-properties fo:background-color="#80FFFF" style:text-underline-type="single" style:text-underline-style="solid" style:text-underline-width="auto" style:text-underline-mode="continuous"/>
    </style:style>
    <style:style style:name="P940" style:parent-style-name="Normalny" style:family="paragraph">
      <style:paragraph-properties fo:text-align="justify" fo:line-height="150%" fo:text-indent="0.2479in"/>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P943" style:parent-style-name="Normalny" style:family="paragraph">
      <style:paragraph-properties fo:text-align="justify" fo:line-height="150%"/>
    </style:style>
    <style:style style:name="T944" style:parent-style-name="Domyślnaczcionkaakapitu" style:family="text">
      <style:text-properties style:text-underline-type="single" style:text-underline-style="solid" style:text-underline-width="auto" style:text-underline-mode="continuous"/>
    </style:style>
    <style:style style:name="P945" style:parent-style-name="Normalny" style:family="paragraph">
      <style:paragraph-properties fo:text-align="justify" fo:line-height="150%" fo:text-indent="0.2479in"/>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P948" style:parent-style-name="Normalny" style:family="paragraph">
      <style:paragraph-properties fo:text-align="justify" fo:line-height="150%"/>
    </style:style>
    <style:style style:name="T949" style:parent-style-name="Domyślnaczcionkaakapitu" style:family="text">
      <style:text-properties style:text-underline-type="single" style:text-underline-style="solid" style:text-underline-width="auto" style:text-underline-mode="continuous"/>
    </style:style>
    <style:style style:name="P950" style:parent-style-name="Normalny" style:family="paragraph">
      <style:paragraph-properties fo:text-align="justify" fo:line-height="150%" fo:text-indent="0.2479in"/>
    </style:style>
    <style:style style:name="T951" style:parent-style-name="Domyślnaczcionkaakapitu" style:family="text">
      <style:text-properties fo:background-color="#80FFFF"/>
    </style:style>
    <style:style style:name="P952" style:parent-style-name="Normalny" style:family="paragraph">
      <style:paragraph-properties fo:text-align="justify" fo:line-height="150%" fo:text-indent="0.2479in"/>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P956" style:parent-style-name="Normalny" style:family="paragraph">
      <style:paragraph-properties fo:text-align="justify" fo:line-height="150%" fo:text-indent="0.2479in"/>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P959" style:parent-style-name="Normalny" style:family="paragraph">
      <style:paragraph-properties fo:text-align="justify" fo:line-height="150%" fo:text-indent="0.2479in"/>
    </style:style>
    <style:style style:name="P960" style:parent-style-name="Normalny" style:family="paragraph">
      <style:paragraph-properties fo:text-align="justify" fo:line-height="150%"/>
    </style:style>
    <style:style style:name="T961" style:parent-style-name="Domyślnaczcionkaakapitu" style:family="text">
      <style:text-properties style:text-underline-type="single" style:text-underline-style="solid" style:text-underline-width="auto" style:text-underline-mode="continuous"/>
    </style:style>
    <style:style style:name="T962" style:parent-style-name="Domyślnaczcionkaakapitu" style:family="text">
      <style:text-properties fo:background-color="#80FFFF" style:text-underline-type="single" style:text-underline-style="solid" style:text-underline-width="auto" style:text-underline-mode="continuous"/>
    </style:style>
    <style:style style:name="T963" style:parent-style-name="Domyślnaczcionkaakapitu" style:family="text">
      <style:text-properties style:text-underline-type="single" style:text-underline-style="solid" style:text-underline-width="auto" style:text-underline-mode="continuous"/>
    </style:style>
    <style:style style:name="T964" style:parent-style-name="Domyślnaczcionkaakapitu" style:family="text">
      <style:text-properties fo:background-color="#80FFFF" style:text-underline-type="single" style:text-underline-style="solid" style:text-underline-width="auto" style:text-underline-mode="continuous"/>
    </style:style>
    <style:style style:name="T965" style:parent-style-name="Domyślnaczcionkaakapitu" style:family="text">
      <style:text-properties fo:background-color="#80FFFF"/>
    </style:style>
    <style:style style:name="P966" style:parent-style-name="Normalny" style:family="paragraph">
      <style:paragraph-properties fo:text-align="justify" fo:line-height="150%" fo:text-indent="0.2479in"/>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P970" style:parent-style-name="Normalny" style:family="paragraph">
      <style:paragraph-properties fo:text-align="justify" fo:line-height="150%" fo:text-indent="0.2479in"/>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P975" style:parent-style-name="Normalny" style:family="paragraph">
      <style:paragraph-properties fo:text-align="justify" fo:line-height="150%" fo:text-indent="0.2479in"/>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P979" style:parent-style-name="Normalny" style:family="paragraph">
      <style:paragraph-properties fo:text-align="justify" fo:line-height="150%" fo:text-indent="0.2479in"/>
    </style:style>
    <style:style style:name="P980" style:parent-style-name="Normalny" style:family="paragraph">
      <style:paragraph-properties fo:text-align="justify" fo:line-height="150%" fo:text-indent="0.2479in"/>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479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P994" style:parent-style-name="Normalny" style:family="paragraph">
      <style:paragraph-properties fo:text-align="justify" fo:line-height="150%" fo:text-indent="0.2479in"/>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479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P999" style:parent-style-name="Normalny" style:family="paragraph">
      <style:paragraph-properties fo:text-align="justify" fo:line-height="150%" fo:text-indent="0.2479in"/>
    </style:style>
    <style:style style:name="T1000" style:parent-style-name="Domyślnaczcionkaakapitu" style:family="text">
      <style:text-properties fo:background-color="#80FFFF"/>
    </style:style>
    <style:style style:name="P1001" style:parent-style-name="Normalny" style:family="paragraph">
      <style:paragraph-properties fo:text-align="justify" fo:line-height="150%" fo:text-indent="0.2479in"/>
    </style:style>
    <style:style style:name="T1002" style:parent-style-name="Domyślnaczcionkaakapitu" style:family="text">
      <style:text-properties fo:background-color="#80FFFF"/>
    </style:style>
    <style:style style:name="P1003" style:parent-style-name="Normalny" style:family="paragraph">
      <style:paragraph-properties fo:text-align="justify" fo:line-height="150%" fo:text-indent="0.2479in"/>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fo:text-indent="0.2479in"/>
    </style:style>
    <style:style style:name="T1012" style:parent-style-name="Domyślnaczcionkaakapitu" style:family="text">
      <style:text-properties fo:background-color="#80FFFF"/>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P1018" style:parent-style-name="Normalny" style:family="paragraph">
      <style:paragraph-properties fo:text-align="justify" fo:line-height="150%"/>
    </style:style>
    <style:style style:name="T1019" style:parent-style-name="Domyślnaczcionkaakapitu" style:family="text">
      <style:text-properties style:text-underline-type="single" style:text-underline-style="solid" style:text-underline-width="auto" style:text-underline-mode="continuous"/>
    </style:style>
    <style:style style:name="P1020" style:parent-style-name="Normalny" style:family="paragraph">
      <style:paragraph-properties fo:text-align="justify" fo:line-height="150%" fo:text-indent="0.2479in"/>
    </style:style>
    <style:style style:name="T1021" style:parent-style-name="Domyślnaczcionkaakapitu" style:family="text">
      <style:text-properties fo:background-color="#80FFFF"/>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P1026" style:parent-style-name="Normalny" style:family="paragraph">
      <style:paragraph-properties fo:text-align="justify" fo:line-height="150%" fo:text-indent="0.2479in"/>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P1032" style:parent-style-name="Normalny" style:family="paragraph">
      <style:paragraph-properties fo:text-align="justify" fo:line-height="150%" fo:text-indent="0.2479in"/>
    </style:style>
    <style:style style:name="P1033" style:parent-style-name="Normalny" style:family="paragraph">
      <style:paragraph-properties fo:text-align="justify" fo:line-height="150%" fo:text-indent="0.2479in"/>
    </style:style>
    <style:style style:name="P1034" style:parent-style-name="Normalny" style:family="paragraph">
      <style:paragraph-properties fo:text-align="justify" fo:line-height="150%" fo:text-indent="0.2479in"/>
    </style:style>
    <style:style style:name="T1035" style:parent-style-name="Domyślnaczcionkaakapitu" style:family="text">
      <style:text-properties fo:background-color="#80FFFF"/>
    </style:style>
    <style:style style:name="P1036" style:parent-style-name="Normalny" style:family="paragraph">
      <style:paragraph-properties fo:text-align="justify" fo:line-height="150%" fo:text-indent="0.2479in"/>
    </style:style>
    <style:style style:name="P1037" style:parent-style-name="Normalny" style:family="paragraph">
      <style:paragraph-properties fo:text-align="justify" fo:line-height="150%" fo:text-indent="0.2479in"/>
    </style:style>
    <style:style style:name="P1038" style:parent-style-name="Normalny" style:family="paragraph">
      <style:paragraph-properties fo:text-align="justify" fo:line-height="150%" fo:text-indent="0.2479in"/>
    </style:style>
    <style:style style:name="P1039" style:parent-style-name="Normalny" style:family="paragraph">
      <style:paragraph-properties fo:text-align="justify" fo:line-height="150%"/>
    </style:style>
    <style:style style:name="T1040" style:parent-style-name="Domyślnaczcionkaakapitu" style:family="text">
      <style:text-properties style:text-underline-type="single" style:text-underline-style="solid" style:text-underline-width="auto" style:text-underline-mode="continuous"/>
    </style:style>
    <style:style style:name="T1041" style:parent-style-name="Domyślnaczcionkaakapitu" style:family="text">
      <style:text-properties fo:background-color="#80FFFF" style:text-underline-type="single" style:text-underline-style="solid" style:text-underline-width="auto" style:text-underline-mode="continuous"/>
    </style:style>
    <style:style style:name="T1042" style:parent-style-name="Domyślnaczcionkaakapitu" style:family="text">
      <style:text-properties style:text-underline-type="single" style:text-underline-style="solid" style:text-underline-width="auto" style:text-underline-mode="continuous"/>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style:style>
    <style:style style:name="T1045" style:parent-style-name="Domyślnaczcionkaakapitu" style:family="text">
      <style:text-properties style:text-underline-type="single" style:text-underline-style="solid" style:text-underline-width="auto" style:text-underline-mode="continuous"/>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P1048" style:parent-style-name="Normalny" style:family="paragraph">
      <style:paragraph-properties fo:text-align="justify" fo:line-height="150%"/>
    </style:style>
    <style:style style:name="T1049" style:parent-style-name="Domyślnaczcionkaakapitu" style:family="text">
      <style:text-properties style:text-underline-type="single" style:text-underline-style="solid" style:text-underline-width="auto" style:text-underline-mode="continuous"/>
    </style:style>
    <style:style style:name="T1050" style:parent-style-name="Domyślnaczcionkaakapitu" style:family="text">
      <style:text-properties fo:background-color="#80FFFF" style:text-underline-type="single" style:text-underline-style="solid" style:text-underline-width="auto" style:text-underline-mode="continuous"/>
    </style:style>
    <style:style style:name="T1051" style:parent-style-name="Domyślnaczcionkaakapitu" style:family="text">
      <style:text-properties style:text-underline-type="single" style:text-underline-style="solid" style:text-underline-width="auto" style:text-underline-mode="continuous"/>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T1055" style:parent-style-name="Domyślnaczcionkaakapitu" style:family="text">
      <style:text-properties fo:background-color="#80FFFF"/>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fo:text-indent="0.2479in"/>
    </style:style>
    <style:style style:name="T1058" style:parent-style-name="Domyślnaczcionkaakapitu" style:family="text">
      <style:text-properties fo:background-color="#80FFFF"/>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P1061" style:parent-style-name="Normalny" style:family="paragraph">
      <style:paragraph-properties fo:text-align="justify" fo:line-height="150%" fo:text-indent="0.2479in"/>
    </style:style>
    <style:style style:name="T1062" style:parent-style-name="Domyślnaczcionkaakapitu" style:family="text">
      <style:text-properties fo:background-color="#80FFFF"/>
    </style:style>
    <style:style style:name="P1063" style:parent-style-name="Normalny" style:family="paragraph">
      <style:paragraph-properties fo:text-align="justify" fo:line-height="150%" fo:text-indent="0.2479in"/>
    </style:style>
    <style:style style:name="P1064" style:parent-style-name="Normalny" style:family="paragraph">
      <style:paragraph-properties fo:text-align="justify" fo:line-height="150%" fo:text-indent="0.2479in"/>
    </style:style>
    <style:style style:name="P1065" style:parent-style-name="Normalny" style:family="paragraph">
      <style:paragraph-properties fo:text-align="justify" fo:line-height="150%" fo:text-indent="0.2479in">
        <style:tab-stops>
          <style:tab-stop style:type="left" style:position="0.6826in"/>
        </style:tab-stops>
      </style:paragraph-properties>
    </style:style>
    <style:style style:name="T1066" style:parent-style-name="Domyślnaczcionkaakapitu" style:family="text">
      <style:text-properties fo:background-color="#80FFFF"/>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P1069" style:parent-style-name="Normalny" style:family="paragraph">
      <style:paragraph-properties fo:text-align="justify" fo:line-height="150%" fo:text-indent="0.2479in">
        <style:tab-stops>
          <style:tab-stop style:type="left" style:position="0.6902in"/>
        </style:tab-stops>
      </style:paragraph-properties>
    </style:style>
    <style:style style:name="P1070" style:parent-style-name="Normalny" style:family="paragraph">
      <style:paragraph-properties fo:text-align="justify" fo:line-height="150%" fo:text-indent="0.2479in"/>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P1074" style:parent-style-name="Normalny" style:family="paragraph">
      <style:paragraph-properties fo:text-align="justify" fo:line-height="150%" fo:text-indent="0.2479in">
        <style:tab-stops>
          <style:tab-stop style:type="left" style:position="0.6826in"/>
        </style:tab-stops>
      </style:paragraph-properties>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P1081" style:parent-style-name="Normalny" style:family="paragraph">
      <style:paragraph-properties fo:text-align="justify" fo:line-height="150%" fo:text-indent="0.2479in">
        <style:tab-stops>
          <style:tab-stop style:type="left" style:position="1.2513in"/>
        </style:tab-stops>
      </style:paragraph-properties>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P1084" style:parent-style-name="Normalny" style:family="paragraph">
      <style:paragraph-properties fo:text-align="justify" fo:line-height="150%" fo:text-indent="0.2479in">
        <style:tab-stops>
          <style:tab-stop style:type="left" style:position="1.2513in"/>
        </style:tab-stops>
      </style:paragraph-properties>
    </style:style>
    <style:style style:name="T1085" style:parent-style-name="Domyślnaczcionkaakapitu" style:family="text">
      <style:text-properties fo:background-color="#80FFFF"/>
    </style:style>
    <style:style style:name="T1086" style:parent-style-name="Domyślnaczcionkaakapitu" style:family="text">
      <style:text-properties fo:background-color="#80FFFF"/>
    </style:style>
    <style:style style:name="P1087" style:parent-style-name="Normalny" style:family="paragraph">
      <style:paragraph-properties fo:text-align="justify" fo:line-height="150%" fo:text-indent="0.2479in"/>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P1090" style:parent-style-name="Normalny" style:family="paragraph">
      <style:paragraph-properties fo:text-align="justify" fo:line-height="150%" fo:text-indent="0.2479in"/>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P1093" style:parent-style-name="Normalny" style:family="paragraph">
      <style:paragraph-properties fo:text-align="justify" fo:line-height="150%" fo:text-indent="0.2479in"/>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tab-stops>
          <style:tab-stop style:type="left" style:position="1.3402in"/>
        </style:tab-stops>
      </style:paragraph-properties>
    </style:style>
    <style:style style:name="P1102" style:parent-style-name="Normalny" style:family="paragraph">
      <style:paragraph-properties fo:text-align="justify" fo:line-height="150%" fo:text-indent="0.2479in">
        <style:tab-stops>
          <style:tab-stop style:type="left" style:position="1.0298in"/>
        </style:tab-stops>
      </style:paragraph-properties>
    </style:style>
    <style:style style:name="T1103" style:parent-style-name="Domyślnaczcionkaakapitu" style:family="text">
      <style:text-properties fo:background-color="#80FFFF"/>
    </style:style>
    <style:style style:name="P1104" style:parent-style-name="Normalny" style:family="paragraph">
      <style:paragraph-properties fo:text-align="justify" fo:line-height="150%" fo:text-indent="0.2479in"/>
    </style:style>
    <style:style style:name="T1105" style:parent-style-name="Domyślnaczcionkaakapitu" style:family="text">
      <style:text-properties fo:background-color="#80FFFF"/>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fo:text-indent="0.2479in"/>
    </style:style>
    <style:style style:name="P1108" style:parent-style-name="Normalny" style:family="paragraph">
      <style:paragraph-properties fo:text-align="justify" fo:line-height="150%" fo:text-indent="0.2479in"/>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P1111" style:parent-style-name="Normalny" style:family="paragraph">
      <style:paragraph-properties fo:text-align="justify" fo:line-height="150%" fo:text-indent="0.2479in"/>
    </style:style>
    <style:style style:name="P1112" style:parent-style-name="Normalny" style:family="paragraph">
      <style:paragraph-properties fo:text-align="justify" fo:line-height="150%" fo:text-indent="0.2479in"/>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P1118" style:parent-style-name="Normalny" style:family="paragraph">
      <style:paragraph-properties fo:text-align="justify" fo:line-height="150%" fo:text-indent="0.2479in"/>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P1122" style:parent-style-name="Normalny" style:family="paragraph">
      <style:paragraph-properties fo:text-align="justify" fo:line-height="150%" fo:text-indent="0.2479in"/>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T1133" style:parent-style-name="Domyślnaczcionkaakapitu" style:family="text">
      <style:text-properties fo:background-color="#80FFFF"/>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P1137" style:parent-style-name="Normalny" style:family="paragraph">
      <style:paragraph-properties fo:text-align="justify" fo:line-height="150%" fo:text-indent="0.2479in"/>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fo:text-indent="0.2479in"/>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P1151" style:parent-style-name="Normalny" style:family="paragraph">
      <style:paragraph-properties fo:text-align="justify" fo:line-height="150%" fo:text-indent="0.2479in"/>
    </style:style>
    <style:style style:name="P1152" style:parent-style-name="Normalny" style:family="paragraph">
      <style:paragraph-properties fo:text-align="justify" fo:line-height="150%" fo:text-indent="0.2479in"/>
    </style:style>
    <style:style style:name="T1153" style:parent-style-name="Domyślnaczcionkaakapitu" style:family="text">
      <style:text-properties fo:background-color="#80FFFF"/>
    </style:style>
    <style:style style:name="P1154" style:parent-style-name="Normalny" style:family="paragraph">
      <style:paragraph-properties fo:text-align="justify" fo:line-height="150%" fo:text-indent="0.2479in"/>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P1157" style:parent-style-name="Normalny" style:family="paragraph">
      <style:paragraph-properties fo:text-align="justify" fo:line-height="150%" fo:text-indent="0.2479in"/>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T1160" style:parent-style-name="Domyślnaczcionkaakapitu" style:family="text">
      <style:text-properties fo:background-color="#80FFFF"/>
    </style:style>
    <style:style style:name="P1161" style:parent-style-name="Normalny" style:family="paragraph">
      <style:paragraph-properties fo:text-align="justify" fo:line-height="150%" fo:text-indent="0.2479in"/>
    </style:style>
    <style:style style:name="P1162" style:parent-style-name="Normalny" style:family="paragraph">
      <style:paragraph-properties fo:text-align="justify" fo:line-height="150%" fo:text-indent="0.2479in">
        <style:tab-stops>
          <style:tab-stop style:type="left" style:position="1.2298in"/>
        </style:tab-stops>
      </style:paragraph-properties>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P1166" style:parent-style-name="Normalny" style:family="paragraph">
      <style:paragraph-properties fo:text-align="justify" fo:line-height="150%" fo:text-indent="0.2479in">
        <style:tab-stops>
          <style:tab-stop style:type="left" style:position="1.2298in"/>
        </style:tab-stops>
      </style:paragraph-properties>
    </style:style>
    <style:style style:name="P1167" style:parent-style-name="Normalny" style:family="paragraph">
      <style:paragraph-properties fo:text-align="justify" fo:line-height="150%" fo:text-indent="0.2479in">
        <style:tab-stops>
          <style:tab-stop style:type="left" style:position="1.2298in"/>
        </style:tab-stops>
      </style:paragraph-properties>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P1170" style:parent-style-name="Normalny" style:family="paragraph">
      <style:paragraph-properties fo:text-align="justify" fo:line-height="150%" fo:text-indent="0.2479in"/>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fo:text-indent="0.2479in"/>
    </style:style>
    <style:style style:name="P1176" style:parent-style-name="Normalny" style:family="paragraph">
      <style:paragraph-properties fo:text-align="justify" fo:line-height="150%" fo:text-indent="0.2479in"/>
    </style:style>
    <style:style style:name="T1177" style:parent-style-name="Domyślnaczcionkaakapitu" style:family="text">
      <style:text-properties fo:background-color="#80FFFF"/>
    </style:style>
    <style:style style:name="P1178" style:parent-style-name="Normalny" style:family="paragraph">
      <style:paragraph-properties fo:text-align="justify" fo:line-height="150%" fo:text-indent="0.2479in"/>
    </style:style>
    <style:style style:name="T1179" style:parent-style-name="Domyślnaczcionkaakapitu" style:family="text">
      <style:text-properties fo:background-color="#80FFFF"/>
    </style:style>
    <style:style style:name="P1180" style:parent-style-name="Normalny" style:family="paragraph">
      <style:paragraph-properties fo:text-align="justify" fo:line-height="150%" fo:text-indent="0.2479in"/>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P1184" style:parent-style-name="Normalny" style:family="paragraph">
      <style:paragraph-properties fo:text-align="justify" fo:line-height="150%" fo:text-indent="0.2479in"/>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P1190" style:parent-style-name="Normalny" style:family="paragraph">
      <style:paragraph-properties fo:text-align="justify" fo:line-height="150%" fo:text-indent="0.2479in"/>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fo:text-indent="0.2479in"/>
    </style:style>
    <style:style style:name="T1197" style:parent-style-name="Domyślnaczcionkaakapitu" style:family="text">
      <style:text-properties fo:background-color="#80FFFF"/>
    </style:style>
    <style:style style:name="P1198" style:parent-style-name="Normalny" style:family="paragraph">
      <style:paragraph-properties fo:text-align="justify" fo:line-height="150%" fo:text-indent="0.2479in"/>
    </style:style>
    <style:style style:name="P1199" style:parent-style-name="Normalny" style:family="paragraph">
      <style:paragraph-properties fo:text-align="justify" fo:line-height="150%" fo:text-indent="0.2479in"/>
    </style:style>
    <style:style style:name="P1200" style:parent-style-name="Normalny" style:family="paragraph">
      <style:paragraph-properties fo:text-align="justify" fo:line-height="150%" fo:text-indent="0.2479in"/>
    </style:style>
    <style:style style:name="T1201" style:parent-style-name="Domyślnaczcionkaakapitu" style:family="text">
      <style:text-properties fo:background-color="#80FFFF"/>
    </style:style>
    <style:style style:name="P1202" style:parent-style-name="Normalny" style:family="paragraph">
      <style:paragraph-properties fo:text-align="justify" fo:line-height="150%" fo:text-indent="0.2479in"/>
    </style:style>
    <style:style style:name="P1203" style:parent-style-name="Normalny" style:family="paragraph">
      <style:paragraph-properties fo:text-align="justify" fo:line-height="150%" fo:text-indent="0.2479in"/>
    </style:style>
    <style:style style:name="P1204" style:parent-style-name="Normalny" style:family="paragraph">
      <style:paragraph-properties fo:text-align="justify" fo:line-height="150%" fo:text-indent="0.2479in"/>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P1211" style:parent-style-name="Normalny" style:family="paragraph">
      <style:paragraph-properties fo:text-align="justify" fo:line-height="150%" fo:text-indent="0.2479in"/>
    </style:style>
    <style:style style:name="T1212" style:parent-style-name="Domyślnaczcionkaakapitu" style:family="text">
      <style:text-properties fo:background-color="#80FFFF"/>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P1216" style:parent-style-name="Normalny" style:family="paragraph">
      <style:paragraph-properties fo:text-align="justify" fo:line-height="150%" fo:text-indent="0.2479in"/>
    </style:style>
    <style:style style:name="T1217" style:parent-style-name="Domyślnaczcionkaakapitu" style:family="text">
      <style:text-properties fo:background-color="#80FFFF"/>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fo:text-indent="0.2479in"/>
    </style:style>
    <style:style style:name="P1220" style:parent-style-name="Normalny" style:family="paragraph">
      <style:paragraph-properties fo:text-align="justify" fo:line-height="150%" fo:text-indent="0.2479in"/>
    </style:style>
    <style:style style:name="T1221" style:parent-style-name="Domyślnaczcionkaakapitu" style:family="text">
      <style:text-properties fo:background-color="#80FFFF"/>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tab-stops>
          <style:tab-stop style:type="left" style:position="0.9131in"/>
        </style:tab-stops>
      </style:paragraph-properties>
    </style:style>
    <style:style style:name="P1229" style:parent-style-name="Normalny" style:family="paragraph">
      <style:paragraph-properties fo:text-align="justify" fo:line-height="150%" fo:text-indent="0.2479in">
        <style:tab-stops>
          <style:tab-stop style:type="left" style:position="0.9131in"/>
        </style:tab-stops>
      </style:paragraph-properties>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P1236" style:parent-style-name="Normalny" style:family="paragraph">
      <style:paragraph-properties fo:text-align="justify" fo:line-height="150%" fo:text-indent="0.2479in"/>
    </style:style>
    <style:style style:name="P1237" style:parent-style-name="Normalny" style:family="paragraph">
      <style:paragraph-properties fo:text-align="justify" fo:line-height="150%" fo:text-indent="0.2479in"/>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fo:text-indent="0.2479in"/>
    </style:style>
    <style:style style:name="P1240" style:parent-style-name="Normalny" style:family="paragraph">
      <style:paragraph-properties fo:text-align="justify" fo:line-height="150%" fo:text-indent="0.2479in"/>
    </style:style>
    <style:style style:name="P1241" style:parent-style-name="Normalny" style:family="paragraph">
      <style:paragraph-properties fo:text-align="justify" fo:line-height="150%"/>
    </style:style>
    <style:style style:name="T1242" style:parent-style-name="Domyślnaczcionkaakapitu" style:family="text">
      <style:text-properties style:text-underline-type="single" style:text-underline-style="solid" style:text-underline-width="auto" style:text-underline-mode="continuous"/>
    </style:style>
    <style:style style:name="P1243" style:parent-style-name="Normalny" style:family="paragraph">
      <style:paragraph-properties fo:text-align="justify" fo:line-height="150%" fo:text-indent="0.2479in"/>
    </style:style>
    <style:style style:name="P1244" style:parent-style-name="Normalny" style:family="paragraph">
      <style:paragraph-properties fo:text-align="justify" fo:line-height="150%" fo:text-indent="0.2479in"/>
    </style:style>
    <style:style style:name="T1245" style:parent-style-name="Domyślnaczcionkaakapitu" style:family="text">
      <style:text-properties fo:background-color="#80FFFF"/>
    </style:style>
    <style:style style:name="P1246" style:parent-style-name="Normalny" style:family="paragraph">
      <style:paragraph-properties fo:text-align="justify" fo:line-height="150%"/>
    </style:style>
    <style:style style:name="T1247" style:parent-style-name="Domyślnaczcionkaakapitu" style:family="text">
      <style:text-properties style:text-underline-type="single" style:text-underline-style="solid" style:text-underline-width="auto" style:text-underline-mode="continuous"/>
    </style:style>
    <style:style style:name="P1248" style:parent-style-name="Normalny" style:family="paragraph">
      <style:paragraph-properties fo:text-align="justify" fo:line-height="150%" fo:text-indent="0.2479in"/>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P1251" style:parent-style-name="Normalny" style:family="paragraph">
      <style:paragraph-properties fo:text-align="justify" fo:line-height="150%" fo:text-indent="0.2479in"/>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style:style>
    <style:style style:name="T1254" style:parent-style-name="Domyślnaczcionkaakapitu" style:family="text">
      <style:text-properties fo:background-color="#80FFFF"/>
    </style:style>
    <style:style style:name="T1255" style:parent-style-name="Domyślnaczcionkaakapitu" style:family="text">
      <style:text-properties style:text-underline-type="single" style:text-underline-style="solid" style:text-underline-width="auto" style:text-underline-mode="continuous"/>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479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P1263" style:parent-style-name="Normalny" style:family="paragraph">
      <style:paragraph-properties fo:text-align="justify" fo:line-height="150%" fo:text-indent="0.2479in"/>
    </style:style>
    <style:style style:name="T1264" style:parent-style-name="Domyślnaczcionkaakapitu" style:family="text">
      <style:text-properties fo:background-color="#80FFFF"/>
    </style:style>
    <style:style style:name="T1265" style:parent-style-name="Domyślnaczcionkaakapitu" style:family="text">
      <style:text-properties fo:background-color="#80FFFF"/>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T1270" style:parent-style-name="Domyślnaczcionkaakapitu" style:family="text">
      <style:text-properties fo:background-color="#80FFFF" style:text-underline-type="single" style:text-underline-style="solid" style:text-underline-width="auto" style:text-underline-mode="continuous"/>
    </style:style>
    <style:style style:name="P1271" style:parent-style-name="Normalny" style:family="paragraph">
      <style:paragraph-properties fo:text-align="justify" fo:line-height="150%" fo:text-indent="0.2479in"/>
    </style:style>
    <style:style style:name="P1272" style:parent-style-name="Normalny" style:family="paragraph">
      <style:paragraph-properties fo:text-align="justify" fo:line-height="150%" fo:text-indent="0.2479in"/>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P1277" style:parent-style-name="Normalny" style:family="paragraph">
      <style:paragraph-properties fo:text-align="justify" fo:line-height="150%"/>
    </style:style>
    <style:style style:name="T1278" style:parent-style-name="Domyślnaczcionkaakapitu" style:family="text">
      <style:text-properties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P1280" style:parent-style-name="Normalny" style:family="paragraph">
      <style:paragraph-properties fo:text-align="justify" fo:line-height="150%"/>
    </style:style>
    <style:style style:name="T1281" style:parent-style-name="Domyślnaczcionkaakapitu" style:family="text">
      <style:text-properties style:text-underline-type="single" style:text-underline-style="solid" style:text-underline-width="auto" style:text-underline-mode="continuous"/>
    </style:style>
    <style:style style:name="T1282" style:parent-style-name="Domyślnaczcionkaakapitu" style:family="text">
      <style:text-properties fo:background-color="#80FFFF" style:text-underline-type="single" style:text-underline-style="solid" style:text-underline-width="auto" style:text-underline-mode="continuous"/>
    </style:style>
    <style:style style:name="T1283" style:parent-style-name="Domyślnaczcionkaakapitu" style:family="text">
      <style:text-properties style:text-underline-type="single" style:text-underline-style="solid" style:text-underline-width="auto" style:text-underline-mode="continuous"/>
    </style:style>
    <style:style style:name="P1284" style:parent-style-name="Normalny" style:family="paragraph">
      <style:paragraph-properties fo:text-align="justify" fo:line-height="150%" fo:text-indent="0.2479in"/>
    </style:style>
    <style:style style:name="T1285" style:parent-style-name="Domyślnaczcionkaakapitu" style:family="text">
      <style:text-properties fo:background-color="#80FFFF"/>
    </style:style>
    <style:style style:name="P1286" style:parent-style-name="Normalny" style:family="paragraph">
      <style:paragraph-properties fo:text-align="justify" fo:line-height="150%" fo:text-indent="0.2479in"/>
    </style:style>
    <style:style style:name="P1287" style:parent-style-name="Normalny" style:family="paragraph">
      <style:paragraph-properties fo:text-align="justify" fo:line-height="150%" fo:text-indent="0.2479in"/>
    </style:style>
    <style:style style:name="P1288" style:parent-style-name="Normalny" style:family="paragraph">
      <style:paragraph-properties fo:text-align="justify" fo:line-height="150%" fo:text-indent="0.2479in"/>
    </style:style>
    <style:style style:name="P1289" style:parent-style-name="Normalny" style:family="paragraph">
      <style:paragraph-properties fo:text-align="justify" fo:line-height="150%"/>
    </style:style>
    <style:style style:name="T1290" style:parent-style-name="Domyślnaczcionkaakapitu" style:family="text">
      <style:text-properties style:text-underline-type="single" style:text-underline-style="solid" style:text-underline-width="auto" style:text-underline-mode="continuous"/>
    </style:style>
    <style:style style:name="T1291" style:parent-style-name="Domyślnaczcionkaakapitu" style:family="text">
      <style:text-properties fo:background-color="#80FFFF" style:text-underline-type="single" style:text-underline-style="solid" style:text-underline-width="auto" style:text-underline-mode="continuous"/>
    </style:style>
    <style:style style:name="T1292" style:parent-style-name="Domyślnaczcionkaakapitu" style:family="text">
      <style:text-properties style:text-underline-type="single" style:text-underline-style="solid" style:text-underline-width="auto" style:text-underline-mode="continuous"/>
    </style:style>
    <style:style style:name="P1293" style:parent-style-name="Normalny" style:family="paragraph">
      <style:paragraph-properties fo:text-align="justify" fo:line-height="150%" fo:text-indent="0.2479in"/>
    </style:style>
    <style:style style:name="T1294" style:parent-style-name="Domyślnaczcionkaakapitu" style:family="text">
      <style:text-properties fo:background-color="#80FFFF"/>
    </style:style>
    <style:style style:name="P1295" style:parent-style-name="Normalny" style:family="paragraph">
      <style:paragraph-properties fo:text-align="justify" fo:line-height="150%" fo:text-indent="0.2479in"/>
    </style:style>
    <style:style style:name="P1296" style:parent-style-name="Normalny" style:family="paragraph">
      <style:paragraph-properties fo:text-align="justify" fo:line-height="150%"/>
    </style:style>
    <style:style style:name="T1297" style:parent-style-name="Domyślnaczcionkaakapitu" style:family="text">
      <style:text-properties style:text-underline-type="single" style:text-underline-style="solid" style:text-underline-width="auto" style:text-underline-mode="continuous"/>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fo:text-indent="0.2479in"/>
    </style:style>
    <style:style style:name="T1310" style:parent-style-name="Domyślnaczcionkaakapitu" style:family="text">
      <style:text-properties fo:background-color="#80FFFF"/>
    </style:style>
    <style:style style:name="P1311" style:parent-style-name="Normalny" style:family="paragraph">
      <style:paragraph-properties fo:text-align="justify" fo:line-height="150%" fo:text-indent="0.2479in"/>
    </style:style>
    <style:style style:name="P1312" style:parent-style-name="Normalny" style:family="paragraph">
      <style:paragraph-properties fo:text-align="justify" fo:line-height="150%"/>
    </style:style>
    <style:style style:name="T1313" style:parent-style-name="Domyślnaczcionkaakapitu" style:family="text">
      <style:text-properties style:text-underline-type="single" style:text-underline-style="solid" style:text-underline-width="auto" style:text-underline-mode="continuous"/>
    </style:style>
    <style:style style:name="P1314" style:parent-style-name="Normalny" style:family="paragraph">
      <style:paragraph-properties fo:text-align="justify" fo:line-height="150%" fo:text-indent="0.2479in"/>
    </style:style>
    <style:style style:name="P1315" style:parent-style-name="Normalny" style:family="paragraph">
      <style:paragraph-properties fo:text-align="justify" fo:line-height="150%" fo:text-indent="0.2479in"/>
    </style:style>
    <style:style style:name="T1316" style:parent-style-name="Domyślnaczcionkaakapitu" style:family="text">
      <style:text-properties fo:background-color="#80FFFF"/>
    </style:style>
    <style:style style:name="P1317" style:parent-style-name="Normalny" style:family="paragraph">
      <style:paragraph-properties fo:text-align="justify" fo:line-height="150%" fo:text-indent="0.2479in"/>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P1322" style:parent-style-name="Normalny" style:family="paragraph">
      <style:paragraph-properties fo:text-align="justify" fo:line-height="150%" fo:text-indent="0.2479in"/>
    </style:style>
    <style:style style:name="P1323" style:parent-style-name="Normalny" style:family="paragraph">
      <style:paragraph-properties fo:text-align="justify" fo:line-height="150%" fo:text-indent="0.2479in"/>
    </style:style>
    <style:style style:name="T1324" style:parent-style-name="Domyślnaczcionkaakapitu" style:family="text">
      <style:text-properties fo:background-color="#80FFFF"/>
    </style:style>
    <style:style style:name="P1325" style:parent-style-name="Normalny" style:family="paragraph">
      <style:paragraph-properties fo:text-align="justify" fo:line-height="150%"/>
    </style:style>
    <style:style style:name="T1326" style:parent-style-name="Domyślnaczcionkaakapitu" style:family="text">
      <style:text-properties fo:background-color="#80FFFF" style:text-underline-type="single" style:text-underline-style="solid" style:text-underline-width="auto" style:text-underline-mode="continuous"/>
    </style:style>
    <style:style style:name="T1327" style:parent-style-name="Domyślnaczcionkaakapitu" style:family="text">
      <style:text-properties style:text-underline-type="single" style:text-underline-style="solid" style:text-underline-width="auto" style:text-underline-mode="continuous"/>
    </style:style>
    <style:style style:name="T1328" style:parent-style-name="Domyślnaczcionkaakapitu" style:family="text">
      <style:text-properties fo:background-color="#80FFFF" style:text-underline-type="single" style:text-underline-style="solid" style:text-underline-width="auto" style:text-underline-mode="continuous"/>
    </style:style>
    <style:style style:name="T1329" style:parent-style-name="Domyślnaczcionkaakapitu" style:family="text">
      <style:text-properties style:text-underline-type="single" style:text-underline-style="solid" style:text-underline-width="auto" style:text-underline-mode="continuous"/>
    </style:style>
    <style:style style:name="P1330" style:parent-style-name="Normalny" style:family="paragraph">
      <style:paragraph-properties fo:text-align="justify" fo:line-height="150%" fo:text-indent="0.2479in"/>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P1351" style:parent-style-name="Normalny" style:family="paragraph">
      <style:paragraph-properties fo:text-align="justify" fo:line-height="150%" fo:text-indent="0.2479in">
        <style:tab-stops>
          <style:tab-stop style:type="left" style:position="2.8243in"/>
        </style:tab-stops>
      </style:paragraph-properties>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T1358" style:parent-style-name="Domyślnaczcionkaakapitu" style:family="text">
      <style:text-properties fo:background-color="#80FFFF"/>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P1366" style:parent-style-name="Normalny" style:family="paragraph">
      <style:paragraph-properties fo:text-align="justify" fo:line-height="150%"/>
    </style:style>
    <style:style style:name="T1367" style:parent-style-name="Domyślnaczcionkaakapitu" style:family="text">
      <style:text-properties style:text-underline-type="single" style:text-underline-style="solid" style:text-underline-width="auto" style:text-underline-mode="continuous"/>
    </style:style>
    <style:style style:name="T1368" style:parent-style-name="Domyślnaczcionkaakapitu" style:family="text">
      <style:text-properties fo:background-color="#80FFFF" style:text-underline-type="single" style:text-underline-style="solid" style:text-underline-width="auto" style:text-underline-mode="continuous"/>
    </style:style>
    <style:style style:name="P1369" style:parent-style-name="Normalny" style:family="paragraph">
      <style:paragraph-properties fo:text-align="justify" fo:line-height="150%" fo:text-indent="0.2479in"/>
    </style:style>
    <style:style style:name="P1370" style:parent-style-name="Normalny" style:family="paragraph">
      <style:paragraph-properties fo:text-align="justify" fo:line-height="150%"/>
    </style:style>
    <style:style style:name="T1371" style:parent-style-name="Domyślnaczcionkaakapitu" style:family="text">
      <style:text-properties style:text-underline-type="single" style:text-underline-style="solid" style:text-underline-width="auto" style:text-underline-mode="continuous"/>
    </style:style>
    <style:style style:name="P1372" style:parent-style-name="Normalny" style:family="paragraph">
      <style:paragraph-properties fo:text-align="justify" fo:line-height="150%" fo:text-indent="0.2479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P1380" style:parent-style-name="Normalny" style:family="paragraph">
      <style:paragraph-properties fo:text-align="justify" fo:line-height="150%" fo:text-indent="0.2479in"/>
    </style:style>
    <style:style style:name="T1381" style:parent-style-name="Domyślnaczcionkaakapitu" style:family="text">
      <style:text-properties fo:background-color="#80FFFF"/>
    </style:style>
    <style:style style:name="P1382" style:parent-style-name="Normalny" style:family="paragraph">
      <style:paragraph-properties fo:text-align="justify" fo:line-height="150%"/>
    </style:style>
    <style:style style:name="T1383" style:parent-style-name="Domyślnaczcionkaakapitu" style:family="text">
      <style:text-properties style:text-underline-type="single" style:text-underline-style="solid" style:text-underline-width="auto" style:text-underline-mode="continuous"/>
    </style:style>
    <style:style style:name="P1384" style:parent-style-name="Normalny" style:family="paragraph">
      <style:paragraph-properties fo:text-align="justify" fo:line-height="150%" fo:text-indent="0.2479in"/>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P1398" style:parent-style-name="Normalny" style:family="paragraph">
      <style:paragraph-properties fo:text-align="justify" fo:line-height="150%" fo:text-indent="0.2479in"/>
    </style:style>
    <style:style style:name="P1399" style:parent-style-name="Normalny" style:family="paragraph">
      <style:paragraph-properties fo:text-align="justify" fo:line-height="150%"/>
    </style:style>
    <style:style style:name="T1400" style:parent-style-name="Domyślnaczcionkaakapitu" style:family="text">
      <style:text-properties style:text-underline-type="single" style:text-underline-style="solid" style:text-underline-width="auto" style:text-underline-mode="continuous"/>
    </style:style>
    <style:style style:name="P1401" style:parent-style-name="Normalny" style:family="paragraph">
      <style:paragraph-properties fo:text-align="justify" fo:line-height="150%" fo:text-indent="0.2479in"/>
    </style:style>
    <style:style style:name="T1402" style:parent-style-name="Domyślnaczcionkaakapitu" style:family="text">
      <style:text-properties fo:background-color="#80FFFF"/>
    </style:style>
    <style:style style:name="P1403" style:parent-style-name="Normalny" style:family="paragraph">
      <style:paragraph-properties fo:text-align="justify" fo:line-height="150%"/>
    </style:style>
    <style:style style:name="T1404" style:parent-style-name="Domyślnaczcionkaakapitu" style:family="text">
      <style:text-properties style:text-underline-type="single" style:text-underline-style="solid" style:text-underline-width="auto" style:text-underline-mode="continuous"/>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T1411" style:parent-style-name="Domyślnaczcionkaakapitu" style:family="text">
      <style:text-properties fo:background-color="#80FFFF"/>
    </style:style>
    <style:style style:name="T1412" style:parent-style-name="Domyślnaczcionkaakapitu" style:family="text">
      <style:text-properties fo:background-color="#80FFFF"/>
    </style:style>
    <style:style style:name="T1413" style:parent-style-name="Domyślnaczcionkaakapitu" style:family="text">
      <style:text-properties fo:background-color="#80FFFF"/>
    </style:style>
    <style:style style:name="T1414" style:parent-style-name="Domyślnaczcionkaakapitu" style:family="text">
      <style:text-properties fo:background-color="#80FFFF"/>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P1418" style:parent-style-name="Normalny" style:family="paragraph">
      <style:paragraph-properties fo:text-align="justify" fo:line-height="150%"/>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T1420" style:parent-style-name="Domyślnaczcionkaakapitu" style:family="text">
      <style:text-properties style:text-underline-type="single" style:text-underline-style="solid" style:text-underline-width="auto" style:text-underline-mode="continuous"/>
    </style:style>
    <style:style style:name="T1421" style:parent-style-name="Domyślnaczcionkaakapitu" style:family="text">
      <style:text-properties fo:background-color="#80FFFF" style:text-underline-type="single" style:text-underline-style="solid" style:text-underline-width="auto" style:text-underline-mode="continuous"/>
    </style:style>
    <style:style style:name="T1422" style:parent-style-name="Domyślnaczcionkaakapitu" style:family="text">
      <style:text-properties style:text-underline-type="single" style:text-underline-style="solid" style:text-underline-width="auto" style:text-underline-mode="continuous"/>
    </style:style>
    <style:style style:name="P1423" style:parent-style-name="Normalny" style:family="paragraph">
      <style:paragraph-properties fo:text-align="justify" fo:line-height="150%" fo:text-indent="0.2479in"/>
    </style:style>
    <style:style style:name="P1424" style:parent-style-name="Normalny" style:family="paragraph">
      <style:paragraph-properties fo:text-align="justify" fo:line-height="150%"/>
    </style:style>
    <style:style style:name="T1425" style:parent-style-name="Domyślnaczcionkaakapitu" style:family="text">
      <style:text-properties style:text-underline-type="single" style:text-underline-style="solid" style:text-underline-width="auto" style:text-underline-mode="continuous"/>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P1428" style:parent-style-name="Normalny" style:family="paragraph">
      <style:paragraph-properties fo:text-align="justify" fo:line-height="150%" fo:text-indent="0.2479in"/>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T1434" style:parent-style-name="Domyślnaczcionkaakapitu" style:family="text">
      <style:text-properties fo:background-color="#80FFFF"/>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style:style>
    <style:style style:name="T1442" style:parent-style-name="Domyślnaczcionkaakapitu" style:family="text">
      <style:text-properties style:text-underline-type="single" style:text-underline-style="solid" style:text-underline-width="auto" style:text-underline-mode="continuous"/>
    </style:style>
    <style:style style:name="P1443" style:parent-style-name="Normalny" style:family="paragraph">
      <style:paragraph-properties fo:text-align="justify" fo:line-height="150%" fo:text-indent="0.2479in"/>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P1447" style:parent-style-name="Normalny" style:family="paragraph">
      <style:paragraph-properties fo:text-align="justify" fo:line-height="150%"/>
    </style:style>
    <style:style style:name="P1448" style:parent-style-name="Normalny" style:family="paragraph">
      <style:paragraph-properties fo:text-align="justify" fo:line-height="150%"/>
    </style:style>
    <style:style style:name="P1449" style:parent-style-name="Normalny" style:family="paragraph">
      <style:paragraph-properties fo:text-align="justify" fo:line-height="150%"/>
    </style:style>
    <style:style style:name="T1450" style:parent-style-name="Domyślnaczcionkaakapitu" style:family="text">
      <style:text-properties fo:background-color="#80FFFF"/>
    </style:style>
    <style:style style:name="P1451" style:parent-style-name="Normalny" style:family="paragraph">
      <style:paragraph-properties fo:text-align="justify" fo:line-height="150%"/>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fo:text-indent="0.2479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style>
    <style:style style:name="T1462" style:parent-style-name="Domyślnaczcionkaakapitu" style:family="text">
      <style:text-properties fo:background-color="#80FFFF"/>
    </style:style>
    <style:style style:name="P1463" style:parent-style-name="Normalny" style:family="paragraph">
      <style:paragraph-properties fo:text-align="justify" fo:line-height="150%" fo:text-indent="0.2479in"/>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T1467" style:parent-style-name="Domyślnaczcionkaakapitu" style:family="text">
      <style:text-properties fo:background-color="#80FFFF"/>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fo:text-indent="0.2479in"/>
    </style:style>
    <style:style style:name="T1470" style:parent-style-name="Domyślnaczcionkaakapitu" style:family="text">
      <style:text-properties fo:background-color="#80FFFF"/>
    </style:style>
    <style:style style:name="P1471" style:parent-style-name="Normalny" style:family="paragraph">
      <style:paragraph-properties fo:text-align="justify" fo:line-height="150%" fo:text-indent="0.2479in"/>
    </style:style>
    <style:style style:name="P1472" style:parent-style-name="Normalny" style:family="paragraph">
      <style:paragraph-properties fo:text-align="justify" fo:line-height="150%" fo:text-indent="0.2479in"/>
    </style:style>
    <style:style style:name="P1473" style:parent-style-name="Normalny" style:family="paragraph">
      <style:paragraph-properties fo:text-align="justify" fo:line-height="150%" fo:text-indent="0.2479in"/>
    </style:style>
    <style:style style:name="P1474" style:parent-style-name="Normalny" style:family="paragraph">
      <style:paragraph-properties fo:text-align="justify" fo:line-height="150%"/>
    </style:style>
    <style:style style:name="T1475" style:parent-style-name="Domyślnaczcionkaakapitu" style:family="text">
      <style:text-properties style:text-underline-type="single" style:text-underline-style="solid" style:text-underline-width="auto" style:text-underline-mode="continuous"/>
    </style:style>
    <style:style style:name="T1476" style:parent-style-name="Domyślnaczcionkaakapitu" style:family="text">
      <style:text-properties fo:background-color="#80FFFF" style:text-underline-type="single" style:text-underline-style="solid" style:text-underline-width="auto" style:text-underline-mode="continuous"/>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P1494" style:parent-style-name="Normalny" style:family="paragraph">
      <style:paragraph-properties fo:text-align="justify" fo:line-height="150%" fo:text-indent="0.2479in"/>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P1497" style:parent-style-name="Normalny" style:family="paragraph">
      <style:paragraph-properties fo:text-align="justify" fo:line-height="150%"/>
    </style:style>
    <style:style style:name="T1498" style:parent-style-name="Domyślnaczcionkaakapitu" style:family="text">
      <style:text-properties fo:background-color="#80FFFF" style:text-underline-type="single" style:text-underline-style="solid" style:text-underline-width="auto" style:text-underline-mode="continuous"/>
    </style:style>
    <style:style style:name="T1499" style:parent-style-name="Domyślnaczcionkaakapitu" style:family="text">
      <style:text-properties style:text-underline-type="single" style:text-underline-style="solid" style:text-underline-width="auto" style:text-underline-mode="continuous"/>
    </style:style>
    <style:style style:name="T1500" style:parent-style-name="Domyślnaczcionkaakapitu" style:family="text">
      <style:text-properties fo:background-color="#80FFFF" style:text-underline-type="single" style:text-underline-style="solid" style:text-underline-width="auto" style:text-underline-mode="continuous"/>
    </style:style>
    <style:style style:name="T1501" style:parent-style-name="Domyślnaczcionkaakapitu" style:family="text">
      <style:text-properties style:text-underline-type="single" style:text-underline-style="solid" style:text-underline-width="auto" style:text-underline-mode="continuous"/>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P1505" style:parent-style-name="Normalny" style:family="paragraph">
      <style:paragraph-properties fo:text-align="justify" fo:line-height="150%" fo:text-indent="0.2479in"/>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479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P1513" style:parent-style-name="Normalny" style:family="paragraph">
      <style:paragraph-properties fo:text-align="justify" fo:line-height="150%" fo:text-indent="0.2479in"/>
    </style:style>
    <style:style style:name="P1514" style:parent-style-name="Normalny" style:family="paragraph">
      <style:paragraph-properties fo:text-align="justify" fo:line-height="150%" fo:text-indent="0.2479in"/>
    </style:style>
    <style:style style:name="P1515" style:parent-style-name="Normalny" style:family="paragraph">
      <style:paragraph-properties fo:text-align="justify" fo:line-height="150%" fo:text-indent="0.2479in"/>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P1520" style:parent-style-name="Normalny" style:family="paragraph">
      <style:paragraph-properties fo:text-align="justify" fo:line-height="150%" fo:text-indent="0.2479in"/>
    </style:style>
    <style:style style:name="T1521" style:parent-style-name="Domyślnaczcionkaakapitu" style:family="text">
      <style:text-properties fo:background-color="#80FFFF"/>
    </style:style>
    <style:style style:name="P1522" style:parent-style-name="Normalny" style:family="paragraph">
      <style:paragraph-properties fo:text-align="justify" fo:line-height="150%"/>
    </style:style>
    <style:style style:name="P1523" style:parent-style-name="Normalny" style:family="paragraph">
      <style:paragraph-properties fo:text-align="justify" fo:line-height="150%"/>
    </style:style>
    <style:style style:name="P1524" style:parent-style-name="Normalny" style:family="paragraph">
      <style:paragraph-properties fo:text-align="justify" fo:line-height="150%"/>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479in"/>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P1530" style:parent-style-name="Normalny" style:family="paragraph">
      <style:paragraph-properties fo:text-align="justify" fo:line-height="150%" fo:text-indent="0.2479in"/>
    </style:style>
    <style:style style:name="P1531" style:parent-style-name="Normalny" style:family="paragraph">
      <style:paragraph-properties fo:text-align="justify" fo:line-height="150%" fo:text-indent="0.2479in"/>
    </style:style>
    <style:style style:name="P1532" style:parent-style-name="Normalny" style:family="paragraph">
      <style:paragraph-properties fo:text-align="justify" fo:line-height="150%" fo:text-indent="0.2479in"/>
    </style:style>
    <style:style style:name="P1533" style:parent-style-name="Normalny" style:family="paragraph">
      <style:paragraph-properties fo:text-align="justify" fo:line-height="150%" fo:text-indent="0.2479in"/>
    </style:style>
    <style:style style:name="P1534" style:parent-style-name="Normalny" style:family="paragraph">
      <style:paragraph-properties fo:text-align="justify" fo:line-height="150%" fo:text-indent="0.2479in"/>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479in"/>
    </style:style>
    <style:style style:name="P1537" style:parent-style-name="Normalny" style:family="paragraph">
      <style:paragraph-properties fo:text-align="justify" fo:line-height="150%" fo:text-indent="0.2479in"/>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fo:text-indent="0.2479in"/>
    </style:style>
    <style:style style:name="P1543" style:parent-style-name="Normalny" style:family="paragraph">
      <style:paragraph-properties fo:text-align="justify" fo:line-height="150%" fo:text-indent="0.2479in"/>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P1548" style:parent-style-name="Normalny" style:family="paragraph">
      <style:paragraph-properties fo:text-align="justify" fo:line-height="150%" fo:text-indent="0.2479in"/>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T1551" style:parent-style-name="Domyślnaczcionkaakapitu" style:family="text">
      <style:text-properties style:text-position="sub 66.6%" fo:background-color="#80FFFF"/>
    </style:style>
    <style:style style:name="P1552" style:parent-style-name="Normalny" style:family="paragraph">
      <style:paragraph-properties fo:text-align="justify" fo:line-height="150%" fo:text-indent="0.2479in"/>
    </style:style>
    <style:style style:name="P1553" style:parent-style-name="Normalny" style:family="paragraph">
      <style:paragraph-properties fo:text-align="justify" fo:line-height="150%" fo:text-indent="0.2479in"/>
    </style:style>
    <style:style style:name="P1554" style:parent-style-name="Normalny" style:family="paragraph">
      <style:paragraph-properties fo:text-align="justify" fo:line-height="150%" fo:text-indent="0.2479in"/>
    </style:style>
    <style:style style:name="T1555" style:parent-style-name="Domyślnaczcionkaakapitu" style:family="text">
      <style:text-properties style:text-position="sub 66.6%"/>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P1560" style:parent-style-name="Normalny" style:family="paragraph">
      <style:paragraph-properties fo:text-align="justify" fo:line-height="150%" fo:text-indent="0.2479in"/>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fo:text-indent="0.2479in"/>
    </style:style>
    <style:style style:name="T1570" style:parent-style-name="Domyślnaczcionkaakapitu" style:family="text">
      <style:text-properties fo:background-color="#80FFFF"/>
    </style:style>
    <style:style style:name="P1571" style:parent-style-name="Normalny" style:family="paragraph">
      <style:paragraph-properties fo:text-align="justify" fo:line-height="150%" fo:text-indent="0.2479in"/>
    </style:style>
    <style:style style:name="P1572" style:parent-style-name="Normalny" style:family="paragraph">
      <style:paragraph-properties fo:text-align="justify" fo:line-height="150%" fo:text-indent="0.2479in"/>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P1582" style:parent-style-name="Normalny" style:family="paragraph">
      <style:paragraph-properties fo:text-align="justify" fo:line-height="150%" fo:text-indent="0.2479in"/>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T1585" style:parent-style-name="Domyślnaczcionkaakapitu" style:family="text">
      <style:text-properties fo:background-color="#80FFFF"/>
    </style:style>
    <style:style style:name="P1586" style:parent-style-name="Normalny" style:family="paragraph">
      <style:paragraph-properties fo:text-align="justify" fo:line-height="150%" fo:text-indent="0.2479in"/>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P1589" style:parent-style-name="Normalny" style:family="paragraph">
      <style:paragraph-properties fo:text-align="justify" fo:line-height="150%" fo:text-indent="0.2479in"/>
    </style:style>
    <style:style style:name="P1590" style:parent-style-name="Normalny" style:family="paragraph">
      <style:paragraph-properties fo:text-align="justify" fo:line-height="150%" fo:text-indent="0.2479in"/>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fo:text-indent="0.2479in"/>
    </style:style>
    <style:style style:name="T1596" style:parent-style-name="Domyślnaczcionkaakapitu" style:family="text">
      <style:text-properties fo:background-color="#80FFFF"/>
    </style:style>
    <style:style style:name="P1597" style:parent-style-name="Normalny" style:family="paragraph">
      <style:paragraph-properties fo:text-align="justify" fo:line-height="150%" fo:text-indent="0.2479in"/>
    </style:style>
    <style:style style:name="P1598" style:parent-style-name="Normalny" style:family="paragraph">
      <style:paragraph-properties fo:text-align="justify" fo:line-height="150%" fo:text-indent="0.2479in"/>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T1601" style:parent-style-name="Domyślnaczcionkaakapitu" style:family="text">
      <style:text-properties fo:background-color="#80FFFF"/>
    </style:style>
    <style:style style:name="P1602" style:parent-style-name="Normalny" style:family="paragraph">
      <style:paragraph-properties fo:text-align="justify" fo:line-height="150%" fo:text-indent="0.2479in"/>
    </style:style>
    <style:style style:name="T1603" style:parent-style-name="Domyślnaczcionkaakapitu" style:family="text">
      <style:text-properties fo:background-color="#80FFFF"/>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P1616" style:parent-style-name="Normalny" style:family="paragraph">
      <style:paragraph-properties fo:text-align="justify" fo:line-height="150%"/>
    </style:style>
    <style:style style:name="T1617" style:parent-style-name="Domyślnaczcionkaakapitu" style:family="text">
      <style:text-properties style:text-underline-type="single" style:text-underline-style="solid" style:text-underline-width="auto" style:text-underline-mode="continuous"/>
    </style:style>
    <style:style style:name="T1618" style:parent-style-name="Domyślnaczcionkaakapitu" style:family="text">
      <style:text-properties fo:background-color="#80FFFF" style:text-underline-type="single" style:text-underline-style="solid" style:text-underline-width="auto" style:text-underline-mode="continuous"/>
    </style:style>
    <style:style style:name="T1619" style:parent-style-name="Domyślnaczcionkaakapitu" style:family="text">
      <style:text-properties style:text-underline-type="single" style:text-underline-style="solid" style:text-underline-width="auto" style:text-underline-mode="continuous"/>
    </style:style>
    <style:style style:name="T1620" style:parent-style-name="Domyślnaczcionkaakapitu" style:family="text">
      <style:text-properties fo:background-color="#80FFFF" style:text-underline-type="single" style:text-underline-style="solid" style:text-underline-width="auto" style:text-underline-mode="continuous"/>
    </style:style>
    <style:style style:name="T1621" style:parent-style-name="Domyślnaczcionkaakapitu" style:family="text">
      <style:text-properties style:text-underline-type="single" style:text-underline-style="solid" style:text-underline-width="auto" style:text-underline-mode="continuous"/>
    </style:style>
    <style:style style:name="P1622" style:parent-style-name="Normalny" style:family="paragraph">
      <style:paragraph-properties fo:text-align="justify" fo:line-height="150%" fo:text-indent="0.2479in"/>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style:style>
    <style:style style:name="T1625" style:parent-style-name="Domyślnaczcionkaakapitu" style:family="text">
      <style:text-properties style:text-underline-type="single" style:text-underline-style="solid" style:text-underline-width="auto" style:text-underline-mode="continuous"/>
    </style:style>
    <style:style style:name="T1626" style:parent-style-name="Domyślnaczcionkaakapitu" style:family="text">
      <style:text-properties fo:background-color="#80FFFF" style:text-underline-type="single" style:text-underline-style="solid" style:text-underline-width="auto" style:text-underline-mode="continuous"/>
    </style:style>
    <style:style style:name="T1627" style:parent-style-name="Domyślnaczcionkaakapitu" style:family="text">
      <style:text-properties style:text-underline-type="single" style:text-underline-style="solid" style:text-underline-width="auto" style:text-underline-mode="continuous"/>
    </style:style>
    <style:style style:name="T1628" style:parent-style-name="Domyślnaczcionkaakapitu" style:family="text">
      <style:text-properties style:text-underline-type="single" style:text-underline-style="solid" style:text-underline-width="auto" style:text-underline-mode="continuous"/>
    </style:style>
    <style:style style:name="T1629" style:parent-style-name="Domyślnaczcionkaakapitu" style:family="text">
      <style:text-properties style:text-underline-type="single" style:text-underline-style="solid" style:text-underline-width="auto" style:text-underline-mode="continuous"/>
    </style:style>
    <style:style style:name="T1630" style:parent-style-name="Domyślnaczcionkaakapitu" style:family="text">
      <style:text-properties style:text-underline-type="single" style:text-underline-style="solid" style:text-underline-width="auto" style:text-underline-mode="continuous"/>
    </style:style>
    <style:style style:name="T1631" style:parent-style-name="Domyślnaczcionkaakapitu" style:family="text">
      <style:text-properties style:text-underline-type="single" style:text-underline-style="solid" style:text-underline-width="auto" style:text-underline-mode="continuous"/>
    </style:style>
    <style:style style:name="P1632" style:parent-style-name="Normalny" style:family="paragraph">
      <style:paragraph-properties fo:text-align="justify" fo:line-height="150%" fo:text-indent="0.2479in"/>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479in">
        <style:tab-stops>
          <style:tab-stop style:type="left" style:position="1.0236in"/>
        </style:tab-stops>
      </style:paragraph-properties>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tab-stops>
          <style:tab-stop style:type="left" style:position="1.0236in"/>
        </style:tab-stops>
      </style:paragraph-properties>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fo:text-indent="0.2479in">
        <style:tab-stops>
          <style:tab-stop style:type="left" style:position="1.0236in"/>
        </style:tab-stops>
      </style:paragraph-properties>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P1661" style:parent-style-name="Normalny" style:family="paragraph">
      <style:paragraph-properties fo:text-align="justify" fo:line-height="150%" fo:text-indent="0.2479in"/>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P1667" style:parent-style-name="Normalny" style:family="paragraph">
      <style:paragraph-properties fo:text-align="justify" fo:line-height="150%" fo:text-indent="0.2479in"/>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T1671" style:parent-style-name="Domyślnaczcionkaakapitu" style:family="text">
      <style:text-properties fo:background-color="#80FFFF"/>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fo:text-indent="0.2479in"/>
    </style:style>
    <style:style style:name="T1676" style:parent-style-name="Domyślnaczcionkaakapitu" style:family="text">
      <style:text-properties fo:background-color="#80FFFF"/>
    </style:style>
    <style:style style:name="T1677" style:parent-style-name="Domyślnaczcionkaakapitu" style:family="text">
      <style:text-properties fo:background-color="#80FFFF"/>
    </style:style>
    <style:style style:name="P1678" style:parent-style-name="Normalny" style:family="paragraph">
      <style:paragraph-properties fo:text-align="justify" fo:line-height="150%" fo:text-indent="0.2479in"/>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T1683" style:parent-style-name="Domyślnaczcionkaakapitu" style:family="text">
      <style:text-properties fo:background-color="#80FFFF"/>
    </style:style>
    <style:style style:name="T1684" style:parent-style-name="Domyślnaczcionkaakapitu" style:family="text">
      <style:text-properties fo:background-color="#80FFFF"/>
    </style:style>
    <style:style style:name="T1685" style:parent-style-name="Domyślnaczcionkaakapitu" style:family="text">
      <style:text-properties fo:background-color="#80FFFF"/>
    </style:style>
    <style:style style:name="T1686" style:parent-style-name="Domyślnaczcionkaakapitu" style:family="text">
      <style:text-properties fo:background-color="#80FFFF"/>
    </style:style>
    <style:style style:name="P1687" style:parent-style-name="Normalny" style:family="paragraph">
      <style:paragraph-properties fo:text-align="justify" fo:line-height="150%" fo:text-indent="0.2479in"/>
    </style:style>
    <style:style style:name="T1688" style:parent-style-name="Domyślnaczcionkaakapitu" style:family="text">
      <style:text-properties fo:background-color="#80FFFF"/>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fo:text-indent="0.2479in"/>
    </style:style>
    <style:style style:name="T1692" style:parent-style-name="Domyślnaczcionkaakapitu" style:family="text">
      <style:text-properties fo:background-color="#80FFFF"/>
    </style:style>
    <style:style style:name="T1693" style:parent-style-name="Domyślnaczcionkaakapitu" style:family="text">
      <style:text-properties fo:background-color="#80FFFF"/>
    </style:style>
    <style:style style:name="T1694" style:parent-style-name="Domyślnaczcionkaakapitu" style:family="text">
      <style:text-properties fo:background-color="#80FFFF"/>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P1697" style:parent-style-name="Normalny" style:family="paragraph">
      <style:paragraph-properties fo:text-align="justify" fo:line-height="150%" fo:text-indent="0.2479in"/>
    </style:style>
    <style:style style:name="T1698" style:parent-style-name="Domyślnaczcionkaakapitu" style:family="text">
      <style:text-properties fo:background-color="#80FFFF"/>
    </style:style>
    <style:style style:name="P1699" style:parent-style-name="Normalny" style:family="paragraph">
      <style:paragraph-properties fo:text-align="justify" fo:line-height="150%"/>
    </style:style>
    <style:style style:name="T1700" style:parent-style-name="Domyślnaczcionkaakapitu" style:family="text">
      <style:text-properties style:text-underline-type="single" style:text-underline-style="solid" style:text-underline-width="auto" style:text-underline-mode="continuous"/>
    </style:style>
    <style:style style:name="T1701" style:parent-style-name="Domyślnaczcionkaakapitu" style:family="text">
      <style:text-properties fo:background-color="#80FFFF" style:text-underline-type="single" style:text-underline-style="solid" style:text-underline-width="auto" style:text-underline-mode="continuous"/>
    </style:style>
    <style:style style:name="T1702" style:parent-style-name="Domyślnaczcionkaakapitu" style:family="text">
      <style:text-properties style:text-underline-type="single" style:text-underline-style="solid" style:text-underline-width="auto" style:text-underline-mode="continuous"/>
    </style:style>
    <style:style style:name="P1703" style:parent-style-name="Normalny" style:family="paragraph">
      <style:paragraph-properties fo:text-align="justify" fo:line-height="150%" fo:text-indent="0.2479in"/>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P1711" style:parent-style-name="Normalny" style:family="paragraph">
      <style:paragraph-properties fo:text-align="justify" fo:line-height="150%"/>
    </style:style>
    <style:style style:name="T1712" style:parent-style-name="Domyślnaczcionkaakapitu" style:family="text">
      <style:text-properties style:text-underline-type="single" style:text-underline-style="solid" style:text-underline-width="auto" style:text-underline-mode="continuous"/>
    </style:style>
    <style:style style:name="P1713" style:parent-style-name="Normalny" style:family="paragraph">
      <style:paragraph-properties fo:text-align="justify" fo:line-height="150%" fo:text-indent="0.2479in"/>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style:style>
    <style:style style:name="T1721" style:parent-style-name="Domyślnaczcionkaakapitu" style:family="text">
      <style:text-properties style:text-underline-type="single" style:text-underline-style="solid" style:text-underline-width="auto" style:text-underline-mode="continuous"/>
    </style:style>
    <style:style style:name="P1722" style:parent-style-name="Normalny" style:family="paragraph">
      <style:paragraph-properties fo:text-align="justify" fo:line-height="150%" fo:text-indent="0.2479in"/>
    </style:style>
    <style:style style:name="P1723" style:parent-style-name="Normalny" style:family="paragraph">
      <style:paragraph-properties fo:text-align="justify" fo:line-height="150%"/>
    </style:style>
    <style:style style:name="T1724" style:parent-style-name="Domyślnaczcionkaakapitu" style:family="text">
      <style:text-properties style:text-underline-type="single" style:text-underline-style="solid" style:text-underline-width="auto" style:text-underline-mode="continuous"/>
    </style:style>
    <style:style style:name="P1725" style:parent-style-name="Normalny" style:family="paragraph">
      <style:paragraph-properties fo:text-align="justify" fo:line-height="150%" fo:text-indent="0.2479in"/>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P1732" style:parent-style-name="Normalny" style:family="paragraph">
      <style:paragraph-properties fo:text-align="justify" fo:line-height="150%" fo:text-indent="0.2479in"/>
    </style:style>
    <style:style style:name="T1733" style:parent-style-name="Domyślnaczcionkaakapitu" style:family="text">
      <style:text-properties fo:background-color="#80FFFF"/>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style:style>
    <style:style style:name="T1736" style:parent-style-name="Domyślnaczcionkaakapitu" style:family="text">
      <style:text-properties style:text-underline-type="single" style:text-underline-style="solid" style:text-underline-width="auto" style:text-underline-mode="continuous"/>
    </style:style>
    <style:style style:name="P1737" style:parent-style-name="Normalny" style:family="paragraph">
      <style:paragraph-properties fo:text-align="justify" fo:line-height="150%" fo:text-indent="0.2479in"/>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P1741" style:parent-style-name="Normalny" style:family="paragraph">
      <style:paragraph-properties fo:text-align="justify" fo:line-height="150%"/>
    </style:style>
    <style:style style:name="T1742" style:parent-style-name="Domyślnaczcionkaakapitu" style:family="text">
      <style:text-properties style:text-underline-type="single" style:text-underline-style="solid" style:text-underline-width="auto" style:text-underline-mode="continuous"/>
    </style:style>
    <style:style style:name="P1743" style:parent-style-name="Normalny" style:family="paragraph">
      <style:paragraph-properties fo:text-align="justify" fo:line-height="150%" fo:text-indent="0.2479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P1753" style:parent-style-name="Normalny" style:family="paragraph">
      <style:paragraph-properties fo:text-align="justify" fo:line-height="150%"/>
    </style:style>
    <style:style style:name="T1754" style:parent-style-name="Domyślnaczcionkaakapitu" style:family="text">
      <style:text-properties style:text-underline-type="single" style:text-underline-style="solid" style:text-underline-width="auto" style:text-underline-mode="continuous"/>
    </style:style>
    <style:style style:name="P1755" style:parent-style-name="Normalny" style:family="paragraph">
      <style:paragraph-properties fo:text-align="justify" fo:line-height="150%" fo:text-indent="0.2479in"/>
    </style:style>
    <style:style style:name="T1756" style:parent-style-name="Domyślnaczcionkaakapitu" style:family="text">
      <style:text-properties fo:background-color="#80FFFF"/>
    </style:style>
    <style:style style:name="T1757" style:parent-style-name="Domyślnaczcionkaakapitu" style:family="text">
      <style:text-properties fo:background-color="#80FFFF"/>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P1761" style:parent-style-name="Normalny" style:family="paragraph">
      <style:paragraph-properties fo:text-align="justify" fo:line-height="150%" fo:text-indent="0.2479in"/>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style:style>
    <style:style style:name="T1766" style:parent-style-name="Domyślnaczcionkaakapitu" style:family="text">
      <style:text-properties style:text-underline-type="single" style:text-underline-style="solid" style:text-underline-width="auto" style:text-underline-mode="continuous"/>
    </style:style>
    <style:style style:name="P1767" style:parent-style-name="Normalny" style:family="paragraph">
      <style:paragraph-properties fo:text-align="justify" fo:line-height="150%" fo:text-indent="0.2479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T1770" style:parent-style-name="Domyślnaczcionkaakapitu" style:family="text">
      <style:text-properties fo:background-color="#80FFFF"/>
    </style:style>
    <style:style style:name="T1771" style:parent-style-name="Domyślnaczcionkaakapitu" style:family="text">
      <style:text-properties fo:background-color="#80FFFF"/>
    </style:style>
    <style:style style:name="P1772" style:parent-style-name="Normalny" style:family="paragraph">
      <style:paragraph-properties fo:text-align="justify" fo:line-height="150%"/>
    </style:style>
    <style:style style:name="T1773" style:parent-style-name="Domyślnaczcionkaakapitu" style:family="text">
      <style:text-properties style:text-underline-type="single" style:text-underline-style="solid" style:text-underline-width="auto" style:text-underline-mode="continuous"/>
    </style:style>
    <style:style style:name="P1774" style:parent-style-name="Normalny" style:family="paragraph">
      <style:paragraph-properties fo:text-align="justify" fo:line-height="150%" fo:text-indent="0.2479in"/>
    </style:style>
    <style:style style:name="T1775" style:parent-style-name="Domyślnaczcionkaakapitu" style:family="text">
      <style:text-properties fo:background-color="#80FFFF"/>
    </style:style>
    <style:style style:name="P1776" style:parent-style-name="Normalny" style:family="paragraph">
      <style:paragraph-properties fo:text-align="justify" fo:line-height="150%" fo:text-indent="0.2479in"/>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P1779" style:parent-style-name="Normalny" style:family="paragraph">
      <style:paragraph-properties fo:text-align="justify" fo:line-height="150%" fo:text-indent="0.2479in"/>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P1783" style:parent-style-name="Normalny" style:family="paragraph">
      <style:paragraph-properties fo:text-align="justify" fo:line-height="150%"/>
    </style:style>
    <style:style style:name="T1784" style:parent-style-name="Domyślnaczcionkaakapitu" style:family="text">
      <style:text-properties style:text-underline-type="single" style:text-underline-style="solid" style:text-underline-width="auto" style:text-underline-mode="continuous"/>
    </style:style>
    <style:style style:name="T1785" style:parent-style-name="Domyślnaczcionkaakapitu" style:family="text">
      <style:text-properties fo:background-color="#80FFFF" style:text-underline-type="single" style:text-underline-style="solid" style:text-underline-width="auto" style:text-underline-mode="continuous"/>
    </style:style>
    <style:style style:name="T1786" style:parent-style-name="Domyślnaczcionkaakapitu" style:family="text">
      <style:text-properties style:text-underline-type="single" style:text-underline-style="solid" style:text-underline-width="auto" style:text-underline-mode="continuous"/>
    </style:style>
    <style:style style:name="P1787" style:parent-style-name="Normalny" style:family="paragraph">
      <style:paragraph-properties fo:text-align="justify" fo:line-height="150%" fo:text-indent="0.2479in"/>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T1791" style:parent-style-name="Domyślnaczcionkaakapitu" style:family="text">
      <style:text-properties fo:background-color="#80FFFF"/>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P1800" style:parent-style-name="Normalny" style:family="paragraph">
      <style:paragraph-properties fo:text-align="justify" fo:line-height="150%" fo:text-indent="0.2479in"/>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P1808" style:parent-style-name="Normalny" style:family="paragraph">
      <style:paragraph-properties fo:text-align="justify" fo:line-height="150%" fo:text-indent="0.2479in"/>
    </style:style>
    <style:style style:name="P1809" style:parent-style-name="Normalny" style:family="paragraph">
      <style:paragraph-properties fo:text-align="justify" fo:line-height="150%"/>
    </style:style>
    <style:style style:name="T1810" style:parent-style-name="Domyślnaczcionkaakapitu" style:family="text">
      <style:text-properties style:text-underline-type="single" style:text-underline-style="solid" style:text-underline-width="auto" style:text-underline-mode="continuous"/>
    </style:style>
    <style:style style:name="T1811" style:parent-style-name="Domyślnaczcionkaakapitu" style:family="text">
      <style:text-properties fo:background-color="#80FFFF" style:text-underline-type="single" style:text-underline-style="solid" style:text-underline-width="auto" style:text-underline-mode="continuous"/>
    </style:style>
    <style:style style:name="T1812" style:parent-style-name="Domyślnaczcionkaakapitu" style:family="text">
      <style:text-properties fo:background-color="#80FFFF" style:text-underline-type="single" style:text-underline-style="solid" style:text-underline-width="auto" style:text-underline-mode="continuous"/>
    </style:style>
    <style:style style:name="T1813" style:parent-style-name="Domyślnaczcionkaakapitu" style:family="text">
      <style:text-properties fo:background-color="#80FFFF" style:text-underline-type="single" style:text-underline-style="solid" style:text-underline-width="auto" style:text-underline-mode="continuous"/>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P1817" style:parent-style-name="Normalny" style:family="paragraph">
      <style:paragraph-properties fo:text-align="justify" fo:line-height="150%"/>
    </style:style>
    <style:style style:name="T1818" style:parent-style-name="Domyślnaczcionkaakapitu" style:family="text">
      <style:text-properties style:text-underline-type="single" style:text-underline-style="solid" style:text-underline-width="auto" style:text-underline-mode="continuous"/>
    </style:style>
    <style:style style:name="P1819" style:parent-style-name="Normalny" style:family="paragraph">
      <style:paragraph-properties fo:text-align="justify" fo:line-height="150%" fo:text-indent="0.2479in"/>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fo:text-indent="0.2479in"/>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P1827" style:parent-style-name="Normalny" style:family="paragraph">
      <style:paragraph-properties fo:text-align="justify" fo:line-height="150%" fo:text-indent="0.2479in"/>
    </style:style>
    <style:style style:name="P1828" style:parent-style-name="Normalny" style:family="paragraph">
      <style:paragraph-properties fo:text-align="justify" fo:line-height="150%"/>
    </style:style>
    <style:style style:name="T1829" style:parent-style-name="Domyślnaczcionkaakapitu" style:family="text">
      <style:text-properties style:text-underline-type="single" style:text-underline-style="solid" style:text-underline-width="auto" style:text-underline-mode="continuous"/>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T1836" style:parent-style-name="Domyślnaczcionkaakapitu" style:family="text">
      <style:text-properties fo:background-color="#80FFFF"/>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T1842" style:parent-style-name="Domyślnaczcionkaakapitu" style:family="text">
      <style:text-properties fo:background-color="#80FFFF" style:text-underline-type="single" style:text-underline-style="solid" style:text-underline-width="auto" style:text-underline-mode="continuous"/>
    </style:style>
    <style:style style:name="T1843" style:parent-style-name="Domyślnaczcionkaakapitu" style:family="text">
      <style:text-properties style:text-underline-type="single" style:text-underline-style="solid" style:text-underline-width="auto" style:text-underline-mode="continuous"/>
    </style:style>
    <style:style style:name="T1844" style:parent-style-name="Domyślnaczcionkaakapitu" style:family="text">
      <style:text-properties fo:background-color="#80FFFF" style:text-underline-type="single" style:text-underline-style="solid" style:text-underline-width="auto" style:text-underline-mode="continuous"/>
    </style:style>
    <style:style style:name="P1845" style:parent-style-name="Normalny" style:family="paragraph">
      <style:paragraph-properties fo:text-align="justify" fo:line-height="150%" fo:text-indent="0.2479in"/>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T1848" style:parent-style-name="Domyślnaczcionkaakapitu" style:family="text">
      <style:text-properties fo:background-color="#80FFFF"/>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P1853" style:parent-style-name="Normalny" style:family="paragraph">
      <style:paragraph-properties fo:text-align="justify" fo:line-height="150%" fo:text-indent="0.2479in"/>
    </style:style>
    <style:style style:name="P1854" style:parent-style-name="Normalny" style:family="paragraph">
      <style:paragraph-properties fo:text-align="justify" fo:line-height="150%"/>
    </style:style>
    <style:style style:name="T1855" style:parent-style-name="Domyślnaczcionkaakapitu" style:family="text">
      <style:text-properties style:text-underline-type="single" style:text-underline-style="solid" style:text-underline-width="auto" style:text-underline-mode="continuous"/>
    </style:style>
    <style:style style:name="T1856" style:parent-style-name="Domyślnaczcionkaakapitu" style:family="text">
      <style:text-properties fo:background-color="#80FFFF" style:text-underline-type="single" style:text-underline-style="solid" style:text-underline-width="auto" style:text-underline-mode="continuous"/>
    </style:style>
    <style:style style:name="T1857" style:parent-style-name="Domyślnaczcionkaakapitu" style:family="text">
      <style:text-properties style:text-underline-type="single" style:text-underline-style="solid" style:text-underline-width="auto" style:text-underline-mode="continuous"/>
    </style:style>
    <style:style style:name="T1858" style:parent-style-name="Domyślnaczcionkaakapitu" style:family="text">
      <style:text-properties fo:background-color="#80FFFF"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P1865" style:parent-style-name="Normalny" style:family="paragraph">
      <style:paragraph-properties fo:text-align="justify" fo:line-height="150%"/>
    </style:style>
    <style:style style:name="T1866" style:parent-style-name="Domyślnaczcionkaakapitu" style:family="text">
      <style:text-properties style:text-underline-type="single" style:text-underline-style="solid" style:text-underline-width="auto" style:text-underline-mode="continuous"/>
    </style:style>
    <style:style style:name="P1867" style:parent-style-name="Normalny" style:family="paragraph">
      <style:paragraph-properties fo:text-align="justify" fo:line-height="150%" fo:text-indent="0.2479in"/>
    </style:style>
    <style:style style:name="P1868" style:parent-style-name="Normalny" style:family="paragraph">
      <style:paragraph-properties fo:text-align="justify" fo:line-height="150%" fo:text-indent="0.2479in"/>
    </style:style>
    <style:style style:name="P1869" style:parent-style-name="Normalny" style:family="paragraph">
      <style:paragraph-properties fo:text-align="justify" fo:line-height="150%"/>
    </style:style>
    <style:style style:name="T1870" style:parent-style-name="Domyślnaczcionkaakapitu" style:family="text">
      <style:text-properties style:text-underline-type="single" style:text-underline-style="solid" style:text-underline-width="auto" style:text-underline-mode="continuous"/>
    </style:style>
    <style:style style:name="P1871" style:parent-style-name="Normalny" style:family="paragraph">
      <style:paragraph-properties fo:text-align="justify" fo:line-height="150%" fo:text-indent="0.2479in"/>
    </style:style>
    <style:style style:name="P1872" style:parent-style-name="Normalny" style:family="paragraph">
      <style:paragraph-properties fo:text-align="justify" fo:line-height="150%"/>
    </style:style>
    <style:style style:name="T1873" style:parent-style-name="Domyślnaczcionkaakapitu" style:family="text">
      <style:text-properties style:text-underline-type="single" style:text-underline-style="solid" style:text-underline-width="auto" style:text-underline-mode="continuous"/>
    </style:style>
    <style:style style:name="T1874" style:parent-style-name="Domyślnaczcionkaakapitu" style:family="text">
      <style:text-properties fo:background-color="#80FFFF" style:text-underline-type="single" style:text-underline-style="solid" style:text-underline-width="auto" style:text-underline-mode="continuous"/>
    </style:style>
    <style:style style:name="T1875" style:parent-style-name="Domyślnaczcionkaakapitu" style:family="text">
      <style:text-properties style:text-underline-type="single" style:text-underline-style="solid" style:text-underline-width="auto" style:text-underline-mode="continuous"/>
    </style:style>
    <style:style style:name="T1876" style:parent-style-name="Domyślnaczcionkaakapitu" style:family="text">
      <style:text-properties fo:background-color="#80FFFF" style:text-underline-type="single" style:text-underline-style="solid" style:text-underline-width="auto" style:text-underline-mode="continuous"/>
    </style:style>
    <style:style style:name="T1877" style:parent-style-name="Domyślnaczcionkaakapitu" style:family="text">
      <style:text-properties style:text-underline-type="single" style:text-underline-style="solid" style:text-underline-width="auto" style:text-underline-mode="continuous"/>
    </style:style>
    <style:style style:name="T1878" style:parent-style-name="Domyślnaczcionkaakapitu" style:family="text">
      <style:text-properties fo:background-color="#80FFFF" style:text-underline-type="single" style:text-underline-style="solid" style:text-underline-width="auto" style:text-underline-mode="continuous"/>
    </style:style>
    <style:style style:name="P1879" style:parent-style-name="Normalny" style:family="paragraph">
      <style:paragraph-properties fo:text-align="justify" fo:line-height="150%" fo:text-indent="0.2479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style:style>
    <style:style style:name="T1889" style:parent-style-name="Domyślnaczcionkaakapitu" style:family="text">
      <style:text-properties style:text-underline-type="single" style:text-underline-style="solid" style:text-underline-width="auto" style:text-underline-mode="continuous"/>
    </style:style>
    <style:style style:name="T1890" style:parent-style-name="Domyślnaczcionkaakapitu" style:family="text">
      <style:text-properties fo:background-color="#80FFFF" style:text-underline-type="single" style:text-underline-style="solid" style:text-underline-width="auto" style:text-underline-mode="continuous"/>
    </style:style>
    <style:style style:name="T1891" style:parent-style-name="Domyślnaczcionkaakapitu" style:family="text">
      <style:text-properties style:text-underline-type="single" style:text-underline-style="solid" style:text-underline-width="auto" style:text-underline-mode="continuous"/>
    </style:style>
    <style:style style:name="T1892" style:parent-style-name="Domyślnaczcionkaakapitu" style:family="text">
      <style:text-properties fo:background-color="#80FFFF" style:text-underline-type="single" style:text-underline-style="solid" style:text-underline-width="auto" style:text-underline-mode="continuous"/>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style:tab-stops>
          <style:tab-stop style:type="left" style:position="0.4284in"/>
        </style:tab-stops>
      </style:paragraph-properties>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text-underline-type="single" style:text-underline-style="solid" style:text-underline-width="auto" style:text-underline-mode="continuous"/>
    </style:style>
    <style:style style:name="T1900" style:parent-style-name="Domyślnaczcionkaakapitu" style:family="text">
      <style:text-properties style:text-underline-type="single" style:text-underline-style="solid" style:text-underline-width="auto" style:text-underline-mode="continuous"/>
    </style:style>
    <style:style style:name="T1901" style:parent-style-name="Domyślnaczcionkaakapitu" style:family="text">
      <style:text-properties fo:background-color="#80FFFF" style:text-underline-type="single" style:text-underline-style="solid" style:text-underline-width="auto" style:text-underline-mode="continuous"/>
    </style:style>
    <style:style style:name="T1902" style:parent-style-name="Domyślnaczcionkaakapitu" style:family="text">
      <style:text-properties style:text-underline-type="single" style:text-underline-style="solid" style:text-underline-width="auto" style:text-underline-mode="continuous"/>
    </style:style>
    <style:style style:name="P1903" style:parent-style-name="Normalny" style:family="paragraph">
      <style:paragraph-properties fo:text-align="justify" fo:line-height="150%" fo:text-indent="0.2479in">
        <style:tab-stops>
          <style:tab-stop style:type="left" style:position="0.4284in"/>
        </style:tab-stops>
      </style:paragraph-properties>
    </style:style>
    <style:style style:name="T1904" style:parent-style-name="Domyślnaczcionkaakapitu" style:family="text">
      <style:text-properties fo:background-color="#80FFFF"/>
    </style:style>
    <style:style style:name="T1905" style:parent-style-name="Domyślnaczcionkaakapitu" style:family="text">
      <style:text-properties fo:background-color="#80FFFF"/>
    </style:style>
    <style:style style:name="T1906" style:parent-style-name="Domyślnaczcionkaakapitu" style:family="text">
      <style:text-properties fo:background-color="#80FFFF"/>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style:style>
    <style:style style:name="T1910" style:parent-style-name="Domyślnaczcionkaakapitu" style:family="text">
      <style:text-properties style:text-underline-type="single" style:text-underline-style="solid" style:text-underline-width="auto" style:text-underline-mode="continuous"/>
    </style:style>
    <style:style style:name="P1911" style:parent-style-name="Normalny" style:family="paragraph">
      <style:paragraph-properties fo:text-align="justify" fo:line-height="150%" fo:text-indent="0.2479in"/>
    </style:style>
    <style:style style:name="T1912" style:parent-style-name="Domyślnaczcionkaakapitu" style:family="text">
      <style:text-properties fo:background-color="#80FFFF"/>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479in"/>
    </style:style>
    <style:style style:name="T1926" style:parent-style-name="Domyślnaczcionkaakapitu" style:family="text">
      <style:text-properties fo:background-color="#80FFFF"/>
    </style:style>
    <style:style style:name="P1927" style:parent-style-name="Normalny" style:family="paragraph">
      <style:paragraph-properties fo:text-align="justify" fo:line-height="150%"/>
    </style:style>
    <style:style style:name="T1928" style:parent-style-name="Domyślnaczcionkaakapitu" style:family="text">
      <style:text-properties style:text-underline-type="single" style:text-underline-style="solid" style:text-underline-width="auto" style:text-underline-mode="continuous"/>
    </style:style>
    <style:style style:name="P1929" style:parent-style-name="Normalny" style:family="paragraph">
      <style:paragraph-properties fo:text-align="justify" fo:line-height="150%" fo:text-indent="0.2479in"/>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style:style>
    <style:style style:name="T1932" style:parent-style-name="Domyślnaczcionkaakapitu" style:family="text">
      <style:text-properties style:text-underline-type="single" style:text-underline-style="solid" style:text-underline-width="auto" style:text-underline-mode="continuous"/>
    </style:style>
    <style:style style:name="P1933" style:parent-style-name="Normalny" style:family="paragraph">
      <style:paragraph-properties fo:text-align="justify" fo:line-height="150%" fo:text-indent="0.2479in"/>
    </style:style>
    <style:style style:name="T1934" style:parent-style-name="Domyślnaczcionkaakapitu" style:family="text">
      <style:text-properties fo:background-color="#80FFFF"/>
    </style:style>
    <style:style style:name="T1935" style:parent-style-name="Domyślnaczcionkaakapitu" style:family="text">
      <style:text-properties fo:background-color="#80FFFF"/>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P1939" style:parent-style-name="Normalny" style:family="paragraph">
      <style:paragraph-properties fo:text-align="justify" fo:line-height="150%"/>
    </style:style>
    <style:style style:name="T1940" style:parent-style-name="Domyślnaczcionkaakapitu" style:family="text">
      <style:text-properties style:text-underline-type="single" style:text-underline-style="solid" style:text-underline-width="auto" style:text-underline-mode="continuous"/>
    </style:style>
    <style:style style:name="P1941" style:parent-style-name="Normalny" style:family="paragraph">
      <style:paragraph-properties fo:text-align="justify" fo:line-height="150%" fo:text-indent="0.2479in"/>
    </style:style>
    <style:style style:name="P1942" style:parent-style-name="Normalny" style:family="paragraph">
      <style:paragraph-properties fo:text-align="justify" fo:line-height="150%" fo:text-indent="0.2479in"/>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P1946" style:parent-style-name="Normalny" style:family="paragraph">
      <style:paragraph-properties fo:text-align="justify" fo:line-height="150%"/>
    </style:style>
    <style:style style:name="T1947" style:parent-style-name="Domyślnaczcionkaakapitu" style:family="text">
      <style:text-properties style:text-underline-type="single" style:text-underline-style="solid" style:text-underline-width="auto" style:text-underline-mode="continuous"/>
    </style:style>
    <style:style style:name="T1948" style:parent-style-name="Domyślnaczcionkaakapitu" style:family="text">
      <style:text-properties fo:background-color="#80FFFF" style:text-underline-type="single" style:text-underline-style="solid" style:text-underline-width="auto" style:text-underline-mode="continuous"/>
    </style:style>
    <style:style style:name="T1949" style:parent-style-name="Domyślnaczcionkaakapitu" style:family="text">
      <style:text-properties style:text-underline-type="single" style:text-underline-style="solid" style:text-underline-width="auto" style:text-underline-mode="continuous"/>
    </style:style>
    <style:style style:name="T1950" style:parent-style-name="Domyślnaczcionkaakapitu" style:family="text">
      <style:text-properties fo:background-color="#80FFFF" style:text-underline-type="single" style:text-underline-style="solid" style:text-underline-width="auto" style:text-underline-mode="continuous"/>
    </style:style>
    <style:style style:name="T1951" style:parent-style-name="Domyślnaczcionkaakapitu" style:family="text">
      <style:text-properties style:text-underline-type="single" style:text-underline-style="solid" style:text-underline-width="auto" style:text-underline-mode="continuous"/>
    </style:style>
    <style:style style:name="P1952" style:parent-style-name="Normalny" style:family="paragraph">
      <style:paragraph-properties fo:text-align="justify" fo:line-height="150%" fo:text-indent="0.2479in"/>
    </style:style>
    <style:style style:name="T1953" style:parent-style-name="Domyślnaczcionkaakapitu" style:family="text">
      <style:text-properties fo:background-color="#80FFFF"/>
    </style:style>
    <style:style style:name="T1954" style:parent-style-name="Domyślnaczcionkaakapitu" style:family="text">
      <style:text-properties fo:background-color="#80FFFF"/>
    </style:style>
    <style:style style:name="T1955" style:parent-style-name="Domyślnaczcionkaakapitu" style:family="text">
      <style:text-properties fo:background-color="#80FFFF"/>
    </style:style>
    <style:style style:name="T1956" style:parent-style-name="Domyślnaczcionkaakapitu" style:family="text">
      <style:text-properties fo:background-color="#80FFFF"/>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T1963" style:parent-style-name="Domyślnaczcionkaakapitu" style:family="text">
      <style:text-properties fo:background-color="#80FFFF"/>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T1967" style:parent-style-name="Domyślnaczcionkaakapitu" style:family="text">
      <style:text-properties fo:background-color="#80FFFF"/>
    </style:style>
    <style:style style:name="P1968" style:parent-style-name="Normalny" style:family="paragraph">
      <style:paragraph-properties fo:text-align="justify" fo:line-height="150%" fo:text-indent="0.2479in"/>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P1972" style:parent-style-name="Normalny" style:family="paragraph">
      <style:paragraph-properties fo:text-align="justify" fo:line-height="150%"/>
    </style:style>
    <style:style style:name="T1973" style:parent-style-name="Domyślnaczcionkaakapitu" style:family="text">
      <style:text-properties style:text-underline-type="single" style:text-underline-style="solid" style:text-underline-width="auto" style:text-underline-mode="continuous"/>
    </style:style>
    <style:style style:name="P1974" style:parent-style-name="Normalny" style:family="paragraph">
      <style:paragraph-properties fo:text-align="justify" fo:line-height="150%" fo:text-indent="0.2479in"/>
    </style:style>
    <style:style style:name="T1975" style:parent-style-name="Domyślnaczcionkaakapitu" style:family="text">
      <style:text-properties fo:background-color="#80FFFF"/>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style:style>
    <style:style style:name="T1978" style:parent-style-name="Domyślnaczcionkaakapitu" style:family="text">
      <style:text-properties style:text-underline-type="single" style:text-underline-style="solid" style:text-underline-width="auto" style:text-underline-mode="continuous"/>
    </style:style>
    <style:style style:name="P1979" style:parent-style-name="Normalny" style:family="paragraph">
      <style:paragraph-properties fo:text-align="justify" fo:line-height="150%" fo:text-indent="0.2479in"/>
    </style:style>
    <style:style style:name="T1980" style:parent-style-name="Domyślnaczcionkaakapitu" style:family="text">
      <style:text-properties fo:background-color="#80FFFF"/>
    </style:style>
    <style:style style:name="T1981" style:parent-style-name="Domyślnaczcionkaakapitu" style:family="text">
      <style:text-properties fo:background-color="#80FFFF"/>
    </style:style>
    <style:style style:name="T1982" style:parent-style-name="Domyślnaczcionkaakapitu" style:family="text">
      <style:text-properties fo:background-color="#80FFFF"/>
    </style:style>
    <style:style style:name="T1983" style:parent-style-name="Domyślnaczcionkaakapitu" style:family="text">
      <style:text-properties fo:background-color="#80FFFF"/>
    </style:style>
    <style:style style:name="T1984" style:parent-style-name="Domyślnaczcionkaakapitu" style:family="text">
      <style:text-properties fo:background-color="#80FFFF"/>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P2002" style:parent-style-name="Normalny" style:family="paragraph">
      <style:paragraph-properties fo:text-align="justify" fo:line-height="150%" fo:text-indent="0.2479in"/>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P2005" style:parent-style-name="Normalny" style:family="paragraph">
      <style:paragraph-properties fo:text-align="justify" fo:line-height="150%"/>
    </style:style>
    <style:style style:name="T2006" style:parent-style-name="Domyślnaczcionkaakapitu" style:family="text">
      <style:text-properties style:text-underline-type="single" style:text-underline-style="solid" style:text-underline-width="auto" style:text-underline-mode="continuous"/>
    </style:style>
    <style:style style:name="T2007" style:parent-style-name="Domyślnaczcionkaakapitu" style:family="text">
      <style:text-properties fo:background-color="#80FFFF" style:text-underline-type="single" style:text-underline-style="solid" style:text-underline-width="auto" style:text-underline-mode="continuous"/>
    </style:style>
    <style:style style:name="T2008" style:parent-style-name="Domyślnaczcionkaakapitu" style:family="text">
      <style:text-properties style:text-underline-type="single" style:text-underline-style="solid" style:text-underline-width="auto" style:text-underline-mode="continuous"/>
    </style:style>
    <style:style style:name="T2009" style:parent-style-name="Domyślnaczcionkaakapitu" style:family="text">
      <style:text-properties fo:background-color="#80FFFF" style:text-underline-type="single" style:text-underline-style="solid" style:text-underline-width="auto" style:text-underline-mode="continuous"/>
    </style:style>
    <style:style style:name="T2010" style:parent-style-name="Domyślnaczcionkaakapitu" style:family="text">
      <style:text-properties style:text-underline-type="single" style:text-underline-style="solid" style:text-underline-width="auto" style:text-underline-mode="continuous"/>
    </style:style>
    <style:style style:name="T2011" style:parent-style-name="Domyślnaczcionkaakapitu" style:family="text">
      <style:text-properties fo:background-color="#80FFFF" style:text-underline-type="single" style:text-underline-style="solid" style:text-underline-width="auto" style:text-underline-mode="continuous"/>
    </style:style>
    <style:style style:name="T2012" style:parent-style-name="Domyślnaczcionkaakapitu" style:family="text">
      <style:text-properties style:text-underline-type="single" style:text-underline-style="solid" style:text-underline-width="auto" style:text-underline-mode="continuous"/>
    </style:style>
    <style:style style:name="P2013" style:parent-style-name="Normalny" style:family="paragraph">
      <style:paragraph-properties fo:text-align="justify" fo:line-height="150%" fo:text-indent="0.2479in"/>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T2018" style:parent-style-name="Domyślnaczcionkaakapitu" style:family="text">
      <style:text-properties fo:background-color="#80FFFF"/>
    </style:style>
    <style:style style:name="T2019" style:parent-style-name="Domyślnaczcionkaakapitu" style:family="text">
      <style:text-properties fo:background-color="#80FFFF"/>
    </style:style>
    <style:style style:name="T2020" style:parent-style-name="Domyślnaczcionkaakapitu" style:family="text">
      <style:text-properties fo:background-color="#80FFFF"/>
    </style:style>
    <style:style style:name="P2021" style:parent-style-name="Normalny" style:family="paragraph">
      <style:paragraph-properties fo:text-align="justify" fo:line-height="150%"/>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style>
    <style:style style:name="P2024" style:parent-style-name="Normalny" style:family="paragraph">
      <style:paragraph-properties fo:text-align="justify" fo:line-height="150%"/>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T2027" style:parent-style-name="Domyślnaczcionkaakapitu" style:family="text">
      <style:text-properties style:text-underline-type="single" style:text-underline-style="solid" style:text-underline-width="auto" style:text-underline-mode="continuous"/>
    </style:style>
    <style:style style:name="P2028" style:parent-style-name="Normalny" style:family="paragraph">
      <style:paragraph-properties fo:text-align="justify" fo:line-height="150%" fo:text-indent="0.2479in"/>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P2039" style:parent-style-name="Normalny" style:family="paragraph">
      <style:paragraph-properties fo:text-align="justify" fo:line-height="150%"/>
    </style:style>
    <style:style style:name="T2040" style:parent-style-name="Domyślnaczcionkaakapitu" style:family="text">
      <style:text-properties style:text-underline-type="single" style:text-underline-style="solid" style:text-underline-width="auto" style:text-underline-mode="continuous"/>
    </style:style>
    <style:style style:name="P2041" style:parent-style-name="Normalny" style:family="paragraph">
      <style:paragraph-properties fo:text-align="justify" fo:line-height="150%" fo:text-indent="0.2479in"/>
    </style:style>
    <style:style style:name="T2042" style:parent-style-name="Domyślnaczcionkaakapitu" style:family="text">
      <style:text-properties fo:background-color="#80FFFF"/>
    </style:style>
    <style:style style:name="P2043" style:parent-style-name="Normalny" style:family="paragraph">
      <style:paragraph-properties fo:text-align="justify" fo:line-height="150%"/>
    </style:style>
    <style:style style:name="T2044" style:parent-style-name="Domyślnaczcionkaakapitu" style:family="text">
      <style:text-properties style:text-underline-type="single" style:text-underline-style="solid" style:text-underline-width="auto" style:text-underline-mode="continuous"/>
    </style:style>
    <style:style style:name="T2045" style:parent-style-name="Domyślnaczcionkaakapitu" style:family="text">
      <style:text-properties fo:background-color="#80FFFF" style:text-underline-type="single" style:text-underline-style="solid" style:text-underline-width="auto" style:text-underline-mode="continuous"/>
    </style:style>
    <style:style style:name="T2046" style:parent-style-name="Domyślnaczcionkaakapitu" style:family="text">
      <style:text-properties style:text-underline-type="single" style:text-underline-style="solid" style:text-underline-width="auto" style:text-underline-mode="continuous"/>
    </style:style>
    <style:style style:name="P2047" style:parent-style-name="Normalny" style:family="paragraph">
      <style:paragraph-properties fo:text-align="justify" fo:line-height="150%" fo:text-indent="0.2479in"/>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T2051" style:parent-style-name="Domyślnaczcionkaakapitu" style:family="text">
      <style:text-properties fo:background-color="#80FFFF"/>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T2054" style:parent-style-name="Domyślnaczcionkaakapitu" style:family="text">
      <style:text-properties fo:background-color="#80FFFF"/>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fo:text-indent="0.2479in"/>
    </style:style>
    <style:style style:name="T2058" style:parent-style-name="Domyślnaczcionkaakapitu" style:family="text">
      <style:text-properties fo:background-color="#80FFFF"/>
    </style:style>
    <style:style style:name="P2059" style:parent-style-name="Normalny" style:family="paragraph">
      <style:paragraph-properties fo:text-align="justify" fo:line-height="150%">
        <style:tab-stops>
          <style:tab-stop style:type="left" style:position="1.4631in"/>
        </style:tab-stops>
      </style:paragraph-properties>
    </style:style>
    <style:style style:name="T2060" style:parent-style-name="Domyślnaczcionkaakapitu" style:family="text">
      <style:text-properties style:text-underline-type="single" style:text-underline-style="solid" style:text-underline-width="auto" style:text-underline-mode="continuous"/>
    </style:style>
    <style:style style:name="T2061" style:parent-style-name="Domyślnaczcionkaakapitu" style:family="text">
      <style:text-properties fo:background-color="#80FFFF" style:text-underline-type="single" style:text-underline-style="solid" style:text-underline-width="auto" style:text-underline-mode="continuous"/>
    </style:style>
    <style:style style:name="T2062" style:parent-style-name="Domyślnaczcionkaakapitu" style:family="text">
      <style:text-properties style:text-underline-type="single" style:text-underline-style="solid" style:text-underline-width="auto" style:text-underline-mode="continuous"/>
    </style:style>
    <style:style style:name="P2063" style:parent-style-name="Normalny" style:family="paragraph">
      <style:paragraph-properties fo:text-align="justify" fo:line-height="150%" fo:text-indent="0.2479in">
        <style:tab-stops>
          <style:tab-stop style:type="left" style:position="1.4631in"/>
        </style:tab-stops>
      </style:paragraph-properties>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P2066" style:parent-style-name="Normalny" style:family="paragraph">
      <style:paragraph-properties fo:text-align="justify" fo:line-height="150%">
        <style:tab-stops>
          <style:tab-stop style:type="left" style:position="3.2673in"/>
        </style:tab-stops>
      </style:paragraph-properties>
    </style:style>
    <style:style style:name="T2067" style:parent-style-name="Domyślnaczcionkaakapitu" style:family="text">
      <style:text-properties style:text-underline-type="single" style:text-underline-style="solid" style:text-underline-width="auto" style:text-underline-mode="continuous"/>
    </style:style>
    <style:style style:name="P2068" style:parent-style-name="Normalny" style:family="paragraph">
      <style:paragraph-properties fo:text-align="justify" fo:line-height="150%" fo:text-indent="0.2479in">
        <style:tab-stops>
          <style:tab-stop style:type="left" style:position="3.2673in"/>
        </style:tab-stops>
      </style:paragraph-properties>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T2075" style:parent-style-name="Domyślnaczcionkaakapitu" style:family="text">
      <style:text-properties fo:background-color="#80FFFF"/>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P2078" style:parent-style-name="Normalny" style:family="paragraph">
      <style:paragraph-properties fo:text-align="justify" fo:line-height="150%" fo:text-indent="0.2479in">
        <style:tab-stops>
          <style:tab-stop style:type="left" style:position="3.2673in"/>
        </style:tab-stops>
      </style:paragraph-properties>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style:style>
    <style:style style:name="T2081" style:parent-style-name="Domyślnaczcionkaakapitu" style:family="text">
      <style:text-properties style:text-underline-type="single" style:text-underline-style="solid" style:text-underline-width="auto" style:text-underline-mode="continuous"/>
    </style:style>
    <style:style style:name="P2082" style:parent-style-name="Normalny" style:family="paragraph">
      <style:paragraph-properties fo:text-align="justify" fo:line-height="150%" fo:text-indent="0.2479in"/>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P2085" style:parent-style-name="Normalny" style:family="paragraph">
      <style:paragraph-properties fo:text-align="justify" fo:line-height="150%"/>
    </style:style>
    <style:style style:name="T2086" style:parent-style-name="Domyślnaczcionkaakapitu" style:family="text">
      <style:text-properties style:text-underline-type="single" style:text-underline-style="solid" style:text-underline-width="auto" style:text-underline-mode="continuous"/>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T2095" style:parent-style-name="Domyślnaczcionkaakapitu" style:family="text">
      <style:text-properties fo:background-color="#80FFFF"/>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P2104" style:parent-style-name="Normalny" style:family="paragraph">
      <style:paragraph-properties fo:text-align="justify" fo:line-height="150%"/>
    </style:style>
    <style:style style:name="T2105" style:parent-style-name="Domyślnaczcionkaakapitu" style:family="text">
      <style:text-properties style:text-underline-type="single" style:text-underline-style="solid" style:text-underline-width="auto" style:text-underline-mode="continuous"/>
    </style:style>
    <style:style style:name="P2106" style:parent-style-name="Normalny" style:family="paragraph">
      <style:paragraph-properties fo:text-align="justify" fo:line-height="150%" fo:text-indent="0.2479in"/>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T2111" style:parent-style-name="Domyślnaczcionkaakapitu" style:family="text">
      <style:text-properties fo:background-color="#80FFFF"/>
    </style:style>
    <style:style style:name="T2112" style:parent-style-name="Domyślnaczcionkaakapitu" style:family="text">
      <style:text-properties fo:background-color="#80FFFF"/>
    </style:style>
    <style:style style:name="T2113" style:parent-style-name="Domyślnaczcionkaakapitu" style:family="text">
      <style:text-properties fo:background-color="#80FFFF"/>
    </style:style>
    <style:style style:name="T2114" style:parent-style-name="Domyślnaczcionkaakapitu" style:family="text">
      <style:text-properties fo:background-color="#80FFFF"/>
    </style:style>
    <style:style style:name="T2115" style:parent-style-name="Domyślnaczcionkaakapitu" style:family="text">
      <style:text-properties fo:background-color="#80FFFF"/>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T2119" style:parent-style-name="Domyślnaczcionkaakapitu" style:family="text">
      <style:text-properties fo:background-color="#80FFFF"/>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P2124" style:parent-style-name="Normalny" style:family="paragraph">
      <style:paragraph-properties fo:text-align="justify" fo:line-height="150%" fo:text-indent="0.2479in"/>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P2129" style:parent-style-name="Normalny" style:family="paragraph">
      <style:paragraph-properties fo:text-align="justify" fo:line-height="150%"/>
    </style:style>
    <style:style style:name="T2130" style:parent-style-name="Domyślnaczcionkaakapitu" style:family="text">
      <style:text-properties style:text-underline-type="single" style:text-underline-style="solid" style:text-underline-width="auto" style:text-underline-mode="continuous"/>
    </style:style>
    <style:style style:name="P2131" style:parent-style-name="Normalny" style:family="paragraph">
      <style:paragraph-properties fo:text-align="justify" fo:line-height="150%" fo:text-indent="0.2479in"/>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T2139" style:parent-style-name="Domyślnaczcionkaakapitu" style:family="text">
      <style:text-properties fo:background-color="#80FFFF"/>
    </style:style>
    <style:style style:name="P2140" style:parent-style-name="Normalny" style:family="paragraph">
      <style:paragraph-properties fo:text-align="justify" fo:line-height="150%"/>
    </style:style>
    <style:style style:name="T2141" style:parent-style-name="Domyślnaczcionkaakapitu" style:family="text">
      <style:text-properties style:text-underline-type="single" style:text-underline-style="solid" style:text-underline-width="auto" style:text-underline-mode="continuous"/>
    </style:style>
    <style:style style:name="P2142" style:parent-style-name="Normalny" style:family="paragraph">
      <style:paragraph-properties fo:text-align="justify" fo:line-height="150%" fo:text-indent="0.2479in"/>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479in"/>
    </style:style>
    <style:style style:name="P2150" style:parent-style-name="Normalny" style:family="paragraph">
      <style:paragraph-properties fo:text-align="justify" fo:line-height="150%"/>
    </style:style>
    <style:style style:name="T2151" style:parent-style-name="Domyślnaczcionkaakapitu" style:family="text">
      <style:text-properties style:text-underline-type="single" style:text-underline-style="solid" style:text-underline-width="auto" style:text-underline-mode="continuous"/>
    </style:style>
    <style:style style:name="T2152" style:parent-style-name="Domyślnaczcionkaakapitu" style:family="text">
      <style:text-properties fo:background-color="#80FFFF" style:text-underline-type="single" style:text-underline-style="solid" style:text-underline-width="auto" style:text-underline-mode="continuous"/>
    </style:style>
    <style:style style:name="T2153" style:parent-style-name="Domyślnaczcionkaakapitu" style:family="text">
      <style:text-properties style:text-underline-type="single" style:text-underline-style="solid" style:text-underline-width="auto" style:text-underline-mode="continuous"/>
    </style:style>
    <style:style style:name="P2154" style:parent-style-name="Normalny" style:family="paragraph">
      <style:paragraph-properties fo:text-align="justify" fo:line-height="150%" fo:text-indent="0.2479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P2157" style:parent-style-name="Normalny" style:family="paragraph">
      <style:paragraph-properties fo:text-align="justify" fo:line-height="150%"/>
    </style:style>
    <style:style style:name="T2158" style:parent-style-name="Domyślnaczcionkaakapitu" style:family="text">
      <style:text-properties style:text-underline-type="single" style:text-underline-style="solid" style:text-underline-width="auto" style:text-underline-mode="continuous"/>
    </style:style>
    <style:style style:name="T2159" style:parent-style-name="Domyślnaczcionkaakapitu" style:family="text">
      <style:text-properties fo:background-color="#80FFFF" style:text-underline-type="single" style:text-underline-style="solid" style:text-underline-width="auto" style:text-underline-mode="continuous"/>
    </style:style>
    <style:style style:name="T2160" style:parent-style-name="Domyślnaczcionkaakapitu" style:family="text">
      <style:text-properties style:text-underline-type="single" style:text-underline-style="solid" style:text-underline-width="auto" style:text-underline-mode="continuous"/>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fo:text-indent="0.2479in"/>
    </style:style>
    <style:style style:name="P2164" style:parent-style-name="Normalny" style:family="paragraph">
      <style:paragraph-properties fo:text-align="justify" fo:line-height="150%"/>
    </style:style>
    <style:style style:name="T2165" style:parent-style-name="Domyślnaczcionkaakapitu" style:family="text">
      <style:text-properties style:text-underline-type="single" style:text-underline-style="solid" style:text-underline-width="auto" style:text-underline-mode="continuous"/>
    </style:style>
    <style:style style:name="P2166" style:parent-style-name="Normalny" style:family="paragraph">
      <style:paragraph-properties fo:text-align="justify" fo:line-height="150%" fo:text-indent="0.2479in"/>
    </style:style>
    <style:style style:name="P2167" style:parent-style-name="Normalny" style:family="paragraph">
      <style:paragraph-properties fo:text-align="justify" fo:line-height="150%"/>
    </style:style>
    <style:style style:name="T2168" style:parent-style-name="Domyślnaczcionkaakapitu" style:family="text">
      <style:text-properties style:text-underline-type="single" style:text-underline-style="solid" style:text-underline-width="auto" style:text-underline-mode="continuous"/>
    </style:style>
    <style:style style:name="T2169" style:parent-style-name="Domyślnaczcionkaakapitu" style:family="text">
      <style:text-properties fo:background-color="#80FFFF" style:text-underline-type="single" style:text-underline-style="solid" style:text-underline-width="auto" style:text-underline-mode="continuous"/>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P2172" style:parent-style-name="Normalny" style:family="paragraph">
      <style:paragraph-properties fo:text-align="justify" fo:line-height="150%" fo:text-indent="0.2479in"/>
    </style:style>
    <style:style style:name="P2173" style:parent-style-name="Normalny" style:family="paragraph">
      <style:paragraph-properties fo:text-align="justify" fo:line-height="150%"/>
    </style:style>
    <style:style style:name="T2174" style:parent-style-name="Domyślnaczcionkaakapitu" style:family="text">
      <style:text-properties style:text-underline-type="single" style:text-underline-style="solid" style:text-underline-width="auto" style:text-underline-mode="continuous"/>
    </style:style>
    <style:style style:name="P2175" style:parent-style-name="Normalny" style:family="paragraph">
      <style:paragraph-properties fo:text-align="justify" fo:line-height="150%" fo:text-indent="0.2479in"/>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P2179" style:parent-style-name="Normalny" style:family="paragraph">
      <style:paragraph-properties fo:text-align="justify" fo:line-height="150%"/>
    </style:style>
    <style:style style:name="T2180" style:parent-style-name="Domyślnaczcionkaakapitu" style:family="text">
      <style:text-properties style:text-underline-type="single" style:text-underline-style="solid" style:text-underline-width="auto" style:text-underline-mode="continuous"/>
    </style:style>
    <style:style style:name="T2181" style:parent-style-name="Domyślnaczcionkaakapitu" style:family="text">
      <style:text-properties fo:background-color="#80FFFF" style:text-underline-type="single" style:text-underline-style="solid" style:text-underline-width="auto" style:text-underline-mode="continuous"/>
    </style:style>
    <style:style style:name="T2182" style:parent-style-name="Domyślnaczcionkaakapitu" style:family="text">
      <style:text-properties style:text-underline-type="single" style:text-underline-style="solid" style:text-underline-width="auto" style:text-underline-mode="continuous"/>
    </style:style>
    <style:style style:name="T2183" style:parent-style-name="Domyślnaczcionkaakapitu" style:family="text">
      <style:text-properties fo:background-color="#80FFFF" style:text-underline-type="single" style:text-underline-style="solid" style:text-underline-width="auto" style:text-underline-mode="continuous"/>
    </style:style>
    <style:style style:name="T2184" style:parent-style-name="Domyślnaczcionkaakapitu" style:family="text">
      <style:text-properties style:text-underline-type="single" style:text-underline-style="solid" style:text-underline-width="auto" style:text-underline-mode="continuous"/>
    </style:style>
    <style:style style:name="P2185" style:parent-style-name="Normalny" style:family="paragraph">
      <style:paragraph-properties fo:text-align="justify" fo:line-height="150%" fo:text-indent="0.2479in"/>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P2188" style:parent-style-name="Normalny" style:family="paragraph">
      <style:paragraph-properties fo:text-align="justify" fo:line-height="150%"/>
    </style:style>
    <style:style style:name="T2189" style:parent-style-name="Domyślnaczcionkaakapitu" style:family="text">
      <style:text-properties style:text-underline-type="single" style:text-underline-style="solid" style:text-underline-width="auto" style:text-underline-mode="continuous"/>
    </style:style>
    <style:style style:name="P2190" style:parent-style-name="Normalny" style:family="paragraph">
      <style:paragraph-properties fo:text-align="justify" fo:line-height="150%" fo:text-indent="0.2479in"/>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P2193" style:parent-style-name="Normalny" style:family="paragraph">
      <style:paragraph-properties fo:text-align="justify" fo:line-height="150%"/>
    </style:style>
    <style:style style:name="T2194" style:parent-style-name="Domyślnaczcionkaakapitu" style:family="text">
      <style:text-properties style:text-underline-type="single" style:text-underline-style="solid" style:text-underline-width="auto" style:text-underline-mode="continuous"/>
    </style:style>
    <style:style style:name="P2195" style:parent-style-name="Normalny" style:family="paragraph">
      <style:paragraph-properties fo:text-align="justify" fo:line-height="150%" fo:text-indent="0.2479in"/>
    </style:style>
    <style:style style:name="P2196" style:parent-style-name="Normalny" style:family="paragraph">
      <style:paragraph-properties fo:text-align="justify" fo:line-height="150%"/>
    </style:style>
    <style:style style:name="T2197" style:parent-style-name="Domyślnaczcionkaakapitu" style:family="text">
      <style:text-properties style:text-underline-type="single" style:text-underline-style="solid" style:text-underline-width="auto" style:text-underline-mode="continuous"/>
    </style:style>
    <style:style style:name="T2198" style:parent-style-name="Domyślnaczcionkaakapitu" style:family="text">
      <style:text-properties fo:background-color="#80FFFF" style:text-underline-type="single" style:text-underline-style="solid" style:text-underline-width="auto" style:text-underline-mode="continuous"/>
    </style:style>
    <style:style style:name="P2199" style:parent-style-name="Normalny" style:family="paragraph">
      <style:paragraph-properties fo:text-align="justify" fo:line-height="150%" fo:text-indent="0.2479in"/>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P2203" style:parent-style-name="Normalny" style:family="paragraph">
      <style:paragraph-properties fo:text-align="justify" fo:line-height="150%"/>
    </style:style>
    <style:style style:name="T2204" style:parent-style-name="Domyślnaczcionkaakapitu" style:family="text">
      <style:text-properties style:text-underline-type="single" style:text-underline-style="solid" style:text-underline-width="auto" style:text-underline-mode="continuous"/>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479in"/>
    </style:style>
    <style:style style:name="P2210" style:parent-style-name="Normalny" style:family="paragraph">
      <style:paragraph-properties fo:text-align="justify" fo:line-height="150%"/>
    </style:style>
    <style:style style:name="T2211" style:parent-style-name="Domyślnaczcionkaakapitu" style:family="text">
      <style:text-properties style:text-underline-type="single" style:text-underline-style="solid" style:text-underline-width="auto" style:text-underline-mode="continuous"/>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T2214" style:parent-style-name="Domyślnaczcionkaakapitu" style:family="text">
      <style:text-properties fo:background-color="#80FFFF"/>
    </style:style>
    <style:style style:name="P2215" style:parent-style-name="Normalny" style:family="paragraph">
      <style:paragraph-properties fo:text-align="justify" fo:line-height="150%" fo:text-indent="0.2479in"/>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P2221" style:parent-style-name="Normalny" style:family="paragraph">
      <style:paragraph-properties fo:text-align="justify" fo:line-height="150%" fo:text-indent="0.2479in"/>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P2224" style:parent-style-name="Normalny" style:family="paragraph">
      <style:paragraph-properties fo:text-align="justify" fo:line-height="150%"/>
    </style:style>
    <style:style style:name="T2225" style:parent-style-name="Domyślnaczcionkaakapitu" style:family="text">
      <style:text-properties style:text-underline-type="single" style:text-underline-style="solid" style:text-underline-width="auto" style:text-underline-mode="continuous"/>
    </style:style>
    <style:style style:name="T2226" style:parent-style-name="Domyślnaczcionkaakapitu" style:family="text">
      <style:text-properties fo:background-color="#80FFFF" style:text-underline-type="single" style:text-underline-style="solid" style:text-underline-width="auto" style:text-underline-mode="continuous"/>
    </style:style>
    <style:style style:name="T2227" style:parent-style-name="Domyślnaczcionkaakapitu" style:family="text">
      <style:text-properties style:text-underline-type="single" style:text-underline-style="solid" style:text-underline-width="auto" style:text-underline-mode="continuous"/>
    </style:style>
    <style:style style:name="T2228" style:parent-style-name="Domyślnaczcionkaakapitu" style:family="text">
      <style:text-properties style:text-underline-type="single" style:text-underline-style="solid" style:text-underline-width="auto" style:text-underline-mode="continuous"/>
    </style:style>
    <style:style style:name="T2229" style:parent-style-name="Domyślnaczcionkaakapitu" style:family="text">
      <style:text-properties fo:background-color="#80FFFF" style:text-underline-type="single" style:text-underline-style="solid" style:text-underline-width="auto" style:text-underline-mode="continuous"/>
    </style:style>
    <style:style style:name="T2230" style:parent-style-name="Domyślnaczcionkaakapitu" style:family="text">
      <style:text-properties style:text-underline-type="single" style:text-underline-style="solid" style:text-underline-width="auto" style:text-underline-mode="continuous"/>
    </style:style>
    <style:style style:name="P2231" style:parent-style-name="Normalny" style:family="paragraph">
      <style:paragraph-properties fo:text-align="justify" fo:line-height="150%" fo:text-indent="0.2479in"/>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P2234" style:parent-style-name="Normalny" style:family="paragraph">
      <style:paragraph-properties fo:text-align="justify" fo:line-height="150%" fo:text-indent="0.2479in"/>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P2239" style:parent-style-name="Normalny" style:family="paragraph">
      <style:paragraph-properties fo:text-align="justify" fo:line-height="150%" fo:text-indent="0.2479in"/>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T2249" style:parent-style-name="Domyślnaczcionkaakapitu" style:family="text">
      <style:text-properties fo:background-color="#80FFFF"/>
    </style:style>
    <style:style style:name="T2250" style:parent-style-name="Domyślnaczcionkaakapitu" style:family="text">
      <style:text-properties fo:background-color="#80FFFF"/>
    </style:style>
    <style:style style:name="P2251" style:parent-style-name="Normalny" style:family="paragraph">
      <style:paragraph-properties fo:text-align="justify" fo:line-height="150%" fo:text-indent="0.2479in"/>
    </style:style>
    <style:style style:name="T2252" style:parent-style-name="Domyślnaczcionkaakapitu" style:family="text">
      <style:text-properties fo:background-color="#80FFFF"/>
    </style:style>
    <style:style style:name="P2253" style:parent-style-name="Normalny" style:family="paragraph">
      <style:paragraph-properties fo:text-align="justify" fo:line-height="150%" fo:text-indent="0.2479in"/>
    </style:style>
    <style:style style:name="T2254" style:parent-style-name="Domyślnaczcionkaakapitu" style:family="text">
      <style:text-properties fo:background-color="#80FFFF"/>
    </style:style>
    <style:style style:name="T2255" style:parent-style-name="Domyślnaczcionkaakapitu" style:family="text">
      <style:text-properties fo:background-color="#80FFFF"/>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479in"/>
    </style:style>
    <style:style style:name="P2260" style:parent-style-name="Normalny" style:family="paragraph">
      <style:paragraph-properties fo:text-align="justify" fo:line-height="150%"/>
    </style:style>
    <style:style style:name="T2261" style:parent-style-name="Domyślnaczcionkaakapitu" style:family="text">
      <style:text-properties style:text-underline-type="single" style:text-underline-style="solid" style:text-underline-width="auto" style:text-underline-mode="continuous"/>
    </style:style>
    <style:style style:name="P2262" style:parent-style-name="Normalny" style:family="paragraph">
      <style:paragraph-properties fo:text-align="justify" fo:line-height="150%" fo:text-indent="0.2479in"/>
    </style:style>
    <style:style style:name="T2263" style:parent-style-name="Domyślnaczcionkaakapitu" style:family="text">
      <style:text-properties fo:background-color="#80FFFF"/>
    </style:style>
    <style:style style:name="P2264" style:parent-style-name="Normalny" style:family="paragraph">
      <style:paragraph-properties fo:text-align="justify" fo:line-height="150%"/>
    </style:style>
    <style:style style:name="T2265" style:parent-style-name="Domyślnaczcionkaakapitu" style:family="text">
      <style:text-properties style:text-underline-type="single" style:text-underline-style="solid" style:text-underline-width="auto" style:text-underline-mode="continuous"/>
    </style:style>
    <style:style style:name="T2266" style:parent-style-name="Domyślnaczcionkaakapitu" style:family="text">
      <style:text-properties style:text-underline-type="single" style:text-underline-style="solid" style:text-underline-width="auto" style:text-underline-mode="continuous"/>
    </style:style>
    <style:style style:name="T2267" style:parent-style-name="Domyślnaczcionkaakapitu" style:family="text">
      <style:text-properties style:text-underline-type="single" style:text-underline-style="solid" style:text-underline-width="auto" style:text-underline-mode="continuous"/>
    </style:style>
    <style:style style:name="P2268" style:parent-style-name="Normalny" style:family="paragraph">
      <style:paragraph-properties fo:text-align="justify" fo:line-height="150%" fo:text-indent="0.2479in"/>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P2272" style:parent-style-name="Normalny" style:family="paragraph">
      <style:paragraph-properties fo:text-align="justify" fo:line-height="150%" fo:text-indent="0.2479in"/>
    </style:style>
    <style:style style:name="T2273" style:parent-style-name="Domyślnaczcionkaakapitu" style:family="text">
      <style:text-properties fo:background-color="#80FFFF"/>
    </style:style>
    <style:style style:name="P2274" style:parent-style-name="Normalny" style:family="paragraph">
      <style:paragraph-properties fo:text-align="justify" fo:line-height="150%" fo:text-indent="0.2479in"/>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T2279" style:parent-style-name="Domyślnaczcionkaakapitu" style:family="text">
      <style:text-properties fo:background-color="#80FFFF"/>
    </style:style>
    <style:style style:name="T2280" style:parent-style-name="Domyślnaczcionkaakapitu" style:family="text">
      <style:text-properties fo:background-color="#80FFFF"/>
    </style:style>
    <style:style style:name="T2281" style:parent-style-name="Domyślnaczcionkaakapitu" style:family="text">
      <style:text-properties fo:background-color="#80FFFF"/>
    </style:style>
    <style:style style:name="P2282" style:parent-style-name="Normalny" style:family="paragraph">
      <style:paragraph-properties fo:text-align="justify" fo:line-height="150%" fo:text-indent="0.2479in"/>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fo:text-indent="0.2479in"/>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P2288" style:parent-style-name="Normalny" style:family="paragraph">
      <style:paragraph-properties fo:text-align="justify" fo:line-height="150%" fo:text-indent="0.2479in"/>
    </style:style>
    <style:style style:name="P2289" style:parent-style-name="Normalny" style:family="paragraph">
      <style:paragraph-properties fo:text-align="justify" fo:line-height="150%"/>
    </style:style>
    <style:style style:name="T2290" style:parent-style-name="Domyślnaczcionkaakapitu" style:family="text">
      <style:text-properties style:text-underline-type="single" style:text-underline-style="solid" style:text-underline-width="auto" style:text-underline-mode="continuous"/>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fo:text-indent="0.2479in"/>
    </style:style>
    <style:style style:name="T2294" style:parent-style-name="Domyślnaczcionkaakapitu" style:family="text">
      <style:text-properties fo:background-color="#80FFFF"/>
    </style:style>
    <style:style style:name="T2295" style:parent-style-name="Domyślnaczcionkaakapitu" style:family="text">
      <style:text-properties fo:background-color="#80FFFF"/>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P2298" style:parent-style-name="Normalny" style:family="paragraph">
      <style:paragraph-properties fo:text-align="justify" fo:line-height="150%" fo:text-indent="0.2479in"/>
    </style:style>
    <style:style style:name="P2299" style:parent-style-name="Normalny" style:family="paragraph">
      <style:paragraph-properties fo:text-align="justify" fo:line-height="150%"/>
    </style:style>
    <style:style style:name="T2300" style:parent-style-name="Domyślnaczcionkaakapitu" style:family="text">
      <style:text-properties style:text-underline-type="single" style:text-underline-style="solid" style:text-underline-width="auto" style:text-underline-mode="continuous"/>
    </style:style>
    <style:style style:name="P2301" style:parent-style-name="Normalny" style:family="paragraph">
      <style:paragraph-properties fo:text-align="justify" fo:line-height="150%" fo:text-indent="0.2479in"/>
    </style:style>
    <style:style style:name="P2302" style:parent-style-name="Normalny" style:family="paragraph">
      <style:paragraph-properties fo:text-align="justify" fo:line-height="150%"/>
    </style:style>
    <style:style style:name="T2303" style:parent-style-name="Domyślnaczcionkaakapitu" style:family="text">
      <style:text-properties style:text-underline-type="single" style:text-underline-style="solid" style:text-underline-width="auto" style:text-underline-mode="continuous"/>
    </style:style>
    <style:style style:name="P2304" style:parent-style-name="Normalny" style:family="paragraph">
      <style:paragraph-properties fo:text-align="justify" fo:line-height="150%" fo:text-indent="0.2479in"/>
    </style:style>
    <style:style style:name="T2305" style:parent-style-name="Domyślnaczcionkaakapitu" style:family="text">
      <style:text-properties fo:background-color="#80FFFF"/>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T2320" style:parent-style-name="Domyślnaczcionkaakapitu" style:family="text">
      <style:text-properties fo:background-color="#80FFFF"/>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P2325" style:parent-style-name="Normalny" style:family="paragraph">
      <style:paragraph-properties fo:text-align="justify" fo:line-height="150%"/>
    </style:style>
    <style:style style:name="T2326" style:parent-style-name="Domyślnaczcionkaakapitu" style:family="text">
      <style:text-properties style:text-underline-type="single" style:text-underline-style="solid" style:text-underline-width="auto" style:text-underline-mode="continuous"/>
    </style:style>
    <style:style style:name="T2327" style:parent-style-name="Domyślnaczcionkaakapitu" style:family="text">
      <style:text-properties fo:background-color="#80FFFF" style:text-underline-type="single" style:text-underline-style="solid" style:text-underline-width="auto" style:text-underline-mode="continuous"/>
    </style:style>
    <style:style style:name="T2328" style:parent-style-name="Domyślnaczcionkaakapitu" style:family="text">
      <style:text-properties style:text-underline-type="single" style:text-underline-style="solid" style:text-underline-width="auto" style:text-underline-mode="continuous"/>
    </style:style>
    <style:style style:name="T2329" style:parent-style-name="Domyślnaczcionkaakapitu" style:family="text">
      <style:text-properties fo:background-color="#80FFFF" style:text-underline-type="single" style:text-underline-style="solid" style:text-underline-width="auto" style:text-underline-mode="continuous"/>
    </style:style>
    <style:style style:name="T2330" style:parent-style-name="Domyślnaczcionkaakapitu" style:family="text">
      <style:text-properties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T2332" style:parent-style-name="Domyślnaczcionkaakapitu" style:family="text">
      <style:text-properties fo:background-color="#80FFFF"/>
    </style:style>
    <style:style style:name="T2333" style:parent-style-name="Domyślnaczcionkaakapitu" style:family="text">
      <style:text-properties fo:background-color="#80FFFF"/>
    </style:style>
    <style:style style:name="P2334" style:parent-style-name="Normalny" style:family="paragraph">
      <style:paragraph-properties fo:text-align="justify" fo:line-height="150%"/>
    </style:style>
    <style:style style:name="T2335" style:parent-style-name="Domyślnaczcionkaakapitu" style:family="text">
      <style:text-properties style:text-underline-type="single" style:text-underline-style="solid" style:text-underline-width="auto" style:text-underline-mode="continuous"/>
    </style:style>
    <style:style style:name="P2336" style:parent-style-name="Normalny" style:family="paragraph">
      <style:paragraph-properties fo:text-align="justify" fo:line-height="150%" fo:text-indent="0.2479in"/>
    </style:style>
    <style:style style:name="T2337" style:parent-style-name="Domyślnaczcionkaakapitu" style:family="text">
      <style:text-properties fo:background-color="#80FFFF"/>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T2348" style:parent-style-name="Domyślnaczcionkaakapitu" style:family="text">
      <style:text-properties fo:background-color="#80FFFF"/>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T2353" style:parent-style-name="Domyślnaczcionkaakapitu" style:family="text">
      <style:text-properties fo:background-color="#80FFFF"/>
    </style:style>
    <style:style style:name="T2354" style:parent-style-name="Domyślnaczcionkaakapitu" style:family="text">
      <style:text-properties fo:background-color="#80FFFF"/>
    </style:style>
    <style:style style:name="P2355" style:parent-style-name="Normalny" style:family="paragraph">
      <style:paragraph-properties fo:text-align="justify" fo:line-height="150%"/>
    </style:style>
    <style:style style:name="T2356" style:parent-style-name="Domyślnaczcionkaakapitu" style:family="text">
      <style:text-properties style:text-underline-type="single" style:text-underline-style="solid" style:text-underline-width="auto" style:text-underline-mode="continuous"/>
    </style:style>
    <style:style style:name="T2357" style:parent-style-name="Domyślnaczcionkaakapitu" style:family="text">
      <style:text-properties fo:background-color="#80FFFF" style:text-underline-type="single" style:text-underline-style="solid" style:text-underline-width="auto" style:text-underline-mode="continuous"/>
    </style:style>
    <style:style style:name="T2358" style:parent-style-name="Domyślnaczcionkaakapitu" style:family="text">
      <style:text-properties style:text-underline-type="single" style:text-underline-style="solid" style:text-underline-width="auto" style:text-underline-mode="continuous"/>
    </style:style>
    <style:style style:name="P2359" style:parent-style-name="Normalny" style:family="paragraph">
      <style:paragraph-properties fo:text-align="justify" fo:line-height="150%" fo:text-indent="0.2479in"/>
    </style:style>
    <style:style style:name="P2360" style:parent-style-name="Normalny" style:family="paragraph">
      <style:paragraph-properties fo:text-align="justify" fo:line-height="150%"/>
    </style:style>
    <style:style style:name="T2361" style:parent-style-name="Domyślnaczcionkaakapitu" style:family="text">
      <style:text-properties style:text-underline-type="single" style:text-underline-style="solid" style:text-underline-width="auto" style:text-underline-mode="continuous"/>
    </style:style>
    <style:style style:name="P2362" style:parent-style-name="Normalny" style:family="paragraph">
      <style:paragraph-properties fo:text-align="justify" fo:line-height="150%" fo:text-indent="0.2479in"/>
    </style:style>
    <style:style style:name="T2363" style:parent-style-name="Domyślnaczcionkaakapitu" style:family="text">
      <style:text-properties fo:background-color="#80FFFF"/>
    </style:style>
    <style:style style:name="T2364" style:parent-style-name="Domyślnaczcionkaakapitu" style:family="text">
      <style:text-properties fo:background-color="#80FFFF"/>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P2367" style:parent-style-name="Normalny" style:family="paragraph">
      <style:paragraph-properties fo:text-align="justify" fo:line-height="150%"/>
    </style:style>
    <style:style style:name="T2368" style:parent-style-name="Domyślnaczcionkaakapitu" style:family="text">
      <style:text-properties style:text-underline-type="single" style:text-underline-style="solid" style:text-underline-width="auto" style:text-underline-mode="continuous"/>
    </style:style>
    <style:style style:name="P2369" style:parent-style-name="Normalny" style:family="paragraph">
      <style:paragraph-properties fo:text-align="justify" fo:line-height="150%" fo:text-indent="0.2479in"/>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T2384" style:parent-style-name="Domyślnaczcionkaakapitu" style:family="text">
      <style:text-properties fo:background-color="#80FFFF"/>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P2388" style:parent-style-name="Normalny" style:family="paragraph">
      <style:paragraph-properties fo:text-align="justify" fo:line-height="150%"/>
    </style:style>
    <style:style style:name="T2389" style:parent-style-name="Domyślnaczcionkaakapitu" style:family="text">
      <style:text-properties style:text-underline-type="single" style:text-underline-style="solid" style:text-underline-width="auto" style:text-underline-mode="continuous"/>
    </style:style>
    <style:style style:name="P2390" style:parent-style-name="Normalny" style:family="paragraph">
      <style:paragraph-properties fo:text-align="justify" fo:line-height="150%" fo:text-indent="0.2479in"/>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P2393" style:parent-style-name="Normalny" style:family="paragraph">
      <style:paragraph-properties fo:text-align="justify" fo:line-height="150%" fo:text-indent="0.2479in"/>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P2396" style:parent-style-name="Normalny" style:family="paragraph">
      <style:paragraph-properties fo:text-align="justify" fo:line-height="150%"/>
    </style:style>
    <style:style style:name="T2397" style:parent-style-name="Domyślnaczcionkaakapitu" style:family="text">
      <style:text-properties fo:background-color="#80FFFF" style:text-underline-type="single" style:text-underline-style="solid" style:text-underline-width="auto" style:text-underline-mode="continuous"/>
    </style:style>
    <style:style style:name="T2398" style:parent-style-name="Domyślnaczcionkaakapitu" style:family="text">
      <style:text-properties style:text-underline-type="single" style:text-underline-style="solid" style:text-underline-width="auto" style:text-underline-mode="continuous"/>
    </style:style>
    <style:style style:name="T2399" style:parent-style-name="Domyślnaczcionkaakapitu" style:family="text">
      <style:text-properties fo:background-color="#80FFFF" style:text-underline-type="single" style:text-underline-style="solid" style:text-underline-width="auto" style:text-underline-mode="continuous"/>
    </style:style>
    <style:style style:name="T2400" style:parent-style-name="Domyślnaczcionkaakapitu" style:family="text">
      <style:text-properties style:text-underline-type="single" style:text-underline-style="solid" style:text-underline-width="auto" style:text-underline-mode="continuous"/>
    </style:style>
    <style:style style:name="T2401" style:parent-style-name="Domyślnaczcionkaakapitu" style:family="text">
      <style:text-properties fo:background-color="#80FFFF" style:text-underline-type="single" style:text-underline-style="solid" style:text-underline-width="auto" style:text-underline-mode="continuous"/>
    </style:style>
    <style:style style:name="T2402" style:parent-style-name="Domyślnaczcionkaakapitu" style:family="text">
      <style:text-properties style:text-underline-type="single" style:text-underline-style="solid" style:text-underline-width="auto" style:text-underline-mode="continuous"/>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P2406" style:parent-style-name="Normalny" style:family="paragraph">
      <style:paragraph-properties fo:text-align="justify" fo:line-height="150%"/>
    </style:style>
    <style:style style:name="T2407" style:parent-style-name="Domyślnaczcionkaakapitu" style:family="text">
      <style:text-properties style:text-underline-type="single" style:text-underline-style="solid" style:text-underline-width="auto" style:text-underline-mode="continuous"/>
    </style:style>
    <style:style style:name="T2408" style:parent-style-name="Domyślnaczcionkaakapitu" style:family="text">
      <style:text-properties fo:background-color="#80FFFF" style:text-underline-type="single" style:text-underline-style="solid" style:text-underline-width="auto" style:text-underline-mode="continuous"/>
    </style:style>
    <style:style style:name="T2409" style:parent-style-name="Domyślnaczcionkaakapitu" style:family="text">
      <style:text-properties style:text-underline-type="single" style:text-underline-style="solid" style:text-underline-width="auto" style:text-underline-mode="continuous"/>
    </style:style>
    <style:style style:name="P2410" style:parent-style-name="Normalny" style:family="paragraph">
      <style:paragraph-properties fo:text-align="justify" fo:line-height="150%" fo:text-indent="0.2479in"/>
    </style:style>
    <style:style style:name="P2411" style:parent-style-name="Normalny" style:family="paragraph">
      <style:paragraph-properties fo:text-align="justify" fo:line-height="150%"/>
    </style:style>
    <style:style style:name="T2412" style:parent-style-name="Domyślnaczcionkaakapitu" style:family="text">
      <style:text-properties style:text-underline-type="single" style:text-underline-style="solid" style:text-underline-width="auto" style:text-underline-mode="continuous"/>
    </style:style>
    <style:style style:name="P2413" style:parent-style-name="Normalny" style:family="paragraph">
      <style:paragraph-properties fo:text-align="justify" fo:line-height="150%" fo:text-indent="0.2479in"/>
    </style:style>
    <style:style style:name="P2414" style:parent-style-name="Normalny" style:family="paragraph">
      <style:paragraph-properties fo:text-align="justify" fo:line-height="150%"/>
    </style:style>
    <style:style style:name="T2415" style:parent-style-name="Domyślnaczcionkaakapitu" style:family="text">
      <style:text-properties style:text-underline-type="single" style:text-underline-style="solid" style:text-underline-width="auto" style:text-underline-mode="continuous"/>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T2422" style:parent-style-name="Domyślnaczcionkaakapitu" style:family="text">
      <style:text-properties fo:background-color="#80FFFF"/>
    </style:style>
    <style:style style:name="T2423" style:parent-style-name="Domyślnaczcionkaakapitu" style:family="text">
      <style:text-properties fo:background-color="#80FFFF"/>
    </style:style>
    <style:style style:name="T2424" style:parent-style-name="Domyślnaczcionkaakapitu" style:family="text">
      <style:text-properties fo:background-color="#80FFFF"/>
    </style:style>
    <style:style style:name="P2425" style:parent-style-name="Normalny" style:family="paragraph">
      <style:paragraph-properties fo:text-align="justify" fo:line-height="150%" fo:text-indent="0.2479in"/>
    </style:style>
    <style:style style:name="P2426" style:parent-style-name="Normalny" style:family="paragraph">
      <style:paragraph-properties fo:text-align="justify" fo:line-height="150%"/>
    </style:style>
    <style:style style:name="T2427" style:parent-style-name="Domyślnaczcionkaakapitu" style:family="text">
      <style:text-properties style:text-underline-type="single" style:text-underline-style="solid" style:text-underline-width="auto" style:text-underline-mode="continuous"/>
    </style:style>
    <style:style style:name="P2428" style:parent-style-name="Normalny" style:family="paragraph">
      <style:paragraph-properties fo:text-align="justify" fo:line-height="150%" fo:text-indent="0.2479in"/>
    </style:style>
    <style:style style:name="T2429" style:parent-style-name="Domyślnaczcionkaakapitu" style:family="text">
      <style:text-properties fo:background-color="#80FFFF"/>
    </style:style>
    <style:style style:name="P2430" style:parent-style-name="Normalny" style:family="paragraph">
      <style:paragraph-properties fo:text-align="justify" fo:line-height="150%"/>
    </style:style>
    <style:style style:name="T2431" style:parent-style-name="Domyślnaczcionkaakapitu" style:family="text">
      <style:text-properties style:text-underline-type="single" style:text-underline-style="solid" style:text-underline-width="auto" style:text-underline-mode="continuous"/>
    </style:style>
    <style:style style:name="P2432" style:parent-style-name="Normalny" style:family="paragraph">
      <style:paragraph-properties fo:text-align="justify" fo:line-height="150%" fo:text-indent="0.2479in"/>
    </style:style>
    <style:style style:name="T2433" style:parent-style-name="Domyślnaczcionkaakapitu" style:family="text">
      <style:text-properties fo:background-color="#80FFFF"/>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P2440" style:parent-style-name="Normalny" style:family="paragraph">
      <style:paragraph-properties fo:text-align="justify" fo:line-height="150%" fo:text-indent="0.2479in"/>
    </style:style>
    <style:style style:name="T2441" style:parent-style-name="Domyślnaczcionkaakapitu" style:family="text">
      <style:text-properties fo:background-color="#80FFFF"/>
    </style:style>
    <style:style style:name="P2442" style:parent-style-name="Normalny" style:family="paragraph">
      <style:paragraph-properties fo:text-align="justify" fo:line-height="150%"/>
    </style:style>
    <style:style style:name="T2443" style:parent-style-name="Domyślnaczcionkaakapitu" style:family="text">
      <style:text-properties style:text-underline-type="single" style:text-underline-style="solid" style:text-underline-width="auto" style:text-underline-mode="continuous"/>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P2450" style:parent-style-name="Normalny" style:family="paragraph">
      <style:paragraph-properties fo:text-align="justify" fo:line-height="150%"/>
    </style:style>
    <style:style style:name="T2451" style:parent-style-name="Domyślnaczcionkaakapitu" style:family="text">
      <style:text-properties style:text-underline-type="single" style:text-underline-style="solid" style:text-underline-width="auto" style:text-underline-mode="continuous"/>
    </style:style>
    <style:style style:name="P2452" style:parent-style-name="Normalny" style:family="paragraph">
      <style:paragraph-properties fo:text-align="justify" fo:line-height="150%" fo:text-indent="0.2479in"/>
    </style:style>
    <style:style style:name="T2453" style:parent-style-name="Domyślnaczcionkaakapitu" style:family="text">
      <style:text-properties fo:background-color="#80FFFF"/>
    </style:style>
    <style:style style:name="P2454" style:parent-style-name="Normalny" style:family="paragraph">
      <style:paragraph-properties fo:text-align="justify" fo:line-height="150%" fo:text-indent="0.2479in"/>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T2466" style:parent-style-name="Domyślnaczcionkaakapitu" style:family="text">
      <style:text-properties fo:background-color="#80FFFF"/>
    </style:style>
    <style:style style:name="P2467" style:parent-style-name="Normalny" style:family="paragraph">
      <style:paragraph-properties fo:text-align="justify" fo:line-height="150%"/>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T2472" style:parent-style-name="Domyślnaczcionkaakapitu" style:family="text">
      <style:text-properties fo:background-color="#80FFFF"/>
    </style:style>
    <style:style style:name="T2473" style:parent-style-name="Domyślnaczcionkaakapitu" style:family="text">
      <style:text-properties fo:background-color="#80FFFF"/>
    </style:style>
    <style:style style:name="P2474" style:parent-style-name="Normalny" style:family="paragraph">
      <style:paragraph-properties fo:text-align="justify" fo:line-height="150%" fo:text-indent="0.2479in"/>
    </style:style>
    <style:style style:name="T2475" style:parent-style-name="Domyślnaczcionkaakapitu" style:family="text">
      <style:text-properties fo:background-color="#80FFFF"/>
    </style:style>
    <style:style style:name="P2476" style:parent-style-name="Normalny" style:family="paragraph">
      <style:paragraph-properties fo:text-align="justify" fo:line-height="150%"/>
    </style:style>
    <style:style style:name="T2477" style:parent-style-name="Domyślnaczcionkaakapitu" style:family="text">
      <style:text-properties style:text-underline-type="single" style:text-underline-style="solid" style:text-underline-width="auto" style:text-underline-mode="continuous"/>
    </style:style>
    <style:style style:name="P2478" style:parent-style-name="Normalny" style:family="paragraph">
      <style:paragraph-properties fo:text-align="justify" fo:line-height="150%" fo:text-indent="0.2479in"/>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P2487" style:parent-style-name="Normalny" style:family="paragraph">
      <style:paragraph-properties fo:text-align="justify" fo:line-height="150%" fo:text-indent="0.2479in"/>
    </style:style>
    <style:style style:name="P2488" style:parent-style-name="Normalny" style:family="paragraph">
      <style:paragraph-properties fo:text-align="justify" fo:line-height="150%"/>
    </style:style>
    <style:style style:name="T2489" style:parent-style-name="Domyślnaczcionkaakapitu" style:family="text">
      <style:text-properties style:text-underline-type="single" style:text-underline-style="solid" style:text-underline-width="auto" style:text-underline-mode="continuous"/>
    </style:style>
    <style:style style:name="P2490" style:parent-style-name="Normalny" style:family="paragraph">
      <style:paragraph-properties fo:text-align="justify" fo:line-height="150%" fo:text-indent="0.2479in"/>
    </style:style>
    <style:style style:name="P2491" style:parent-style-name="Normalny" style:family="paragraph">
      <style:paragraph-properties fo:text-align="justify" fo:line-height="150%"/>
    </style:style>
    <style:style style:name="T2492" style:parent-style-name="Domyślnaczcionkaakapitu" style:family="text">
      <style:text-properties fo:background-color="#80FFFF" style:text-underline-type="single" style:text-underline-style="solid" style:text-underline-width="auto" style:text-underline-mode="continuous"/>
    </style:style>
    <style:style style:name="T2493" style:parent-style-name="Domyślnaczcionkaakapitu" style:family="text">
      <style:text-properties style:text-underline-type="single" style:text-underline-style="solid" style:text-underline-width="auto" style:text-underline-mode="continuous"/>
    </style:style>
    <style:style style:name="T2494" style:parent-style-name="Domyślnaczcionkaakapitu" style:family="text">
      <style:text-properties fo:background-color="#80FFFF" style:text-underline-type="single" style:text-underline-style="solid" style:text-underline-width="auto" style:text-underline-mode="continuous"/>
    </style:style>
    <style:style style:name="T2495" style:parent-style-name="Domyślnaczcionkaakapitu" style:family="text">
      <style:text-properties style:text-underline-type="single" style:text-underline-style="solid" style:text-underline-width="auto" style:text-underline-mode="continuous"/>
    </style:style>
    <style:style style:name="P2496" style:parent-style-name="Normalny" style:family="paragraph">
      <style:paragraph-properties fo:text-align="justify" fo:line-height="150%" fo:text-indent="0.2479in"/>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style:style>
    <style:style style:name="T2502" style:parent-style-name="Domyślnaczcionkaakapitu" style:family="text">
      <style:text-properties style:text-underline-type="single" style:text-underline-style="solid" style:text-underline-width="auto" style:text-underline-mode="continuous"/>
    </style:style>
    <style:style style:name="T2503" style:parent-style-name="Domyślnaczcionkaakapitu" style:family="text">
      <style:text-properties fo:background-color="#80FFFF" style:text-underline-type="single" style:text-underline-style="solid" style:text-underline-width="auto" style:text-underline-mode="continuous"/>
    </style:style>
    <style:style style:name="P2504" style:parent-style-name="Normalny" style:family="paragraph">
      <style:paragraph-properties fo:text-align="justify" fo:line-height="150%" fo:text-indent="0.2479in"/>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fo:text-indent="0.2479in"/>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P2513" style:parent-style-name="Normalny" style:family="paragraph">
      <style:paragraph-properties fo:text-align="justify" fo:line-height="150%"/>
    </style:style>
    <style:style style:name="T2514" style:parent-style-name="Domyślnaczcionkaakapitu" style:family="text">
      <style:text-properties style:text-underline-type="single" style:text-underline-style="solid" style:text-underline-width="auto" style:text-underline-mode="continuous"/>
    </style:style>
    <style:style style:name="P2515" style:parent-style-name="Normalny" style:family="paragraph">
      <style:paragraph-properties fo:text-align="justify" fo:line-height="150%" fo:text-indent="0.2479in"/>
    </style:style>
    <style:style style:name="P2516" style:parent-style-name="Normalny" style:family="paragraph">
      <style:paragraph-properties fo:text-align="justify" fo:line-height="150%" fo:text-indent="0.2479in"/>
    </style:style>
    <style:style style:name="T2517" style:parent-style-name="Domyślnaczcionkaakapitu" style:family="text">
      <style:text-properties fo:background-color="#80FFFF"/>
    </style:style>
    <style:style style:name="T2518" style:parent-style-name="Domyślnaczcionkaakapitu" style:family="text">
      <style:text-properties fo:background-color="#80FFFF"/>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P2523" style:parent-style-name="Normalny" style:family="paragraph">
      <style:paragraph-properties fo:text-align="justify" fo:line-height="150%" fo:text-indent="0.2479in"/>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T2529" style:parent-style-name="Domyślnaczcionkaakapitu" style:family="text">
      <style:text-properties fo:background-color="#80FFFF"/>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P2533" style:parent-style-name="Normalny" style:family="paragraph">
      <style:paragraph-properties fo:text-align="justify" fo:line-height="150%"/>
    </style:style>
    <style:style style:name="T2534" style:parent-style-name="Domyślnaczcionkaakapitu" style:family="text">
      <style:text-properties style:text-underline-type="single" style:text-underline-style="solid" style:text-underline-width="auto" style:text-underline-mode="continuous"/>
    </style:style>
    <style:style style:name="P2535" style:parent-style-name="Normalny" style:family="paragraph">
      <style:paragraph-properties fo:text-align="justify" fo:line-height="150%" fo:text-indent="0.2479in"/>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P2540" style:parent-style-name="Normalny" style:family="paragraph">
      <style:paragraph-properties fo:text-align="justify" fo:line-height="150%"/>
    </style:style>
    <style:style style:name="T2541" style:parent-style-name="Domyślnaczcionkaakapitu" style:family="text">
      <style:text-properties style:text-underline-type="single" style:text-underline-style="solid" style:text-underline-width="auto" style:text-underline-mode="continuous"/>
    </style:style>
    <style:style style:name="P2542" style:parent-style-name="Normalny" style:family="paragraph">
      <style:paragraph-properties fo:text-align="justify" fo:line-height="150%" fo:text-indent="0.2479in"/>
    </style:style>
    <style:style style:name="P2543" style:parent-style-name="Normalny" style:family="paragraph">
      <style:paragraph-properties fo:text-align="justify" fo:line-height="150%" fo:text-indent="0.2479in"/>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style:style>
    <style:style style:name="T2547" style:parent-style-name="Domyślnaczcionkaakapitu" style:family="text">
      <style:text-properties style:text-underline-type="single" style:text-underline-style="solid" style:text-underline-width="auto" style:text-underline-mode="continuous"/>
    </style:style>
    <style:style style:name="P2548" style:parent-style-name="Normalny" style:family="paragraph">
      <style:paragraph-properties fo:text-align="justify" fo:line-height="150%" fo:text-indent="0.2479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T2553" style:parent-style-name="Domyślnaczcionkaakapitu" style:family="text">
      <style:text-properties fo:background-color="#80FFFF"/>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P2557" style:parent-style-name="Normalny" style:family="paragraph">
      <style:paragraph-properties fo:text-align="justify" fo:line-height="150%" fo:text-indent="0.2479in"/>
    </style:style>
    <style:style style:name="P2558" style:parent-style-name="Normalny" style:family="paragraph">
      <style:paragraph-properties fo:text-align="justify" fo:line-height="150%"/>
    </style:style>
    <style:style style:name="T2559" style:parent-style-name="Domyślnaczcionkaakapitu" style:family="text">
      <style:text-properties fo:background-color="#80FFFF" style:text-underline-type="single" style:text-underline-style="solid" style:text-underline-width="auto" style:text-underline-mode="continuous"/>
    </style:style>
    <style:style style:name="T2560" style:parent-style-name="Domyślnaczcionkaakapitu" style:family="text">
      <style:text-properties style:text-underline-type="single" style:text-underline-style="solid" style:text-underline-width="auto" style:text-underline-mode="continuous"/>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P2563" style:parent-style-name="Normalny" style:family="paragraph">
      <style:paragraph-properties fo:text-align="justify" fo:line-height="150%" fo:text-indent="0.2479in"/>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T2566" style:parent-style-name="Domyślnaczcionkaakapitu" style:family="text">
      <style:text-properties fo:background-color="#80FFFF"/>
    </style:style>
    <style:style style:name="T2567" style:parent-style-name="Domyślnaczcionkaakapitu" style:family="text">
      <style:text-properties fo:background-color="#80FFFF"/>
    </style:style>
    <style:style style:name="T2568" style:parent-style-name="Domyślnaczcionkaakapitu" style:family="text">
      <style:text-properties fo:background-color="#80FFFF"/>
    </style:style>
    <style:style style:name="T2569" style:parent-style-name="Domyślnaczcionkaakapitu" style:family="text">
      <style:text-properties fo:background-color="#80FFFF"/>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P2572" style:parent-style-name="Normalny" style:family="paragraph">
      <style:paragraph-properties fo:text-align="justify" fo:line-height="150%"/>
    </style:style>
    <style:style style:name="T2573" style:parent-style-name="Domyślnaczcionkaakapitu" style:family="text">
      <style:text-properties style:text-underline-type="single" style:text-underline-style="solid" style:text-underline-width="auto" style:text-underline-mode="continuous"/>
    </style:style>
    <style:style style:name="P2574" style:parent-style-name="Normalny" style:family="paragraph">
      <style:paragraph-properties fo:text-align="justify" fo:line-height="150%" fo:text-indent="0.2479in"/>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P2579" style:parent-style-name="Normalny" style:family="paragraph">
      <style:paragraph-properties fo:text-align="justify" fo:line-height="150%" fo:text-indent="0.2479in"/>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P2583" style:parent-style-name="Normalny" style:family="paragraph">
      <style:paragraph-properties fo:text-align="justify" fo:line-height="150%"/>
    </style:style>
    <style:style style:name="T2584" style:parent-style-name="Domyślnaczcionkaakapitu" style:family="text">
      <style:text-properties style:text-underline-type="single" style:text-underline-style="solid" style:text-underline-width="auto" style:text-underline-mode="continuous"/>
    </style:style>
    <style:style style:name="P2585" style:parent-style-name="Normalny" style:family="paragraph">
      <style:paragraph-properties fo:text-align="justify" fo:line-height="150%" fo:text-indent="0.2479in"/>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P2592" style:parent-style-name="Normalny" style:family="paragraph">
      <style:paragraph-properties fo:text-align="justify" fo:line-height="150%"/>
    </style:style>
    <style:style style:name="T2593" style:parent-style-name="Domyślnaczcionkaakapitu" style:family="text">
      <style:text-properties style:text-underline-type="single" style:text-underline-style="solid" style:text-underline-width="auto" style:text-underline-mode="continuous"/>
    </style:style>
    <style:style style:name="P2594" style:parent-style-name="Normalny" style:family="paragraph">
      <style:paragraph-properties fo:text-align="justify" fo:line-height="150%" fo:text-indent="0.2479in"/>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style:style>
    <style:style style:name="T2598" style:parent-style-name="Domyślnaczcionkaakapitu" style:family="text">
      <style:text-properties style:text-underline-type="single" style:text-underline-style="solid" style:text-underline-width="auto" style:text-underline-mode="continuous"/>
    </style:style>
    <style:style style:name="T2599" style:parent-style-name="Domyślnaczcionkaakapitu" style:family="text">
      <style:text-properties fo:background-color="#80FFFF" style:text-underline-type="single" style:text-underline-style="solid" style:text-underline-width="auto" style:text-underline-mode="continuous"/>
    </style:style>
    <style:style style:name="T2600" style:parent-style-name="Domyślnaczcionkaakapitu" style:family="text">
      <style:text-properties style:text-underline-type="single" style:text-underline-style="solid" style:text-underline-width="auto" style:text-underline-mode="continuous"/>
    </style:style>
    <style:style style:name="T2601" style:parent-style-name="Domyślnaczcionkaakapitu" style:family="text">
      <style:text-properties fo:background-color="#80FFFF" style:text-underline-type="single" style:text-underline-style="solid" style:text-underline-width="auto" style:text-underline-mode="continuous"/>
    </style:style>
    <style:style style:name="T2602" style:parent-style-name="Domyślnaczcionkaakapitu" style:family="text">
      <style:text-properties style:text-underline-type="single" style:text-underline-style="solid" style:text-underline-width="auto" style:text-underline-mode="continuous"/>
    </style:style>
    <style:style style:name="P2603" style:parent-style-name="Normalny" style:family="paragraph">
      <style:paragraph-properties fo:text-align="justify" fo:line-height="150%" fo:text-indent="0.2479in"/>
    </style:style>
    <style:style style:name="T2604" style:parent-style-name="Domyślnaczcionkaakapitu" style:family="text">
      <style:text-properties fo:background-color="#80FFFF"/>
    </style:style>
    <style:style style:name="P2605" style:parent-style-name="Normalny" style:family="paragraph">
      <style:paragraph-properties fo:text-align="justify" fo:line-height="150%"/>
    </style:style>
    <style:style style:name="T2606" style:parent-style-name="Domyślnaczcionkaakapitu" style:family="text">
      <style:text-properties style:text-underline-type="single" style:text-underline-style="solid" style:text-underline-width="auto" style:text-underline-mode="continuous"/>
    </style:style>
    <style:style style:name="P2607" style:parent-style-name="Normalny" style:family="paragraph">
      <style:paragraph-properties fo:text-align="justify" fo:line-height="150%" fo:text-indent="0.2479in"/>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T2612" style:parent-style-name="Domyślnaczcionkaakapitu" style:family="text">
      <style:text-properties fo:background-color="#80FFFF"/>
    </style:style>
    <style:style style:name="T2613" style:parent-style-name="Domyślnaczcionkaakapitu" style:family="text">
      <style:text-properties fo:background-color="#80FFFF"/>
    </style:style>
    <style:style style:name="T2614" style:parent-style-name="Domyślnaczcionkaakapitu" style:family="text">
      <style:text-properties fo:background-color="#80FFFF"/>
    </style:style>
    <style:style style:name="T2615" style:parent-style-name="Domyślnaczcionkaakapitu" style:family="text">
      <style:text-properties fo:background-color="#80FFFF"/>
    </style:style>
    <style:style style:name="P2616" style:parent-style-name="Normalny" style:family="paragraph">
      <style:paragraph-properties fo:text-align="justify" fo:line-height="150%"/>
    </style:style>
    <style:style style:name="T2617" style:parent-style-name="Domyślnaczcionkaakapitu" style:family="text">
      <style:text-properties fo:background-color="#80FFFF" style:text-underline-type="single" style:text-underline-style="solid" style:text-underline-width="auto" style:text-underline-mode="continuous"/>
    </style:style>
    <style:style style:name="T2618" style:parent-style-name="Domyślnaczcionkaakapitu" style:family="text">
      <style:text-properties style:text-underline-type="single" style:text-underline-style="solid" style:text-underline-width="auto" style:text-underline-mode="continuous"/>
    </style:style>
    <style:style style:name="T2619" style:parent-style-name="Domyślnaczcionkaakapitu" style:family="text">
      <style:text-properties fo:background-color="#80FFFF" style:text-underline-type="single" style:text-underline-style="solid" style:text-underline-width="auto" style:text-underline-mode="continuous"/>
    </style:style>
    <style:style style:name="T2620" style:parent-style-name="Domyślnaczcionkaakapitu" style:family="text">
      <style:text-properties style:text-underline-type="single" style:text-underline-style="solid" style:text-underline-width="auto" style:text-underline-mode="continuous"/>
    </style:style>
    <style:style style:name="P2621" style:parent-style-name="Normalny" style:family="paragraph">
      <style:paragraph-properties fo:text-align="justify" fo:line-height="150%" fo:text-indent="0.2479in"/>
    </style:style>
    <style:style style:name="P2622" style:parent-style-name="Normalny" style:family="paragraph">
      <style:paragraph-properties fo:text-align="justify" fo:line-height="150%" fo:text-indent="0.2479in"/>
    </style:style>
    <style:style style:name="P2623" style:parent-style-name="Normalny" style:family="paragraph">
      <style:paragraph-properties fo:text-align="justify" fo:line-height="150%"/>
    </style:style>
    <style:style style:name="T2624" style:parent-style-name="Domyślnaczcionkaakapitu" style:family="text">
      <style:text-properties style:text-underline-type="single" style:text-underline-style="solid" style:text-underline-width="auto" style:text-underline-mode="continuous"/>
    </style:style>
    <style:style style:name="T2625" style:parent-style-name="Domyślnaczcionkaakapitu" style:family="text">
      <style:text-properties fo:background-color="#80FFFF" style:text-underline-type="single" style:text-underline-style="solid" style:text-underline-width="auto" style:text-underline-mode="continuous"/>
    </style:style>
    <style:style style:name="P2626" style:parent-style-name="Normalny" style:family="paragraph">
      <style:paragraph-properties fo:text-align="justify" fo:line-height="150%" fo:text-indent="0.2479in"/>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T2632" style:parent-style-name="Domyślnaczcionkaakapitu" style:family="text">
      <style:text-properties fo:background-color="#80FFFF"/>
    </style:style>
    <style:style style:name="T2633" style:parent-style-name="Domyślnaczcionkaakapitu" style:family="text">
      <style:text-properties fo:background-color="#80FFFF"/>
    </style:style>
    <style:style style:name="T2634" style:parent-style-name="Domyślnaczcionkaakapitu" style:family="text">
      <style:text-properties fo:background-color="#80FFFF"/>
    </style:style>
    <style:style style:name="T2635" style:parent-style-name="Domyślnaczcionkaakapitu" style:family="text">
      <style:text-properties fo:background-color="#80FFFF"/>
    </style:style>
    <style:style style:name="P2636" style:parent-style-name="Normalny" style:family="paragraph">
      <style:paragraph-properties fo:text-align="justify" fo:line-height="150%" fo:text-indent="0.2479in"/>
    </style:style>
    <style:style style:name="T2637" style:parent-style-name="Domyślnaczcionkaakapitu" style:family="text">
      <style:text-properties fo:background-color="#80FFFF"/>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T2645" style:parent-style-name="Domyślnaczcionkaakapitu" style:family="text">
      <style:text-properties fo:background-color="#80FFFF"/>
    </style:style>
    <style:style style:name="T2646" style:parent-style-name="Domyślnaczcionkaakapitu" style:family="text">
      <style:text-properties fo:background-color="#80FFFF"/>
    </style:style>
    <style:style style:name="P2647" style:parent-style-name="Normalny" style:family="paragraph">
      <style:paragraph-properties fo:text-align="justify" fo:line-height="150%"/>
    </style:style>
    <style:style style:name="T2648" style:parent-style-name="Domyślnaczcionkaakapitu" style:family="text">
      <style:text-properties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P2655" style:parent-style-name="Normalny" style:family="paragraph">
      <style:paragraph-properties fo:text-align="justify" fo:line-height="150%" fo:text-indent="0.2479in"/>
    </style:style>
    <style:style style:name="P2656" style:parent-style-name="Normalny" style:family="paragraph">
      <style:paragraph-properties fo:text-align="justify" fo:line-height="150%"/>
    </style:style>
    <style:style style:name="T2657" style:parent-style-name="Domyślnaczcionkaakapitu" style:family="text">
      <style:text-properties style:text-underline-type="single" style:text-underline-style="solid" style:text-underline-width="auto" style:text-underline-mode="continuous"/>
    </style:style>
    <style:style style:name="P2658" style:parent-style-name="Normalny" style:family="paragraph">
      <style:paragraph-properties fo:text-align="justify" fo:line-height="150%" fo:text-indent="0.2479in"/>
    </style:style>
    <style:style style:name="T2659" style:parent-style-name="Domyślnaczcionkaakapitu" style:family="text">
      <style:text-properties fo:background-color="#80FFFF"/>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T2664" style:parent-style-name="Domyślnaczcionkaakapitu" style:family="text">
      <style:text-properties fo:background-color="#80FFFF"/>
    </style:style>
    <style:style style:name="T2665" style:parent-style-name="Domyślnaczcionkaakapitu" style:family="text">
      <style:text-properties fo:background-color="#80FFFF"/>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P2669" style:parent-style-name="Normalny" style:family="paragraph">
      <style:paragraph-properties fo:text-align="justify" fo:line-height="150%"/>
    </style:style>
    <style:style style:name="T2670" style:parent-style-name="Domyślnaczcionkaakapitu" style:family="text">
      <style:text-properties style:text-underline-type="single" style:text-underline-style="solid" style:text-underline-width="auto" style:text-underline-mode="continuous"/>
    </style:style>
    <style:style style:name="P2671" style:parent-style-name="Normalny" style:family="paragraph">
      <style:paragraph-properties fo:text-align="justify" fo:line-height="150%" fo:text-indent="0.2479in"/>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T2676" style:parent-style-name="Domyślnaczcionkaakapitu" style:family="text">
      <style:text-properties fo:background-color="#80FFFF"/>
    </style:style>
    <style:style style:name="P2677" style:parent-style-name="Normalny" style:family="paragraph">
      <style:paragraph-properties fo:text-align="justify" fo:line-height="150%"/>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P2682" style:parent-style-name="Normalny" style:family="paragraph">
      <style:paragraph-properties fo:text-align="justify" fo:line-height="150%"/>
    </style:style>
    <style:style style:name="T2683" style:parent-style-name="Domyślnaczcionkaakapitu" style:family="text">
      <style:text-properties style:text-underline-type="single" style:text-underline-style="solid" style:text-underline-width="auto" style:text-underline-mode="continuous"/>
    </style:style>
    <style:style style:name="P2684" style:parent-style-name="Normalny" style:family="paragraph">
      <style:paragraph-properties fo:text-align="justify" fo:line-height="150%" fo:text-indent="0.2479in"/>
    </style:style>
    <style:style style:name="T2685" style:parent-style-name="Domyślnaczcionkaakapitu" style:family="text">
      <style:text-properties fo:background-color="#80FFFF"/>
    </style:style>
    <style:style style:name="P2686" style:parent-style-name="Normalny" style:family="paragraph">
      <style:paragraph-properties fo:text-align="justify" fo:line-height="150%"/>
    </style:style>
    <style:style style:name="T2687" style:parent-style-name="Domyślnaczcionkaakapitu" style:family="text">
      <style:text-properties style:text-underline-type="single" style:text-underline-style="solid" style:text-underline-width="auto" style:text-underline-mode="continuous"/>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P2690" style:parent-style-name="Normalny" style:family="paragraph">
      <style:paragraph-properties fo:text-align="justify" fo:line-height="150%"/>
    </style:style>
    <style:style style:name="T2691" style:parent-style-name="Domyślnaczcionkaakapitu" style:family="text">
      <style:text-properties style:text-underline-type="single" style:text-underline-style="solid" style:text-underline-width="auto" style:text-underline-mode="continuous"/>
    </style:style>
    <style:style style:name="P2692" style:parent-style-name="Normalny" style:family="paragraph">
      <style:paragraph-properties fo:text-align="justify" fo:line-height="150%" fo:text-indent="0.2479in"/>
    </style:style>
    <style:style style:name="T2693" style:parent-style-name="Domyślnaczcionkaakapitu" style:family="text">
      <style:text-properties fo:background-color="#80FFFF"/>
    </style:style>
    <style:style style:name="P2694" style:parent-style-name="Normalny" style:family="paragraph">
      <style:paragraph-properties fo:text-align="justify" fo:line-height="150%"/>
    </style:style>
    <style:style style:name="T2695" style:parent-style-name="Domyślnaczcionkaakapitu" style:family="text">
      <style:text-properties style:text-underline-type="single" style:text-underline-style="solid" style:text-underline-width="auto" style:text-underline-mode="continuous"/>
    </style:style>
    <style:style style:name="T2696" style:parent-style-name="Domyślnaczcionkaakapitu" style:family="text">
      <style:text-properties fo:background-color="#80FFFF" style:text-underline-type="single" style:text-underline-style="solid" style:text-underline-width="auto" style:text-underline-mode="continuous"/>
    </style:style>
    <style:style style:name="T2697" style:parent-style-name="Domyślnaczcionkaakapitu" style:family="text">
      <style:text-properties style:text-underline-type="single" style:text-underline-style="solid" style:text-underline-width="auto" style:text-underline-mode="continuous"/>
    </style:style>
    <style:style style:name="P2698" style:parent-style-name="Normalny" style:family="paragraph">
      <style:paragraph-properties fo:text-align="justify" fo:line-height="150%" fo:text-indent="0.2479in"/>
    </style:style>
    <style:style style:name="P2699" style:parent-style-name="Normalny" style:family="paragraph">
      <style:paragraph-properties fo:text-align="justify" fo:line-height="150%"/>
    </style:style>
    <style:style style:name="T2700" style:parent-style-name="Domyślnaczcionkaakapitu" style:family="text">
      <style:text-properties style:text-underline-type="single" style:text-underline-style="solid" style:text-underline-width="auto" style:text-underline-mode="continuous"/>
    </style:style>
    <style:style style:name="T2701" style:parent-style-name="Domyślnaczcionkaakapitu" style:family="text">
      <style:text-properties fo:background-color="#80FFFF" style:text-underline-type="single" style:text-underline-style="solid" style:text-underline-width="auto" style:text-underline-mode="continuous"/>
    </style:style>
    <style:style style:name="T2702" style:parent-style-name="Domyślnaczcionkaakapitu" style:family="text">
      <style:text-properties style:text-underline-type="single" style:text-underline-style="solid" style:text-underline-width="auto" style:text-underline-mode="continuous"/>
    </style:style>
    <style:style style:name="P2703" style:parent-style-name="Normalny" style:family="paragraph">
      <style:paragraph-properties fo:text-align="justify" fo:line-height="150%" fo:text-indent="0.2479in"/>
    </style:style>
    <style:style style:name="T2704" style:parent-style-name="Domyślnaczcionkaakapitu" style:family="text">
      <style:text-properties fo:background-color="#80FFFF"/>
    </style:style>
    <style:style style:name="P2705" style:parent-style-name="Normalny" style:family="paragraph">
      <style:paragraph-properties fo:text-align="justify" fo:line-height="150%"/>
    </style:style>
    <style:style style:name="T2706" style:parent-style-name="Domyślnaczcionkaakapitu" style:family="text">
      <style:text-properties style:text-underline-type="single" style:text-underline-style="solid" style:text-underline-width="auto" style:text-underline-mode="continuous"/>
    </style:style>
    <style:style style:name="T2707" style:parent-style-name="Domyślnaczcionkaakapitu" style:family="text">
      <style:text-properties fo:background-color="#80FFFF" style:text-underline-type="single" style:text-underline-style="solid" style:text-underline-width="auto" style:text-underline-mode="continuous"/>
    </style:style>
    <style:style style:name="T2708" style:parent-style-name="Domyślnaczcionkaakapitu" style:family="text">
      <style:text-properties style:text-underline-type="single" style:text-underline-style="solid" style:text-underline-width="auto" style:text-underline-mode="continuous"/>
    </style:style>
    <style:style style:name="P2709" style:parent-style-name="Normalny" style:family="paragraph">
      <style:paragraph-properties fo:text-align="justify" fo:line-height="150%" fo:text-indent="0.2479in"/>
    </style:style>
    <style:style style:name="T2710" style:parent-style-name="Domyślnaczcionkaakapitu" style:family="text">
      <style:text-properties fo:background-color="#80FFFF"/>
    </style:style>
    <style:style style:name="T2711" style:parent-style-name="Domyślnaczcionkaakapitu" style:family="text">
      <style:text-properties fo:background-color="#80FFFF"/>
    </style:style>
    <style:style style:name="P2712" style:parent-style-name="Normalny" style:family="paragraph">
      <style:paragraph-properties fo:text-align="justify" fo:line-height="150%" fo:text-indent="0.2479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P2715" style:parent-style-name="Normalny" style:family="paragraph">
      <style:paragraph-properties fo:text-align="justify" fo:line-height="150%" fo:text-indent="0.2479in"/>
    </style:style>
    <style:style style:name="P2716" style:parent-style-name="Normalny" style:family="paragraph">
      <style:paragraph-properties fo:text-align="justify" fo:line-height="150%"/>
    </style:style>
    <style:style style:name="T2717" style:parent-style-name="Domyślnaczcionkaakapitu" style:family="text">
      <style:text-properties style:text-underline-type="single" style:text-underline-style="solid" style:text-underline-width="auto" style:text-underline-mode="continuous"/>
    </style:style>
    <style:style style:name="P2718" style:parent-style-name="Normalny" style:family="paragraph">
      <style:paragraph-properties fo:text-align="justify" fo:line-height="150%" fo:text-indent="0.2479in"/>
    </style:style>
    <style:style style:name="P2719" style:parent-style-name="Normalny" style:family="paragraph">
      <style:paragraph-properties fo:text-align="justify" fo:line-height="150%" fo:text-indent="0.2479in"/>
    </style:style>
    <style:style style:name="T2720" style:parent-style-name="Domyślnaczcionkaakapitu" style:family="text">
      <style:text-properties fo:background-color="#80FFFF"/>
    </style:style>
    <style:style style:name="T2721" style:parent-style-name="Domyślnaczcionkaakapitu" style:family="text">
      <style:text-properties fo:background-color="#80FFFF"/>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T2724" style:parent-style-name="Domyślnaczcionkaakapitu" style:family="text">
      <style:text-properties fo:background-color="#80FFFF"/>
    </style:style>
    <style:style style:name="T2725" style:parent-style-name="Domyślnaczcionkaakapitu" style:family="text">
      <style:text-properties fo:background-color="#80FFFF"/>
    </style:style>
    <style:style style:name="T2726" style:parent-style-name="Domyślnaczcionkaakapitu" style:family="text">
      <style:text-properties fo:background-color="#80FFFF"/>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P2730" style:parent-style-name="Normalny" style:family="paragraph">
      <style:paragraph-properties fo:text-align="justify" fo:line-height="150%"/>
    </style:style>
    <style:style style:name="T2731" style:parent-style-name="Domyślnaczcionkaakapitu" style:family="text">
      <style:text-properties style:text-underline-type="single" style:text-underline-style="solid" style:text-underline-width="auto" style:text-underline-mode="continuous"/>
    </style:style>
    <style:style style:name="P2732" style:parent-style-name="Normalny" style:family="paragraph">
      <style:paragraph-properties fo:text-align="justify" fo:line-height="150%" fo:text-indent="0.2479in"/>
    </style:style>
    <style:style style:name="T2733" style:parent-style-name="Domyślnaczcionkaakapitu" style:family="text">
      <style:text-properties fo:background-color="#80FFFF"/>
    </style:style>
    <style:style style:name="P2734" style:parent-style-name="Normalny" style:family="paragraph">
      <style:paragraph-properties fo:text-align="justify" fo:line-height="150%" fo:text-indent="0.2479in"/>
    </style:style>
    <style:style style:name="P2735" style:parent-style-name="Normalny" style:family="paragraph">
      <style:paragraph-properties fo:text-align="justify" fo:line-height="150%" fo:text-indent="0.2479in"/>
    </style:style>
    <style:style style:name="T2736" style:parent-style-name="Domyślnaczcionkaakapitu" style:family="text">
      <style:text-properties fo:background-color="#80FFFF"/>
    </style:style>
    <style:style style:name="T2737" style:parent-style-name="Domyślnaczcionkaakapitu" style:family="text">
      <style:text-properties fo:background-color="#80FFFF"/>
    </style:style>
    <style:style style:name="P2738" style:parent-style-name="Normalny" style:family="paragraph">
      <style:paragraph-properties fo:text-align="justify" fo:line-height="150%" fo:text-indent="0.2479in"/>
    </style:style>
    <style:style style:name="T2739" style:parent-style-name="Domyślnaczcionkaakapitu" style:family="text">
      <style:text-properties fo:background-color="#80FFFF"/>
    </style:style>
    <style:style style:name="T2740" style:parent-style-name="Domyślnaczcionkaakapitu" style:family="text">
      <style:text-properties fo:background-color="#80FFFF"/>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T2745" style:parent-style-name="Domyślnaczcionkaakapitu" style:family="text">
      <style:text-properties fo:background-color="#80FFFF"/>
    </style:style>
    <style:style style:name="T2746" style:parent-style-name="Domyślnaczcionkaakapitu" style:family="text">
      <style:text-properties fo:background-color="#80FFFF"/>
    </style:style>
    <style:style style:name="T2747" style:parent-style-name="Domyślnaczcionkaakapitu" style:family="text">
      <style:text-properties fo:background-color="#80FFFF"/>
    </style:style>
    <style:style style:name="T2748" style:parent-style-name="Domyślnaczcionkaakapitu" style:family="text">
      <style:text-properties fo:background-color="#80FFFF"/>
    </style:style>
    <style:style style:name="T2749" style:parent-style-name="Domyślnaczcionkaakapitu" style:family="text">
      <style:text-properties fo:background-color="#80FFFF"/>
    </style:style>
    <style:style style:name="T2750" style:parent-style-name="Domyślnaczcionkaakapitu" style:family="text">
      <style:text-properties fo:background-color="#80FFFF"/>
    </style:style>
    <style:style style:name="T2751" style:parent-style-name="Domyślnaczcionkaakapitu" style:family="text">
      <style:text-properties fo:background-color="#80FFFF"/>
    </style:style>
    <style:style style:name="T2752" style:parent-style-name="Domyślnaczcionkaakapitu" style:family="text">
      <style:text-properties fo:background-color="#80FFFF"/>
    </style:style>
    <style:style style:name="T2753" style:parent-style-name="Domyślnaczcionkaakapitu" style:family="text">
      <style:text-properties fo:background-color="#80FFFF"/>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P2756" style:parent-style-name="Normalny" style:family="paragraph">
      <style:paragraph-properties fo:text-align="justify" fo:line-height="150%" fo:text-indent="0.2479in"/>
    </style:style>
    <style:style style:name="P2757" style:parent-style-name="Normalny" style:family="paragraph">
      <style:paragraph-properties fo:text-align="justify" fo:line-height="150%" fo:text-indent="0.2479in"/>
    </style:style>
    <style:style style:name="P2758" style:parent-style-name="Normalny" style:family="paragraph">
      <style:paragraph-properties fo:text-align="justify" fo:line-height="150%" fo:text-indent="0.2479in"/>
    </style:style>
    <style:style style:name="P2759" style:parent-style-name="Normalny" style:family="paragraph">
      <style:paragraph-properties fo:text-align="justify" fo:line-height="150%"/>
    </style:style>
    <style:style style:name="T2760" style:parent-style-name="Domyślnaczcionkaakapitu" style:family="text">
      <style:text-properties style:text-underline-type="single" style:text-underline-style="solid" style:text-underline-width="auto" style:text-underline-mode="continuous"/>
    </style:style>
    <style:style style:name="T2761" style:parent-style-name="Domyślnaczcionkaakapitu" style:family="text">
      <style:text-properties style:text-underline-type="single" style:text-underline-style="solid" style:text-underline-width="auto" style:text-underline-mode="continuous"/>
    </style:style>
    <style:style style:name="T2762" style:parent-style-name="Domyślnaczcionkaakapitu" style:family="text">
      <style:text-properties style:text-underline-type="single" style:text-underline-style="solid" style:text-underline-width="auto" style:text-underline-mode="continuous"/>
    </style:style>
    <style:style style:name="T2763" style:parent-style-name="Domyślnaczcionkaakapitu" style:family="text">
      <style:text-properties fo:background-color="#80FFFF" style:text-underline-type="single" style:text-underline-style="solid" style:text-underline-width="auto" style:text-underline-mode="continuous"/>
    </style:style>
    <style:style style:name="P2764" style:parent-style-name="Normalny" style:family="paragraph">
      <style:paragraph-properties fo:text-align="justify" fo:line-height="150%" fo:text-indent="0.2479in"/>
    </style:style>
    <style:style style:name="T2765" style:parent-style-name="Domyślnaczcionkaakapitu" style:family="text">
      <style:text-properties fo:background-color="#80FFFF"/>
    </style:style>
    <style:style style:name="T2766" style:parent-style-name="Domyślnaczcionkaakapitu" style:family="text">
      <style:text-properties fo:background-color="#80FFFF"/>
    </style:style>
    <style:style style:name="T2767" style:parent-style-name="Domyślnaczcionkaakapitu" style:family="text">
      <style:text-properties fo:background-color="#80FFFF"/>
    </style:style>
    <style:style style:name="T2768" style:parent-style-name="Domyślnaczcionkaakapitu" style:family="text">
      <style:text-properties fo:background-color="#80FFFF"/>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T2775" style:parent-style-name="Domyślnaczcionkaakapitu" style:family="text">
      <style:text-properties fo:background-color="#80FFFF"/>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P2779" style:parent-style-name="Normalny" style:family="paragraph">
      <style:paragraph-properties fo:text-align="justify" fo:line-height="150%"/>
    </style:style>
    <style:style style:name="T2780" style:parent-style-name="Domyślnaczcionkaakapitu" style:family="text">
      <style:text-properties style:text-underline-type="single" style:text-underline-style="solid" style:text-underline-width="auto" style:text-underline-mode="continuous"/>
    </style:style>
    <style:style style:name="T2781" style:parent-style-name="Domyślnaczcionkaakapitu" style:family="text">
      <style:text-properties fo:background-color="#80FFFF" style:text-underline-type="single" style:text-underline-style="solid" style:text-underline-width="auto" style:text-underline-mode="continuous"/>
    </style:style>
    <style:style style:name="T2782" style:parent-style-name="Domyślnaczcionkaakapitu" style:family="text">
      <style:text-properties style:text-underline-type="single" style:text-underline-style="solid" style:text-underline-width="auto" style:text-underline-mode="continuous"/>
    </style:style>
    <style:style style:name="P2783" style:parent-style-name="Normalny" style:family="paragraph">
      <style:paragraph-properties fo:text-align="justify" fo:line-height="150%" fo:text-indent="0.2479in"/>
    </style:style>
    <style:style style:name="P2784" style:parent-style-name="Normalny" style:family="paragraph">
      <style:paragraph-properties fo:text-align="justify" fo:line-height="150%"/>
    </style:style>
    <style:style style:name="T2785" style:parent-style-name="Domyślnaczcionkaakapitu" style:family="text">
      <style:text-properties style:text-underline-type="single" style:text-underline-style="solid" style:text-underline-width="auto" style:text-underline-mode="continuous"/>
    </style:style>
    <style:style style:name="P2786" style:parent-style-name="Normalny" style:family="paragraph">
      <style:paragraph-properties fo:text-align="justify" fo:line-height="150%" fo:text-indent="0.2479in"/>
    </style:style>
    <style:style style:name="P2787" style:parent-style-name="Normalny" style:family="paragraph">
      <style:paragraph-properties fo:text-align="justify" fo:line-height="150%"/>
    </style:style>
    <style:style style:name="T2788" style:parent-style-name="Domyślnaczcionkaakapitu" style:family="text">
      <style:text-properties style:text-underline-type="single" style:text-underline-style="solid" style:text-underline-width="auto" style:text-underline-mode="continuous"/>
    </style:style>
    <style:style style:name="T2789" style:parent-style-name="Domyślnaczcionkaakapitu" style:family="text">
      <style:text-properties fo:background-color="#80FFFF" style:text-underline-type="single" style:text-underline-style="solid" style:text-underline-width="auto" style:text-underline-mode="continuous"/>
    </style:style>
    <style:style style:name="T2790" style:parent-style-name="Domyślnaczcionkaakapitu" style:family="text">
      <style:text-properties style:text-underline-type="single" style:text-underline-style="solid" style:text-underline-width="auto" style:text-underline-mode="continuous"/>
    </style:style>
    <style:style style:name="P2791" style:parent-style-name="Normalny" style:family="paragraph">
      <style:paragraph-properties fo:text-align="justify" fo:line-height="150%" fo:text-indent="0.2479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P2803" style:parent-style-name="Normalny" style:family="paragraph">
      <style:paragraph-properties fo:text-align="justify" fo:line-height="150%" fo:text-indent="0.2479in">
        <style:tab-stops>
          <style:tab-stop style:type="left" style:position="2.5951in"/>
        </style:tab-stops>
      </style:paragraph-properties>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T2807" style:parent-style-name="Domyślnaczcionkaakapitu" style:family="text">
      <style:text-properties fo:background-color="#80FFFF"/>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T2810" style:parent-style-name="Domyślnaczcionkaakapitu" style:family="text">
      <style:text-properties fo:background-color="#80FFFF"/>
    </style:style>
    <style:style style:name="T2811" style:parent-style-name="Domyślnaczcionkaakapitu" style:family="text">
      <style:text-properties fo:background-color="#80FFFF"/>
    </style:style>
    <style:style style:name="T2812" style:parent-style-name="Domyślnaczcionkaakapitu" style:family="text">
      <style:text-properties fo:background-color="#80FFFF"/>
    </style:style>
    <style:style style:name="T2813" style:parent-style-name="Domyślnaczcionkaakapitu" style:family="text">
      <style:text-properties fo:background-color="#80FFFF"/>
    </style:style>
    <style:style style:name="T2814" style:parent-style-name="Domyślnaczcionkaakapitu" style:family="text">
      <style:text-properties fo:background-color="#80FFFF"/>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T2819" style:parent-style-name="Domyślnaczcionkaakapitu" style:family="text">
      <style:text-properties fo:background-color="#80FFFF"/>
    </style:style>
    <style:style style:name="T2820" style:parent-style-name="Domyślnaczcionkaakapitu" style:family="text">
      <style:text-properties fo:background-color="#80FFFF"/>
    </style:style>
    <style:style style:name="T2821" style:parent-style-name="Domyślnaczcionkaakapitu" style:family="text">
      <style:text-properties fo:background-color="#80FFFF"/>
    </style:style>
    <style:style style:name="T2822" style:parent-style-name="Domyślnaczcionkaakapitu" style:family="text">
      <style:text-properties fo:background-color="#80FFFF"/>
    </style:style>
    <style:style style:name="T2823" style:parent-style-name="Domyślnaczcionkaakapitu" style:family="text">
      <style:text-properties fo:background-color="#80FFFF"/>
    </style:style>
    <style:style style:name="T2824" style:parent-style-name="Domyślnaczcionkaakapitu" style:family="text">
      <style:text-properties fo:background-color="#80FFFF"/>
    </style:style>
    <style:style style:name="T2825" style:parent-style-name="Domyślnaczcionkaakapitu" style:family="text">
      <style:text-properties fo:background-color="#80FFFF"/>
    </style:style>
    <style:style style:name="T2826" style:parent-style-name="Domyślnaczcionkaakapitu" style:family="text">
      <style:text-properties fo:background-color="#80FFFF"/>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T2830" style:parent-style-name="Domyślnaczcionkaakapitu" style:family="text">
      <style:text-properties fo:background-color="#80FFFF"/>
    </style:style>
    <style:style style:name="T2831" style:parent-style-name="Domyślnaczcionkaakapitu" style:family="text">
      <style:text-properties fo:background-color="#80FFFF"/>
    </style:style>
    <style:style style:name="T2832" style:parent-style-name="Domyślnaczcionkaakapitu" style:family="text">
      <style:text-properties fo:background-color="#80FFFF"/>
    </style:style>
    <style:style style:name="T2833" style:parent-style-name="Domyślnaczcionkaakapitu" style:family="text">
      <style:text-properties fo:background-color="#80FFFF"/>
    </style:style>
    <style:style style:name="T2834" style:parent-style-name="Domyślnaczcionkaakapitu" style:family="text">
      <style:text-properties fo:background-color="#80FFFF"/>
    </style:style>
    <style:style style:name="T2835" style:parent-style-name="Domyślnaczcionkaakapitu" style:family="text">
      <style:text-properties fo:background-color="#80FFFF"/>
    </style:style>
    <style:style style:name="T2836" style:parent-style-name="Domyślnaczcionkaakapitu" style:family="text">
      <style:text-properties fo:background-color="#80FFFF"/>
    </style:style>
    <style:style style:name="T2837" style:parent-style-name="Domyślnaczcionkaakapitu" style:family="text">
      <style:text-properties fo:background-color="#80FFFF"/>
    </style:style>
    <style:style style:name="P2838" style:parent-style-name="Normalny" style:family="paragraph">
      <style:paragraph-properties fo:text-align="justify" fo:line-height="150%" fo:text-indent="0.2479in"/>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P2842" style:parent-style-name="Normalny" style:family="paragraph">
      <style:paragraph-properties fo:text-align="justify" fo:line-height="150%" fo:text-indent="0.2479in"/>
    </style:style>
    <style:style style:name="T2843" style:parent-style-name="Domyślnaczcionkaakapitu" style:family="text">
      <style:text-properties fo:background-color="#80FFFF"/>
    </style:style>
    <style:style style:name="T2844" style:parent-style-name="Domyślnaczcionkaakapitu" style:family="text">
      <style:text-properties fo:background-color="#80FFFF"/>
    </style:style>
    <style:style style:name="P2845" style:parent-style-name="Normalny" style:family="paragraph">
      <style:paragraph-properties fo:text-align="justify" fo:line-height="150%" fo:text-indent="0.2479in"/>
    </style:style>
    <style:style style:name="P2846"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Górnictwa</text:p>
      <text:p text:style-name="P3">TYTUŁ= STENOGRAM z dziewiątego posiedzenia Podzespołu do spraw Górnictwa</text:p>
      <text:p text:style-name="P4">DATA= 21 marca 1989 r.</text:p>
      <text:p text:style-name="P5">SYGNATURA=<text:s/></text:p>
      <text:p text:style-name="P6">INW=<text:s/>46067</text:p>
      <text:p text:style-name="P7">TEKST=<text:s/></text:p>
      <text:p text:style-name="P8">Stenogram z posiedzenia Podzespołu do spraw Górnictwa<text:s/><text:span text:style-name="T9">w</text:span><text:s/>dniu 21.<text:span text:style-name="T10">I</text:span>II.<text:span text:style-name="T11">1</text:span>9<text:span text:style-name="T12">89</text:span><text:s/>r.</text:p>
      <text:p text:style-name="P13">/Obra<text:span text:style-name="T14">do</text:span>m<text:s/><text:span text:style-name="T15">przewodniczy ob. R</text:span><text:span text:style-name="T16">a</text:span><text:span text:style-name="T17">j</text:span><text:span text:style-name="T18">m</text:span><text:span text:style-name="T19">un</text:span><text:span text:style-name="T20">d</text:span><text:span text:style-name="T21"><text:s/>Moric</text:span><text:span text:style-name="T22">/</text:span>.</text:p>
      <text:p text:style-name="P23"><text:span text:style-name="T24">Prze</text:span><text:span text:style-name="T25">wo</text:span><text:span text:style-name="T26">dniczący</text:span>:</text:p>
      <text:p text:style-name="P27"><text:span text:style-name="T28">Z</text:span><text:s/>prawa rotacyjnego przewodniczenia obradom witam wszystkich panów na naszym kolejnym posiedzeniu, dziewiątym już. Dziękujemy obsłudze tele<text:span text:style-name="T29">w</text:span>iz<text:span text:style-name="T30">y</text:span>jnej za pracę<text:span text:style-name="T31">.</text:span><text:s/>Chcielibyśmy podjąć nasze posiedzenie.</text:p>
      <text:p text:style-name="P32">Dziękuję bardzo.</text:p>
      <text:p text:style-name="P33">Proszę Państwa! Nasze dzisiejsze kolejne posiedzenie ma niejako podsumować pracę naszych dwóch zespołów redakcyjnych oraz sfinalizować porozumienie w sprawie węgla brunatnego.</text:p>
      <text:p text:style-name="P34">Z tego co mi wiadomo poszczególne strony jeszcze dzisiaj wprowadzały pewne poprawki do przygotowanych dokumentów. Jeżeli mogę zaproponować chciałbym przy waszej akcepta<text:span text:style-name="T35">cji</text:span>, abyśmy poszczególne przygotowane teksty odczytali i jeżeli byłaby zgoda - je podpisali.</text:p>
      <text:p text:style-name="P36">Dyskusji merytoryczn<text:span text:style-name="T37">ej</text:span><text:s/>za poszczególnymi rozwiązaniami było bardzo wiel<text:span text:style-name="T38">e.</text:span><text:s/>Jeżeli panowie współprzewodniczący uważają, że należy ją kontynuować, to byśmy ją kontynuowali, a jeżeli uznamy, że przedstawiamy stanowiska i jeżeli się z nimi zgadzamy, podpisujemy, co by nam przyspieszyło pracę.</text:p>
      <text:p text:style-name="P39">Pan Pietrzyk ma głos.</text:p>
      <text:p text:style-name="P40"><text:span text:style-name="T41">Ob.</text:span><text:span text:style-name="T42"><text:s/>Alojzy Pietrzyk</text:span>:</text:p>
      <text:p text:style-name="P43"><text:span text:style-name="T44">J</text:span>a mam wniosek akurat natury formalnej. Cofnę się może do tego piątkowego,<text:s/><text:span text:style-name="T45">o</text:span>statniego naszego spotkania i konkretnie chodzi mi o porozumienie<text:s/><text:span text:style-name="T46">w</text:span><text:s/>części dotyczącej górnictwa skalnego i surowców chemicznych. Wspólnie z kolegą Stępień doszliśmy do porozumienia, że pomimo tego, że ten tekst został podpisany dochodzimy do wniosku, że trzeba go jednak przeredagować w związku z tym wniosek mój natury formalnej wygląda w ten sposób, żeby powołać zespół do przeredagowania tego porozumienia, jako że w zespole gospodarki są zastrzeżenia, że niestety on koliduje z nowym porozumieniem i z ładem gospodarczym w górnictwie i w całej gospodarce. Żeby jednak trochę uściślić ten wniosek.</text:p>
      <text:p text:style-name="P47"><text:span text:style-name="T48">Cz</text:span>y kolega Stępień potwierdza moją tezę i ewentualnie popiera, tak?</text:p>
      <text:p text:style-name="P49"><text:span text:style-name="T50">Ob. Stępień</text:span>:</text:p>
      <text:p text:style-name="P51">Tak jest.</text:p>
      <text:p text:style-name="P52"><text:span text:style-name="T53">Ob. Alojzy Pietrzyk</text:span><text:span text:style-name="T54">:</text:span></text:p>
      <text:p text:style-name="P55">W związku z tym panowie przewodniczący prosiłbym o wyznaczenie do zredagowania i ewentualnie wyznaczenia osób.</text:p>
      <text:p text:style-name="P56">Dziękuję.</text:p>
      <text:p text:style-name="P57"><text:span text:style-name="T58">Przewodniczący</text:span>:</text:p>
      <text:soft-page-break/>
      <text:p text:style-name="P59">Strona OPZZ - faktycznie nastą<text:span text:style-name="T60">p</text:span>iło porozumienie związkowe przed wejściem na tę salę. Mam zapytanie, czy strona rządowa zgadza się na przeredagowanie dokumentu i czy wyznaczy swojego przedstawiciela do tego zespołu?</text:p>
      <text:p text:style-name="P61"><text:span text:style-name="T62">Ob. Marian Gustek</text:span>:</text:p>
      <text:p text:style-name="P63">Trudno mi powiedzieć, bo nie wiem bardzo o co tutaj chodzi i wyznaczam tutaj, proszę dyrektora Koprowicza, żeby się zapoznał i proszę bardzo niech zespół przygotowu<text:span text:style-name="T64">je.</text:span><text:s/>Tylko chcę zwrócić uwagę,<text:s/><text:span text:style-name="T65">j</text:span>ak my tak będziemy pracować, to się spełni moje przepowiednia, że do 2025 roku tego nie sko<text:span text:style-name="T66">ń</text:span>czymy.</text:p>
      <text:p text:style-name="P67">Coś podpisujemy, potem - proszę bardzo.</text:p>
      <text:p text:style-name="P68"><text:span text:style-name="T69">Przewodniczący</text:span>:</text:p>
      <text:p text:style-name="P70">Dziękuję.</text:p>
      <text:p text:style-name="P71">Nasze intencje są wspólne, pewne ustalenia wczoraj zrobione co do wielkości proporcji wynagrodzeń, tośmy przyjęli wczoraj, rzutują też na te porozumienia.</text:p>
      <text:p text:style-name="P72">Ponieważ rozumiem, że jest zgoda, j<text:span text:style-name="T73">a</text:span><text:s/>proponuję, żeby po jednej osobie z każdej strony - z naszej strony byłby<text:span text:style-name="T74"><text:s/></text:span>kolega Stępień - wyszli w tej chwili i starali się znaleźć<text:s/><text:span text:style-name="T75">ws</text:span>pólne<text:tab/>zapisy.</text:p>
      <text:p text:style-name="P76">Kto ze strony opozycyjno-solidarnościow<text:span text:style-name="T77">ej,</text:span><text:s/>pan Pietrzyk, brałby w tym udział?</text:p>
      <text:p text:style-name="P78"><text:span text:style-name="T79">Ob. Alojzy Pietrzyk</text:span>:</text:p>
      <text:p text:style-name="P80">Tomasz Stankiewicz.</text:p>
      <text:p text:style-name="P81"><text:span text:style-name="T82">Przewodnicząc</text:span><text:span text:style-name="T83">y</text:span>:</text:p>
      <text:p text:style-name="P84">D<text:span text:style-name="T85">zi</text:span>ęku<text:span text:style-name="T86">ję.</text:span></text:p>
      <text:p text:style-name="P87">Proponuję, aby tych trzech panów weszło do odrębnej sali i starało się uściślić te zapisy.</text:p>
      <text:p text:style-name="P88">Proszę<text:s/><text:span text:style-name="T89">P</text:span>aństw<text:span text:style-name="T90">a</text:span>! Czy mamy przygotowany tekst porozumienia w sprawie<text:s/><text:span text:style-name="T91">e</text:span>k<text:span text:style-name="T92">o</text:span>logi<text:span text:style-name="T93">i</text:span><text:s/>- rozumiem, że jeszcze się przepisuje, w sprawie węgla brunatnego przepisuje się też z tego co ja wiem.</text:p>
      <text:p text:style-name="P94">Czy mamy tekst prz<text:span text:style-name="T95">ygot</text:span>owany w sprawie górnictwa gł<text:span text:style-name="T96">ęb</text:span>inowego?</text:p>
      <text:p text:style-name="P97">Głos ma pan Puszcze<text:span text:style-name="T98">w</text:span>icz.</text:p>
      <text:p text:style-name="P99"><text:span text:style-name="T100">Ob. Edward Puszczewicz</text:span>:</text:p>
      <text:p text:style-name="P101">Zgodnie z naszym poprzednim posiedzeniem pracowała wczoraj grupa redakcyjna. Tekst, wszystkie strony mają, ja nie wiem czy będziemy go czytali, do mnie dzisiaj dotarły oczywiście pewne zmiany w stanowiskach stron, tam gdzie są stanowiska stron zawarte. Jeżeli go mamy przeczytać, ja tu nie odnoszę się do błędów maszynowych, bo jest ich kilka, to proszę bardzo jest on gotowy do przedstawienia całemu podzespołowi.</text:p>
      <text:p text:style-name="P102"><text:span text:style-name="T103">Przewodniczący</text:span>:</text:p>
      <text:p text:style-name="P104">Dzi<text:span text:style-name="T105">ęk</text:span>u<text:span text:style-name="T106">ję.</text:span></text:p>
      <text:p text:style-name="P107">Panie Pietrzyk proszę.</text:p>
      <text:p text:style-name="P108"><text:span text:style-name="T109">Ob. Alojzy Pietrzyk</text:span>:</text:p>
      <text:p text:style-name="P110">Jeżeli chodzi o ten tekst<text:s/>protokołu<text:s/>porozumień i rozbieżności, mamy trzy autopoprawki co do stanowiska naszej strony. Chcieliśmy je wnieść. Proszę pan Piotrowski.</text:p>
      <text:p text:style-name="P111"><text:span text:style-name="T112">Ob</text:span><text:span text:style-name="T113">.</text:span><text:span text:style-name="T114"><text:s/>Leszek Piotrowski</text:span>:</text:p>
      <text:p text:style-name="P115">Ja bym miał taką propozycję do współprzewodniczących i do stron. Ponieważ każda ze stron ma określone autopoprawki, żeby w tej chwili też trzy osoby kompetentne dokonały ostatecznej redakcji<text:s/><text:soft-page-break/>przepisać to na czysto i wtedy dać już egzemplarz gotowy na obrady podzespołu. Przecież to jest chyba n<text:span text:style-name="T116">aj</text:span>rozsądni<text:span text:style-name="T117">ej</text:span>sze, byłoby wyjście z sytuacji.</text:p>
      <text:p text:style-name="P118"><text:span text:style-name="T119">Przewodniczący</text:span>:</text:p>
      <text:p text:style-name="P120">Mam takie pytanie. Ja rozumiem, że autopoprawki dotyczą stanowisk poszczególnych stron. Nie stanowisk uzgodnionych, bo tam gdzie byłyby stanowiska uzgodnione, to jest to inne zagadnienie. Jeżeli tak to w tym układzie, jeżeli panowie przewodniczący się zgodzili, faktycznie może byłoby dobrze, żebyśmy po jednej osobie też wyznaczyli, które naniosą autopoprawki do stanowisk swoich<text:span text:style-name="T121">.</text:span></text:p>
      <text:p text:style-name="P122">Czy pan Pietrzyk zgadza się na taką propozycję?</text:p>
      <text:p text:style-name="P123"><text:span text:style-name="T124">Ob. Alojzy Pietrzyk</text:span>:</text:p>
      <text:p text:style-name="P125">Tak, strona solidarnościowa wyraża zgodę.</text:p>
      <text:p text:style-name="P126"><text:span text:style-name="T127">Przewodniczący</text:span>:</text:p>
      <text:p text:style-name="P128">Pan minister Gustek akceptuje też takie rozwiązanie? Z naszej strony proponuję, żeby pan Rupala brał w tym udział.</text:p>
      <text:p text:style-name="P129"><text:span text:style-name="T130">O</text:span><text:span text:style-name="T131">b.<text:s/></text:span><text:span text:style-name="T132">A</text:span><text:span text:style-name="T133">lojzy Pietrzyk</text:span>:</text:p>
      <text:p text:style-name="P134">Pan Piotrowski.</text:p>
      <text:p text:style-name="P135"><text:span text:style-name="T136">O</text:span><text:span text:style-name="T137">b</text:span><text:span text:style-name="T138">.</text:span><text:span text:style-name="T139"><text:s/>Marian Gustek</text:span>:</text:p>
      <text:p text:style-name="P140">Pan Puszczewicz.</text:p>
      <text:p text:style-name="P141"><text:span text:style-name="T142">Przewodnicząc</text:span><text:span text:style-name="T143">y</text:span><text:span text:style-name="T144">:</text:span></text:p>
      <text:p text:style-name="P145">Dziękuję.</text:p>
      <text:p text:style-name="P146">Proponuję, żeby tych trzech panów, nie wypraszamy z sali, ale wyszli i dokonali tych autopoprawek w zakresie własnych stanowisk.</text:p>
      <text:p text:style-name="P147">Proszę Państwa!<text:s/><text:span text:style-name="T148">W</text:span><text:s/>tej sytuacji prawdę mówiąc wyczerpaliśmy niejako porządek dzienny. Ponieważ wszystkie tematy, które wyznaczyliśmy sobie do omówienia, zostały omówione.<text:s/><text:span text:style-name="T149">Cz</text:span>y któraś ze stron chce wnieść dodatkowe tematy?</text:p>
      <text:p text:style-name="P150">Czy strona<text:s/>„So<text:span text:style-name="T151">lida</text:span>rności”, panie Pietrzyk, czy wasza strona chce wnieść jakieś dodatkowe tematy pod obrady naszego<text:s/>„stołu”, ponieważ tematykę, żeśmy wyczerpali, którą przewidzieliśmy do tej pory?</text:p>
      <text:p text:style-name="P152"><text:span text:style-name="T153">Ob</text:span><text:span text:style-name="T154">.</text:span><text:span text:style-name="T155"><text:s/>Alojzy Pietrzyk</text:span>:</text:p>
      <text:p text:style-name="P156">Zasadniczy temat, który w dalszym ciągu powoduje niepokoje, to są właśnie represje - przyjęcia, jako że strona rządowa się zobowiązała i strona OPZZ poparła stanowisko nasze, co do przyjęć zwolnionych po sierpniu 1988 r<text:span text:style-name="T157">.</text:span><text:s/>Mamy akurat wiadomości, że jeszcze to nie jest całkowicie załatwione.</text:p>
      <text:p text:style-name="P158"><text:span text:style-name="T159">W</text:span><text:s/>związku z tym proszę o zabranie głosu pana Betki, a potem pana Piotro<text:span text:style-name="T160">ws</text:span>kiego.</text:p>
      <text:p text:style-name="P161"><text:span text:style-name="T162">Ob.</text:span><text:span text:style-name="T163"><text:s/>Krzysztof Betka</text:span>:</text:p>
      <text:p text:style-name="P164">Cho<text:span text:style-name="T165">dz</text:span>i o taką sprawę, że u nas jest jeszcze jeden pracownik, chyba jedyny w<text:s/><text:span text:style-name="T166">k</text:span>opalniach,<text:s/><text:span text:style-name="T167">k</text:span>tóry był zwolniony w sierpniu 1988 - Somerfeld i pan minister Gustek obiecał,<text:s/><text:span text:style-name="T168">ż</text:span>e przedzwoni tam do zakładu, ale dyrektor reaguje na to tak, że on przez telefon nie będzie nic załatwiał. Mówi: kazali mu go zwolnić, więc on musi dostać na piśmie, że każą mu go przywró<text:span text:style-name="T169">ci</text:span>ć do<text:s/>pracy.<text:s/><text:span text:style-name="T170">I</text:span><text:s/>druga rzec<text:span text:style-name="T171">z</text:span>, dalej też nie ma<text:span text:style-name="T172">m</text:span>y odpowiedzi na to, o czym mówił minister Wilczek, że wyśle się list do Ministra Obrony Narodowej w sprawie osób powołanych do wojska za udział w strajkach.</text:p>
      <text:p text:style-name="P173">Dziękuję.</text:p>
      <text:soft-page-break/>
      <text:p text:style-name="P174"><text:span text:style-name="T175">Przewodnicząc</text:span><text:span text:style-name="T176">y</text:span>:</text:p>
      <text:p text:style-name="P177">Proszę pan mec. Piotrowski.</text:p>
      <text:p text:style-name="P178"><text:span text:style-name="T179">O</text:span><text:span text:style-name="T180">b. Leszek Piotrowski</text:span>:</text:p>
      <text:p text:style-name="P181">Na ostatnim posiedzeniu padł głos, aby już zdjąć z wokandy sprawę represji postrajkowych, sprawę górników zwolnionych z pracy, sprawę górników powołanych do służby wojskowej z powodu udziału w akcjach protestacyjnych względnie strajkach. No uważam, że nie można na to się zgodzić i nie można przejść do porządku dziennego nad tym, że nie są przywróceni do pracy górnicy nawet ci, co do których strona rządowo-koalic<text:span text:style-name="T182">yj</text:span>na wyraziła zgodę na ich przywrócenie do pracy i nie są przywróceni do pracy ci, którzy mieli być przywróceni do niej według żądań strony solidarnościow<text:span text:style-name="T183">ej.</text:span></text:p>
      <text:p text:style-name="P184">Niepodobna przejść do porządku dziennego nad tym<text:s/><text:span text:style-name="T185">-</text:span><text:s/>powtarzam jeszcze raz - przy czym dochodzi sprawa nowa. Pan minister Marian Gustek był uprzejmy powiedzieć, do stenogramu w dniu 20 lutego 1989 r. - to jest strona 84- 85, że będą nadchodzić listy do Okrągłego Stołu, te listy nie mogą zostać bez echa.</text:p>
      <text:p text:style-name="P186">Nie można się z takim stanowiskiem nie zgodzić i chcę właśnie zgłosić, że dostałem taki list, ale niestety dotyczy on właśnie w pierwszej kolejności pana ministra Gustka.</text:p>
      <text:p text:style-name="P187">Chodzi o to, że w dniu 13 maja 1982 r. prawdopodobnie była to miesięcznica wprowadzenia stanu wojennego. W Jastrzębiu Zdroju zawyły syreny na zewnątrz, a w szkole, konkretnie w Technikum Górn<text:span text:style-name="T188">i</text:span>czym w Jastrzębiu Zdroju wstało z ławek szkolnych 10 uczniów i chwilą ciszy uczci<text:span text:style-name="T189">ł</text:span>o tę miesięcznic<text:span text:style-name="T190">ę</text:span>.</text:p>
      <text:p text:style-name="P191">Skutek był taki, że nauczyciel zgłosił to wydarzenie, tam gdzie moim zdaniem jako nauczyciel zgłaszać nie powinien<text:span text:style-name="T192">.</text:span><text:s/>A skutek końcowy był taki, że tych 10 uczn<text:span text:style-name="T193">iów<text:s/></text:span>Technikum Górniczego w Jastrzębiu Zdroju zostało wydalonych z tej szkoły.</text:p>
      <text:p text:style-name="P194">Mam tutaj przed sobą pismo skierowane do Ministerstwa Górnictwa i Energetyk<text:span text:style-name="T195">i</text:span>,<text:s/><text:span text:style-name="T196">i</text:span>miennie do wicemini<text:span text:style-name="T197">st</text:span>ra Mariana Gustka. Pismo ma datę 2<text:span text:style-name="T198">4</text:span><text:s/>czerwca<text:s/>19<text:span text:style-name="T199">8</text:span>2 r<text:span text:style-name="T200">.</text:span><text:s/>Jest podpisane przez Ireneusza Szlagę, Piotra Armad<text:span text:style-name="T201">ę</text:span>, Mirosława Bałkowskiego, Tadeusza Grzelaka, Krzysztofa Kusia i Janusza Wędlińskiego. Prosili o przywrócenie ich do szkoły. Przyznawali się do błędu, jak tutaj się wyrażają. Ale oni chcą dalej się uczyć i zdobyć zawód w górnictwie. Zobowiązują się do prze<text:span text:style-name="T202">st</text:span>rzegania obowiązków ucznia - jak piszą. Nie zostało to pismo uwzględnione, nie zostali przyjęci do tego technikum z powrotem. Teraz ich losy są różne. Ja wiem tylko o jednym, że skończył inną szkolę, o wiele gorszą niż Technikum Górnicze w Jastrzębiu.</text:p>
      <text:p text:style-name="P203">Chcę powiedzieć, że jest to obraz nowej krzywdy.<text:span text:style-name="T204"><text:s/></text:span>O tym, że<text:span text:style-name="T205">ś</text:span>my nie wiedzieli. Ci uczniowie zostali zupełnie bezpodstawnie relegowani z technikum<text:span text:style-name="T206">.</text:span><text:s/>A gdyby to technikum skończyli, to dzisiaj w<text:s/><text:span text:style-name="T207">198</text:span>9 r. byliby niewątpliwie sztygarami. Uważam, że coś tutaj trzeba zrobić. I apeluję do<text:s/>strony rządowo-koalicyjn<text:span text:style-name="T208">ej</text:span>, aby coś postanowiła w tym<text:span text:style-name="T209"><text:s/></text:span>względzie<text:span text:style-name="T210">.</text:span><text:s/>Może się da tym młodym ludziom umożliwić dokończenie tego technikum, choćby wieczorowo, żeby ta krzywda, bo nie będzie chyba sporu co do tego, że<text:s/><text:span text:style-name="T211">j</text:span>est to krzywda, żeby ta krzywda została naprawiona<text:span text:style-name="T212">.</text:span><text:s/>Bo naprawdę, żeby wyrzucać ze szkoły z Technikum Górniczego chłopców, którzy przez swoją ideowość, przez chwilę milczenia chcieli uczci<text:span text:style-name="T213">ć</text:span><text:s/>miesięcznicę, czy rocznicę - obojętnie co - ale żeby za takie coś wyrzucić ze szkoły i pozbawić możliwości wyuczenia się zawodu, to mnie się w głowie w ogóle nie mieści<text:span text:style-name="T214">.</text:span><text:s/>Ja o tym wydarzeniu nie wiedziałem<text:span text:style-name="T215">.</text:span><text:s/>Dostałem list tutaj, już w czasie obrad<text:s/>„okrągłego stołu”<text:span text:style-name="T216">.</text:span></text:p>
      <text:p text:style-name="P217"><text:span text:style-name="T218">A</text:span><text:s/>więc apeluję o naprawienie tej krzywdy, który wyrządzono człowiekowi prostemu, dziecku w tym wypadku.</text:p>
      <text:soft-page-break/>
      <text:p text:style-name="P219">Wracam do protokołu rozbieżności, który został w kwestii represji podpisany przez wszystkie trzy strony<text:s/>„okrągłego stołu”<text:s/>podzespołu górniczego w dniu 25 lutego 19<text:span text:style-name="T220">8</text:span>9<text:span text:style-name="T221"><text:s/></text:span>r<text:span text:style-name="T222">.</text:span><text:s/>Proszę o odpowiedź na pytanie, czy nie jest możliwa zmiana stanowiska strony rządowo-koalicyjnej<text:span text:style-name="T223">.</text:span><text:s/>Bo jak rozumiem, OPZZ poparło nas w tym tekś<text:span text:style-name="T224">c</text:span>ie, w tym protokole rozbieżności<text:span text:style-name="T225">.</text:span><text:s/>Więc chodzi tylko o zmianę stanowiska strony rządowo-koalicyjnej. Chodzi o przywrócenie do pracy ludzi zwolnionych po<text:s/><text:span text:style-name="T226">13</text:span><text:s/>grudnia 1981 r. oraz o górników, którzy odbywali służbę wojskową poprzez pracę w kopalni, a na skutek zawiadomienia właściwych władz wo<text:span text:style-name="T227">js</text:span>kowych o przerwaniu tej pracy zostali powołani do jednostek wojskowych do zasadniczej służby wojskowej<text:span text:style-name="T228">.</text:span></text:p>
      <text:p text:style-name="P229">Proponuję, jeśli idzie o tych powołanych do wojska<text:s/>takie rozwiązanie, które tutaj raz okazało si<text:span text:style-name="T230">ę</text:span><text:s/>ju<text:span text:style-name="T231">ż</text:span><text:s/>skuteczne<text:span text:style-name="T232">.</text:span><text:s/>Bo w sprawie czternastych pensji napisaliśmy wspólny list, czy podanie, czy pismo - obojętnie jak to nazwać, do<text:s/>Ministra<text:s/>Przemysłu i odniosło skutek<text:span text:style-name="T233">.</text:span><text:s/>Zróbmy tutaj to samo<text:span text:style-name="T234">.</text:span><text:s/>Z tym, że adresatem będzie Minister Obrony Narodowej<text:span text:style-name="T235">.<text:s/></text:span>Że my tutaj prosimy o umożliwienie tym górnikom, którzy są aktualnie w jednostkach wojskowych, z powodu udziału w strajkach, że prosimy o ich zwolnienie z czyn<text:span text:style-name="T236">n</text:span>ej służby wojskowej i umożliwienie im dokończenie tej służby w sposób zastępczy, a mianowicie na kopalniach, w których pracowali. Przecież to jest czynnoś<text:span text:style-name="T237">ć</text:span><text:s/>pa<text:span text:style-name="T238">ru</text:span><text:s/>min<text:span text:style-name="T239">utow</text:span>a<text:span text:style-name="T240">.</text:span><text:s/>Zredagujemy takie pismo, wyjdzie to pismo do Ministra Obrony Narodowej i Minister Obrony Narodowej zajmie stanowisko, pozytywne albo negatywne<text:span text:style-name="T241">.</text:span><text:s/>Jego to rzecz<text:span text:style-name="T242">.</text:span><text:s/>Ale skoro tylko minister jest kompetentny ubiegajmy się o to. Bo jest to sposób na załatwienie tej krzywdy, jaka tych górników w naszym przekonaniu spotkała.</text:p>
      <text:p text:style-name="P243">Mój przedmówca wymienił jedną osobę, która nie została jeszcze przywrócona do pracy, mimo że tut<text:span text:style-name="T244">a</text:span>j w protokole rozbieżności z 2<text:span text:style-name="T245">5</text:span><text:s/>lutego jest obietnica przywrócenia do pracy. Ja chcę zgłosić jeszcze dwie inne<text:span text:style-name="T246">.</text:span><text:s/>Jest to Zdzisław Bartosik i Henriett<text:span text:style-name="T247">a</text:span><text:s/>Badura. Przy czym, jeśli o tą panią chodzi, to rozumiem, że tam na przeszkodzie zawarcia ugody stanęły tylko względy formalne<text:span text:style-name="T248">.</text:span><text:s/>Mianowicie sąd nie uznał za stosowne zawierania ugody pod nieobecność pełnomocn<text:span text:style-name="T249">ik</text:span>a<text:span text:style-name="T250">.</text:span></text:p>
      <text:p text:style-name="P251"><text:span text:style-name="T252">W</text:span>ięc ja to tylko tutaj sygnalizuję. O<text:s/>„Badurową”<text:s/>nie mam żadnych pretensji<text:span text:style-name="T253">.</text:span><text:s/><text:span text:style-name="T254">I</text:span><text:s/>nie mówię, że to nie jest dotrzymanie zobowiązania, tylko że ta sprawa jest jeszcze<text:s/>do załatwienia<text:span text:style-name="T255">.</text:span><text:s/>Wi<text:span text:style-name="T256">ę</text:span>c<text:s/>„Badurowa”<text:s/>i Bartosik<text:s/><text:span text:style-name="T257">-</text:span><text:s/>jeśli idzie o kopalnie przeze mnie pilotowane, że się tak wyrażę.</text:p>
      <text:p text:style-name="P258">Chciałem jeszcze powiedzieć o jednostkowej sprawie Tadeusza Jedynaka<text:span text:style-name="T259">.</text:span><text:s/>Jest to człowiek zwolniony z pracy w 19<text:span text:style-name="T260">8</text:span>3 r. z kopalni<text:s/>„Manifest Lipcowy”<text:span text:style-name="T261">.</text:span><text:s/>Teraz ubiega się o przyjęcie do tej pracy.<text:s/><text:span text:style-name="T262">W</text:span>ięc trafia tutaj tematycznie do tego protokołu rozbieżności. Napisał podanie do<text:s/>„Manifestu Lipcowego”<text:s/>o przyjęcie go do pracy i uzyskał odpowiedź<text:span text:style-name="T263">,<text:s/></text:span>taką:</text:p>
      <text:p text:style-name="P264">Pismo ma datę 6 stycznia<text:s/><text:span text:style-name="T265">1989</text:span><text:s/>r.</text:p>
      <text:p text:style-name="P266">„Uprzejmie zawiadamiam, że prośba obywatela z dn. 2 stycznia 19<text:span text:style-name="T267">89</text:span><text:s/>r. w sprawie zatrudnienia na powierzchni kopalni nie może być załatwiona pozytywnie, ponieważ nie występują takie potrzeby.<text:s/><text:span text:style-name="T268">W</text:span><text:s/>oddziałach powierzchni jest pełny stan załogi, a w niektórych występuje nawet przekroczenie”.</text:p>
      <text:p text:style-name="P269">Uważam załatwienie takie tej sprawy za niewłaściwe. Według naszego rozeznania było miejsce i jest miejsce dla pracowników chcących pracować na kopalni<text:s/>„Manifest Lipcowy<text:span text:style-name="T270">”</text:span>.<text:span text:style-name="T271"><text:s/></text:span>Uważamy, że Tadeusza Jedynaka nie przyjmuje się do pracy w sposób celowy, z powodów pozaprawnych, co nie może znaleźć u nas aprobaty.</text:p>
      <text:p text:style-name="P272">Dalszy temat to trwające represje tam u nas, na Śląsku, w szczególności w Jastrzębiu. Toczą się postępowania w kolegiach ds<text:span text:style-name="T273">.</text:span><text:s/>wykroczeń.<text:s/><text:span text:style-name="T274">W</text:span><text:s/>dwó<text:span text:style-name="T275">c</text:span>h sprawach w kolegiach stawką jest własność<text:s/><text:soft-page-break/>samochodu osobowego. Bo w pierwszej instancji orzeczono przepadek samochodu jako narzędzia wykroczenia. Wspomniany przeze mnie Tadeusz Jedynak ma chyba dwie sprawy karn<text:span text:style-name="T276">e</text:span><text:s/>w toku i trzy w kolegium ds<text:span text:style-name="T277">.<text:s/></text:span>wykroczeń - to o czymś świad<text:span text:style-name="T278">c</text:span>zy<text:span text:style-name="T279">.</text:span><text:span text:style-name="T280"><text:s/></text:span>Świadczy też o czymś opinia milicyjna o Tadeuszu Jedynaku i warta jest ona tutaj zacytowania.</text:p>
      <text:p text:style-name="P281">Inspektor Wo<text:span text:style-name="T282">je</text:span>wódzkiego Urzędu Spraw Wewnętrznych w Katowicach w opinii negatywnej o Tadeuszu Jedynaku pisze tak:<text:s/>„utrzymuje kontakty z wieloma czołowymi przedstawicielami opozycji. W swej działalności dążył do reaktywowania NSZZ<text:s/>„Solidarność”<text:s/>i urzeczywistnienia pluralizmu związkowego”.</text:p>
      <text:p text:style-name="P283">Proszę sobie porównać ten tekst z tym co o pluralizmie mówiło się przy<text:s/>„okrągłym stole”<text:s/>i z tym jakie są ustalenia obecnie przy tym<text:s/>„okrągłym stole”<text:s/>na temat idei pluralizmu związkowego. Przecież to jest coś nie do wytłumaczenia, żeby taki oficer Wojewódzkiego Urzędu Spraw Wewnętrznych czynił górnikowi zarzut z powodu tego, że dążył do pluralizmu związkowego i że utrzymywał kontakty z działaczami opozyc<text:span text:style-name="T284">ji</text:span>. Przecież tak być nie może. Nie może być tak, że my tutaj rozmawiamy w sposób uczony - że się tak wyrażę - roztrząsamy wszystko szczegółowo, jak to powinno być w Polsce od tej pory praworządnie. A tam toczą się postępowania kar<text:span text:style-name="T285">n</text:span>e, za to o co my tutaj walczymy i co w zakresie na przykład pluralizmu związkowego zostało już wywalczone.</text:p>
      <text:p text:style-name="P286">Wiąże się to z ogólnym problemem stosunków w kopalniach. Jako prawnik miałem nie<text:span text:style-name="T287">je</text:span>dnokrotnie możliwość zaobserwowania niepożądanej i niewłaściwej postawy organów ścigania na terenach kopalni. Za dużo tych ORMO-wców mamy wszędzie. Na każdym oddziale, za dużo oficerów, w tym służby bezpieczeństwa jest w gabinetach dyrektorskich.</text:p>
      <text:p text:style-name="P288">Uważamy, że nie ich miejsce tam. Ich ustawowe zadania mogą być wykonywane w ich biurach w ich urzędach. Nie<text:s/>miejsce dla nich na kopalniach. Stosunki, jakie chcemy mieć<text:s/><text:span text:style-name="T289">w</text:span><text:s/>kopalniach są uzależnione od takich właśnie zaszłości, bo ludzie są wzburzeni. Ludzie reagują na wszystko. Mam tutaj dwa dokumenty, które mógłbym przeczytać, ale nie chcę przedłużać swojego wystąpienia. Dokumenty te świadczą o tym, że górnicy są gotowi protestować i walczyć o tych, którzy ich zdaniem powinni być przywróceni do pracy. Mam dwie formalne uchwały solidarnościowe na ten temat. Mają być przywróceni. Ja nie wiem co będzie jak nie zostaną przywróceni ci ludzie, ale jest zapowiedź przynajmniej złej atmosfery na kopalniach.</text:p>
      <text:p text:style-name="P290">Dalej - ludziom wadzi obecność na kopalniach, zatrudnienie niektórych ludzi.</text:p>
      <text:p text:style-name="P291">Jarosław Sienkiewicz wadzi ludziom jako dyrektor. Jest to przedmiot dyskusji i rzecz - zdaniem górników do załatwienia.</text:p>
      <text:p text:style-name="P292">Dalej - w jednej z kopalń jest zatrudniony milicjant, emerytowany milicjant na stanowisku nadsztygara do spraw adaptacji zawodowej. Nie będę wymieniał nazwiska, bo nie o to mi chodzi, żeby temu człowiekowi akurat dokuczyć. Ale pan<text:span text:style-name="T293"><text:s/></text:span>dyrektor Kapłanek z łatwością na pewno ustali o kogo to chodzi. Nadsztygar do spraw adaptacji zawodu.</text:p>
      <text:p text:style-name="P294">To jest rzecz, której nie powinno być. Ale ludzie to wychwytują, ludzie są inteligentni i wiedzą dlaczego ten człowiek jest zatrudniony i dlaczego takie, a nie inne ma stanowisko.</text:p>
      <text:p text:style-name="P295">Mówią, że tam się nic nie robi na takim stanowisku i dlatego powierzono to stanowisko temu panu.</text:p>
      <text:p text:style-name="P296">Tak kończę wystąpienie i mam nadzieję, że już po raz<text:s/>ostatni na temat represji, bo przecież od tego zacząłem na pierwszym naszym posiedzeniu. I na tym niestety kończę, bo rzecz jest załatwiona najwyżej<text:s/><text:soft-page-break/>połowicznie - w mojej ocenie. I jeszcze raz ponawiam swój apel, prośbę nieledwie - zbierzmy się w trzy osoby, tak jak to miało miejsce z owymi<text:s/>„14-<text:span text:style-name="T297">tk</text:span>ami”<text:s/>i napiszmy do Ministra Obrony Narodow<text:span text:style-name="T298">ej,</text:span><text:s/>żeby zajął poz<text:span text:style-name="T299">yt</text:span>ywne lub negatywne, ale zdecydowane stanowisko co do tych, którzy zostali powołani do służby wojskowej, a według nas powinni i mo<text:span text:style-name="T300">g</text:span>ą pracować dalej na kopalni.</text:p>
      <text:p text:style-name="P301">Dziękuję uprzejmie.</text:p>
      <text:p text:style-name="P302"><text:span text:style-name="T303">Przewodniczący - R.<text:s/></text:span><text:span text:style-name="T304">M</text:span><text:span text:style-name="T305">oric</text:span>:</text:p>
      <text:p text:style-name="P306">Dziękuję uprzejmie. Ze strony koalicyjno-rządowej ktoś zabierze głos panie ministrze?</text:p>
      <text:p text:style-name="P307"><text:span text:style-name="T308">Min.<text:s/></text:span><text:span text:style-name="T309">G</text:span><text:span text:style-name="T310">ustek</text:span>:</text:p>
      <text:p text:style-name="P311">Strona koalicyjno-rządowa. Ja rozumiem wywody pana mecenasa Piotrowskiego. Miałem możliwość oglądać w telewizji jego wystąpienie w bloku<text:s/>„okrągłego stołu”, gdzie bardzo wyraźnie podkreślił, że dużą sprawą było zagadnienie załatwienia wszystkich spraw z 1988 roku. W tej sprawie podpisaliśmy dokument. I jeżeli - jeszcze raz podkreślam, jeżeli jeszcze są gdzieś jakieś sprawy prosiłbym je sygnalizować<text:span text:style-name="T312">.</text:span><text:s/>Sprawa wałbrzyska jest mi znana. I ja proszę pana dyrektora Niglusa, aby drogą służbową załatwić sprawę wałbrzyską i dopilnować tych dwóch nazwisk, które tutaj jeszcze się - to jest pani Badury i to jest jedna sprawa z<text:s/>„Lenina”<text:s/>i jedna sprawa z<text:s/>„Jastrzębia”. Tam są jakieś ni<text:span text:style-name="T313">edo</text:span>mówienia, kruczki prawne. Są to chyba sprawy wszystkie do załatwienia, powinny być załatwione. I prosiłbym pana dyr.<text:s/><text:span text:style-name="T314">N</text:span>iglusa, żeby tę sprawę dopilnował w<text:s/><text:span text:style-name="T315">s</text:span>ensie - tak bym to nazwał - pilotował tę sprawę do ko<text:span text:style-name="T316">ń</text:span>ca, żeby te sprawy tu już nie wracały.</text:p>
      <text:p text:style-name="P317">Natomiast sprawa represji po 1981 roku - ja wyjaśniałem<text:span text:style-name="T318"><text:s/></text:span>kilkakrotnie tę sprawę. My nie stawiamy sprawy, że tych spraw nie ma, tylko sprawę przekazaliśmy i ona była omawiana na<text:s/>„stoliku politycznym”. Pewne uzgodnienia w tej sprawie, jakie ja znam z przekazów prasowych, w jakiś sposób jest próba załatwienia żeby tow.<text:s/><text:span text:style-name="T319">g</text:span>enerał Kiszczak zwrócił się do dyrektorów i żeby te sprawy załatwiać.</text:p>
      <text:p text:style-name="P320">Ja nie mam upoważnienia ze swoich władz do zmiany stanowiska w tej sprawie i nie zmieniamy go jako strona<text:s/>koalicyjno-rządowa. W tej sprawie ja nie przypominam sobie, bo to już jest sporo lat, takich spraw chyba było więcej, sprawy uczniów z Jastrzębia, po prostu sobie nie przypominam. Jeżeli taka sprawa jest to ona się też powinna znaleźć w tej grupie po 1981 roku i nie ma przeszkód, żeby sprawę do końca zbadać i wyjaśnić, kiedy na to na pewno są i jakieś d<text:span text:style-name="T321">ok</text:span>umenty w szkoleniu zawodowym.</text:p>
      <text:p text:style-name="P322">Bo to jest w tej chwili odczytanie listu, być może, że taka sprawa była - ja jej nie neguję.</text:p>
      <text:p text:style-name="P323">Sprawa pana Jedynaka mieści się w pakiecie spraw 1981 r. I naprawdę proszę mnie tutaj nie<text:s/>„kolankować”, bo ja innego stanowiska nie zajmę i nasza strona tutaj nie zajmie innego stanowiska. Jest to przecież w grupie spraw po 1981 roku.</text:p>
      <text:p text:style-name="P324">Nie chciałbym się tutaj ustosunkowywać do spraw Jarosława Sienkiewicza, bo my się tutaj wmanewrujemy w jakieś sprawy nie tyle górnicze, ile natury personalno-polityczne<text:span text:style-name="T325">j</text:span>. Jakiego<text:span text:style-name="T326">ś</text:span><text:s/>tam sztygara.<text:span text:style-name="T327">..</text:span><text:s/>Jest dyrekcja kopalni i powinna te sprawy na miejscu tam załatwiać.</text:p>
      <text:p text:style-name="P328">Sprawa wojska. Pan minister Wilczek na tej sali - możemy to w stenogramie odtworzyć - zobowiązał się, że<text:s/>otrzymał nasze stanowisko, to znaczy nasz protokół rozbieżności i tu na tej sali powiedzi<text:span text:style-name="T329">a</text:span>ł, że tą sprawą się zajmie. Trudno mi ministra codzienne<text:s/>„kolankować”<text:s/>jak pan to załatwił.</text:p>
      <text:p text:style-name="P330">To byłoby na ten temat tyle z mojej strony.</text:p>
      <text:h text:style-name="P331" text:outline-level="2"><text:span text:style-name="T332">Przewodniczący</text:span>:<text:bookmark-start text:name="bookmark0"/><text:bookmark-end text:name="bookmark0"/></text:h>
      <text:soft-page-break/>
      <text:p text:style-name="P333">Dziękuję. Proszę pan Pietrzyk.</text:p>
      <text:h text:style-name="P334" text:outline-level="2"><text:span text:style-name="T335">O</text:span><text:span text:style-name="T336">b.</text:span><text:span text:style-name="T337"><text:s/></text:span><text:span text:style-name="T338">A.<text:s/></text:span><text:span text:style-name="T339">P</text:span><text:span text:style-name="T340">ie</text:span><text:span text:style-name="T341">tr</text:span><text:span text:style-name="T342">zyk<text:s/></text:span><text:span text:style-name="T343">„</text:span><text:span text:style-name="T344">Solidarność</text:span><text:span text:style-name="T345">”</text:span>:<text:bookmark-start text:name="bookmark2"/><text:bookmark-end text:name="bookmark2"/></text:h>
      <text:p text:style-name="P346">Panie Gustek, ja mam wniosek natury takiej i zwracam się też i do pana Morica, żebyśmy wystąpili z pismem do ministra Kiszczaka o zwolnienie z odbywanej służby wojskowej wszystkich, którzy byli powołani za strajki sierpień<text:s/><text:span text:style-name="T347">19</text:span>88 r.<text:s/>W sumie nie jest to zbytnio duża liczba, ale przyczyni się to dość znacznie do poprawy oczywiście stanu zatrudnienia w kopalniach, jako że byli to już po części dość nieźle przygotowani do pracy w większości pod ziemią.</text:p>
      <text:p text:style-name="P348">Nasza strona uważa, że coś takiego nie byłoby niczym wielkim, a pokazałoby, że chodzi nam o tych ludzi o chodzi nam o ręce do pracy w górnictwie.</text:p>
      <text:p text:style-name="P349">Dziękuję.</text:p>
      <text:h text:style-name="P350" text:outline-level="2"><text:span text:style-name="T351">Przewodniczący</text:span>:<text:bookmark-start text:name="bookmark4"/><text:bookmark-end text:name="bookmark4"/></text:h>
      <text:p text:style-name="P352">Dziękuję. Czy strona rządowa przyjmuje propozycje?</text:p>
      <text:p text:style-name="P353"><text:span text:style-name="T354">Min.<text:s/></text:span><text:span text:style-name="T355">G</text:span><text:span text:style-name="T356">ustek</text:span>:</text:p>
      <text:p text:style-name="P357">Ja myślę, że sprawa jest jasna. No, jeszcze trzeba tylko raz, ja zadzwonię jeszcze w ciągu dnia do pana ministra Wilczka, czy też jego gdzieś tutaj spotkam<text:s/>- jak<text:s/>tę sprawę załatwił. No, miejmy jakiś ten szacunek do ministra, że jak się zobowiązał, to chyba będzie załatwiał tę sprawę - tak albo nie, jak to było z<text:s/>„14-tką”<text:s/>było.</text:p>
      <text:p text:style-name="P358"><text:span text:style-name="T359">Przewodniczący</text:span>:</text:p>
      <text:p text:style-name="P360">Dziękuję<text:span text:style-name="T361">.</text:span><text:s/>Moric.</text:p>
      <text:p text:style-name="P362">Nasze stanowisko - strony OPZZ w sprawie krzywd poniesionych przez pracowników za działalność związkową jest jednoznaczne. Jesteśmy za naprawieniem tych krzywd. I w tej sytuacji jesteśmy gotowi takie pismo razem z kolegami z<text:s/>„Solidarności”<text:s/>wystosować. Natomiast ja rozumiem, że ono ma, a właściwie miałoby moc sprawczą gdyby do tego przyłączyła się też strona rządowa. I w tym układzie ja sądzę, że tutaj jest nie tyle apel ile stwierdzenie, gdyby strona rządowa się zgodziła, to faktycznie takie pismo miałoby moc sprawczą. Inaczej miałoby to tylko osłabioną moc,<text:s/>gdybyśmy<text:s/>wysłali dwie strony związkowe, że się tak wyrażę.</text:p>
      <text:p text:style-name="P363">Czy w tej sytuacji strona rządowa jest gotowa zmienić stanowisko, czy nie?</text:p>
      <text:p text:style-name="P364"><text:span text:style-name="T365">Min.<text:s/></text:span><text:span text:style-name="T366">G</text:span><text:span text:style-name="T367">ustek</text:span>:</text:p>
      <text:p text:style-name="P368">Nie rozumiem. Pismo w sprawie czego i do kogo?</text:p>
      <text:p text:style-name="P369"><text:span text:style-name="T370">Przewodniczący Moric</text:span>:</text:p>
      <text:p text:style-name="P371">Pismo do Ministra Obrony Narodowej o rozpatrzenie spraw zwolnienia z odbywania zasadniczej służby wojskowej tych żołnierzy, którzy zostali powołani do armii po Sierpniu 1988 r.</text:p>
      <text:p text:style-name="P372"><text:span text:style-name="T373">Ob.<text:s/></text:span><text:span text:style-name="T374">P</text:span><text:span text:style-name="T375">ietrzyk A.</text:span>:</text:p>
      <text:p text:style-name="P376">Niektórzy jeszcze w czasie strajku byli wyciągani i powoływani. Byłby to z naszej strony - ja myślę - krok taki<text:s/><text:span text:style-name="T377">p</text:span>o<text:span text:style-name="T378">j</text:span>ednania właściwie, a zarazem umożliwia<text:span text:style-name="T379">ją</text:span>cy niestety, jako że to też bywa - można powiedzieć - drażliwym tematem teraz w kopalniach i poza kopalniami na Śląsku. Nie jest to<text:s/><text:span text:style-name="T380">z</text:span>bytnio duża<text:s/><text:span text:style-name="T381">l</text:span>i<text:span text:style-name="T382">cz</text:span>ba,<text:s/>siły obronności kraju, to na pewno nie osłabi, a wzmocni to górnictwo.</text:p>
      <text:p text:style-name="P383">Dziękuję.</text:p>
      <text:p text:style-name="P384"><text:span text:style-name="T385">Przewodniczący</text:span>:</text:p>
      <text:soft-page-break/>
      <text:p text:style-name="P386">Proszę minister Gustek.</text:p>
      <text:p text:style-name="P387"><text:span text:style-name="T388">Min.<text:s/></text:span><text:span text:style-name="T389">G</text:span><text:span text:style-name="T390">us</text:span><text:span text:style-name="T391">te</text:span><text:span text:style-name="T392">k</text:span>:</text:p>
      <text:p text:style-name="P393">Ja proponuję, żeby zdjąć ten temat już z obrad, żeby wystąpić poprzez ministra Wilczka do Ministra Obrony Narodow<text:span text:style-name="T394">ej,</text:span><text:s/>ponieważ minister Wilczek ma tę sprawę w ręku. Będzie to niby jako monit.</text:p>
      <text:p text:style-name="P395"><text:span text:style-name="T396">Przewodniczący</text:span>:</text:p>
      <text:p text:style-name="P397">Proszę pan Piotrowski.</text:p>
      <text:p text:style-name="P398"><text:span text:style-name="T399">Ob.<text:s/></text:span><text:span text:style-name="T400">P</text:span><text:span text:style-name="T401">i</text:span><text:span text:style-name="T402">ot</text:span><text:span text:style-name="T403">rowski</text:span>:</text:p>
      <text:p text:style-name="P404">Ja tutaj dzięki uprzejmości koleżanki mam już ten stenogram w części zawierającej wypowiedź ministra Mieczysława Wilczka na interesujący nas temat.</text:p>
      <text:p text:style-name="P405">No więc dokładnie jest tak napisane:</text:p>
      <text:p text:style-name="P406"><text:span text:style-name="T407">„</text:span>Minister Mieczysław W<text:span text:style-name="T408">i</text:span>lczek: Mnie się wydaje, że zarówno w sprawie rozważamy, żeby minister przemysłu, czy na kogo to wypadnie, wystąpił do Ministra Obrony Narodowej z apelem - że tak powiem - w sprawie górników wziętych do wojska i w sprawie tych wszystkich, bo rozumiemy, że musi się to wszystko odbywać na stronie prawnej. Niemniej chcielibyśmy, bo przecież taka jest intencja ‘stołu’, w tych wszystkich sprawach, które nie wymagają aż tak<text:s/>ogromnych.”<text:s/>I tekst jest tutaj obojętny.</text:p>
      <text:p text:style-name="P409">Nie jest więc tu wyraźnie powiedziane, że<text:s/>Minister<text:s/>Przemysłu Mieczysław Wilczek występuje do Ministra Obrony Narodowej o zwolnienie ty<text:span text:style-name="T410">c</text:span>h<text:s/><text:span text:style-name="T411">żołn</text:span>i<text:span text:style-name="T412">er</text:span>zy<text:s/>ze służby wojskowej. Przecież wyraźnie tutaj mówi, że wystąpi ktoś na kogo to wypadnie. A więc może być stan rzeczy dzisiaj taki, że nikt nie wystąpił.</text:p>
      <text:p text:style-name="P413">A gdyby nawet pan minister Mieczysław Wilczek osobiście wystąpił, to przecież to nie przeszkadza, żeby przyszło także pismo od nas, od<text:s/>„stołu”.</text:p>
      <text:p text:style-name="P414">Będą po prostu dwa pisma na ten temat.</text:p>
      <text:h text:style-name="P415" text:outline-level="2"><text:span text:style-name="T416">Przewodniczący</text:span>:<text:bookmark-start text:name="bookmark6"/><text:bookmark-end text:name="bookmark6"/></text:h>
      <text:p text:style-name="P417">Proszę - pan minister Gustek.</text:p>
      <text:p text:style-name="P418"><text:span text:style-name="T419">Min.<text:s/></text:span><text:span text:style-name="T420">G</text:span><text:span text:style-name="T421">ustek</text:span>:</text:p>
      <text:p text:style-name="P422">Panie przewodniczący, właściwie o co nam chodzi.<text:s/>Załóżmy doszliśmy do wniosku, że występujemy z pismem poprzez ministra Wilczka do Ministra Obrony Narodow<text:span text:style-name="T423">ej.</text:span></text:p>
      <text:p text:style-name="P424"><text:span text:style-name="T425">Przewodniczący</text:span>:</text:p>
      <text:p text:style-name="P426">Czy panu Pietrzykowi to odpowiada?</text:p>
      <text:p text:style-name="P427"><text:span text:style-name="T428">O</text:span><text:span text:style-name="T429">b.</text:span><text:span text:style-name="T430"><text:s/></text:span><text:span text:style-name="T431">A.<text:s/></text:span><text:span text:style-name="T432">P</text:span><text:span text:style-name="T433">ie</text:span><text:span text:style-name="T434">tr</text:span><text:span text:style-name="T435">zyk</text:span>:</text:p>
      <text:p text:style-name="P436">Oczywiście zgoda.</text:p>
      <text:h text:style-name="P437" text:outline-level="2"><text:span text:style-name="T438">Przewodniczący Moric</text:span>:<text:bookmark-start text:name="bookmark8"/><text:bookmark-end text:name="bookmark8"/></text:h>
      <text:p text:style-name="P439">W tym układzie jeżeli panowie pozwolę, zaproponuję panie przewodni<text:span text:style-name="T440">czą</text:span>cy po jednej osobie z każdej ze stron do zredagowania odpowiedniego wystąpienia. Z naszej strony będzie to kol.<text:s/><text:span text:style-name="T441">J</text:span>arliński.</text:p>
      <text:p text:style-name="P442">Proszę pan Pietrzyk.</text:p>
      <text:p text:style-name="P443"><text:span text:style-name="T444">O</text:span><text:span text:style-name="T445">b.</text:span><text:span text:style-name="T446"><text:s/></text:span><text:span text:style-name="T447">A.<text:s/></text:span><text:span text:style-name="T448">P</text:span><text:span text:style-name="T449">ie</text:span><text:span text:style-name="T450">tr</text:span><text:span text:style-name="T451">zyk</text:span>:</text:p>
      <text:p text:style-name="P452">Pan Piotrowski.</text:p>
      <text:p text:style-name="P453"><text:span text:style-name="T454">Przewodniczący</text:span>:</text:p>
      <text:p text:style-name="P455">Z<text:span text:style-name="T456">e</text:span><text:s/>s<text:span text:style-name="T457">tro</text:span>ny<text:s/><text:span text:style-name="T458">k</text:span><text:span text:style-name="T459">o</text:span><text:span text:style-name="T460">ali</text:span>c<text:span text:style-name="T461">yjno</text:span>-<text:span text:style-name="T462">rządowej</text:span><text:s/>-<text:s/><text:span text:style-name="T463">pan</text:span>i<text:span text:style-name="T464">e</text:span><text:s/>mi<text:span text:style-name="T465">ni</text:span>s<text:span text:style-name="T466">trze</text:span><text:s/><text:span text:style-name="T467">Gu</text:span>s<text:span text:style-name="T468">tek?</text:span></text:p>
      <text:p text:style-name="P469"><text:span text:style-name="T470">Min.<text:s/></text:span><text:span text:style-name="T471">G</text:span><text:span text:style-name="T472">ustek</text:span>:</text:p>
      <text:soft-page-break/>
      <text:p text:style-name="P473">Pan Niglus.</text:p>
      <text:p text:style-name="P474"><text:span text:style-name="T475">Pr</text:span><text:span text:style-name="T476">zewod</text:span><text:span text:style-name="T477">n</text:span><text:span text:style-name="T478">icz</text:span><text:span text:style-name="T479">ą</text:span><text:span text:style-name="T480">c</text:span><text:span text:style-name="T481">y - M</text:span><text:span text:style-name="T482">oric</text:span>:</text:p>
      <text:p text:style-name="P483">Ze strony koalicyjno-rządowej pan Niglus.</text:p>
      <text:p text:style-name="P484">Proszę państwa, proponuję, żeby te trzy osoby na<text:span text:style-name="T485">s</text:span><text:s/>opuściły na krótki okres i zredagowały odpowiednie wystąpienie.</text:p>
      <text:p text:style-name="P486">Czy któryś z zespołów zakończył pracę?<text:s/>Rozumiem, że nie, ponieważ nie mamy odpowiednich dokumentów.</text:p>
      <text:p text:style-name="P487">Kto pragnie wnieś<text:span text:style-name="T488">ć</text:span><text:s/>jeszcze jakieś tematy?<text:s/>Nie ma. Jeżeli panowie pozwolą, to strona OPZZ wniesie temat do pana ministra Gustka, do strony koalicyjno-rządowej.</text:p>
      <text:p text:style-name="P489">W początkowym okresie naszych rozmów zwracaliśmy się na samym wstępie o udzielenie odpowiedzi na temat realizacji wniosków zjazdowych Federacji Zw. Zaw.<text:s/><text:span text:style-name="T490">G</text:span>órników. Do dnia dzisiejszego nie uzyskaliśmy odpowiedzi. Czy możemy się jej spodziewać dzisiaj?</text:p>
      <text:p text:style-name="P491">Proszę - pan minister Gustek.</text:p>
      <text:p text:style-name="P492"><text:span text:style-name="T493">Mi</text:span><text:span text:style-name="T494">n.</text:span><text:span text:style-name="T495"><text:s/>Gustek</text:span><text:span text:style-name="T496">:</text:span></text:p>
      <text:p text:style-name="P497">Jest to pismo skierowane do pana premiera Rakowskiego. Prosiłem w Ministerstwie Przemysłu, bo przypuszczam, że to tam mogło wrócić. I tego nie mogli nigdzie znaleźć. Wczoraj się dowiedziałem od pana przewodniczącego Morica, że ponoć to było skierowane do wicepremiera Patorskiego. Ale to jest tylko zasłyszana wczoraj opinia. Nie miałem możliwości jeszcze dotrzeć do pana wicepremiera Patorskiego, bo dopiero wczoraj w tej sprawie... Tylko nie wiem skąd to by się mogło to tam znaleźć. Nie potrafię w związku z tym dać dzisiaj panu przewodni<text:span text:style-name="T498">cz</text:span>ącemu odpowiedzi.</text:p>
      <text:p text:style-name="P499">Natomiast uważam i podtrzymuję to, że Ministerstwo Przemysłu powinno dać odpowiedź Federacji na te wszystkie tematy.</text:p>
      <text:p text:style-name="P500"><text:span text:style-name="T501">Pr</text:span><text:span text:style-name="T502">zewod</text:span><text:span text:style-name="T503">n</text:span><text:span text:style-name="T504">icz</text:span><text:span text:style-name="T505">ą</text:span><text:span text:style-name="T506">c</text:span><text:span text:style-name="T507">y - M</text:span><text:span text:style-name="T508">oric</text:span>:</text:p>
      <text:p text:style-name="P509">Dziękuję. Ja rozumiem, że sprawa<text:s/>„okrągłego stołu”<text:s/>tematy ważkie, które poruszamy nadwyrężyła kondycję Ministerstwa Przemysłu, jak i rządu. Tym niemniej sądzę, że do tych spraw należy podchodzić w sposób blokowy. Ja chcę powiedzieć, że oczywiście obrady<text:s/>„okrągłego stołu<text:span text:style-name="T510">”</text:span><text:s/>obradami. Tym niemniej zastrzegamy sobie jako strona OPZZ, że mimo że tu nie usłyszy<text:span text:style-name="T511">my</text:span><text:s/>- jak z tego wygląda - odpowiedzi na nasze postulaty, oficjalnie do protokołu zgłaszamy, że będziemy robić wszystko, żeby wyegzekwować odpowiedź od pana premiera Rakowskiego i od rządu, ponieważ tam to było adresowane. Natomiast na kogo to strona rządowa sceduje, to jest sprawa wewnętrzna rządu.</text:p>
      <text:p text:style-name="P512">Proszę państwa, czy ktoś chce jeszcze poruszyć jakiś temat?</text:p>
      <text:p text:style-name="P513">Proszę - pan Piet<text:span text:style-name="T514">r</text:span>z<text:span text:style-name="T515">y</text:span>k.</text:p>
      <text:p text:style-name="P516"><text:span text:style-name="T517">Ob. <text:s/></text:span><text:span text:style-name="T518">P</text:span><text:span text:style-name="T519">ietrzyk:</text:span></text:p>
      <text:p text:style-name="P520">Proszę pan Węglarz.</text:p>
      <text:p text:style-name="P521"><text:span text:style-name="T522">Ob. Węglarz</text:span>:</text:p>
      <text:p text:style-name="P523">Ja tut<text:span text:style-name="T524">aj</text:span><text:s/>mam pytanie do strony rządow<text:span text:style-name="T525">ej</text:span>. Panie ministrze istnieje problem Lubelskiego Zagłębia Węglowego, zwłaszcza ludzi pracujących<text:s/><text:span text:style-name="T526">w</text:span><text:s/>tym zagłębiu.</text:p>
      <text:p text:style-name="P527">Pan minister Wilczek w swoim referacie odnośnie górnictwa węglowego i nie tylko, nie wymienił Lubelskiego Zagłębia Węglowego. Natomiast istnieje bardzo poważny problem ludzi związanych tam z tym<text:s/><text:soft-page-break/>zagłębiem. Ponad 2 tysiące ludzi pracuje p<text:span text:style-name="T528">oz</text:span>a<text:s/><text:span text:style-name="T529">ty</text:span>m<text:s/><text:span text:style-name="T530">za</text:span>g<text:span text:style-name="T531">łęb</text:span>i<text:span text:style-name="T532">em</text:span>,<text:s/><text:span text:style-name="T533">a</text:span><text:s/>wi<text:span text:style-name="T534">ę</text:span>c<text:s/><text:span text:style-name="T535">pro</text:span>bl<text:span text:style-name="T536">em</text:span><text:span text:style-name="T537"><text:s/></text:span>rodzin przede wszystkim<text:span text:style-name="T538">.</text:span><text:s/>Ja na samym początku kiedyś tą sprawę stawiałem<text:span text:style-name="T539">.</text:span><text:s/><text:span text:style-name="T540">I</text:span><text:s/>w związku z tym mam pytanie do pana ministra, czy mógłby mi w tej kwestii odpowiedzieć, jak zostanie ten problem rozwiązany?</text:p>
      <text:p text:style-name="P541"><text:span text:style-name="T542">Przewodniczący</text:span>:</text:p>
      <text:p text:style-name="P543">Proszę, pan minister Gustek, jak rozumiem.</text:p>
      <text:p text:style-name="P544"><text:span text:style-name="T545">Minister Marian Gustek</text:span>:</text:p>
      <text:p text:style-name="P546">Ja myślę tak,<text:s/><text:span text:style-name="T547">ż</text:span>e pan minister Wilczek na tym posiedzeniu, na naszym posiedzeniu, odczytał nazwy kopalń, które według niego, według jego rozeznania powinny być wyłączone z eksploatacji w określonym celu, dwóch celach. Po pierwsze<text:s/><text:span text:style-name="T548">-</text:span><text:s/>żeby zmniejszyć ilość kopalń de<text:span text:style-name="T549">fi</text:span>cytowych. A drugie<text:s/><text:span text:style-name="T550">-</text:span><text:s/>aby mieć możliwość przemieszczenia załóg z częś<text:span text:style-name="T551">c</text:span>i kopalń do kopalń i stworzyć warunki do systemu pracy<text:s/><text:span text:style-name="T552">5</text:span><text:s/>dni górnik, 6 dni kopalnia. I faktycznie nie wymienił<text:s/><text:span text:style-name="T553">„</text:span>Bogdanki”<text:span text:style-name="T554">.</text:span></text:p>
      <text:p text:style-name="P555">Odnośnie<text:s/>„Stefanowa”<text:s/>sprawa jest jasna, bo jest wstrzymana budowa ze względu na brak środków.<text:s/>„Bogdanka”<text:s/>nie była wymieniona i ja bym, jak do tej pory, do żadnych z tych nazw nie przywiązywał do końca zdecydowanej wagi. Bo racji dużo ma strona OPZZ, jeżeli zdecydowanie jest przeciwna zamykaniu kopalń jako że nie ma parametrów, czy systemu do końca powiedzieć, która kopalnia jest zdecydowanie deficytowa, a która nie<text:span text:style-name="T556">.</text:span><text:s/><text:span text:style-name="T557">I</text:span><text:s/>te rozmowy, które są prowadzone przez Ministerstwo Przemysłu mają przeanaliz<text:span text:style-name="T558">ow</text:span>ać cały szereg kopalń w różnym aspekcie, w szczególności w aspekcie<text:s/>nierentowności. Ale to też wszystko nie jest takie proste, bo np<text:span text:style-name="T559">.</text:span><text:s/>można by wziąć pod uwagę kopalnie<text:s/>„Gliwice”, która ma bardzo wysokie koszty produkcji<text:span text:style-name="T560">.<text:s/></text:span>Ale jest to wę<text:span text:style-name="T561">g</text:span>iel koksowy, niezbędny dla produkcji hutnictwa<text:span text:style-name="T562">.</text:span><text:s/>Więc tutaj na to potrzeba trochę czasu i Ministerstwo Przemysłu ma tę świadomość, że przeanaliz<text:span text:style-name="T563">uj</text:span>e 10 czy 15 kopalń, tych takich mniej, tzn<text:span text:style-name="T564">.</text:span><text:s/>tych kopalń niere<text:span text:style-name="T565">nt</text:span>ownych, opracuje się jakieś techniczne metody wyłączenia tych kopalń, bo wszyscy panowie górnicy tu siedzący to sobie chyba zdają doskonale sprawę, że zamknąć kopalnię, to jest podstawowy problem ludzki i tutaj ta wizja tego jest, bo osłonowa, bo część ludzi by przeszła do kopalń sąsiednich, do pracy w systemie 5<text:s/><text:span text:style-name="T566">d</text:span>ni górnik, 6 dni kopalnia, aby zmniejszyć te straty w wydobyciu. A z drugiej strony jest problem wielki techniczny, bo zamknąć kopalnię to nie jest zamknąć pokój na klucz. Tylko trzeba opracować jakiś projekt, czy do tej kopalni się kiedyś wróci, czy się nie wróci, czy się ją zatopi, czy się ją<text:s/><text:span text:style-name="T567">ot</text:span>amuje, co ze złożem? Mógłbym tutaj na ten temat dwie godziny mówić<text:span text:style-name="T568">.</text:span><text:s/>Ale wszyscy górnicy mamy świadomość tego, że to nie jest taka prosta sprawa<text:span text:style-name="T569">.</text:span></text:p>
      <text:p text:style-name="P570">W związku z tym ten program, jemu nadano bieg, tej restrukturyza<text:span text:style-name="T571">cj</text:span>i przemysłu<text:span text:style-name="T572">.</text:span><text:s/>Wypowiedział się na ten temat pan minister Wilczek w niedzielę w dzienniku telewizyjnym, jak państwo mieli możliwość<text:span text:style-name="T573">.</text:span><text:s/>Ale ja bym tutaj nie przywiązywał wagi, że to będzie akurat<text:s/>„Bogdanka”<text:s/>czy<text:s/>„Grodziec”<text:s/>czy któraś inna, bo<text:s/><text:span text:style-name="T574">z</text:span><text:s/>tych analiz dopiero wyjdzie, które kopalnie ewentualnie mogłyby być wyłączone z eksploata<text:span text:style-name="T575">cj</text:span>i. Np. w pierwszej turze była postawiona, tu na tej sali, że wszystkie cztery kopalnie w Wałbrzychu.<text:s/>Z Wałbrzycha na<text:s/><text:span text:style-name="T576">Ś</text:span>ląsk ludzi to może w jakiejś, trochę, nie wiem<text:span text:style-name="T577">,</text:span><text:s/>ale nie przerzuci na<text:s/><text:span text:style-name="T578">Ś</text:span>ląsk Górny<text:span text:style-name="T579">.</text:span></text:p>
      <text:p text:style-name="P580">Więc trzeba tę sprawę poddać głębokiej analizie nie jako problem, bo taki problem istnieje i będzie wdrażany<text:span text:style-name="T581">.</text:span><text:s/>Tylko, których to kopalń będzie konkretnie dotyczyć ja w tej chwili nie potrafię do końca zdecydowanie odpowiedzieć. Bo trzeba rozważyć nie tylko rentowność, bo ta rentowność w tym roku jest, a na przyszły rok, bo wejdzie w pokład gorszy, tej rentowności nie będzie<text:span text:style-name="T582">.</text:span><text:s/>I trzeba popatrzeć<text:span text:style-name="T583">.</text:span><text:s/><text:span text:style-name="T584">I</text:span><text:s/>tak jak ja rozmawiałem z panem ministrem Wilczkiem, to jest to program dwuletni, żeby sukcesywnie te sprawy<text:s/><text:soft-page-break/>doprowadzać do końca<text:span text:style-name="T585">.</text:span></text:p>
      <text:p text:style-name="P586"><text:span text:style-name="T587">I</text:span><text:s/>dlatego nie potrafię nic powiedzieć na temat<text:s/>„Bogdanki”.<text:span text:style-name="T588"><text:s/></text:span>Ale jak do tej pory takie słowo nie padło. Natomiast odnośnie ludzi z<text:s/>„Bogdanki”<text:s/>to ta sprawa wyszła jeszcze zatrzymania<text:s/><text:span text:style-name="T589">„</text:span>Stefanowa<text:span text:style-name="T590">”</text:span><text:s/>na długo przed<text:s/>„okrągłym stołem<text:span text:style-name="T591">”</text:span>. Część ludzi tam będzie zag<text:span text:style-name="T592">os</text:span>podarowana, bo<text:s/>„Bogdanka<text:span text:style-name="T593">”</text:span><text:s/>jak do tej pory pracuje i powinna pracować moim zdaniem, z wielu przyczyn. A część ludzi tam jest pochodzących z Górnego Śląska<text:span text:style-name="T594">.</text:span><text:s/>To są przeważnie górnicy z tego dawnego P<text:span text:style-name="T595">R</text:span>G Mysłowice, którzy byli tam delegowani<text:span text:style-name="T596">.</text:span><text:s/>Wielu z nich tutaj wróci. Na pewno to jest problem ludzki. Przy wszystkich kopalniach, które będziemy zamykać będą duże problemy ludzkie, cudów nie ma<text:span text:style-name="T597">.</text:span><text:s/><text:span text:style-name="T598">I</text:span><text:s/>p<text:span text:style-name="T599">rz</text:span>y ceme<text:span text:style-name="T600">ntow</text:span>an<text:span text:style-name="T601">ia</text:span>ch będą dużo problemy i przy wielkich piecach na Śląsku będą wielkie problemy ludzkie. I ta sprawa się przewija na innych<text:s/>„stolikach”, jakie metody, jaki system wypracować osłonowy dla tych ludzi przy re<text:span text:style-name="T602">st</text:span>rukturyza<text:span text:style-name="T603">cj</text:span>i przemysłu.</text:p>
      <text:p text:style-name="P604">Tyle mo<text:span text:style-name="T605">g</text:span>ę na dziś odpowiedzieć<text:span text:style-name="T606">.</text:span></text:p>
      <text:p text:style-name="P607"><text:span text:style-name="T608">Przewodniczący</text:span><text:span text:style-name="T609">:</text:span></text:p>
      <text:p text:style-name="P610">Dziękuję. Ja ma<text:span text:style-name="T611">m</text:span><text:s/>nadzieję,<text:s/><text:span text:style-name="T612">że</text:span><text:s/>nie dojdzie do zamykania kopalń. Bylibyśmy tym strasznie zma<text:span text:style-name="T613">rt</text:span>wieni<text:span text:style-name="T614">.</text:span></text:p>
      <text:p text:style-name="P615">Pan Węgla<text:span text:style-name="T616">rz</text:span><text:s/><text:span text:style-name="T617">-</text:span><text:s/>proszę.</text:p>
      <text:p text:style-name="P618"><text:span text:style-name="T619">O</text:span><text:span text:style-name="T620">b. Stanisław Węglarz</text:span>:</text:p>
      <text:p text:style-name="P621">Panie ministrze, ten problem - ja zresztą posiadam dokumenta<text:span text:style-name="T622">cj</text:span>ę, na podstawie której pan by się doskonale zorientował, jak bardzo prosto można tą sprawę rozwiązać. I mogę panu udostępnić. Natomiast teraz co chciałem powiedzieć. Tam wystarczy wyrazić zgodę w zasadzie na otwarcie w polu eksploatacyjnym kopalni<text:s/>„Stefanów”, które<text:s/><text:span text:style-name="T623">fu</text:span>nk<text:span text:style-name="T624">cj</text:span>onowałoby pod dyspozycją kopalni<text:s/><text:span text:style-name="T625">„</text:span>Bogdanka”<text:s/>ściany eksploatacyjnej.<text:s/><text:span text:style-name="T626">I</text:span><text:s/>tam w to miejsce można by było tych ludzi, którzy pracują poza terenem, a więc na Śląsku i nie tylko na Śląsku, bo ci ludzie są rozparcelowani po całym kraju i robią różne roboty, różnego<text:s/><text:span text:style-name="T627">t</text:span>yp<text:span text:style-name="T628">u,</text:span><text:s/>nie tylko górnicze<text:span text:style-name="T629">.</text:span><text:s/>Tam można by było właśnie zatrudnić te osoby i problem ludzki zniknąłby niejako.<text:s/><text:span text:style-name="T630">I</text:span><text:s/>jestem w stanie panu te dokumenty udostępnić, jak można by było rozwiązać. Ponieważ rozmawiałem z dyrekcją kopalni i jak oni widzą właśnie rozwiązanie tego problemu na korzyść tych górników, którzy są poza terenem.</text:p>
      <text:p text:style-name="P631">Dziękuję.</text:p>
      <text:p text:style-name="P632"><text:span text:style-name="T633">Minister Marian Gustek</text:span>:</text:p>
      <text:p text:style-name="P634">Jeżeli można. Nam te<text:span text:style-name="T635"><text:s/></text:span>programy są znane, tzn<text:span text:style-name="T636">.</text:span><text:s/>na<text:span text:style-name="T637">m</text:span><text:s/>- Wspólnocie te programy są znane. Może jeszcze jakiś inny wyszedł. Rozważana była sprawa w wielu gremiach po decyzji zamknięciu<text:s/><text:span text:style-name="T638">„</text:span>Ste<text:span text:style-name="T639">fa</text:span>nowa<text:span text:style-name="T640">”</text:span>, co z tym robić, bo tam jest olbrzymi majątek w szybach.<text:s/><text:span text:style-name="T641">„</text:span>Bogdanka<text:span text:style-name="T642">”</text:span><text:s/>rośnie z roku na rok z wydobyciem.<text:s/><text:span text:style-name="T643">I</text:span><text:s/>istniał<text:s/>też program - ja by<text:span text:style-name="T644">m</text:span><text:s/>go tu<text:s/><text:span text:style-name="T645">w</text:span><text:s/>sz<text:span text:style-name="T646">c</text:span>zegółach nie chciał prezentować - żeby ze<text:s/>„Stefanowa<text:span text:style-name="T647">”</text:span><text:s/>i z<text:s/>„Bogdanki<text:span text:style-name="T648">”</text:span><text:s/>zrobić jedną kopalnię<text:span text:style-name="T649">.</text:span><text:s/>Ten program jest znany<text:span text:style-name="T650">.</text:span><text:s/>Są to decyzje, których nie można ot tak sobie powiedzieć, zrobić. Tylko to są z jednej strony bardzo ciężkie sprawy ludzkie, a z drugiej strony bardzo ciężkie sprawy finansowe, bo to już idzie w miliardy zł<text:span text:style-name="T651">ot</text:span>ych.</text:p>
      <text:p text:style-name="P652"><text:span text:style-name="T653">I</text:span><text:s/>ja cały czas wokół tych tematów to jestem za tym, żeby to naprawdę w rozsądny sposób do tego podchodzić<text:span text:style-name="T654">.</text:span><text:span text:style-name="T655"><text:s/></text:span>Ja rozumiem i protesty ze strony, w szczególności OPZZ w tej sprawie, bo ja mam zawsze świadomość jedną, jak zabezpieczyć tę kopalnię, żeby do niej kiedyś wrócić<text:span text:style-name="T656">.</text:span></text:p>
      <text:p text:style-name="P657"><text:span text:style-name="T658">Przewodniczący</text:span>:</text:p>
      <text:p text:style-name="P659">Jeżeli można, może zrobimy przerwę i panowie na przerwie porozmawiacie<text:span text:style-name="T660">.</text:span><text:s/>Można coś takiego<text:s/><text:soft-page-break/>zaproponować?</text:p>
      <text:p text:style-name="P661">Jeżeli się panowie nie pogniewają, jest propozycja taka, abyśmy ogłosili teraz przerwę do momentu, aż zostaną przepisane dokumenty<text:span text:style-name="T662">.</text:span><text:s/>Ja rozumiem, że tą przerwę wykorzy<text:span text:style-name="T663">s</text:span>tamy na to, żeby poszczególne zainteresowane osoby mogły się spotkać i podyskutować o ich interesujących sprawach<text:span text:style-name="T664">.</text:span></text:p>
      <text:p text:style-name="P665">Ogłaszam przerwę do 20 po jedenastej<text:span text:style-name="T666">.</text:span></text:p>
      <text:p text:style-name="P667"/>
      <text:p text:style-name="P668">/<text:span text:style-name="T669">Przerwa</text:span>/.</text:p>
      <text:p text:style-name="P670"/>
      <text:p text:style-name="P671">/Po przerwie/.</text:p>
      <text:p text:style-name="P672"/>
      <text:p text:style-name="P673"><text:span text:style-name="T674">Przewodniczący</text:span>:</text:p>
      <text:p text:style-name="P675">Ja<text:s/><text:span text:style-name="T676">m</text:span>am taką propozycją poniew<text:span text:style-name="T677">a</text:span>ż pracowały zespoły red<text:span text:style-name="T678">a</text:span>kcyjne i nie wszyscy znają treść tam przygotowanych zapisów, ale poszczególne porozumienia były<text:s/><text:span text:style-name="T679">o</text:span>d czytywane przez przedstawicieli zespołów redakcyjnych, jeżeli nie będzie uwag byśmy je kolejno podpisywali.</text:p>
      <text:p text:style-name="P680">Czy jest zgoda panów przewodniczących na taki tok obrad?</text:p>
      <text:p text:style-name="P681">Pan Pietrzyk?</text:p>
      <text:p text:style-name="P682"><text:span text:style-name="T683">O</text:span><text:span text:style-name="T684">b</text:span><text:span text:style-name="T685">.</text:span><text:span text:style-name="T686"><text:s/>A.<text:s/></text:span><text:span text:style-name="T687">P</text:span><text:span text:style-name="T688">ietrzy</text:span><text:span text:style-name="T689">k</text:span>:</text:p>
      <text:p text:style-name="P690"><text:span text:style-name="T691">Jest</text:span>.</text:p>
      <text:p text:style-name="P692"><text:span text:style-name="T693">Przewodniczący</text:span>:</text:p>
      <text:p text:style-name="P694">Pan minister Gustek też się zgadz<text:span text:style-name="T695">a</text:span>, tak?</text:p>
      <text:p text:style-name="P696">Jeżeli państwo pozwolicie rozpoczniemy od przepisanego - proszę bardzo.</text:p>
      <text:p text:style-name="P697">Pan Pietrzyk proszę bardzo.</text:p>
      <text:p text:style-name="P698"><text:span text:style-name="T699">Ob. Alojzy Pietrzyk</text:span>:</text:p>
      <text:p text:style-name="P700">Głos ma pan Stankiewicz</text:p>
      <text:p text:style-name="P701"><text:span text:style-name="T702">Ob. Stankiewicz</text:span>:</text:p>
      <text:p text:style-name="P703">Jeśli można jeszcze przed podpisaniem, bo ja tu patrzę na autopoprawki stron, a wczoraj późnym wieczorem jeszcze mieliśmy jeden apel do obydwu stron, skierowany przez sekretarza członka Biura Polityc<text:span text:style-name="T704">z</text:span>nego prof. Bakę, o to, żeby jednak możliwe były jakieś zbliżenia. Tu apel był o to, że taki zespół, który by organizował, opracowywał koncepcję przemian strukturalnych, żeby w tym zespole również byli przedstawiciele<text:s/><text:span text:style-name="T705">„</text:span>Solidarności”, no on jest ten apel z naszej strony skonsumowany, bo tam są nasi profesorowie, którzy się jak najbardziej nie wycofują z tej pracy. Następnie przypomnę apel był o to, jak rozumiem do strony rządowej, aby jeszcze się zastanowiła nad tym s<text:span text:style-name="T706">fo</text:span>rmułowaniem, że system zarz<text:span text:style-name="T707">ą</text:span>dzania i struktury organizac<text:span text:style-name="T708">yj</text:span>ne powinny wynikać z p<text:span text:style-name="T709">r</text:span>z<text:span text:style-name="T710">yj</text:span>ę<text:span text:style-name="T711">te</text:span>go systemu ekonomiczno-<text:span text:style-name="T712">fi</text:span>nansowego górnictwa, że może nie trzeba - mówił prof. Baka - tego tak ostro stawiać, że to jakoś musi być dopasowane, ja to tak rozumiałem, że może jednak wcześniej wyznaczyć by można było kierunki zmian organizacyjnych, zanim zostanie przyjęty system ekonomiczno-<text:span text:style-name="T713">fi</text:span>nansowy górnictwa. No i jeszcze jeden apel, który skierował prof. Baka, jak też rozumiem do strony rządowej,<text:span text:style-name="T714"><text:s/></text:span>o skrócenie czasu pracy tego zespołu badawczego PTE, a zatem skrócenie czasu dochodzenia do ewentualnych zmian organizacyjnych<text:span text:style-name="T715">.</text:span><text:s/>No tę poprawkę to można nawet w każdej chwili nanieść nawet w ostatniej chwili przed podpisaniem, bo to przecież jest tylko kwestia<text:s/><text:soft-page-break/>daty, którą można ołówkiem zmienić.</text:p>
      <text:p text:style-name="P716">Ja rozumiem, że są to uwagi do tej części, do odrębnego stanowiska strony rządowej, która no tam przedstawia - jak to się mówi - każdy w swoim stanowisku przedstawia to co chce. One są już rozbieżne te stanowiska, ale to przecież będzie jeszcze analizowane przez wszystkich im mniej będzie tych rozbieżności, w rozbieżnych stanowiskach tym będzie to odbierane jako jakieś kroki w kierunku porozumienia.</text:p>
      <text:p text:style-name="P717">Toteż chciałem, ponieważ nie znalazłem tego w tych autopoprawkach dzisiejszych, tutaj żadnego oddźwięku apelu profesora Baki, to chciałem jeszcze te dwa słowa usłyszeć od strony rządowej, jak się do tego apelu ustosunkow<text:span text:style-name="T718">uj</text:span>e.</text:p>
      <text:p text:style-name="P719"><text:span text:style-name="T720">D</text:span>ziękuję bardzo.</text:p>
      <text:p text:style-name="P721"><text:span text:style-name="T722">Przewodniczący</text:span><text:span text:style-name="T723">:</text:span></text:p>
      <text:p text:style-name="P724">Dziękuję.</text:p>
      <text:p text:style-name="P725">Proszę Państw<text:span text:style-name="T726">a</text:span>! Ja bym prosił, ponieważ mamy cztery dokumenty, żeby dyskutować o dokumentach przy danym dokumencie, bo tak się pogubimy<text:span text:style-name="T727">.</text:span><text:s/>Jeżeli można tak prosić.</text:p>
      <text:p text:style-name="P728">Apel był pański, że odnośnie dokumentów dotyczących<text:s/>protokołu<text:s/>porozumienia i rozbieżności tak chyba on się nazywa, dotyczących górnictwa głębinowego.</text:p>
      <text:p text:style-name="P729">/Głos z sali: on jeszcze nieprzygotowany/.</text:p>
      <text:p text:style-name="P730">On jest w tej chwili składany. Myśmy proponowali, jeżeli panowie pozwolą jednak ja będę przewodniczył obradom i w tym układzie, ponieważ on jest jeszcze składamy, my go nie mamy tut<text:span text:style-name="T731">aj</text:span>, ja proponuję, żeby rozpocząć od tego dokumentu,<text:span text:style-name="T732"><text:s/></text:span>który już jest gotowy tutaj na sali, to jest od górnictwa skalnego.<text:s/><text:span text:style-name="T733">I</text:span><text:s/>sukcesywnie jak będą dokumenty spływały,<text:s/><text:span text:style-name="T734">b</text:span>ędziemy je przedstawiali.</text:p>
      <text:p text:style-name="P735">Jeżeli można panowie przewodniczący<text:s/>proponowałbym<text:s/>takie przyjąć rozwiązanie, nie czekać aż ten dokument podadzą. Dobrze panowie przewodniczący?</text:p>
      <text:p text:style-name="P736">Proszę pan Stępień w imieniu zespołu redakcyjnego dotyczący górnictwa skalnego odczyta treś<text:span text:style-name="T737">ć</text:span><text:s/>dokumentu. Proszę panie Stępień.</text:p>
      <text:p text:style-name="P738"><text:span text:style-name="T739">Ob. Władysław Stęp</text:span><text:span text:style-name="T740">i</text:span><text:span text:style-name="T741">eń</text:span>:</text:p>
      <text:p text:style-name="P742">Protokół porozumienia w sprawie górnictwa skalnego i górnictwa surowców chemicznych, zawarty w Podzespole do spraw Górnictwa Okrągłego Stołu w dniu 17 marca 1989 r<text:span text:style-name="T743">.</text:span></text:p>
      <text:p text:style-name="P744">Tre<text:span text:style-name="T745">ś</text:span>ć: G<text:span text:style-name="T746">ó</text:span>rnictwo surowc<text:span text:style-name="T747">ó</text:span>w skalnych i chemicznych jest ważną gałęzią przemysłu wydobywczego decydującą<text:span text:style-name="T748">,</text:span><text:s/>o działalności szeregu dziedzin gospodarki, jak budownictwo, komunikacja, przemysł szklarski, ceramiczny, hutnictwo, chemia i inne. Udokumentowane zasoby surowców sk<text:span text:style-name="T749">a</text:span>lnych i surowców chemicznych wynosz<text:span text:style-name="T750">ą</text:span><text:s/>ponad 45 miliardów ton. Racjonalna gospodarka tymi zasobami jest nakazem chwili i obowiązkiem wobec przyszłych pokoleń. Eksploata<text:span text:style-name="T751">cj</text:span>ą złóż surowców zajmuje się 2<text:span text:style-name="T752">9</text:span>0 przedsiębiorstw obejmujących 1 500 kopalń odkrywkowych, otworowych i 7 podziemnych. Mimo dysponowania bogatą bazą surowcową zapotrzebowanie szeregu gałęzi gospodarki narodowej na te surowce nie jest pokr<text:span text:style-name="T753">ywan</text:span>e w pełni. Nierównomierne rozmieszczenie złóż stwarza konieczność współpracy kopalń.<text:s/><text:span text:style-name="T754">R</text:span>ozproszenie organizac<text:span text:style-name="T755">yj</text:span>ne i terytorialne górnictwa surowców odbiega znacznie od poziomu organizac<text:span text:style-name="T756">yj</text:span>nego i technicznego górnictwa węgla kamiennego, brunatnego i rud miedzi.</text:p>
      <text:p text:style-name="P757">1/ System organizacyjny górnictwa skalnego winien by<text:span text:style-name="T758">ć</text:span><text:s/>upraszczany tak, aby zmierzać do dalszego<text:s/><text:soft-page-break/>włączenia tego górnictwa w proces re<text:span text:style-name="T759">fo</text:span>rmowania gospodarki.</text:p>
      <text:p text:style-name="P760">2/ System ekonomiczno-<text:span text:style-name="T761">fi</text:span>nansowy powinien jednolicie dla całego przemysłu wydobywczego uwzględniać jego cechy i stwarzać możliwości efektywnego gospodarowania i rozwoju.</text:p>
      <text:p text:style-name="P762">3/ Uznając wagę płac w systemie ekonomiczno- finansowym przyjmuje się utrzymanie zasady, że płaca w górnictwie skalnym i surowców chemicznych powinna ks<text:span text:style-name="T763">zt</text:span>ałtować się w stosunku do płacy w przemyśle przetwórczym, minimum jak 1,75:1. Zakłada się jako niezbędne zapobieganie spadkowi płac realnych przez stworzenie mechanizmów regulacji płac odpowiednio do wzrostu cen.</text:p>
      <text:p text:style-name="P764">4/ Niezbędna jest poprawa stanu technicznego górnictwa skalnego i surowców chemicznych w podstawowe maszyny i urządzenia.</text:p>
      <text:p text:style-name="P765">To jest tekst poprawionego porozumienia.</text:p>
      <text:p text:style-name="P766">Dzięku<text:span text:style-name="T767">ję.</text:span></text:p>
      <text:p text:style-name="P768"><text:span text:style-name="T769">Przewodnicząc</text:span><text:span text:style-name="T770">y</text:span>:</text:p>
      <text:p text:style-name="P771"><text:span text:style-name="T772">D</text:span>zi<text:span text:style-name="T773">ę</text:span>k<text:span text:style-name="T774">uję.</text:span></text:p>
      <text:p text:style-name="P775">Proszę o uwagi. Pan Pietrzyk.</text:p>
      <text:p text:style-name="P776"><text:span text:style-name="T777">Ob. Alojzy Pietrzyk</text:span>:</text:p>
      <text:p text:style-name="P778">Głos ma pan Grzegorz Stawski.</text:p>
      <text:p text:style-name="P779"><text:span text:style-name="T780">Ob. Grzegorz Stawski</text:span>:</text:p>
      <text:p text:style-name="P781">Mam tut<text:span text:style-name="T782">aj</text:span><text:s/><text:span text:style-name="T783">dwi</text:span>e u<text:span text:style-name="T784">wag</text:span>i<text:s/><text:span text:style-name="T785">do<text:s/></text:span>tego tekstu. Pierwsza uwaga taka typowo techniczna. W pk<text:span text:style-name="T786">t</text:span>. 3 po s<text:span text:style-name="T787">fo</text:span>rmułowaniu tym ostatnim, że przez stworzenie mechanizmu itd. do wzrostu cen w nawiasie proponuję jeszcze tam dopisać słowo: indeksacja. To mamy we wszystkich dokumentach i ja myślę, że ten dokument nie powinien się w tej dziedzinie różnić od pozostałych.</text:p>
      <text:p text:style-name="P788">I druga sprawa. Tu mam pytanie do kolegi Stępnia jest tutaj napisane, że płaca w górnictwie skalnym i surowców chemicznych powinna kształtować się w stosunku do płacy w przemyśle przetwórczym minimum jak 1:1,75. Ja chciałbym się tutaj zapytać, jak w tej chwili wyglądają płace w górni<text:span text:style-name="T789">ct</text:span>wie skalnym, czy na przykład my tutaj nie stworzymy jakiegoś ewenementu na skalę krajową, to znaczy z tego co się tam dowiedziałem, to przy założeniu takim jeden do jeden siedemdziesiąt pięć mieliśmy wzrost płacy realnej w górnictwie skalnym o ponad 100%<text:span text:style-name="T790">.</text:span><text:s/>Ja chciałbym, żeby kolega Stępień mi na ten<text:s/><text:span text:style-name="T791">t</text:span>emat odpowiedział. To byłoby tyle odnośnie tekstu.</text:p>
      <text:p text:style-name="P792"><text:span text:style-name="T793">Przewodnicząc</text:span><text:span text:style-name="T794">y</text:span>:</text:p>
      <text:p text:style-name="P795">Dzi<text:span text:style-name="T796">ęk</text:span>uję.</text:p>
      <text:p text:style-name="P797">Czy ktoś jeszcze ma jakieś uwagi na temat tekstu? Strona rządowa nie ma uwag?</text:p>
      <text:p text:style-name="P798"><text:span text:style-name="T799">Ob.</text:span><text:span text:style-name="T800"><text:s/>Marian Gustek</text:span>:</text:p>
      <text:p text:style-name="P801">Ja mam uwagę odnośnie tego 1:1,75<text:span text:style-name="T802">.</text:span><text:s/><text:span text:style-name="T803">Bo</text:span><text:s/>myśmy mieli uzgodnione z<text:s/>Ministrem<text:s/>Przemysłu taki układ - 1:2, 1,75 dla węgla brunatnego, dla odkrywek, bo one dość głęboko i 1,5 dla pozostałych górników<text:span text:style-name="T804">.</text:span></text:p>
      <text:p text:style-name="P805">Panowie tu wpisali 1,75<text:span text:style-name="T806">.</text:span><text:s/>Oczywiście nie jest to dokume<text:span text:style-name="T807">n</text:span>t decyzyjny. Ale ja obstawałbym za tym, żeby napisać 1,5, tak jak było pierwotnie ustalone.</text:p>
      <text:h text:style-name="P808" text:outline-level="2"><text:span text:style-name="T809">Przewodnicząc</text:span><text:span text:style-name="T810">y</text:span>:<text:bookmark-start text:name="bookmark10"/><text:bookmark-end text:name="bookmark10"/></text:h>
      <text:p text:style-name="P811">Dziękuję. Czy są jeszcze jakieś uwagi?</text:p>
      <text:p text:style-name="P812">Nie ma uwag. Pan Stępień - proszę.</text:p>
      <text:soft-page-break/>
      <text:p text:style-name="P813"><text:span text:style-name="T814">Ob. Władysław Stęp</text:span><text:span text:style-name="T815">i</text:span><text:span text:style-name="T816">eń</text:span>:</text:p>
      <text:p text:style-name="P817">Proszę państwa, więc jeżeli chodzi o pierwszą uwagę kolegi ze strony<text:s/>„Solidarności”, ja uważam, że sprawę indeksacji zapisaliśmy w główny dokumencie Zespołu do spraw Górnictwa. I tutaj bym się nie rozdrabniał, żeby w każdym porozumieniu pisać o indeksacji. Jest to główny kierunek, że w górnictwie ma być stosowana indeksacja i to jest kierunek, który nas wszystkich, wszystkie strony zobowiązuje do tego, ażeby starać się wprowadzić. To jest takie moje spostrzeżenie w kwestii indeksacji.</text:p>
      <text:p text:style-name="P818">Jeżeli chodzi o sprawę proporcji płacowych 1,75 do 1,0, zgadzam się z tym, że był zapis poprzedni 1,5 do 1,0. Ale do tego zapisu był jeszcze dodatkowy element z zachowaniem preferencji w wydobyciu surowców i kopalin w systemie 4-brygadowym.</text:p>
      <text:p text:style-name="P819">Chciałbym zwrócić uwagę, że górnictwo surowców chemicznych i górnictwo surowców skalnych to jest górnictwo odkrywkowe i otworowe. Odkrywkowe górnictwo skalne, odkrywkowe górnictwo siarki i odkrywkowe górnictwo węgla brunatnego niczym się nie różnią, jest tylko wyższa technika w górnictwie węgla brunatnego i siarki, a w skalnym technika jest XIX-wieczna. I uważam, że trzeba dążyć do tego, aby te pr<text:span text:style-name="T820">op</text:span>orcje płacowe były sprawiedliwe i wreszcie zostały osiągnięte.<text:s/></text:p>
      <text:p text:style-name="P821">I tutaj ponieważ nie podajemy terminu, w którym powinno górnictwo skalne osiągnąć 1,75, dlatego nie podzielam obaw kolegów, że płace w tym roku na przykład wzrosłyby o 100 proc., bo zgadzam się z tym, że w niektórych kopalniach odkrywkowych górnictwa skalnego płaca jest na poziomie płacy ogólnokr<text:span text:style-name="T822">aj</text:span>owej za rok 1988, a przeważnie kształtuje się na poziomie 1,0:1,0 płacy w przemyśle przetwórczym, na dzień dzisiejszy.</text:p>
      <text:p text:style-name="P823">Dążenia nasze Federacji prowadzone od dwóch lat są ukierunkowane na to, żeby górnictwo skalne doinwestować, żeby dać technologię nowoczesną, a tym samym możliwość wzrostu wydobycia, wzrostu sprzedaży i wzrostu płac.</text:p>
      <text:p text:style-name="P824">Nie chcemy, żeby tutaj ktoś jednorazową decyzją podniósł o 100 proc. płacę górnikom skalnym, ponieważ jest to nierealne i niemożliwe. Jest to dążenie - i to jest sprawiedliwy zapis, ponieważ górnictwo odkrywkowe i otworowe traktujemy jednolicie - chcemy go tak traktować. Na dzisiaj różnice są - na przykład siarka ciągle dogania węgiel brunatny, węgiel brunatny dogania, prawda, proporcje w przemyśle przetwórczym. Tutaj są od 1,75 do 1,0, górnictwo skalne na razie jest 1,0 do 1,0, czyli jest na poziomie płacy krajowej w przemyśle i nie<text:span text:style-name="T825">je</text:span>dnokrotnie poniżej.</text:p>
      <text:p text:style-name="P826">I te obawy są słuszne, ale pr<text:span text:style-name="T827">op</text:span>onowałbym to utrzymać, bo jest to kierunek w działaniu przy założeniu, że górnictwo skalne jest ważne. Bo jeżeli uznamy, że jest ono... to znaczy, że ono nas nie interesu<text:span text:style-name="T828">je,</text:span><text:s/>to nie ma żadnych proporcji.</text:p>
      <text:p text:style-name="P829">Dziękuję bardzo.</text:p>
      <text:p text:style-name="P830"><text:span text:style-name="T831">Przewodnicząc</text:span><text:span text:style-name="T832">y</text:span>:</text:p>
      <text:p text:style-name="P833">Dziękuję. Proszę pan Pietrzyk jeszcze.</text:p>
      <text:p text:style-name="P834"><text:span text:style-name="T835">Ob.</text:span><text:span text:style-name="T836"><text:s/>Pietrzyk A.</text:span><text:span text:style-name="T837">:</text:span></text:p>
      <text:p text:style-name="P838">Proszę pan Stawski.</text:p>
      <text:p text:style-name="P839"><text:span text:style-name="T840">Ob.<text:s/></text:span><text:span text:style-name="T841">S</text:span><text:span text:style-name="T842">tawski</text:span>:</text:p>
      <text:p text:style-name="P843">Dziękuję. Przy tym słowie indeksacja rzeczywiście zgadzam się, że jest to w tym naszym głównym protokole i odstępuję od tej sugestii. A odpowiedź kolegi na pytanie w zupełności mnie satysfak<text:span text:style-name="T844">cj</text:span>onuje.</text:p>
      <text:soft-page-break/>
      <text:p text:style-name="P845">Dziękuję.</text:p>
      <text:p text:style-name="P846"><text:span text:style-name="T847">Przewodniczący Moric:</text:span></text:p>
      <text:p text:style-name="P848">Czy w tej sytuacji strona koalicyjno-rządowa podtrzymuje swoje zastrzeżenia, czy jest gotowa podpisać zaproponowany protokół?</text:p>
      <text:p text:style-name="P849"><text:span text:style-name="T850">Min.<text:s/></text:span><text:span text:style-name="T851">G</text:span><text:span text:style-name="T852">ustek</text:span>:</text:p>
      <text:p text:style-name="P853">Ja bym prosił, żeby się jeszcze wypowiedział przedstawiciel Ministerstwa Finansów.</text:p>
      <text:p text:style-name="P854"><text:span text:style-name="T855">Ob. An</text:span><text:span text:style-name="T856">to</text:span><text:span text:style-name="T857">ni Makowski - Ministerstwo Finansów</text:span>:</text:p>
      <text:p text:style-name="P858">Dzięku<text:span text:style-name="T859">ję</text:span>.<text:s/><text:span text:style-name="T860">M</text:span>inisterstwo Finansów - ekspert.</text:p>
      <text:p text:style-name="P861">Proponuję żebyśmy, że tak powiem, rozważyli, czy rzeczywiście te szczebelki będziemy tak po drodze podwyższać dlatego, że w tej sytuacji sprawa węgla brunatnego jakby zaczynała się od nowa, to jest po pierwsze.</text:p>
      <text:p text:style-name="P862">Po drugie - swego czasu w dyskusjach na temat proporcji płacowych, nie tak dawno, bo w połowie ubiegłego roku, w drugiej połowie ubiegłego roku mówiliśmy, chodziliśmy, że tak powiem z wnioskami o proporcje, o przyjmowanie proporcji następujących: węgiel brunatny i pozostałe 1,5; węgiel kamienny - 1,7 - 1,8.</text:p>
      <text:p text:style-name="P863"><text:span text:style-name="T864">W</text:span><text:s/>tej sytuacji proponowałbym jednak utrzymać to co było w poprzedniej wersji projektu porozumienia<text:s/><text:span text:style-name="T865">-<text:s/></text:span>no, maksymalnie ten 1,5. Fakt, że z wypowiedzi pana przewodniczącego Stępnia nie wynikało, że on to chce wprowadzać już, nie oznacza, że możemy to zatrzymać. Dlatego, że generalnie trzeba by jednak przyjąć założenie jakiejś gradacji. Jeżeli przyjmujemy to - od 1,2 wyjdziemy - kopalnie głębinowe, to pochodząc ze wskaźnikiem 1,75 dla surowców skalnych i chemicznych, jesteśmy zbyt, że tak powiem, zbyt wysoko idziemy do tego poziomu 1,2 w relacji do pozostałych przemysłów. I dlatego, ja już pomijam sprawę odmienności, charakteru pracy kopalnie głębinowe, kopalnie odkrywkowo-otworowe i inne, że tak powiem, powierzchniowe wydobywające kopaliny. Nie chcę tego zbyt szeroko uzasadniać. Mówię tu raczej od strony proporcji, że te proporcje byłyby bardzo spłaszczone. Kopalnie głębinowe i pozostałe górnictwa. I dlatego proponowałbym też docelowo nie od zaraz, ale przyjąć 1,5 do 1,0 w zakresie górnictw objętych tym projektem porozumienia.</text:p>
      <text:p text:style-name="P866">Dziękuję bardzo.</text:p>
      <text:p text:style-name="P867"><text:span text:style-name="T868">Przewodniczący Moric:</text:span></text:p>
      <text:p text:style-name="P869">Dziękuję. Czy pan minister Gustek?</text:p>
      <text:p text:style-name="P870"><text:span text:style-name="T871">Mi</text:span><text:span text:style-name="T872">n</text:span><text:span text:style-name="T873">. Gus</text:span><text:span text:style-name="T874">te</text:span><text:span text:style-name="T875">k</text:span>:</text:p>
      <text:p text:style-name="P876">Ja podtrzymuję swoje stanowisko 1,5 w propozycji.</text:p>
      <text:p text:style-name="P877"><text:span text:style-name="T878">Przewodnicząc</text:span><text:span text:style-name="T879">y</text:span>:</text:p>
      <text:p text:style-name="P880">Pan Stępień.</text:p>
      <text:p text:style-name="P881"><text:span text:style-name="T882">Ob. Władysław Stęp</text:span><text:span text:style-name="T883">i</text:span><text:span text:style-name="T884">eń</text:span>:</text:p>
      <text:p text:style-name="P885">Ja mam pytanie w związku z tym, do pana dyr.<text:s/><text:span text:style-name="T886">M</text:span>akowskiego jak należałoby potraktować na przykład górnictwo siarki w s<text:span text:style-name="T887">tos</text:span>unk<text:span text:style-name="T888">u</text:span><text:s/><text:span text:style-name="T889">d</text:span>o węgla brunatnego, a jest to górnictwo surowców chemicznych.</text:p>
      <text:p text:style-name="P890">Dziękuję.</text:p>
      <text:h text:style-name="P891" text:outline-level="2"><text:span text:style-name="T892">Przewodnicząc</text:span><text:span text:style-name="T893">y</text:span>:<text:bookmark-start text:name="bookmark12"/><text:bookmark-end text:name="bookmark12"/></text:h>
      <text:p text:style-name="P894">Proszę pan dyr.<text:s/><text:span text:style-name="T895">M</text:span>akowski, do którego tutaj było bezpośrednie pytanie.</text:p>
      <text:soft-page-break/>
      <text:p text:style-name="P896"><text:span text:style-name="T897">Dyr.<text:s/></text:span><text:span text:style-name="T898">M</text:span><text:span text:style-name="T899">akowski</text:span>:</text:p>
      <text:p text:style-name="P900">Sprawę górnictwa siarki można by rozpatrywać osobno w relacji z węglem brunatnym. Ale to by wymagało, że tak powiem dodatkowo szczegółowych rozważań. I ja rozumiem, że zapis tutaj 1,5 nie wiązałby<text:s/><text:span text:style-name="T901">-</text:span><text:s/>jak to się mówi poszczególnych rodzajów, a może nawet zakładów górniczych w jakiej relacji byśmy kształtowali tam wynagrodzenia. Tym bardzi<text:span text:style-name="T902">ej,</text:span><text:s/>że sam system finansowy tych górnictw jest różny i daje różne możliwości kształtowania wysokości wynagrodzeń.</text:p>
      <text:p text:style-name="P903">Trudniejsze są one w węglu brunatnym, o wiele łatwiejsze są te możliwości od strony finansowej, że tak powiem w surowcach chemicznych, a przede wszystkim w siarce. I dlatego proponuję w tym dokumencie pozostawić 1,5, a już co do poszczególnych zakładów, to sądzę, że aż tak dalece nie będziemy tutaj po prostu, proponuję tego nie rozstrzygać. Dziękuję.</text:p>
      <text:p text:style-name="P904"><text:span text:style-name="T905">Przewodniczący - Mori</text:span><text:span text:style-name="T906">c</text:span><text:span text:style-name="T907">: OPZZ</text:span>:</text:p>
      <text:p text:style-name="P908">No, proszę państwa okazuje się, żeśmy zupełnie niefortunnie zaczęli. Pierwszy dokument i zamiast podpisać go gładko dochodzimy zamiast do protokołu porozumienia, do pewnych rozbieżności.</text:p>
      <text:p text:style-name="P909">Źle by się stało gdybyśmy w tym dokumencie też spisywali stanowiska poszczególnych stron. Nie byłoby to zbyt szczęśliwe wyjście, starajmy się tego uniknąć.</text:p>
      <text:p text:style-name="P910">Czy w tym układzie, ponieważ nasza strona jest wnioskodawcą niejako tego dokumentu, czy mogłaby być, przepraszam, czy satysfak<text:span text:style-name="T911">cj</text:span>onowałoby stronę rządową zapis, że powinno to wynosić docelowo 1,75 w stosunku do 1,0.</text:p>
      <text:p text:style-name="P912">Proszę - pan dyr.<text:s/><text:span text:style-name="T913">M</text:span>akowski.</text:p>
      <text:p text:style-name="P914"><text:span text:style-name="T915">Dyr.<text:s/></text:span><text:span text:style-name="T916">Makow</text:span><text:span text:style-name="T917">ski</text:span>:</text:p>
      <text:p text:style-name="P918">No, to nie zmienia sytuacji, że docelowo dążymy do spłaszczenia jednak tych proporcji. Tak że ja bym proponował jednak przyjąć docelowo, ale 1,5, oczywiście jeżeli wychodzimy od 1,2, bo jednak jest różnica w charakterze odmienności pracy tych górni<text:span text:style-name="T919">ct</text:span>w głębinowych i tych pozostałych.</text:p>
      <text:p text:style-name="P920">Dziękuję bardzo.</text:p>
      <text:p text:style-name="P921"><text:span text:style-name="T922">Przewodnicząc</text:span><text:span text:style-name="T923">y</text:span>:</text:p>
      <text:p text:style-name="P924">Pan minister Gustek. Proszę bardzo.</text:p>
      <text:p text:style-name="P925"><text:span text:style-name="T926">Mi</text:span><text:span text:style-name="T927">n.</text:span><text:span text:style-name="T928"><text:s/>Gustek</text:span>:</text:p>
      <text:p text:style-name="P929">Proszę państwa, ja myślę tak - te dokumenty będą jeszcze weryfikowane przez<text:s/>„stoły”<text:s/>wyższe.<text:s/><text:span text:style-name="T930">W</text:span><text:s/>sprawach negocjacji o systemy<text:span text:style-name="T931">.</text:span>.. One po prostu będą podstawą do negocjacji z Ministerstwem Pracy i Płacy.<text:s/><text:span text:style-name="T932">M</text:span>yśmy się trochę rozpędzili w tych sprawach. Ja mówię zupełnie szczerze.<text:s/><text:span text:style-name="T933">I</text:span><text:s/>dla tego nawet z jakichś przyczyn taktycznych proponowałbym wpisać to 1,5, bo wynego<text:span text:style-name="T934">cj</text:span>owanie płac na odkrywce w siarce można wziąć porównać to z węglem brunatnym i to zupełnie nam nie przeszkadza, natomiast górnictwo skalne to nie jest siarka, tylko, to jest dziesiątki kamieniołomów, gdzie nam z góry powiedzą, że za dalekośmy poszli, bo jest<text:s/><text:span text:style-name="T935">t</text:span>o tak samo ciężka praca jak w dziesiątkach innych zakładów przetwórczych i dlatego, naprawdę, ja tak rozsądnie prosiłbym, żeby tylko tę literkę na maszynie zmienić z 1,75 na 1,5</text:p>
      <text:p text:style-name="P936"><text:span text:style-name="T937">Przewodnicz</text:span><text:span text:style-name="T938">ąc</text:span><text:span text:style-name="T939">y</text:span>:</text:p>
      <text:p text:style-name="P940">D<text:span text:style-name="T941">zi</text:span>ęk<text:span text:style-name="T942">uję.<text:s/></text:span>Pan Stępień.</text:p>
      <text:p text:style-name="P943"><text:span text:style-name="T944">Ob. Władysław Stąpień</text:span>:</text:p>
      <text:p text:style-name="P945">Ja jestem w ogóle bardzo ugodowym człowiekiem i może czasami na tym źle wychodzę, ale proponuję<text:s/><text:soft-page-break/>żeby<text:span text:style-name="T946">ś</text:span>my wyszli na 5 minut, ci którzy redagowali tutaj i uzgodnili ten te<text:span text:style-name="T947">k</text:span>st ostatecznie.</text:p>
      <text:p text:style-name="P948"><text:span text:style-name="T949">Przewodniczący</text:span>:</text:p>
      <text:p text:style-name="P950">Jest propozycja, żeby zespół,<text:s/><text:span text:style-name="T951">k</text:span>tóry redagował, ponownie się zebrał. Czy panowie przewodniczący się zgadzają na to?</text:p>
      <text:p text:style-name="P952">Rozumiem, że tak. Proszę bardzo prosimy zespół jeszcze raz o zebranie się, z ty<text:span text:style-name="T953">m</text:span><text:s/>że ja mam taką uwagę generalną, <text:s/>jeżeli państwo pozwolą. Sądziłem, że jeżeli w zespole redakcyjnym są przedstawiciele poszczególnych stron to tam powinno następować uzgodnienia właściwe tekstów i tutaj już nie powinno być niejako bardzo merytorycznej różnicy poglądów, bo to jest jednak merytorycznie<text:s/><text:span text:style-name="T954">d</text:span>uża różnica poglądów. Prosiłbym, żeby jednak wszystkie strony, które są przy tych zespołach redakc<text:span text:style-name="T955">yj</text:span>nych, jednak zasięgały opinię swoich stron i tam prezentowany pogląd, żeby był poglądem strony i potem go nie podważać sobie wzajemnie.</text:p>
      <text:p text:style-name="P956"><text:span text:style-name="T957">W</text:span><text:s/>tym układzie proszę państwa ponieważ rozumiem, żeśmy odesłali z powrotem jeszcze raz do poprawki zespół redakcyjny w sprawie górnictwa surowców skalnych, proponuję<text:span text:style-name="T958"><text:s/></text:span>abyśmy w tej chwili omówili protokół porozumienia w Podzespole do spraw Górnictwa Okrągłego Stołu w sprawie ochrony środowiska.</text:p>
      <text:p text:style-name="P959">Chcecie węgiel brunatny, dobrze. Proszę bardzo pan Brzuzy będzie referował z tego co zostało ustalone.</text:p>
      <text:p text:style-name="P960"><text:span text:style-name="T961">Ob. R</text:span><text:span text:style-name="T962">ys</text:span><text:span text:style-name="T963">zard Brzuz</text:span><text:span text:style-name="T964">y</text:span><text:span text:style-name="T965">:</text:span></text:p>
      <text:p text:style-name="P966"><text:span text:style-name="T967">Odc</text:span>z<text:span text:style-name="T968">yt</text:span>am w tej chwili już protokół uzgodniony z wszystkimi trzema stronami dotyczący kopalń węgla brunatneg<text:span text:style-name="T969">o.</text:span></text:p>
      <text:p text:style-name="P970">Protokół porozumienia w sprawie odkrywk<text:span text:style-name="T971">o</text:span>wych kopal<text:span text:style-name="T972">ń<text:s/></text:span>węgla zawarty w Podzespole do spraw Górnictwa Okrągłego Stołu, w dniu 21.<text:span text:style-name="T973">I</text:span>II.<text:span text:style-name="T974">1</text:span>989 r.</text:p>
      <text:p text:style-name="P975">Strony zgadzają się, że obecny system ekonomiczno-finansowy jest niewłaściwy i wymaga zre<text:span text:style-name="T976">fo</text:span>rmowani<text:span text:style-name="T977">a</text:span>. Należy wprowadzić mechanizmy reformy gospodarczej tak, aby kopalnie węgla brunatnego mogły działać jako samodzielne, samorządne i samo<text:span text:style-name="T978">fi</text:span>nansujące się przedsiębiorstwa państwowe. Biorąc powyższe pod uwagę strony uznają konieczność wprowadzenia stosownych zmian, uzgadniają co następuje.</text:p>
      <text:p text:style-name="P979">1/ Reformę systemu należy rozpocząć od zmian w zasadach tworzenia cen węgla brunatnego. Ceny te powinny być docelowo oparte systemowo o ceny transakcyjne węgla brunatnego, względnie o ceny transakcyjne na węgiel kamienny z przeliczeniem na węgiel umowny.</text:p>
      <text:p text:style-name="P980">2/<text:s/><text:span text:style-name="T981">W</text:span><text:s/>okresie przejściowym w terminie do 1991 roku należy stosować ceny rejonowe węgle brunatnego dla poszczególnych kopalń, uwzględni<text:span text:style-name="T982">aj</text:span>ąc miejscowe warunki geologiczno-technologiczne oraz uzasadnione oparte o rzetelne analizy ekonomiczne koszty wydobycia i potrzeby środków na rozwój i fundusz załogi. Ceny te powinny być uzgodnione między kopalniami a energetyką i nie po<text:span text:style-name="T983">wi</text:span>nny być wyższe niż ceny transakcyjne. Ceny na węgiel brunatny w okresie przejściowym to jest ceny rejonowe powinny być systemowo korygowane stosownie do rozwoju inflacji.</text:p>
      <text:p text:style-name="P984">3/<text:s/><text:span text:style-name="T985">Ś</text:span>rodki na wynagrodzenia powinny być docelowo tworzone samodzielnie w poszc<text:span text:style-name="T986">ze</text:span>gólnych kopalniach w oparciu o ich możliwości finanso<text:span text:style-name="T987">w</text:span>e.</text:p>
      <text:p text:style-name="P988">4/<text:s/><text:span text:style-name="T989">W</text:span><text:s/>okresie stosowania cen rejonowych należy tworzyć środki na wynagrodzenia bezpośrednio w<text:s/><text:soft-page-break/>oparciu o ilość wydobywanego węgla i z uwzględnieniem kaloryczności poprzez przeliczenie na węgiel umowny. Należy stosować wskaźnik poziomu wynagrodzeń, jak 1:1,75 w porównywalnym czasie pracy między płacami w przemyśle przetwórczym i w przemyśle węgla brunatnego z wyłączeniem skutków finan<text:span text:style-name="T990">s</text:span>owych opłacania pracy w systemie 4-br<text:span text:style-name="T991">yg</text:span>a<text:span text:style-name="T992">do</text:span>wym oraz o skutki inflac<text:span text:style-name="T993">ji.</text:span></text:p>
      <text:p text:style-name="P994">5/ Inwestycje utrzymujące powinny być docelowo finansowane w ciężar kosztów wydobycia. Są one nieodzowne i<text:span text:style-name="T995"><text:s/></text:span>wynikają ze szczególnej specyfikacji tego przemysłu, to jest przemieszczanie się odkrywek i zwałowisk i nie dają przyrostu produkcji.</text:p>
      <text:p text:style-name="P996">6/ Kopalnie węgla brunatnego powinny otrzym<text:span text:style-name="T997">a</text:span>ć status przedsiębiorstw państwowych. Należy zakończyć prace związane z likwidacją ogólnokr<text:span text:style-name="T998">ajo</text:span>wego gwarectwa węgla brunatnego.</text:p>
      <text:p text:style-name="P999">Rozbieżnoś<text:span text:style-name="T1000">ci:</text:span></text:p>
      <text:p text:style-name="P1001">Stanowisko strony koalicyjno-rządow<text:span text:style-name="T1002">ej:</text:span></text:p>
      <text:p text:style-name="P1003">1/ Kopalnie węgla brunatnego powinny utrzymać status prze<text:span text:style-name="T1004">ds</text:span>iębiorstw państwowych użytecznoś<text:span text:style-name="T1005">ci</text:span><text:s/>publicznej zgrupowanych we wspólnocie energetyki i węgle brunatnego.</text:p>
      <text:p text:style-name="P1006">Stanowisko strony opozycyjno-solidarnościow<text:span text:style-name="T1007">ej:</text:span></text:p>
      <text:p text:style-name="P1008">1/ Strona solidarnościowa uważa, że kopalnie węgla brunatnego nie powinny posiadać statusu prze<text:span text:style-name="T1009">ds</text:span>iębiorstwa użyteczności publicznej.</text:p>
      <text:p text:style-name="P1010">2/ Strona solidarnościowa stoi na stanowisku wyłączenia kopalń węgla brunatnego z obowiązującego uczestnictwa we wspólnocie energetyki i węgla brunatnego.</text:p>
      <text:p text:style-name="P1011">Stanowisko OP<text:span text:style-name="T1012">ZZ:</text:span></text:p>
      <text:p text:style-name="P1013"><text:span text:style-name="T1014">1</text:span>/ W warunkach pełnego urynkowienia górnictwa należy powołać Ministerstwo Przemysłu Wydobywczego i Energetycznego, w skład którego wchodziłyby kopalnie i zakłady wykonujące usługi na rzecz górnictwa jako samodzielne jednostki organizacyjne pracujące na zasadach trzech<text:s/><text:span text:style-name="T1015">„</text:span>S<text:span text:style-name="T1016">”</text:span>.</text:p>
      <text:p text:style-name="P1017">Dziękuję.</text:p>
      <text:p text:style-name="P1018"><text:span text:style-name="T1019">Przewodniczący</text:span>:</text:p>
      <text:p text:style-name="P1020">Dziękuję<text:span text:style-name="T1021">.</text:span><text:s/>Czy do prze<text:span text:style-name="T1022">ds</text:span>taw<text:span text:style-name="T1023">io</text:span>nego projektu porozumienia z rozbieżnymi stanowiskami w jednym temacie - to jest sprawa struktury, są uwagi? Proszę. Nie widzę uwag. Jeżeli nie ma uwag proponuję podpisać dokument.<text:s/><text:span text:style-name="T1024">Z</text:span><text:s/>tym,<text:s/><text:span text:style-name="T1025">że proponuję</text:span><text:s/>oczywiście na oryginale, bo ja mam kopię.</text:p>
      <text:p text:style-name="P1026">Proszę panów przewodniczących o podpisanie dokumentów<text:span text:style-name="T1027">.</text:span></text:p>
      <text:p text:style-name="P1028">Tak, Dziękuję<text:span text:style-name="T1029">.</text:span><text:s/>Pan minister<text:s/><text:span text:style-name="T1030">G</text:span>u<text:span text:style-name="T1031">s</text:span>tek podpisał już.</text:p>
      <text:p text:style-name="P1032">Proszę państwa, dziękuję za podpisy. Rozumiem, że następny kawał dobrej roboty żeśmy zrobili.</text:p>
      <text:p text:style-name="P1033">Proponuję teraz przejść do dokumentu, już idąc ciągiem, do dokumentu podstawowego dotyczącego protokołu porozumienia i rozbieżności w sprawach dokumentu porozumień i rozbieżności w sprawach czasu pracy, systemu ekonomiczno-finansowego, płac, zarządzania i samorządów w górnictwie.</text:p>
      <text:p text:style-name="P1034">Proponuję, aby dokument ten przedstawił i odczytał pan dyrektor Puszczewi<text:span text:style-name="T1035">c</text:span>z.</text:p>
      <text:p text:style-name="P1036">Ja rozumiem, że wszyscy mamy ten dokument.</text:p>
      <text:p text:style-name="P1037">Wy nie macie?</text:p>
      <text:p text:style-name="P1038">Ale jest propozycja taka, że jeżeli robimy już poszczególne górnictwa, to już skończmy te poszczególne rodzaje górnictwa i ekologię byśmy sobie na końcu zostawili.</text:p>
      <text:p text:style-name="P1039"><text:span text:style-name="T1040">Ob.<text:s/></text:span><text:span text:style-name="T1041">P</text:span><text:span text:style-name="T1042">uszczewicz</text:span>:</text:p>
      <text:soft-page-break/>
      <text:p text:style-name="P1043">Czy można?</text:p>
      <text:p text:style-name="P1044"><text:span text:style-name="T1045">Przewodniczący</text:span><text:span text:style-name="T1046">:</text:span></text:p>
      <text:p text:style-name="P1047">Proszę bardzo.</text:p>
      <text:p text:style-name="P1048"><text:span text:style-name="T1049">Ob.<text:s/></text:span><text:span text:style-name="T1050">P</text:span><text:span text:style-name="T1051">uszczewicz</text:span><text:span text:style-name="T1052">:</text:span></text:p>
      <text:p text:style-name="P1053">Dziękuję bardzo. Protokół porozumień i rozbieżności z dnia 21 marca<text:s/><text:span text:style-name="T1054">1989</text:span><text:s/>r. Podzespołu do spraw Górnictwa<text:s/>„okrągłego<text:s/>stołu”<text:s/>w sprawie czasu prac<text:span text:style-name="T1055">y</text:span>,<text:s/><text:span text:style-name="T1056">s</text:span>ystemu ekonomiczno-finansowego, płac, zarządzania i samorządu w górnictwie.</text:p>
      <text:p text:style-name="P1057">Strony zgodnie uznają, że węgiel i inne surowce mineralne w chwili obecnej stanowią podstawowe ź<text:span text:style-name="T1058">r</text:span>ó<text:span text:style-name="T1059">d</text:span>ło zabezpieczenia potrzeb paliwowo-energetycznych oraz surowcowych kraju i zajmują znaczącą pozyc<text:span text:style-name="T1060">ję</text:span><text:s/>w eksporcie. Racjonalna gospodarka tymi dobrami jest więc nakazem chwili i obowiązkiem wobec wszystkich pokoleń.</text:p>
      <text:p text:style-name="P1061">Górnictwo węgla i surowców mineralnych stanowiąc znaczący sektor polskiej gospodarki powinno działać w warunkach systemowych, zgodnych z zasadami wdrażanej reformy gospodarcz<text:span text:style-name="T1062">ej.</text:span></text:p>
      <text:p text:style-name="P1063">Biorąc powyższe pod uwagę, strony uznając za konieczne wprowadzenie stosownych zmian uzgadniają co następuje:</text:p>
      <text:p text:style-name="P1064">Czas pracy i płace w górnictwie.</text:p>
      <text:p text:style-name="P1065">1.<text:s/><text:span text:style-name="T1066">Pot</text:span>wierdza się zasadę 5-dniowego tygodnia pracy w górnictwie tak jak to ustalono w Porozumieniu Jastrzębskim z dnia 3 września 1980 r. oraz w r<text:span text:style-name="T1067">ozp</text:span>or<text:span text:style-name="T1068">zą</text:span>dzeniu Rady Ministrów z dnia 30 grudnia 1981 r. w sprawie szczególnych przywilejów dla pracowników górnictwa - Karta<text:s/>Górnika.</text:p>
      <text:p text:style-name="P1069">2. Podstawą planowania wydobycia węgla i innych surowców mineralnych powinien być 5-dniowy tydzień pracy w górnictwie, przy uwzględnieniu aktualnych założeń techniczno-ekonomicznych kopalń.</text:p>
      <text:p text:style-name="P1070">W związku z powyższym należy z dniem 1 czerwca<text:s/><text:span text:style-name="T1071">1989</text:span><text:s/>r. dokonać odpowiedniej korekty w CPR na<text:s/><text:span text:style-name="T1072">1</text:span>9<text:span text:style-name="T1073">8</text:span>9 r. poprzez ujęcie w planie tylko zadań wydobywczych wynikających z 5-dniowego tygodnia pracy oraz odpowiednio skorygować uchwałę sejmową o NPSG na lata 1989-1990 w zakresie planu na 1990 r.</text:p>
      <text:p text:style-name="P1074">3.<text:s/><text:span text:style-name="T1075">W</text:span><text:s/>okresie przejściowym to jest do końca 1990 r. w związku z trudną sytuacją ekonomiczną kraju dopuszcza się możliwość pra<text:span text:style-name="T1076">c</text:span>y<text:s/><text:span text:style-name="T1077">w</text:span><text:s/>górnictwie<text:s/>także w soboty, przy pełnej jej dobrowolności.</text:p>
      <text:p text:style-name="P1078">W dni ustawowo wolne od pracy nie prowadzi się wydobycia. Propozycje rozwiązań do pkt<text:span text:style-name="T1079">.</text:span><text:s/>3<text:span text:style-name="T1080">.</text:span></text:p>
      <text:p text:style-name="P1081">- Strona koalicyjno-rządowa stoi na stanowisku zachowania dobrowolnej pracy w soboty zgodnie z uregulowaniami określonymi w ustaleniach zawartych pomiędzy Ministrem Przemysłu i Federacją Zw. Zaw.<text:s/><text:span text:style-name="T1082">G</text:span>órników z dnia 5 stycznia<text:s/><text:span text:style-name="T1083">1989</text:span><text:s/>r.</text:p>
      <text:p text:style-name="P1084">- Z dniem 1 czerwca 19<text:span text:style-name="T1085">8</text:span>9<text:s/><text:span text:style-name="T1086">r</text:span>. proponuje się wprowadzić zakaz wydobycia na trzeciej zmianie w soboty.</text:p>
      <text:p text:style-name="P1087">Wydobycie na pozostałych zmianach w soboty to jest pierws<text:span text:style-name="T1088">ze</text:span>j i drugie<text:span text:style-name="T1089">j</text:span>, odbywać się powinno na zasadzie umowy zawartej z Ministrem Przemysłu.</text:p>
      <text:p text:style-name="P1090">Proponuje się wprowadzić zwiększenie wynagrodzenia za pracę od poniedziałku do piątku o 50 proc. wartości wynagrodzenia wypłacanego dotychczas za pracę w soboty według §2 uchwały nr 189/81 Rady Ministrów, przy stosowaniu zasad wynagradzania oraz innych postanowień uchwały nr 199/81 Rady Ministrów i Rozporządzenia Rady Ministrów z dnia 21 października<text:s/><text:span text:style-name="T1091">1</text:span>985<text:s/><text:span text:style-name="T1092">r</text:span>. w sprawie zasad udzielania dodatkowych dni wolnych od pracy pracownikom kopalni głębinowych na lata 1986-1990 wraz z aktami wykonawczymi.</text:p>
      <text:soft-page-break/>
      <text:p text:style-name="P1093">Data wprowadzenia 1<text:s/>czerwca<text:s/><text:span text:style-name="T1094">1</text:span>9<text:span text:style-name="T1095">8</text:span>9<text:s/><text:span text:style-name="T1096">r</text:span>.</text:p>
      <text:p text:style-name="P1097">Strona OPZZ zajmuje stanowisko, że z dniem 1 kwietnia<text:s/><text:span text:style-name="T1098">1989</text:span><text:s/>r.<text:s/>należy wprowadzić uregulowania za pracę w godzinach nadliczbowych określone w projekcie w sprawie branżowego systemu wynagradzania w przedsiębiorstwach przemysłu wydobywczego,<text:s/><text:span text:style-name="T1099">w</text:span><text:s/>któr<text:span text:style-name="T1100">y</text:span>m<text:s/>zakłada się:</text:p>
      <text:p text:style-name="P1101">- 100 procentowy dodatek do wynagrodzenia za pracę w godzinach nadliczbowych, określony w art. 134 Kodeksu Pracy.</text:p>
      <text:p text:style-name="P1102">- dla pracowników objętych przepisami uchwały nr 199/81<text:span text:style-name="T1103"><text:s/></text:span>Rady Ministrów z dnia 11 września<text:s/>1981 r.<text:s/>ustalenie dodatku w formie ryczałtu za pracę w soboty, niedziele i inne dni ustawowo wolne od pracy.</text:p>
      <text:p text:style-name="P1104">Wysokoś<text:span text:style-name="T1105">ć</text:span><text:s/>dodatku ryczałtowego stanowić będzie różnicę pomiędzy dotychczas otrzymywanym wynagrodzeniem za pracę w tych dniach a wynagrodzeniem wynikającym za pracę w godzinach nadliczbowych określonych w art.<text:s/><text:span text:style-name="T1106">1</text:span>34 Kodeksu Pracy.</text:p>
      <text:p text:style-name="P1107">Pozostałą część funduszu nie mniejszą niż 50 proc. wartości wypłacanej dotychczas według §2 uchwały nr 199/81 przenosi się do części wynagrodzenia za okres od poniedziałku do piątku.</text:p>
      <text:p text:style-name="P1108">W związku z powyższym należy uchylić, względnie zmienić akty normatywne dotyczące odmiennych uregulowań w zakresie czasu pracy i wynagrodzenia za pra<text:span text:style-name="T1109">cę</text:span><text:s/>w godzinach nadliczbowych<text:span text:style-name="T1110">.</text:span></text:p>
      <text:p text:style-name="P1111">W szczególności chodzi o rozporządzenie Rady Ministrów z dnia 21 lutego 1986 r. w sprawie podwyższonego wymiaru czasu pracy w niektórych zakładach pracy w latach 1986-1990 oraz przepisy § 2 wymienionej uchwały nr 199/81 Rady Ministrów.</text:p>
      <text:p text:style-name="P1112">Strona OPZZ oświadcza, że należy bezwzględnie utrzymać w mocy postanowienia rozporządzenia Rady Ministrów z dnia 21 października<text:s/><text:span text:style-name="T1113">1</text:span>985<text:s/><text:span text:style-name="T1114">r</text:span>. w sprawie zasad udzielania dodatkowych dni wolnych od pracy pracownikom kopalń głębinowych na lata<text:s/><text:span text:style-name="T1115">19</text:span>86-<text:span text:style-name="T1116">19</text:span>90.</text:p>
      <text:p text:style-name="P1117">Strona solidarnościowo-opozycyjna stoi na stanowisku, że z dniem 1 kwietnia 1989 r. wprowadza się zwiększenie wynagrodzenia za pracę od poniedziałku do piątku o 50 proc. wartości wynagrodzenia wypłacanego dotychczas za te dni. Za pracę w wolne soboty obowiązuje dodatek 100 procentowy według nowej stawki jak za godziny nadliczbowe. Przepisy prawne regulujące czas pracy i wynagrodzenie w górnictwie, sprzeczne z powyższymi ustaleniami zostaną uchylone, względnie zmienione, co odnosi się w szczególności do rozporządzenia Rady Ministrów z 21 lutego 1986 r. w sprawie podwyższonego wymiaru czasu pracy w niektórych zakładach pracy w latach 1986-1990 i §2 uchwały 199/81 Rady Ministrów.</text:p>
      <text:p text:style-name="P1118">Pk<text:span text:style-name="T1119">t</text:span><text:span text:style-name="T1120">.</text:span><text:s/>4 - Przy określeniu poziomu płac należy bezwzględnie stosować zasadę, że płaca w górnictwie podziemnym powinna w porównywalnym czasie pracy kształtowa<text:span text:style-name="T1121">ć</text:span><text:s/>się w stosunku do płac w przemyśle przetwórczym co najmniej jak 2 do 1 oraz 1,75 do 1 w górnictwie odkrywkowym węgla brunatnego i otworowym.</text:p>
      <text:p text:style-name="P1122">Jednocześnie system płac powinien by<text:span text:style-name="T1123">ć</text:span><text:s/>prosty, przejrzysty i uwzględniać uprawnienia wynikające z Karty<text:s/>Górnika i innych aktów prawnych. Niezbędne jest zapobieganie spadkowi realnej wartości płac i dochodów górników, czyli taki ich wzrost, który by podążał za wzrostem cen, indeksacji.</text:p>
      <text:p text:style-name="P1124">Pkt.<text:s/>5 - Rząd winien opracować kompleksow<text:span text:style-name="T1125">y</text:span><text:s/>program zdolności wydobywczych kopalń oraz podjąć działania organizacyjne i techniczne, zapewniające osiągnięcie optymalnego wydobycia<text:s/><text:span text:style-name="T1126">w</text:span><text:s/>czasie pracy, o którym mowa w punkcie 1-szym zmierz<text:span text:style-name="T1127">aj</text:span>ącego do zabez<text:span text:style-name="T1128">p</text:span>ieczenia potrzeb gospodarki narodowe<text:span text:style-name="T1129">j</text:span>.</text:p>
      <text:p text:style-name="P1130">Pkt.<text:s/>6<text:s/><text:span text:style-name="T1131">-</text:span><text:s/>należy bezwzględnie przestrzegać postanowień uchwały nr 2 Rady Ministrów z dnia 8 stycznia<text:s/><text:soft-page-break/>1982 r. w sprawie przywilejów dla pracowników górnictwa rud, budownictwa kopalń rud oraz górnictwa surowców ogniotrwałych,<text:s/>hutniczych, soli kamiennej i siarki, jak również zarządzenia nr 11 Prezesa Rady Ministrów z dnia 19 lutego<text:s/><text:span text:style-name="T1132">1</text:span>9<text:span text:style-name="T1133">87</text:span><text:s/>r<text:span text:style-name="T1134">.</text:span><text:s/>oraz rozporządzenia Rady Ministrów z dnia 19 sierpnia<text:s/><text:span text:style-name="T1135">1</text:span>988 r. w sprawie dostosowania przepisów ustawy o zasadach tworzenia zakładowych systemów wynagradzania do specyfiki przedsiębiorstw przemysłu wydobywczego, energetyki, nafty i gazu.</text:p>
      <text:p text:style-name="P1136">Pkt.<text:s/>7 - Ponadto strona OPZZ wnosi o:</text:p>
      <text:p text:style-name="P1137">- niezwłoczne przy<text:span text:style-name="T1138">st</text:span>ąpienie do opracowania i zawarcia nowego branżowego porozumienia płacowego z dniem 1 kwietnia 19<text:span text:style-name="T1139">8</text:span>9 r.<text:s/><text:span text:style-name="T1140">W</text:span><text:s/>branżowym porozumieniu płacowym powinno się określić, że udział wynagrodzenia za pracę od poniedziałku do piątku powinien docelowo wynosić 80 proc. ogólnego wynagrodzenia w odniesieniu do pracowników objętych przepisami uchwały nr 199/81 Rady Ministrów.</text:p>
      <text:p text:style-name="P1141">Wprowadzenie zakazu zatrudniania w kopalniach i zakładach górniczych kobiet w porze nocn<text:span text:style-name="T1142">ej.</text:span></text:p>
      <text:p text:style-name="P1143">Zaka<text:span text:style-name="T1144">z</text:span><text:s/>n<text:span text:style-name="T1145">i</text:span>e dotyczy zatrudniania do końca<text:s/><text:span text:style-name="T1146">1</text:span>991 r<text:span text:style-name="T1147">o</text:span>ku w centralach telefonicznych, markowniach, maskowniach, lampiarniach, stołówkach i przy wydawaniu posiłków regeneracyjnych oraz napojów, a także zatrudniania przy pilnowaniu.</text:p>
      <text:p text:style-name="P1148">Dokonanie zmiany uchwały nr 33 Rady Ministrów z dnia 25 marca<text:s/><text:span text:style-name="T1149">198</text:span>3 r. w sprawie klasyfikacji wynagrodzeń w jednostkach gospodarki uspołecznion<text:span text:style-name="T1150">ej</text:span><text:s/>o następującej treści:</text:p>
      <text:p text:style-name="P1151">Do wynagrodzeń nie wlicza się dodatków za pracę w warunkach szkodliwych dla zdrowia, uciążliwych i niebezpiecznych.</text:p>
      <text:p text:style-name="P1152">Rzymskie II. Stanowiska stron w sprawie kierunków restrukturyza<text:span text:style-name="T1153">cj</text:span>i gospodarki w zakresie przemysłów wydobywczych.</text:p>
      <text:p text:style-name="P1154">Strona koalicyjno-rządowa stoi na stanowisku, że uznając dążenia załóg do realizacji planowanych zadań wydobywczych przez 5 dni w tygodniu oraz niepodejmowanie pracy w soboty, niezbędne jest rozważenie możliwości wyłączenia z eksploatacji najmniej efektywnych i mających szkodliwy wpływ na środowisko naturalne kopalń, przy założeniu przemieszczenia części zatrudnionych w tych kopalniach górników do innych, które sukcesywnie będą podejmowały wydobycie w 7-dniowym tygodniu pracy kopalń przy 5-dniowym tygodniu pracy górników.</text:p>
      <text:p text:style-name="P1155">Powyższa zasada dotyczy również innych rozwiązań organizacyjnych zapewnia<text:span text:style-name="T1156">ją</text:span>cych podejmowanie wydobycia w kopalniach rud metali nieżelaznych przez 6 dni w tygodniu przy 5-dniowym tygodniu pracy górników.</text:p>
      <text:p text:style-name="P1157">Strona solidarnościowo-opozycyjna stwierdza, że n<text:span text:style-name="T1158">a</text:span>leży rozważyć propozycję, by nierentowne lub zagrażające środowisku kopa<text:span text:style-name="T1159">l</text:span>nie mogły być poddane postępowaniu sanacyjnemu, a w ostateczności likwidacji, je<text:span text:style-name="T1160">śl</text:span>i wskaże na to obiektywny rachunek ekonomiczny, oparty o urealnione ceny, po skonsultowaniu ze związkami zawodowymi i z załogami.</text:p>
      <text:p text:style-name="P1161">W razie likwidacji należy podjąć działania osłonowe w stosunku do załóg i ich rodzin w uzgodnieniu ze związkami zawodowymi. Działania osłonowe powinny objąć:</text:p>
      <text:p text:style-name="P1162">- aktywne pośrednictwo pracy, zmierzające do zapewnienia pracownikom likwidowanych zakładów pracy nowego zatrudnienia odpowiad<text:span text:style-name="T1163">aj</text:span>ącego ich zdolnościom fizycznym i kwali<text:span text:style-name="T1164">fi</text:span>kacjom zawodowym<text:span text:style-name="T1165">.</text:span></text:p>
      <text:p text:style-name="P1166">- szkolenie zawodowe dla osób nie mogących uzyskać zatrudnienia zgodne z ich kwalifikacjami z zachowaniem prawa do wynagrodzenia przez czas szkolenia.</text:p>
      <text:soft-page-break/>
      <text:p text:style-name="P1167">- przyznanie dodatków wyrównawczych za okres przynajmniej<text:span text:style-name="T1168"><text:s/></text:span>6-ciu miesięcy tym pracownikom likwidowanych zakładów pracy, którzy w nowym zakładzie otrzymają pracę niżej wynagradzaną od pracy dotychczas wykon<text:span text:style-name="T1169">y</text:span>wanej.</text:p>
      <text:p text:style-name="P1170">Ponadto należy podjąć niezwłocznie prace legislacyjne zmierzające do utworzenia systemu ubezpieczenia na wypadek bezrobocia obejmującego ogół pracowników i finan<text:span text:style-name="T1171">s</text:span>owanego przynajmniej w połowie ze środków budżetowych.</text:p>
      <text:p text:style-name="P1172">Strona OPZZ jest zdecydowanie przeciwna likwidacji kopalń ze względu na brak obiektywnych kryteriów oceny efektywności górnictwa.</text:p>
      <text:p text:style-name="P1173">Rzymskie III. Stanowiska stron w sprawie systemu zarządzania struktury organizacyjnej i systemu ekonomiczno-<text:span text:style-name="T1174">fi</text:span>nansowego.</text:p>
      <text:p text:style-name="P1175">Strona koalicyjno-rządowa stoi na stanowisku:</text:p>
      <text:p text:style-name="P1176">Koniecznym jest intensyfikowanie prowadzonych z inicjatywy Wspólnoty Węgla Kamiennego prac w sprawie kierunków zmian<text:s/><text:span text:style-name="T1177">w</text:span><text:s/>systemie ekonomiczno-finansowym i zarządzania przemysłem węglowym, opracowywanych przez zespół konsultacyjny działający pod auspicjami Rady Głównej Polskiego Towarzystwa Ekonomicznego.</text:p>
      <text:p text:style-name="P1178">Prowadzone prace muszą uwzględniać ocenę organizacji zarządzania górnictwa, a przede wszystkim konieczny stopień samodzielności kopalń oraz upodmiotowienia załóg górni<text:span text:style-name="T1179">cz</text:span>ych.</text:p>
      <text:p text:style-name="P1180">W przemysłach wydobywczych, działających w oparciu o systemy ekonomiczno-finansowe na zasadach pełnego samo<text:span text:style-name="T1181">fi</text:span>nan<text:span text:style-name="T1182">sow</text:span>ani<text:span text:style-name="T1183">a</text:span>, należy dążyć do doskonalenia tych systemów, przy czym należy spełnić podstawowy warunek obiektywności rachunku ekonomicznego, jakim jest zastosowanie cen transakcyjnych w obrocie krajowym.</text:p>
      <text:p text:style-name="P1184">W przemysłach tych należy również podjąć działania w zakresie doskonalenia struktur organizacyjnych w oparciu o optymalizac<text:span text:style-name="T1185">ję</text:span><text:s/>tych struktur, uwzględnia<text:span text:style-name="T1186">ją</text:span>c rachunek ekonomicznej opłacalności. Powiązania technologiczne oraz możliwość samodzielnego rozwoju całego organizmu gospodarczego z założeniem, że o wyborze ostatecznej struktury organizacyjnej przesądzać musi jej ekonomiczna efektywność.</text:p>
      <text:p text:style-name="P1187">Zakłada się, że zespół konsultacyjny oraz zespoły projektowe powinny zakończyć prace w terminie do dnia 30 czerwca<text:s/><text:span text:style-name="T1188">1</text:span>990 r. Propozycje rozwiąza<text:span text:style-name="T1189">ń</text:span><text:s/>będą przedstawione do konsultacji związkom zawodowym i samorządom pracowniczym.</text:p>
      <text:p text:style-name="P1190">Strona koalicyjno-rz<text:span text:style-name="T1191">ą</text:span>dowa stoi na stanowisku urynkowienia górnictwa pod warunkiem społecznej akceptacji wszystkich konsekwencji ekonomicznych wynikających z wyższych cen węgla.</text:p>
      <text:p text:style-name="P1192">Z wszel<text:span text:style-name="T1193">k</text:span>imi zmianami struktur organizacyjnych<text:s/>należy wstrzymać się do czasu zakończenia prac<text:s/>wspomnianego zespołu<text:s/>PTE oraz skonsultowania jego opracowania ze związkami zawodowymi i samorządami pracowniczymi.</text:p>
      <text:p text:style-name="P1194">Systemy zarządzania i struktury organizacyjne powinny wynikać z przyjętego systemu ekonomiczno-<text:span text:style-name="T1195">fi</text:span>nansowego górnictwa.</text:p>
      <text:p text:style-name="P1196">Strona OPZZ stoi na stanowisku, że system ekonomiczno- finansowy powinien zmierzać do poprawy efektywności gospodarowania w górnictwie i urynkowienia produkcji surowców. Urynkowienie powinno następować poprzez stopniowe wprowadzenie cen umownych lub transakcyjnych, jednolitych obu dla obszarów płatniczych jak również w rozlic<text:span text:style-name="T1197">ze</text:span>niach krajowych, na przykład siarka - miedź.</text:p>
      <text:soft-page-break/>
      <text:p text:style-name="P1198">Pełne urynkowienie górnictwa powinno nastąpić w pierwszej kolejności przed urynkowieniem innych branż, przy czym za optymalny termin przyjmujemy 1<text:s/>stycznia<text:s/>1991 r.</text:p>
      <text:p text:style-name="P1199">Konieczne jest również zastosowanie preferencji w stopie odsetek bankowych dla inwestycji górniczych w tym także odtworzeniowych, gdyż obecnie stosowana polityka kredytowa nie daje możliwości prowadzenia inwestycji nowych i odtworzeniowych.</text:p>
      <text:p text:style-name="P1200">Uważamy,<text:s/><text:span text:style-name="T1201">ż</text:span>e w systemie ekonomiczno-finansowym powinna być zagwarantowana stosowana obecnie preferencja płacowa w górnictwie w stosunku do przemysłu przetwórczego gwarantująca utrzymanie odpowiedniego wskaźnika płac.</text:p>
      <text:p text:style-name="P1202">Zdaniem strony OPZZ powinna nastąpić zmiana dotychczasowych struktur zarządzania polegająca na ich uproszczeniu poprzez zmniejszenie szczebli zarządzania.</text:p>
      <text:p text:style-name="P1203">Strona OPZZ proponuje dwa warianty:</text:p>
      <text:p text:style-name="P1204">Wariant<text:s/><text:span text:style-name="T1205">„</text:span>A<text:span text:style-name="T1206">”</text:span><text:s/>- W warunkach pełnego urynkowienia górnictwa należy powołać Ministerstwo Przemysłu Wydobywczo-Energetyczneg<text:span text:style-name="T1207">o</text:span>, w skład którego wchodziłyby kopalnie i zakłady wykonujące usługi na rzecz górnictwa wraz z geologią i w<text:span text:style-name="T1208">ie</text:span>rtnictwem, jako samodzielne jednostki organizacyjne, pracujące na zasadach trzech<text:s/><text:span text:style-name="T1209">„</text:span>S<text:span text:style-name="T1210">”</text:span>. Powołanie takiego ministerstwa umożliwiłoby integrację wszystkich branż zajmujących się wydobywaniem i przetwarzaniem kopalin, a także jednostek organizacyjnych zaplecza górnictwa, umożliwiając przy tym rozwój produkcji maszyn i urządzeń dla różnych rodzajów górnictwa oraz prowadzenie gospodarki zasobami surowcowymi i energetycznymi naszego kraju.</text:p>
      <text:p text:style-name="P1211">Wariant<text:s/><text:span text:style-name="T1212">„</text:span>B<text:span text:style-name="T1213">”</text:span><text:s/>- Na okres gdy górnictwo nie jest urynkowione w fazie przejściow<text:span text:style-name="T1214">ej,</text:span><text:s/>przy założeniu wprowadzenia renty górniczej wyrównującej warunki geologiczne i różnorodne systemy eksploatacyjne należy utworzyć w najbliższym terminie: Ministerstwo Przemysłu Wydobywczego i Energetycznego.</text:p>
      <text:p text:style-name="P1215">Przedsiębiorstwa wielozakładowe o ograniczonych uprawnieniach koordynujące działalność techniczno-inwestycyjną i prowadzące renty górnicze.</text:p>
      <text:p text:style-name="P1216">Kopalnie i zakłady prowadzące samodzielność gospodarczą rozliczają się wedłu<text:span text:style-name="T1217">g</text:span><text:s/>renty górniczej z przedsiębiorstwami koordynującymi.</text:p>
      <text:p text:style-name="P1218">Dla kopalń pracujących na zasadach urynkowienia na przykład siarka, zbędne jest istnienie przedsiębiorstwa wielozakładowego.</text:p>
      <text:p text:style-name="P1219">Strona solidarnościowa stoi na stanowisku, że:</text:p>
      <text:p text:style-name="P1220">1. Struktury organizacyjne w przemyśle wydobywczym powinny zapewniać samodzielność oraz osobowość prawną zakładom górniczym i kopalniom. Winny one być przedsiębiorstw<text:span text:style-name="T1221">a</text:span>mi działającymi na zasadach ogólnych, a nie jako przedsiębiorstwa użyteczności publiczn<text:span text:style-name="T1222">ej</text:span>. Tym samym należy zlikwidować przedsiębiorstwa eksploatacji węgla i kombinaty górniczo-hutnicze metali z dniem 30 września<text:s/><text:span text:style-name="T1223">1</text:span>9<text:span text:style-name="T1224">8</text:span>9<text:s/><text:span text:style-name="T1225">r</text:span>.</text:p>
      <text:p text:style-name="P1226">Powstałe w ten sposób przedsiębiorstwa mogą zachować możliwość współpracy na zasadach dobrowolnych umów i porozumień, z tym że nie może to prowadzić do nadrzędn<text:span text:style-name="T1227">o</text:span>ści administracyjnej i powstawania struktur monopolistycznych.</text:p>
      <text:p text:style-name="P1228">2. Przyszłość Wspólnoty Węgla Kamiennego powinna być określona w wyniku prac wspomnianego zespołu konsultacyjnego działającego pod auspicjami Rady Głównej Polskiego Towarzystwa Ekonomicznego. Zespół winien zakończyć swe prace do 30 czerwca 1989 r. i skonsultować swe propozycje ze związkami zawodowymi i samorządami pracowniczymi.</text:p>
      <text:soft-page-break/>
      <text:p text:style-name="P1229">3. Należy urealnić ceny wydobywanych surowców do wysokości wynikającej z ceny transak<text:span text:style-name="T1230">c</text:span>yjn<text:span text:style-name="T1231">ej</text:span><text:s/>obliczonej dla II obszaru płatniczego w terminie do 30 września<text:s/><text:span text:style-name="T1232">1</text:span>989<text:s/><text:span text:style-name="T1233">r</text:span>. Nie przesądza to cen stosowanych na dalszych etapach przez państwo zarówno w obrocie krajowym, jak i w eksporcie do krajów pierwszego obszaru<text:span text:style-name="T1234"><text:s/></text:span>płatniczeg<text:span text:style-name="T1235">o</text:span>.</text:p>
      <text:p text:style-name="P1236">Rzymskie IV. Samorządy pracownicze.</text:p>
      <text:p text:style-name="P1237">Strona solidarnościowa i OPZZ uważają, że należy dążyć do tego, by w kopalniach działały samorządy posiadające pełne uprawnienia przewidziane dla samorządów przedsiębiorstw działających na zasadach ogólnych.</text:p>
      <text:p text:style-name="P1238">Strona koalicyjno-rządowa stwierdza, że w ramach dokonującego się procesu reformowania gospodarki narodowej niezbędny jest dalszy rozwój samorządności pracowniczej w przedsiębiorstwach górniczych. Strona stwierdza, że należy dążyć, by samorządy w zakładach górniczych działały na zasadach samorządów przedsiębiorstw.</text:p>
      <text:p text:style-name="P1239">Strona solidarnościowa sprzeciwia się tworzeniu samorządów o niepełnych uprawnieniach w kopalniach, nie będących samodzielnymi przedsiębiorstwami.</text:p>
      <text:p text:style-name="P1240">Sprzeciwiamy się też tworzeniu fikcyjnych samorządów w przedsiębiorstwach eksploatacji węgla. Dziękuję.</text:p>
      <text:p text:style-name="P1241"><text:span text:style-name="T1242">Przewodniczący</text:span>:</text:p>
      <text:p text:style-name="P1243">Dziękuję.</text:p>
      <text:p text:style-name="P1244">Proszę państwa - ponieważ było pytanie pana dra Stankiewicza jak strona koalicyjno-rządowa reaguje na apel pana Baki wczoraj podjęty, prosiłbym o zabranie w tej sprawie głosu pana ministra Gus<text:span text:style-name="T1245">tk</text:span>a.</text:p>
      <text:p text:style-name="P1246"><text:span text:style-name="T1247">Minister Gustek</text:span>:</text:p>
      <text:p text:style-name="P1248">Ja rozumiem tak, że odnośnie ukierunkowania zespołu pracującego pod auspicjami Towarzystwa Ekonomicznego, Rady Głównej PTE, w tym materiale jest bardzo dużo kierunków. I to są kierunki i ze strony koalicyjno-rządow<text:span text:style-name="T1249">ej,<text:s/></text:span>OPZZ jak i ze strony opozycyjno-solidarnościowe<text:span text:style-name="T1250">j</text:span>.</text:p>
      <text:p text:style-name="P1251">Tutaj zespół ekspertów czy ten zespół pracujący będzie miał wiele spraw do wyboru.<text:s/><text:span text:style-name="T1252">B</text:span>o tutaj panu Stankiewiczowi chyba chodziło o to i tak to formułował, ja przynajmniej tak to zrozumiałem, żeby ukierunkować jakoś typ.</text:p>
      <text:p text:style-name="P1253"><text:span text:style-name="T1254">/</text:span><text:span text:style-name="T1255">Ob. Stankiewicz</text:span>:<text:s/><text:span text:style-name="T1256">Je</text:span>dnoznacznie ukierunkować/.</text:p>
      <text:p text:style-name="P1257">Jeżeli są trzy różne stanowiska w kierunkach, no to trudno jest tutaj jednoznacznie ukierunkować, wtedy by nie było proto<text:span text:style-name="T1258">k</text:span>ołu rozbieżności tylko by był protokół porozumienia<text:span text:style-name="T1259">.</text:span><text:s/>Jeżeli<text:s/><text:span text:style-name="T1260">O</text:span>PZZ widzi i stoi na stanowisku, że trzeba powołać w przyszłości Ministerstwo Górnictwa czy Ministerstwo Surowcowe, a inny stosunek do tego ma strona koalicyjno-rządowa, no tu jednoznaczności w ukierunkowaniu nie ma.</text:p>
      <text:p text:style-name="P1261">To jest pierwsza sprawa. Natomiast uważam, że tych kierunków jest sporo i my swoje kierunki dla tej grupy ekspertów czy dla tego zespołu też formułujmy tutaj i nie przesądzamy w niczym, bo nie przesądzamy ani jaki charakter będzie miała wspólnota, ani nie przesądzamy czy kopalnia będzie jednym przedsiębiorstwem czy na przykład dwie sąsiednie. Żadnych tutaj narzuc<text:span text:style-name="T1262">aj</text:span>ących się, zobowiązujących sugestii temu zespołowi nie narzucamy. Takie jest moje zdanie w tej sprawie.</text:p>
      <text:p text:style-name="P1263">I druga sprawa, odnośnie terminów, które tutaj są takim trochę elementem rozbieżności, o którym wczoraj pan pro<text:span text:style-name="T1264">f</text:span>. Baka też jakoś apelował, ja chcę przypomnieć, że wtedy, gdy występowałem na<text:s/><text:soft-page-break/>pierwszym posiedzeniu, ten termin to był o<text:s/>półdłuższy. On nie wynika też z mojego jakiegoś uporu czy akurat, że strona tak chce, tylko przeprowadziliśmy z tym zespołem rozmowy i oni nie gwarantują opracowania wcześniej takiego programu, że jest to zbyt poważna sprawa i ja nie widzę możliwości<text:span text:style-name="T1265">.</text:span><text:s/>My tu nawet zapiszemy, że będzie ten termin krótszy, oni tego nie zrobią wcześniej i w końcu<text:s/><text:span text:style-name="T1266">j</text:span>esteśmy tutaj uzależnieni od tych, którzy to mają wykonać. Takie terminy ten zespół nam przedłożył i te terminy tutaj podtrzymujemy.</text:p>
      <text:p text:style-name="P1267">Dziękuję bardzo.</text:p>
      <text:p text:style-name="P1268"><text:span text:style-name="T1269">Przewodnicząc</text:span><text:span text:style-name="T1270">y</text:span>:</text:p>
      <text:p text:style-name="P1271">Dziękuję bardzo panu ministrowi Gustkowi.</text:p>
      <text:p text:style-name="P1272">Proszę Państwa! Ja rozumiem, że strona w tym momenc<text:span text:style-name="T1273">i</text:span>e<text:span text:style-name="T1274"><text:s/></text:span>koalic<text:span text:style-name="T1275">yj</text:span>no<text:span text:style-name="T1276">-</text:span>rządowa oświadczyła, że swoje stanowisko zaprezentowane podtrzymuje, tak to zrozumiałem. Pan Pietrzyk chciał zabrać głos?</text:p>
      <text:p text:style-name="P1277"><text:span text:style-name="T1278">Ob. Alojzy Pietrzyk</text:span>:</text:p>
      <text:p text:style-name="P1279">Proszę głos ma pan Jan Lityński.</text:p>
      <text:p text:style-name="P1280"><text:span text:style-name="T1281">Ob</text:span><text:span text:style-name="T1282">.</text:span><text:span text:style-name="T1283"><text:s/>Jan Lityński</text:span>:</text:p>
      <text:p text:style-name="P1284">Mnie się wydaje, że jest tutaj jeden problem, że jest to problem tego przeniesienia części wynagrodzenia z soboty na<text:s/>„czarne dni”. To wynikło z naszego stanowiska, które między innymi wyraził pan Kuroń, żeby częściowo część wynagrodzenia tu przenosić i wydaje mi się, że wszystkie stanowiska są dosyć bliskie. Wydaje mi się, że pokonaliśmy pewien próg, który polega na tym, że praca w soboty powinna być całkowicie dobrowolna i w tej sytuacji wydaje mi się, że można te stanowiska być może zrobić jeszcze jeden wysiłek, ja rozumiem, że to przedłuży trochę obrady, ale zrobić jeszcze jeden wysiłek i te stanowiska po prostu,<text:s/>pokazać jedno stanowisko. Dlaczego ja tak mówię<text:s/>- dlatego, że jest to niezwykle istotny problem. Tutaj kończy się, że wszystkie trzy strony zgłaszają propozycje istotnej zmiany struktury płac i istotnej podwyżki dla górników. Obawiam się, że jeżeli nie będzie jednolitego stanowiska, to to stanowiska, te trzy stanowiska rozdrobnione będ<text:span text:style-name="T1285">ą</text:span><text:s/>stanowiskami po prostu słabymi i w ten sposób<text:s/>„stolik”<text:s/>wyższego rzędu,<text:s/>„stolik ekonomiczny”<text:s/>po prostu odrzuci to stanowisko jako stanowisko kompletnie niezasadne.</text:p>
      <text:p text:style-name="P1286">Jeżeli te stanowisko będzie wspólne, a w każdym razie bardzo zbliżone, to wówczas wydaje mi się, że jest szansa, że to stanowisko zostanie przepchnięte przez<text:s/>„stolik”<text:s/>ekonomiczny i dlatego<text:s/>apelowałbym<text:s/>o to, abyśmy spróbowali uzyskać wspólne stanowisko. Naprawdę nie wydaje mi się, aby te propozycje bardzo się różniły. Gdyby strona rządowa zrezygnowała częściowo z preferowania sobót niemalże trzykrotną stawką, to wówczas niewątpliwie wydaje mi się, że i strony OPZZ i strona solidarnościowa zrezygnowałaby ze swoich propozycji i doszlibyśmy do jakiegoś porozumienia, które byłoby ważnym istotnym porozumieniem.</text:p>
      <text:p text:style-name="P1287">Podstawowym zadaniem związków zawodowych jest jednak walka o płace dla pracowników. To jest niezwykle ważne porozumienie. Bałbym się, że ono zostanie po prostu zmiecione przez<text:s/>„stół”<text:s/>ekonomiczny.</text:p>
      <text:p text:style-name="P1288">Dziękuję.</text:p>
      <text:p text:style-name="P1289"><text:span text:style-name="T1290">Prz</text:span><text:span text:style-name="T1291">ew</text:span><text:span text:style-name="T1292">odniczący</text:span>:</text:p>
      <text:p text:style-name="P1293">Dzi<text:span text:style-name="T1294">ę</text:span>kuję.</text:p>
      <text:p text:style-name="P1295">Głos ma dr Stankiewicz.</text:p>
      <text:soft-page-break/>
      <text:p text:style-name="P1296"><text:span text:style-name="T1297">Ob. Stankiewicz</text:span>:</text:p>
      <text:p text:style-name="P1298"><text:span text:style-name="T1299">A</text:span><text:s/>ja jeszcze chciałem w sprawie tego jednoznacznego ukierunkowania. No właśnie strona rządowa nie przesądza ukierunkowania przez sam fakt nie przesądzenia ukierunkowa<text:span text:style-name="T1300">ni</text:span>a zmian struktur właśnie to jest ni<text:span text:style-name="T1301">ej</text:span>ednoznaczność. Na tym polega ni<text:span text:style-name="T1302">ej</text:span>ednoznaczność.<text:s/><text:span text:style-name="T1303">Nat</text:span>omiast jeszcze chciałem wskazać na to, że sądzę, że byłaby możliwości pójść, wyjścia naprzeciw apelowi prof. Baki.<text:s/>Bo na przykład w sprawie takiego<text:s/><text:span text:style-name="T1304">je</text:span>dnoznacznego ukierunkowania nieprzesądz<text:span text:style-name="T1305">aj</text:span>ącego, to znaczy przesądz<text:span text:style-name="T1306">aj</text:span>ącego to jest dosyć duża zbieżność między obydwoma związkami zawodowymi, bo jak czytamy na stronie 6, że zdaniem strony OPZZ powinna nastąpić zmiana dotychczasowych struktur zarządzania, polegająca na ich uproszczeniu przez zmniejszenie szczebli zarządzania, no to jest właśnie jednoznaczne ukierunkowanie.</text:p>
      <text:p text:style-name="P1307">Tutaj nie można o tym zdaniu powiedzieć, że to zdanie nie przesądza. Ono przesądza jednoznaczny kierunek i jesteśmy w tym kierunku zgodni, z tym, że my uważamy, że w dalszych już konsekwen<text:span text:style-name="T1308">cj</text:span>ach inny mamy stosunek do wspólnoty węgla kamiennego, do ministerstwa, ale przynajmniej ten ogólny kierunek między związkami jest zgodny i dość jednoznaczny.</text:p>
      <text:p text:style-name="P1309">Natomiast strona rządowa unika jednoznaczności w tym dokumencie i nie przesądza, a w<text:span text:style-name="T1310">i</text:span>ęc jeszcze raz proponowałbym, czy nie dałoby się jednak trochę uzgodnić również w tym kierunku, w kierunku jakiegoś ogólnego zapisu o likwidacji systemu nakazowo-rozdzielczego w górnictwie, czy chociażby uzgodnienia jeszcze z rządem tego co w końcu jest tak bardzo zbieżne między obydwoma związkami zawodowymi.</text:p>
      <text:p text:style-name="P1311">Dziękuję.</text:p>
      <text:p text:style-name="P1312"><text:span text:style-name="T1313">Przewodniczący</text:span>:</text:p>
      <text:p text:style-name="P1314">Dziękuję. Jeżeli można ja bym teraz udzielił głosu proszę państwa w tej dyskusji.</text:p>
      <text:p text:style-name="P1315">Ja chcę powiedzieć, odnośnie ukierunkować co do struktur. Ja tu się zgadzam z panem doktorem, że jakieś kierunki są w naszych stanowiskach i zgadzam się tutaj też z panem doktorem, że one są zbieżne. My się różnimy co do metod, szczególnie techniki, jak to ma wyglądać, natomiast co do idei, a więc generalnie zmniejszenia ilości szczebli zarządzania, samodzielności kopalń, tutaj jesteśmy zbieżni. Ja sądzę, że ten zespó<text:span text:style-name="T1316">ł</text:span>, który będzie pracował będzie musiał uwzględnić te kierunki jeżeli mamy dążyć do tego, aby w górnictwie atmosfera była spokojna i aby nie było napięć i zadrażnień w zakładach.</text:p>
      <text:p text:style-name="P1317">Chcę się ustosunkować też do wypowiedzi odnośnie płac. Oczywiście jesteśmy też niejako kierunkowo chyba wszyscy zgodni, bo wszyscy mówimy o przeniesieniu c<text:span text:style-name="T1318">z</text:span>ęści wynagrodzenia z sobót na<text:s/>„czarne dni”<text:s/>i umocnienia płacy w<text:s/>„czarne dni”. Natomiast różni nas na tę porę, jak rozumiem, jak ma być wynagradzana sobota, bo to nas różni. A to, że przenosimy - jesteśmy wszyscy zgodni, tak to zrozumiałem<text:s/>- nasze<text:s/>stanowiska i uważam to jako też uzgodnienie nasze bym powiedział, umocnienie<text:s/>„czarnych dni”. Natomiast kwestia co do s<text:span text:style-name="T1319">o</text:span>bót, no to oczywiście tutaj na pewno też<text:s/><text:span text:style-name="T1320">w</text:span><text:s/>tej materii decydujący głos będą miały załogi, bo każdy zaoferowany nowy system płacowy będzie musiał być z tymi załogami skonsultowan<text:span text:style-name="T1321">y.</text:span></text:p>
      <text:p text:style-name="P1322">Ja rozumiem, że w tej sytuacji tutaj apel pana Lityńskiego, żeby ewentualnie dokonać dalszych przybliżeń i mam pytanie formalne, czy któraś ze stron chce zmienić swoje stanowisko w którymś z zaprezentowanych tematów?</text:p>
      <text:p text:style-name="P1323">Nie widzę odzewu.<text:s/><text:span text:style-name="T1324">W</text:span><text:s/>tym układzie panie Lityński rozumiem, że niestety zostajemy na tym, na czym byliśmy. Pan minister Gustek prosił o głos.</text:p>
      <text:p text:style-name="P1325"><text:span text:style-name="T1326">O</text:span><text:span text:style-name="T1327">b</text:span><text:span text:style-name="T1328">.</text:span><text:span text:style-name="T1329"><text:s/>Edward Puszczewicz</text:span>:</text:p>
      <text:soft-page-break/>
      <text:p text:style-name="P1330">J<text:span text:style-name="T1331">a</text:span><text:s/>rozumiem, że strona koalic<text:span text:style-name="T1332">yj</text:span>no-rządowa włożyła bardzo wiele wysiłku w to, by był to protokół porozumienia, nieporozumienia i rozbieżności i takie<text:s/>protokoły<text:s/>przedstawialiśmy dwukrotnie na posiedzeniu naszego zespołu. Natomiast tu gdzie wyrażamy nasze stanowisko my jesteśmy zgodni ze współprzewodniczącym. Wczoraj, wysłuchując jego jest to stanowisko, które prezentujemy, łącznie z tym, że byliśmy zgodni zapisać likwidację systemu nakazowo-rozdzielczego w odniesieniu do górnictwa węgla kamiennego.<text:s/><text:span text:style-name="T1333">I</text:span><text:s/>taka próba była w dniu wczorajszym podjęta i nie została wprowadzona w tekst redakcyjny. My od początku o tym mówimy, że od początku do dnia dzisiejszego górnictwo pracuje w ramach systemu nakazowo-rozdzielczego. Przecież to było<text:s/><text:span text:style-name="T1334">d</text:span>la nas to wszystkich jasne.</text:p>
      <text:p text:style-name="P1335">Natomiast jeżeli chodzi o uk<text:span text:style-name="T1336">ie</text:span>runkowan<text:span text:style-name="T1337">ie</text:span><text:s/>zespołu<text:span text:style-name="T1338">,</text:span><text:s/>kt<text:span text:style-name="T1339">ó</text:span>ry działa i będzie działał do koń<text:span text:style-name="T1340">c</text:span>a w zakresie systemu ekonomiczno-<text:span text:style-name="T1341">fi</text:span>nansowego i zarządzania w górnictwie, oczywiś<text:span text:style-name="T1342">c</text:span>ie to uk<text:span text:style-name="T1343">ie</text:span>runkowan<text:span text:style-name="T1344">ie</text:span><text:s/>jest. Tylko my też na dzisiaj mówiliśmy nieraz, iż uważamy, iż obecne struktury organizacyjne przedsiębiorstw wielozakładowych są optymalne dla górnictwa węgla kamiennego i uzasadnialiśmy dlaczego są one optymalnymi<text:s/><text:span text:style-name="T1345">st</text:span>ru<text:span text:style-name="T1346">kt</text:span>uralnymi działania w górn<text:span text:style-name="T1347">ic</text:span>tw<text:span text:style-name="T1348">i</text:span>e węgla kamiennego. Tak że tutaj żadnego stanowisk<text:span text:style-name="T1349">a</text:span><text:s/>swojego nie zmieniliśmy<text:span text:style-name="T1350">.</text:span></text:p>
      <text:p text:style-name="P1351">N<text:span text:style-name="T1352">a</text:span>tomiast tu, już pan przewodniczący Moric był uprz<text:span text:style-name="T1353">ej</text:span>my wyjaśnić, że w sprawie zasad wynagradzania z<text:span text:style-name="T1354">a</text:span><text:s/>dodatkową pracę podjętą dobrowolnie w soboty, strony zostały przy swoich stanowiskach<text:span text:style-name="T1355">.</text:span><text:s/>Poza tym ja uważam, pracując w zespole redakcyjnym i po dzisiejszej wymianie zdań, że jest to<text:s/><text:span text:style-name="T1356">fi</text:span>nał naszej długiej pracy, ale taki finał, k<text:span text:style-name="T1357">t</text:span>óry powinien satysfakcjonować wszystkie strony. I burzliwa wczorajsza całodniowa dyskusj<text:span text:style-name="T1358">a</text:span><text:s/>do tego doprowadziła, co w moim<text:s/>przekonaniu osobistym nie przekre<text:span text:style-name="T1359">ś</text:span>li<text:span text:style-name="T1360">,</text:span><text:s/><text:span text:style-name="T1361">że</text:span><text:s/>zespól pracujący pod auspicjami Rady Głównej Polskiego Towarzystwa Ekonomicznego nie weźmie całości tego dokumentu pod uwagę, opracowując i przyjmując określone stanowisko.</text:p>
      <text:p text:style-name="P1362">Dlatego, proponuję podpisać ten protokół, porozumienie rozb<text:span text:style-name="T1363">ie</text:span>żn<text:span text:style-name="T1364">oś</text:span>ci.</text:p>
      <text:p text:style-name="P1365">Dziękuję bardzo.</text:p>
      <text:p text:style-name="P1366"><text:span text:style-name="T1367">Rajmund Mor</text:span><text:span text:style-name="T1368">ic</text:span>:</text:p>
      <text:p text:style-name="P1369">Dziękuję, nie wiem, czym pan Pietrzyk udziela głosu?</text:p>
      <text:p text:style-name="P1370"><text:span text:style-name="T1371">Alojzy Pietrzyk</text:span>:</text:p>
      <text:p text:style-name="P1372">To pytanie, które zadał pan Moric tak ostro padło, czy strony jesz<text:span text:style-name="T1373">c</text:span>ze chcą zmieniać, czy uważają, że nie chcą już nic zmienić.<text:s/><text:span text:style-name="T1374">B</text:span>o przecież myśmy wystąpili z pytaniem czy<text:s/><text:span text:style-name="T1375">j</text:span>eszcze da się coś zmieni<text:span text:style-name="T1376">ć</text:span><text:s/>w odpowiedzi na apel profesora Baki<text:span text:style-name="T1377">.</text:span><text:s/>To nie znaczy, że zajęliśmy stanowisko, nie oddamy ani guzika, prawda, i nie zmienimy ani przecinka. Więc tak proszę tego nie rozumieć. Ale,<text:s/><text:span text:style-name="T1378">o</text:span>czywiście<text:s/>- jeżeli<text:s/>nie ma<text:s/><text:span text:style-name="T1379">o</text:span>dpowiedzi na apel profesora Baki to jest bezprzedmiotowa sprawa zmieniania czegokolwiek.</text:p>
      <text:p text:style-name="P1380">Dziękuję bardzo<text:span text:style-name="T1381">.</text:span></text:p>
      <text:p text:style-name="P1382"><text:span text:style-name="T1383">Rajmund Moric</text:span>:</text:p>
      <text:p text:style-name="P1384">P<text:span text:style-name="T1385">r</text:span>oszę państwa, jeszcze raz formalnie zapytam, czy któraś ze stron chce wnieść jakieś poprawki?<text:s/><text:span text:style-name="T1386">N</text:span>ie<text:span text:style-name="T1387">.</text:span></text:p>
      <text:p text:style-name="P1388">Czyli w tym układzie proponuję, a<text:span text:style-name="T1389">b</text:span>y<text:span text:style-name="T1390">ś</text:span><text:span text:style-name="T1391">m</text:span>y podpisali protokół porozumienie r<text:span text:style-name="T1392">oz</text:span>b<text:span text:style-name="T1393">ie</text:span>żn<text:span text:style-name="T1394">oś</text:span>ci<text:span text:style-name="T1395">.</text:span><text:s/><text:span text:style-name="T1396">N</text:span>ie daje to pełnej satysfakcji. Pełna satysfakcja byłaby gdyby to było protokó<text:span text:style-name="T1397">ł</text:span>, pełne porozumienie i niewątpliwie miałby on wtedy większą moc oddziaływania i sprawczą na zespołach wyższych, że się tak wyrażę. Proponuję podpisać w tym układzie.</text:p>
      <text:p text:style-name="P1398">Czy podpisujemy na kopiach, czy tylko na oryginale?</text:p>
      <text:soft-page-break/>
      <text:p text:style-name="P1399"><text:span text:style-name="T1400">Alojzy Pietrzyk</text:span>:</text:p>
      <text:p text:style-name="P1401">P<text:span text:style-name="T1402">a</text:span>nie przewodniczący, ja chciałbym mieć do obiadu załatwioną sprawę listu do MON-u.</text:p>
      <text:p text:style-name="P1403"><text:span text:style-name="T1404">Rajmund Moric</text:span>:</text:p>
      <text:p text:style-name="P1405"><text:span text:style-name="T1406">J</text:span><text:span text:style-name="T1407">a</text:span><text:s/><text:span text:style-name="T1408">by</text:span>m uważa<text:span text:style-name="T1409">ł</text:span>, ja<text:s/><text:span text:style-name="T1410">c</text:span>hcę powiedzie<text:span text:style-name="T1411">ć</text:span>,<text:span text:style-name="T1412"><text:s/></text:span>że będz<text:span text:style-name="T1413">i</text:span>emy<text:s/><text:span text:style-name="T1414">ch</text:span>yba obrado<text:span text:style-name="T1415">w</text:span>ali, aż skończymy wszystk<text:span text:style-name="T1416">o<text:s/></text:span>i potem zrobimy przerwę obiadową<text:span text:style-name="T1417">.</text:span></text:p>
      <text:p text:style-name="P1418"><text:span text:style-name="T1419">Alo</text:span><text:span text:style-name="T1420">j</text:span><text:span text:style-name="T1421">zy</text:span><text:span text:style-name="T1422"><text:s/>Pietrzyk</text:span>:</text:p>
      <text:p text:style-name="P1423">Dobrze, tylko zgłaszam, że to jest jeszcze do załatwienia.</text:p>
      <text:p text:style-name="P1424"><text:span text:style-name="T1425">Rajmund Moric</text:span>:</text:p>
      <text:p text:style-name="P1426">Proszę o zajęcie miejsc<text:span text:style-name="T1427">.</text:span><text:s/>Jest taka zasada - panowie z telewizji, że nie filmuje się w czasie obrad. Prosiłbym jednak szanować, tak.</text:p>
      <text:p text:style-name="P1428">Panowie współprzewodniczący. J<text:span text:style-name="T1429">e</text:span><text:span text:style-name="T1430">s</text:span>t taka pewna propozycja, j<text:span text:style-name="T1431">e</text:span>st co prawda g<text:span text:style-name="T1432">o</text:span>dzina 1<text:span text:style-name="T1433">4</text:span>-ta, ale jest propozycja, żeby kontynuować dalej obrady i podpisywać kolejne porozumienia.<text:s/><text:span text:style-name="T1434">A</text:span><text:s/>obiad zrobić na końcu naszy<text:span text:style-name="T1435">c</text:span>h obrad. Czy jest na to zgoda panów? Mamy jeszcze dwa<text:s/>protokoły<text:s/>do parafowania oraz sprawy pism zespo<text:span text:style-name="T1436">ł</text:span>u redakcyjnego w spr<text:span text:style-name="T1437">a</text:span>wie powołanych do odbycia służby wojskowej.</text:p>
      <text:p text:style-name="P1438">P<text:span text:style-name="T1439">r</text:span>oszę<text:span text:style-name="T1440">.</text:span><text:s/>Pan Pietrzyk.</text:p>
      <text:p text:style-name="P1441"><text:span text:style-name="T1442">Alojzy Pietrzyk</text:span>:</text:p>
      <text:p text:style-name="P1443">Ja myślę, że przerwa by nam dobrze zrobiła. Wszystkim.</text:p>
      <text:p text:style-name="P1444">Przerwa do<text:s/><text:span text:style-name="T1445">g</text:span>odz.<text:s/><text:span text:style-name="T1446">14.45.</text:span></text:p>
      <text:p text:style-name="P1447">/Przerwa/.</text:p>
      <text:p text:style-name="P1448"/>
      <text:p text:style-name="P1449">/Po prze<text:span text:style-name="T1450">rwi</text:span>e/.</text:p>
      <text:p text:style-name="P1451"><text:span text:style-name="T1452">Przewodnicząc</text:span><text:span text:style-name="T1453">y</text:span><text:span text:style-name="T1454">:</text:span></text:p>
      <text:p text:style-name="P1455">Kontynuujemy obrady.</text:p>
      <text:p text:style-name="P1456">Zgodnie z przyjętą formułą proponuję, aby ponownie przed<text:span text:style-name="T1457">s</text:span>tawić, bo widzę, że jest doręczony protokół porozumienia w sprawie górnictwa skalnego i surowców chemicznych. Proszę pana Stępnia o prze<text:span text:style-name="T1458">ds</text:span>tawienie dokumentu. Rozumiem, że już po raz wtóry przerobionego przez zespół redakcyjny.</text:p>
      <text:p text:style-name="P1459"><text:span text:style-name="T1460">Ob. Władysław Stępień</text:span>:</text:p>
      <text:p text:style-name="P1461"><text:span text:style-name="T1462">T</text:span>reść<text:s/>protokołu<text:s/>porozumienia, którą odczytałem przed przerwą zmienia się tylko w punkcie 3, ja odczytam ten punkt 3 z zaznaczeniem gdzie jest zmiana i jaka jest jej treść:</text:p>
      <text:p text:style-name="P1463">Uznając wagę płac w systemie ekonomiczno-<text:span text:style-name="T1464">fi</text:span>nansowym przyjmuje się utrzymanie zasady, że płaca w górnictwie skaln<text:span text:style-name="T1465">y</text:span>m i surowców chemicznych powinna kształtować się w stosunku do płacy w przemyśle przetwórczym minimum jak 1,5<text:span text:style-name="T1466">:</text:span>1<text:s/><text:span text:style-name="T1467">z<text:s/></text:span>wyłączeniem skutków finansowych pracy w systemie<text:s/><text:span text:style-name="T1468">wi</text:span>elozmianowym.</text:p>
      <text:p text:style-name="P1469">To jest ten dopisek, godząc się na 1,1 wskaźnik proporc<text:span text:style-name="T1470">ji</text:span><text:s/>płacowych.</text:p>
      <text:p text:style-name="P1471">Zakłada się jako niezbędne zapobieganie spadkowi płac realnych przez stworzenie mechanizmu regulacji płac odpowiednio do wzrostu cen.<text:s/></text:p>
      <text:p text:style-name="P1472">Według informacji kuluarowych wszystkie strony wyraziły aprobatę dla zmiany tego zapisu.</text:p>
      <text:p text:style-name="P1473">Dziękuję.</text:p>
      <text:p text:style-name="P1474"><text:span text:style-name="T1475">Przewodnicząc</text:span><text:span text:style-name="T1476">y</text:span>:</text:p>
      <text:p text:style-name="P1477">D<text:span text:style-name="T1478">ziękuję</text:span>.</text:p>
      <text:soft-page-break/>
      <text:p text:style-name="P1479">Ja rozumiem, że tutaj pan Stępień wyprzedził wszystkie strony i już po<text:span text:style-name="T1480">ds</text:span>umował<text:span text:style-name="T1481">.</text:span><text:s/>Ja bym prosił jednak tego nie<text:s/>robić. Ja ma<text:span text:style-name="T1482">m</text:span><text:s/>p<text:span text:style-name="T1483">y</text:span>tanie czy któraś ze stron<text:s/><text:span text:style-name="T1484">w</text:span>nosi uwagi do tego nowego tekstu?</text:p>
      <text:p text:style-name="P1485">Nie widzę. Czy mogę w takim razie zaproponować,<text:s/><text:span text:style-name="T1486">ż</text:span>ebyśmy podpisali ten dokument. Jest zgoda panów współprzewodni<text:span text:style-name="T1487">cz</text:span>ących, czyli<text:s/><text:span text:style-name="T1488">p</text:span>o<text:span text:style-name="T1489">dpisuj</text:span>emy.</text:p>
      <text:p text:style-name="P1490">Dziękuję. Proponuję, abyś<text:span text:style-name="T1491">m</text:span>y teraz przyjęli protokół porozumienia w sprawach dotyczących ochrony środowiska Jest ustalenie rozumiem w zespole redak<text:span text:style-name="T1492">c</text:span>yjnym, że protokół przedstawi kol. Peterko<text:span text:style-name="T1493">,</text:span><text:s/>natomiast załącznik przedstawi pan Karaś.</text:p>
      <text:p text:style-name="P1494">Proponuję w związku z tym, aby kolega Pe<text:span text:style-name="T1495">te</text:span>rko przedstawił protokół.</text:p>
      <text:p text:style-name="P1496">Proszę.</text:p>
      <text:p text:style-name="P1497"><text:span text:style-name="T1498">Ob.</text:span><text:span text:style-name="T1499"><text:s/>Pe</text:span><text:span text:style-name="T1500">te</text:span><text:span text:style-name="T1501">rko</text:span>:</text:p>
      <text:p text:style-name="P1502">Protokół porozumienia Po<text:span text:style-name="T1503">dz</text:span>espołu do spraw Górnictwa przy Okrągłym Stole w sprawie ochrony środowiska.</text:p>
      <text:p text:style-name="P1504">Wstęp.</text:p>
      <text:p text:style-name="P1505">W dotychczasowym modelu rozwoju górnictwa w Polsce nie brano pod uwagę w dostatecznym stopniu problemów ochrony środowiska przyrodniczego. Ten stan i koncentracja innych uciążliwych przemysłów w okręgach górniczych doprowadziły do powstania tam obszarów klęski ekologiczn<text:span text:style-name="T1506">ej.</text:span></text:p>
      <text:p text:style-name="P1507">Szczególne duże zagrożenie zdrowia i życia człowiek występuje w Górnośląskim Zagłębiu Węglowym oraz Legnicko Głogowskim Okręgu Miedziowym. Konsekwencje<text:s/><text:span text:style-name="T1508">t</text:span>ego spadają na całe społeczeństwo, a w szczególności na przyszłe pokole<text:span text:style-name="T1509">n</text:span><text:span text:style-name="T1510">i</text:span><text:span text:style-name="T1511">a.</text:span></text:p>
      <text:p text:style-name="P1512">Realizacja zasady ekorozwoju w tych regionach powinna zakładać zmianę struktury gospodarki, szczególnie przemysłu ciężkiego w kierunku odchodzenia od nadmiernego rozwijania branż surowcowo-energetycznych przy równoczesnym<text:s/>rozwoju przemysłu lekkiego i usług.</text:p>
      <text:p text:style-name="P1513">Ustalenia.</text:p>
      <text:p text:style-name="P1514">Punkt 1.</text:p>
      <text:p text:style-name="P1515">Za jedną z podstawowych dróg ochrony środowiska w przemyśle wydobywczym uznaje si<text:span text:style-name="T1516">ę</text:span><text:s/>potrzebę ra<text:span text:style-name="T1517">cj</text:span>onalizac<text:span text:style-name="T1518">ji<text:s/></text:span>wykorzystania surowców mineralnych i energetycznych w gospodarce narodowej, która pozwoli na ograniczenie wydobycia i lepsze wykorzystanie zasobów surowcowych kraju<text:span text:style-name="T1519">.</text:span></text:p>
      <text:p text:style-name="P1520"><text:span text:style-name="T1521">W</text:span>ymaga to przede wszystkim:</text:p>
      <text:p text:style-name="P1522"><text:tab/>- wprowadzana mechanizmu ekonomicznego zmuszającego użytkowników kopalin do ich oszczędzania,</text:p>
      <text:p text:style-name="P1523"><text:tab/>- zwiększenia wykorzystania surowców niskojakościowych i odpadowych,</text:p>
      <text:p text:style-name="P1524"><text:tab/>- zwiększenia efektywności stosowania technologii na przykład w przypadku spalania węgla modernizacji urządzeń energetycznych i stosowania układów sk<text:span text:style-name="T1525">oj</text:span>a<text:span text:style-name="T1526">rz</text:span>onych.</text:p>
      <text:p text:style-name="P1527">Punkt 2.</text:p>
      <text:p text:style-name="P1528">Koniecznym jest opracowanie i wdrożenie metodologii oceny oddziaływania na środowisko zakładów górniczych i innych powiązanych z nimi organizac<text:span text:style-name="T1529">yj</text:span>no-technologicznie.</text:p>
      <text:p text:style-name="P1530">Sposób realizacji powinien być zgodny z punktem 17<text:s/>protokołu<text:s/>Podzespołu do spraw Ekologii Okrągłego Stołu.</text:p>
      <text:p text:style-name="P1531">Termin realizacji 6 miesięcy po wydaniu aktu prawnego w tym zakresie.</text:p>
      <text:soft-page-break/>
      <text:p text:style-name="P1532">Punkt 3.</text:p>
      <text:p text:style-name="P1533">Należy przeprowadzić weryfikację obecnych technologii wydobywania i przeróbki kopalin między innymi pod kątem: wyeliminowania lub ograniczenia degradacji środowiska przyrodniczego ze szczególnym uwzględnieniem szkód górniczych, zwiększenia wykorzystania kopalin towarzyszących, wdrażania technologii mało i bezodpadowych.</text:p>
      <text:p text:style-name="P1534">W oparciu o przeprowa<text:span text:style-name="T1535">dz</text:span>one analizy ekologiczne i ekonomiczne należy wdrażać odpowiednio wybrane technologie eksploatacji złóż.</text:p>
      <text:p text:style-name="P1536">Termin realizacji czerwiec 1990 r.</text:p>
      <text:p text:style-name="P1537">Punkt 4.</text:p>
      <text:p text:style-name="P1538">Dla zwiększenia zagospodarowania odpadów z zakł<text:span text:style-name="T1539">a</text:span>dów górniczych, nieodzownym jest opracowanie i wdrożenie przez Ministerstwo Ochrony Środowiska i Zasobów Naturalnych ora<text:span text:style-name="T1540">z</text:span><text:s/>Ministerstwo Finansów systemu ekonomicznego, stymulującego zmniejszenie ilości wydobywanych odpadów, w tym skały płonnej oraz zwiększ<text:span text:style-name="T1541">aj</text:span>ącego ich wykorzystanie jako surowców wtórnych i zamienników mas ziemnych przy zachowaniu wymogów ochrony środowisk.</text:p>
      <text:p text:style-name="P1542">Termin realizacji: grudzień 1989 r.</text:p>
      <text:p text:style-name="P1543">Punkt 5.</text:p>
      <text:p text:style-name="P1544">Ładunek soli w wodach kopalnianych może wzrosnąć z obecnych 7 tys. ton na dobę, liczony w jonach chlorku, do 12 tys. ton na dobę w 2005 roku. W przypadku doprowadzenia tych ilości soli do systemu wodnego Wisły i Odry prowadziłoby to do katastrofy ekologiczn<text:span text:style-name="T1545">ej.</text:span><text:s/>Strony zgodnie stwierdzają, że opracowany i wdrażany przez Wspólnotę<text:span text:style-name="T1546"><text:s/></text:span>Węgla Kamiennego program kompleksowego zagospodarowania zasolonych wód kopalnianych winien być konsekwentnie realizowany. Wymaga to nadania wyżej wymienionemu programowi odpowiedniej rangi, w tym zabezpieczenia środków finansowych i rzeczowych na jego realizację w terminie nie później niż do p<text:span text:style-name="T1547">aździ</text:span>ernika 1989 r.</text:p>
      <text:p text:style-name="P1548">Punkt 6.</text:p>
      <text:p text:style-name="P1549">Szczególnie ważnym elementem zmniejszania zanieczyszczenia powietrza atmosferycznego w tym ograniczania emisji<text:s/><text:span text:style-name="T1550">S</text:span>O<text:span text:style-name="T1551">2</text:span><text:s/>jest poprawa jakości węgla. Zatwierdzony przez Ministerstwo Przemysłu rozszerzony program budowy<text:s/>zakładów wzbogacania i odsiarczania węgla wymaga pilnej realizacji i zapewnienia niezbędnych środków.</text:p>
      <text:p text:style-name="P1552">Termin realizacji: czerwiec 1989 r.</text:p>
      <text:p text:style-name="P1553">Punkt 7.</text:p>
      <text:p text:style-name="P1554">Do programu zmniejszenia emisji SO<text:span text:style-name="T1555">2</text:span><text:s/>o 30% do 2000 roku i obniżenie emisji pyłowych do atmosfery należy również włączy<text:span text:style-name="T1556">ć</text:span><text:s/>kotłownie zakładów górniczych. Termin w zakresie opracowania programów realizac<text:span text:style-name="T1557">yj</text:span>nych grudzień 19<text:span text:style-name="T1558">8</text:span>9 r.</text:p>
      <text:p text:style-name="P1559">Punkt 8.</text:p>
      <text:p text:style-name="P1560">Dla umożliwienia faktycznej oceny stanu zdrowotności mieszkańców rejonów górniczych Ministerstwo Zdrowia i Opieki Społecznej poprzez podległe sobie służby powinno co najmniej r<text:span text:style-name="T1561">a</text:span>z na 3 lata dokonyw<text:span text:style-name="T1562">ać</text:span><text:s/>kompleksowych analiz z uwzględnieniem grup zawodowych. Uzyskane wyniki należy udostępnić opinii publicznej.<text:s/><text:span text:style-name="T1563">W</text:span><text:s/>oparciu o rezultaty analiz należy wdraża<text:span text:style-name="T1564">ć</text:span><text:s/>odpowiednią profilaktykę ze szczególnym uwzględnieni<text:span text:style-name="T1565">em</text:span><text:s/>dzieci i młodzieży szkolnej.</text:p>
      <text:soft-page-break/>
      <text:p text:style-name="P1566">Termin: pierwsze kompleksowe analizy do końca roku 19<text:span text:style-name="T1567">8</text:span>9<text:span text:style-name="T1568">.</text:span></text:p>
      <text:p text:style-name="P1569">Punkt 9<text:span text:style-name="T1570">.</text:span></text:p>
      <text:p text:style-name="P1571">Sprawy interwencyjne:</text:p>
      <text:p text:style-name="P1572">Oprócz spraw interwencyjnych omówio<text:span text:style-name="T1573">n</text:span>ych w<text:s/>protokole<text:s/>Podzespołu do spraw Ekologii<text:s/><text:span text:style-name="T1574">Ok</text:span>rągłego Stołu załatwienia wymagaj<text:span text:style-name="T1575">ą</text:span>:</text:p>
      <text:p text:style-name="P1576">1/<text:s/><text:span text:style-name="T1577">W</text:span><text:s/>Legnic<text:span text:style-name="T1578">k</text:span>o-Głogo<text:span text:style-name="T1579">ws</text:span>kim Okręgu Miedziowym należy przyspieszyć prace na<text:span text:style-name="T1580">d</text:span><text:s/>ograniczeniem ujemnego oddziaływania hut miedzi na środowisko poprzez wykonanie odpowiednich modernizac<text:span text:style-name="T1581">ji</text:span><text:s/>procesów technologicznych. W przypadku braku możliwości uzyskania poprawy stanu zagrożenia środowiska powodowanego przez te zakłady, należy wyłączyć z<text:s/>produkcji instalacje powodujące przekraczanie dopuszczalnych norm.</text:p>
      <text:p text:style-name="P1582">Program z harmonogramem i uzasadnieniem techniczno- ekonomicznym KG<text:span text:style-name="T1583">H</text:span>M opracuje do XII<text:s/><text:span text:style-name="T1584">1</text:span>98<text:span text:style-name="T1585">9</text:span><text:s/>r.</text:p>
      <text:p text:style-name="P1586">2/<text:s/><text:span text:style-name="T1587">W</text:span><text:s/>rejonie eksploatacji węgla brunatnego należy w trybie pilnym wykupić lub przesiedlić w inne rejony wszystkich mieszańców ws<text:span text:style-name="T1588">i</text:span><text:s/>Wigancice, położonej w rejonie kopalni i elektrowni<text:s/>„Turów”.</text:p>
      <text:p text:style-name="P1589">Wprowadzić w trybie pilnym stałą kontrolę jakości wody pitnej w rejonie Bogatyni i w przypadku wystąpienia zagrożenia zapewnić dostawę wody pitnej dla mieszkańców.</text:p>
      <text:p text:style-name="P1590">We wszystkich rejonach odwadnianych przez kopalnie odkrywkowe w związku z budową wodociągów wiejskich wprowadzić obowiązek budowy kanalizacj<text:span text:style-name="T1591">i</text:span><text:s/>i oczyszczenia ścieków indywidualnych lub zbiorowych - termin<text:s/><text:span text:style-name="T1592">XI</text:span>I 1<text:span text:style-name="T1593">989</text:span><text:s/><text:span text:style-name="T1594">r</text:span>.</text:p>
      <text:p text:style-name="P1595">3/<text:s/><text:span text:style-name="T1596">W</text:span><text:s/>rejonie wałbrzyskim należy: dyrekcja kopalni barytu Boguszowie Gorcach będzie systematycznie co kwartał informować pracowników o wielkości indywidualnego napromieniowania.</text:p>
      <text:p text:style-name="P1597">Ustalić celowość i możliwość modernizacji Zakładów Koksowniczych<text:s/>„Wałbrzych”<text:s/>i uwzględnieniem wymogów ochrony środowiska. W przypadku negatywnych ocen zlikwidować koksownię do 1995 roku.</text:p>
      <text:p text:style-name="P1598">Zapewnić środki na modernizację linii technologicznej produkcji witromozaiki z użyciem fluoru w Hucie Szkła<text:s/>„Wałbrzych”.</text:p>
      <text:p text:style-name="P1599">Termin XI<text:span text:style-name="T1600">I</text:span><text:s/>19<text:span text:style-name="T1601">89</text:span><text:s/>r.</text:p>
      <text:p text:style-name="P1602">Strony zgodnie stwierdzają, że warunkiem społecznego uwiaryg<text:span text:style-name="T1603">od</text:span>n<text:span text:style-name="T1604">ie</text:span>nia działań na rzecz ochrony środowiska jest powszechna dostępność danych określających jego stan. W<text:span text:style-name="T1605"><text:s/></text:span>związku z tym należy udostępnić zai<text:span text:style-name="T1606">nte</text:span>resowanym dostęp do materiałów i<text:s/><text:span text:style-name="T1607">ź</text:span>r<text:span text:style-name="T1608">ó</text:span>deł oraz wyników badań dotyczących sytuacji ekologicznej zakładu, regionu i kraju<text:span text:style-name="T1609">.</text:span><text:s/>Strony w pełni popierają ustalenia<text:s/>protokołu<text:s/>Podzespołu do spraw Ekologii Okrągłego Stołu, a w szczególnoś<text:span text:style-name="T1610">c</text:span>i dotyczące p<text:span text:style-name="T1611">u</text:span>nktów: 9, 17, 22c, 2<text:span text:style-name="T1612">4</text:span>, 25 - czwarty akapit<text:span text:style-name="T1613">.</text:span></text:p>
      <text:p text:style-name="P1614">Protokół obejmuje również załącznik nr 1 przedstawiający stanowiska Ogólnopolskiego Porozumienia Związków Zawodowych, w tym Federacji Związków Zawodowych Górników oraz strony<text:s/><text:span text:style-name="T1615">s</text:span>olidarnościowo-opozycyjnej.</text:p>
      <text:p text:style-name="P1616"><text:span text:style-name="T1617">Rajmund<text:s/></text:span><text:span text:style-name="T1618">Mo</text:span><text:span text:style-name="T1619">r</text:span><text:span text:style-name="T1620">i</text:span><text:span text:style-name="T1621">c</text:span>:</text:p>
      <text:p text:style-name="P1622">Dziękuję. Proszę o zapoznanie nas z treścią zał<text:span text:style-name="T1623">ą</text:span>cznika pana Karasia,</text:p>
      <text:p text:style-name="P1624"><text:span text:style-name="T1625">H</text:span><text:span text:style-name="T1626">e</text:span><text:span text:style-name="T1627">nryk<text:s/></text:span><text:span text:style-name="T1628">Karaś -<text:s/></text:span><text:span text:style-name="T1629">„</text:span><text:span text:style-name="T1630">Solidarność</text:span><text:span text:style-name="T1631">”</text:span>:</text:p>
      <text:p text:style-name="P1632">Za<text:span text:style-name="T1633">ł</text:span>ącznik nr 1 protokołu porozumienia Podzespołu do spraw Górnictwa przy Okrągłym Stole w sprawie ochrony środowiska<text:span text:style-name="T1634">.</text:span><text:span text:style-name="T1635"><text:s/></text:span>Kierując się szeroko pojętym interesem ochrony środowiska, z włączeniem w to<text:s/><text:soft-page-break/>ochrony środowiska pracy strona opozycyjno-<text:span text:style-name="T1636">s</text:span>olidarnościowa oraz OPZZ, w ty<text:span text:style-name="T1637">m</text:span><text:s/>Federac<text:span text:style-name="T1638">j</text:span>a Związku Zawodowego Górników stwierdzają, że:</text:p>
      <text:p text:style-name="P1639">1. Poziom wydobycia oraz przerobu kopalin w poszczególnych zakładach górniczych i innych powiązanych z nimi organizacyjno-<text:span text:style-name="T1640">t</text:span>echnologicznie - obejmuje to r<text:span text:style-name="T1641">ó</text:span>wnież huty - powinien być opiniowany co roku przez związki zawodowe w asp<text:span text:style-name="T1642">e</text:span>kcie istniejących lub mogących się pojawić zagrożeń<text:s/>zdrowia i życia osób pracujących w tych zakładach<text:span text:style-name="T1643">.</text:span></text:p>
      <text:p text:style-name="P1644">2.<text:s/><text:span text:style-name="T1645">N</text:span><text:span text:style-name="T1646">a</text:span><text:s/>kierowni<text:span text:style-name="T1647">c</text:span>twie zakładów górniczych oraz zakładów powiązanych z nimi organizacyjno-technologicznie spoczywa obowiązek udostępniania informacji o stanie środowiska pracy każdemu pracownikowi i organizacji społecznej w zakresie wyników pomiarów, zapylenia, hałasu, temperatury, gazów toksycznych, promieniowania, wibracji<text:s/><text:span text:style-name="T1648">it</text:span>p<text:span text:style-name="T1649">.</text:span><text:s/>Regularnego publikowania wyników badań i analiz stanu środowiska pracy. Zagwara<text:span text:style-name="T1650">n</text:span>towania swobody prowadzenia niezależnych badań środowiska pracy przez<text:s/>społeczną<text:s/>inspekcję<text:s/>pra<text:span text:style-name="T1651">c</text:span>y, związki zawodowe, samorządy pracownicze w oparciu o zakładowy lub własny sprzęt pomiarowy<text:span text:style-name="T1652">.</text:span></text:p>
      <text:p text:style-name="P1653">3<text:span text:style-name="T1654">.</text:span><text:s/>Stwierdzamy, że punkty 17, 22c, 24, 25/<text:span text:style-name="T1655">4</text:span><text:s/>z powołaniem si<text:span text:style-name="T1656">ę</text:span><text:s/>na protokó<text:span text:style-name="T1657">ł</text:span><text:s/>Podzespołu do spraw ekologii Okrągłego Stołu dotyczą następ<text:span text:style-name="T1658">uj</text:span>ących spraw przed<text:span text:style-name="T1659">st</text:span>awionych w naszym stanowisku<text:span text:style-name="T1660">.</text:span></text:p>
      <text:p text:style-name="P1661">Punkt 17<text:span text:style-name="T1662">.</text:span><text:s/><text:span text:style-name="T1663">W</text:span><text:s/>praktyce ekonomii i organizacji górnictwa istnieje olbrzymia luka wynikająca z braku oceny kosztów dewastacji środowiska naturalnego oraz pogorszenia warunków życia mieszkańców. N<text:span text:style-name="T1664">a</text:span>leży przeprowadzić pełną i wiarygodną ocenę szkód, jakie powoduje górnictwo oraz związana z nim przeróbka kopalin, mianowicie wzbogacanie, hutnictwo, koksownic<text:span text:style-name="T1665">t</text:span>wo w środowisku. B<text:span text:style-name="T1666">e</text:span>z takiej oceny nie będzie możliwa pełna ocena efektywności polskiego górnictwa.</text:p>
      <text:p text:style-name="P1667">Punkt 22c.<text:s/><text:span text:style-name="T1668">W</text:span><text:s/>związku z olbrzymim skażeniem powietrza i g<text:span text:style-name="T1669">l</text:span>eby w obszarach obejmują<text:span text:style-name="T1670">c</text:span>ych okręgi górnicze /Górny<text:s/><text:span text:style-name="T1671">Ś</text:span>ląsk, LGO<text:span text:style-name="T1672">M</text:span>, miasta Wałbrzych i okolice, TOS, Turoszów, Olkusz<text:s/><text:span text:style-name="T1673">i</text:span><text:s/>okolice należy ujawnić społeczeństwu stopień zagrożenia ludności wynikający z uprawy warzyw i roślin jadalnych w tych regionach<text:span text:style-name="T1674">.</text:span></text:p>
      <text:p text:style-name="P1675">Termin -<text:s/><text:span text:style-name="T1676">I</text:span>X 1989<text:span text:style-name="T1677">.</text:span></text:p>
      <text:p text:style-name="P1678">Punkt 2<text:span text:style-name="T1679">4.</text:span><text:s/>Nakazem chwili z powodu katastro<text:span text:style-name="T1680">fa</text:span>ln<text:span text:style-name="T1681">ej</text:span><text:s/>sytua<text:span text:style-name="T1682">cj</text:span>i ograniczającej możliwość przetrwania narodu jest opracowanie programu ratowania zdrowia młodego pokolenia w obszarach ekologicznego zagrożenia - większość regionów górniczych. Program ten wymaga objęcia powszechnym, bezpła<text:span text:style-name="T1683">t</text:span>nym leczeniem sanatoryjnym dzieci do lat 18<text:span text:style-name="T1684">.</text:span><text:s/>Objęcia kobiet w ciąży oraz dzieci pełną profilaktyką medyczną i obciążenia kosztami zakładów zatruwających środowisko w danym regionie. Zape<text:span text:style-name="T1685">w</text:span>nienie dzieciom do lat 3 mleka w proszku z importu, w cenie mleka krajowego. Utworzenie na G<text:span text:style-name="T1686">ó</text:span>rnym Śląsku Centrum Zdrowia Dziecka zajmującego się leczeniem dzieci z obszarów zagrożenia ekologicznego.</text:p>
      <text:p text:style-name="P1687">T<text:span text:style-name="T1688">e</text:span>rmin - XII 19<text:span text:style-name="T1689">8</text:span>9<text:span text:style-name="T1690">.</text:span></text:p>
      <text:p text:style-name="P1691">P<text:span text:style-name="T1692">u</text:span>nkt 25, czwarty akapit.<text:s/>Zlikwidować H<text:span text:style-name="T1693">u</text:span><text:span text:style-name="T1694">t</text:span>ę Cynku i O<text:span text:style-name="T1695">ł</text:span>owiu w Miasteczku Śląskim do koń<text:span text:style-name="T1696">c</text:span>a 1990 roku.</text:p>
      <text:p text:style-name="P1697">Dziękuję<text:span text:style-name="T1698">.</text:span></text:p>
      <text:p text:style-name="P1699"><text:span text:style-name="T1700">Rajmund M</text:span><text:span text:style-name="T1701">o</text:span><text:span text:style-name="T1702">ric</text:span>:</text:p>
      <text:p text:style-name="P1703">Dziękuję.<text:s/><text:span text:style-name="T1704">J</text:span><text:span text:style-name="T1705">a</text:span><text:s/>rozumiem, że pro<text:span text:style-name="T1706">tok</text:span>ół porozumienia jest akceptowany przez wszystkie... Natomiast załą<text:span text:style-name="T1707">c</text:span>znik przez dwie. Kto z państwa ma jakieś uwagi do przed<text:span text:style-name="T1708">st</text:span>awionych propozycji?<text:s/><text:span text:style-name="T1709">N</text:span>ie ma<text:span text:style-name="T1710">.</text:span><text:s/>Są, proszę.</text:p>
      <text:p text:style-name="P1711"><text:span text:style-name="T1712">Głos z sali</text:span>:</text:p>
      <text:soft-page-break/>
      <text:p text:style-name="P1713"><text:span text:style-name="T1714">J</text:span>a ma<text:span text:style-name="T1715">m</text:span><text:s/>pytanie do strony rządowo-koalicyjnej. Dlaczego nie zgodziła się strona rządowo-koalicyjna na zapis ostatni, punkt 2<text:span text:style-name="T1716">4</text:span><text:s/>w załączniku numer dwa? Proszę o uz<text:span text:style-name="T1717">as</text:span>adnien<text:span text:style-name="T1718">ie,</text:span><text:s/>dlaczego dzieci nie mają mieć profilaktyki i nie ma być Centrum Zdrowia Dziecka zajmującego się leczeniem dzieci z obszarów zagrożonych ekologicznie itd.?<text:s/>Chodzi mi o uzasadnienie te<text:span text:style-name="T1719">g</text:span>o stanowiska.</text:p>
      <text:p text:style-name="P1720"><text:span text:style-name="T1721">Rajmund Moric</text:span>:</text:p>
      <text:p text:style-name="P1722">Proszę, pan minister Gustek.</text:p>
      <text:p text:style-name="P1723"><text:span text:style-name="T1724">Marian Gustek</text:span>:</text:p>
      <text:p text:style-name="P1725"><text:span text:style-name="T1726">T</text:span>o nie jest, że się nie zgodziła, tylko jest to zapis dotyczący<text:s/>„stolika”<text:s/>ekologicznego. I my stawiamy to do<text:s/>„stolika”<text:s/>górniczego. Tak samo jak stawiamy zagadnienie produkcji szkła w Wałbrzychu do<text:s/>„stolika”<text:s/>górnicz<text:span text:style-name="T1727">e</text:span>go<text:span text:style-name="T1728">.</text:span><text:s/>Nie bardzo rozumiem dlaczego? To nie jest że my jesteśmy przeciwni, tak samo nie jest sprawą<text:s/>„stolika”<text:s/>górniczego ustosunkowywać się do tego czy zamknąć, czy nie zamknąć<text:s/><text:span text:style-name="T1729">H</text:span>utę w Miasteczku. Oczywiście, związkom zawodowym to wypada robić, ale to nie jest moja sprawa do tego się u<text:span text:style-name="T1730">stos</text:span>unkowywa<text:span text:style-name="T1731">ć.</text:span></text:p>
      <text:p text:style-name="P1732">Dz<text:span text:style-name="T1733">ię</text:span>kuję<text:span text:style-name="T1734">.</text:span></text:p>
      <text:p text:style-name="P1735"><text:span text:style-name="T1736">Rajmund Moric</text:span>:</text:p>
      <text:p text:style-name="P1737"><text:span text:style-name="T1738">D</text:span>ziękuję. Czy po tej wypowiedzi ktoś chce zabrać głos? Nie widzę<text:span text:style-name="T1739">.</text:span><text:s/>Pan Pietrzyk. Przepraszam<text:span text:style-name="T1740">.</text:span></text:p>
      <text:p text:style-name="P1741"><text:span text:style-name="T1742">Alojzy Pietrzyk</text:span>:</text:p>
      <text:p text:style-name="P1743"><text:s/><text:span text:style-name="T1744">J</text:span>a mam pytanie i ewentualnie zastrzeżenia z tym, że wniosek taki, żeby do załącznika numer jeden dołączyć aneks,<text:s/>który by<text:s/>mówił między innymi to, że punkt 1, 2 z tego, co nam przedstawiciel z grupy roboczej powiedział, że na jeden i dwa jest zgoda strony rządowej i na poszczególne następne punkty nie ma zgody. Żeby, chodzi o to, aby to było objaśnienie. Bo my w tej chwili wiemy w<text:s/><text:span text:style-name="T1745">c</text:span>zym rzecz, a każdy inny, gdy ktoś weźmie do ręki bez objaś<text:span text:style-name="T1746">n</text:span>ienia nie bę<text:span text:style-name="T1747">d</text:span>zie wiedział jak to się ma z tego wszystkiego.</text:p>
      <text:p text:style-name="P1748"><text:span text:style-name="T1749">W</text:span><text:s/>związku z tym wnoszę o dołączenie do tego załącznika<text:s/><text:span text:style-name="T1750">objaś</text:span>n<text:span text:style-name="T1751">ia</text:span>jąceg<text:span text:style-name="T1752">o.</text:span></text:p>
      <text:p text:style-name="P1753"><text:span text:style-name="T1754">Rajmund Moric</text:span>:</text:p>
      <text:p text:style-name="P1755">Czyli jak rozumiem z informacji, którą pan Pietrzyk przedstawił, w załączniku nr 1 strona rządowa jakoby zgadzała się z punktem<text:s/><text:span text:style-name="T1756">1</text:span><text:s/>i<text:s/><text:span text:style-name="T1757">2</text:span>. I jest prośba o ewe<text:span text:style-name="T1758">nt</text:span>ualne zaznaczenie te<text:span text:style-name="T1759">g</text:span>o faktu. Ja rozumiem, że decyzja należy do strony rządowej<text:span text:style-name="T1760">.</text:span><text:s/>Co strona rządowa na temat propozycji?</text:p>
      <text:p text:style-name="P1761">Rozumiem<text:span text:style-name="T1762">,</text:span><text:s/>że pan minister Gustek chce zabrać<text:s/><text:span text:style-name="T1763">gł</text:span>os, tak? Proszę<text:span text:style-name="T1764">.</text:span></text:p>
      <text:p text:style-name="P1765"><text:span text:style-name="T1766">Marian Gustek</text:span>:</text:p>
      <text:p text:style-name="P1767">J<text:span text:style-name="T1768">a</text:span><text:s/>bym proponował, aby to zapytanie zapisać w takim stanie jak to jest dlatego, że trzy<text:s/><text:span text:style-name="T1769">c</text:span>zwarte załącznika to jest przepisanie treści ze<text:s/>„stol<text:span text:style-name="T1770">i</text:span>ka”<text:s/>ekologicznego, który został przyjęty. Niep<text:span text:style-name="T1771">ot</text:span>rzebnie tutaj w ogóle te sprawy są wkładane. Natomiast cały protokół ja bym podpisał.</text:p>
      <text:p text:style-name="P1772"><text:span text:style-name="T1773">Rajmund Moric</text:span>:</text:p>
      <text:p text:style-name="P1774">Je<text:span text:style-name="T1775">ż</text:span>eli można zrozumieć, panie ministrze, to ja rozumiem, że panowie nie wyrażacie zgody, żeby w tym załączniku był aneks, że się zgadzacie z dwoma punktami? Czy tak dobrze zrozumiałem?</text:p>
      <text:p text:style-name="P1776">Taka była propozycja pana Pietrzyka, tak zrozumiałem?</text:p>
      <text:p text:style-name="P1777"><text:span text:style-name="T1778">Marian Gustek</text:span>:</text:p>
      <text:p text:style-name="P1779">P<text:span text:style-name="T1780">r</text:span>osz<text:span text:style-name="T1781">ę</text:span><text:s/>o oddanie głosu panu Hycnerowi<text:span text:style-name="T1782">.</text:span></text:p>
      <text:p text:style-name="P1783"><text:span text:style-name="T1784">Hycner - przedstawic</text:span><text:span text:style-name="T1785">ie</text:span><text:span text:style-name="T1786">l strony rządowej</text:span>:</text:p>
      <text:soft-page-break/>
      <text:p text:style-name="P1787">Chciałbym wyraźnie powiedzieć, myśm<text:span text:style-name="T1788">y</text:span><text:s/>sugerowali aby nie było załącznika. K<text:span text:style-name="T1789">o</text:span><text:span text:style-name="T1790">l</text:span>edzy ze strony opozycyjno-<text:span text:style-name="T1791">s</text:span>olidarn<text:span text:style-name="T1792">oś</text:span><text:span text:style-name="T1793">c</text:span>iowej<text:span text:style-name="T1794"><text:s/></text:span>nie przyjęli naszej propozycji. Myśmy uważali i dali wte<text:span text:style-name="T1795">d</text:span><text:span text:style-name="T1796">y</text:span><text:s/><text:span text:style-name="T1797">ta</text:span>ką propozycję, że punkt 1 i 2 po udoskonaleniu językowym może wchodzić do protokołu i proponowal<text:span text:style-name="T1798">iś</text:span>my aby to punkt był powyżej 10<text:span text:style-name="T1799">.</text:span></text:p>
      <text:p text:style-name="P1800">Natomiast nie uważamy za celowe powtarzania trzeci raz tych samych faktów<text:span text:style-name="T1801">.</text:span><text:s/>Proszę zwrócić uwagę<text:span text:style-name="T1802">.</text:span><text:s/>Na 4 stronie pro<text:span text:style-name="T1803">t</text:span>okołu mamy wymienione, w punkcie<text:s/><text:span text:style-name="T1804">11,</text:span><text:s/>że strony w pełni popierają ustalenia strony<text:s/>protokołu<text:s/>podzespołu do spraw ekologii, a w szczególności dotyczące punktu 9, 17, 22c, 2<text:span text:style-name="T1805">4</text:span>, 25<text:span text:style-name="T1806">.</text:span><text:s/>Te, na które panowie się powołują w załączniku. M<text:span text:style-name="T1807">o</text:span>żna, oczywiście, sobie powielać wielokrotnie, podkreślać, ale chyba to nie jest naszym zadaniem.</text:p>
      <text:p text:style-name="P1808">Dziękuję.</text:p>
      <text:p text:style-name="P1809"><text:span text:style-name="T1810">Rajmund<text:s/></text:span><text:span text:style-name="T1811">M</text:span><text:span text:style-name="T1812">o</text:span><text:span text:style-name="T1813">ric</text:span>:</text:p>
      <text:p text:style-name="P1814">Dziękuję<text:span text:style-name="T1815">.</text:span><text:s/>Pan Karaś, rozumiem<text:span text:style-name="T1816">.</text:span></text:p>
      <text:p text:style-name="P1817"><text:span text:style-name="T1818">Henryk Karaś</text:span>:</text:p>
      <text:p text:style-name="P1819">Może ja<text:s/>w<text:span text:style-name="T1820">yj</text:span>aśnię<text:s/>też jeszcze parę spraw.</text:p>
      <text:p text:style-name="P1821">Zgadzam się z tym, co pan doktor Hycner powiedział, który zaproponował, żebyśmy punkt 1 i 2 wrzucili do głównego porozumienia, ale bez żadnych zmian<text:span text:style-name="T1822">.</text:span><text:s/>Tak było to mówione, to pamiętam. Ja proponowałem takie rozwiązanie. Rzeczywiście, zgodzimy się na to, żeby punkt<text:s/><text:span text:style-name="T1823">1</text:span><text:s/>i<text:s/><text:span text:style-name="T1824">2</text:span><text:s/>wrzucić do głównego<text:s/>protokołu<text:s/>i rezygnując z załącznika napisać objaśnienie punk<text:span text:style-name="T1825">t</text:span>ów 17, 22c, 24, 25/4, jako wyjaśn<text:span text:style-name="T1826">ie</text:span>nie o co nam chodzi. Przy czytaniu w kopalni ludziom można było powiedzieć, że my mamy na względzie takie to i takie sprawy związane z regionami górniczymi, które są ujęte w głównym<text:s/>protokole<text:s/>Podzespołu do spraw Ekologii.</text:p>
      <text:p text:style-name="P1827">Dziękuję.</text:p>
      <text:p text:style-name="P1828"><text:span text:style-name="T1829">Rajmund Moric</text:span>:</text:p>
      <text:p text:style-name="P1830">Dzi<text:span text:style-name="T1831">ę</text:span>kuję. Czy w związku z tym<text:span text:style-name="T1832">i</text:span><text:s/>wyjaśnieniami, ponieważ wygląda na to, że punkt 1 i 2<text:s/><text:span text:style-name="T1833">je</text:span>st zgoda trzech stron, na rozwiązanie punktów<text:s/><text:span text:style-name="T1834">1</text:span><text:s/>i<text:s/><text:span text:style-name="T1835">2.</text:span><text:s/>Jeśli dobrze zrozumiałem są to punkty, k<text:span text:style-name="T1836">tó</text:span>re nie były w stanowisku zespołu<text:s/>„stolika”<text:s/>ochrony środowiska<text:span text:style-name="T1837">.</text:span><text:s/>Są to punkty nasze, tak?</text:p>
      <text:p text:style-name="P1838"><text:span text:style-name="T1839">He</text:span><text:span text:style-name="T1840">n</text:span><text:span text:style-name="T1841">ryk K</text:span><text:span text:style-name="T1842">a</text:span><text:span text:style-name="T1843">r</text:span><text:span text:style-name="T1844">aś</text:span>:</text:p>
      <text:p text:style-name="P1845">Może wyjaśnię. Te punkty, które powtórzyliśmy, wiążą się z rejonami górniczymi. Myśmy chcieli je wyeksponowa<text:span text:style-name="T1846">ć</text:span>, bo wiemy dobrze, że to co jest w głównym<text:s/>protokole<text:s/>Zespołu do spraw Ekologii dotyczy całego kraju, wszystkich spraw<text:span text:style-name="T1847">.</text:span><text:s/>Myśmy chcieli zasygnal<text:span text:style-name="T1848">izow</text:span>ać, sprawy z rejonami górniczymi związane.<text:s/><text:span text:style-name="T1849">J</text:span><text:span text:style-name="T1850">a</text:span><text:span text:style-name="T1851">k</text:span>o pewnego rodzaju wyjaśnienie.<text:s/><text:span text:style-name="T1852">I</text:span><text:s/>chyba w tym nic złego nie ma.</text:p>
      <text:p text:style-name="P1853">Dziękuję,</text:p>
      <text:p text:style-name="P1854"><text:span text:style-name="T1855">Rajmund<text:s/></text:span><text:span text:style-name="T1856">M</text:span><text:span text:style-name="T1857">o</text:span><text:span text:style-name="T1858">ric</text:span>:</text:p>
      <text:p text:style-name="P1859">Dziękuję za te wyjaśnienia, ale moje pytanie doty<text:span text:style-name="T1860">c</text:span>zyło, czy punkt z załą<text:span text:style-name="T1861">c</text:span>znika<text:s/><text:span text:style-name="T1862">1</text:span><text:s/><text:span text:style-name="T1863">i</text:span><text:s/><text:span text:style-name="T1864">2</text:span><text:s/>był w zespole ekologicznym omawiany?</text:p>
      <text:p text:style-name="P1865"><text:span text:style-name="T1866">Henryk Karaś</text:span>:</text:p>
      <text:p text:style-name="P1867">Tak, zgadza się. Są to punkty, które chcielibyśmy wrzucić. Mówimy ekologia, ekologia, ale też środowisko pracy jest równie ważne i tak my to stawiamy.</text:p>
      <text:p text:style-name="P1868">Dziękuję.</text:p>
      <text:p text:style-name="P1869"><text:span text:style-name="T1870">Rajmund Moric</text:span>:</text:p>
      <text:soft-page-break/>
      <text:p text:style-name="P1871">Dziękuję.</text:p>
      <text:p text:style-name="P1872"><text:span text:style-name="T1873">Leszek Pi</text:span><text:span text:style-name="T1874">ot</text:span><text:span text:style-name="T1875">row</text:span><text:span text:style-name="T1876">s</text:span><text:span text:style-name="T1877">k</text:span><text:span text:style-name="T1878">i</text:span>:</text:p>
      <text:p text:style-name="P1879">Ja tego naprawdę n<text:span text:style-name="T1880">ie</text:span><text:s/>r<text:span text:style-name="T1881">oz</text:span>um<text:span text:style-name="T1882">ie</text:span>m i sprawa wymaga chyba wyjaśnienia. Więc zaczyna się załą<text:span text:style-name="T1883">c</text:span>znik od stwierdzenia, ż<text:span text:style-name="T1884">e</text:span><text:s/>kierując się szeroko pojętym interesem ochrony środowiska z włączeniem w to ochrony środowiska pracy strona opozycyjno-solidarnościowa oraz OPZZ stwierdzają, że i następują punkty. Więc i do końca tekstu są dwie strony tego tekstu<text:span text:style-name="T1885">.</text:span><text:s/>Więc nie ma strony rządowo-koalicyjnej tutaj. A mnie najbardziej zabolało, że nie ma strony rządowo-koalicyjnej pod punktem<text:s/><text:span text:style-name="T1886">24</text:span>, gdzie jest mowa o dzieciach, o kobietach w ciąży, o utworzeniu Centrum Zdrowia Dziecka na Śląsku i pyta<text:span text:style-name="T1887">ł</text:span>em jakie jest uzasadnienie takiego stanowiska?</text:p>
      <text:p text:style-name="P1888"><text:span text:style-name="T1889">Rajmund<text:s/></text:span><text:span text:style-name="T1890">M</text:span><text:span text:style-name="T1891">o</text:span><text:span text:style-name="T1892">ric</text:span>:</text:p>
      <text:p text:style-name="P1893">Dziękuję.<text:s/><text:span text:style-name="T1894">P</text:span>an minister G<text:span text:style-name="T1895">u</text:span>stek, proszę<text:span text:style-name="T1896">.</text:span></text:p>
      <text:p text:style-name="P1897"><text:span text:style-name="T1898">M</text:span><text:span text:style-name="T1899">a</text:span><text:span text:style-name="T1900">ri</text:span><text:span text:style-name="T1901">an</text:span><text:span text:style-name="T1902"><text:s/>Gustek</text:span>:</text:p>
      <text:p text:style-name="P1903">Panowie, my naprawdę tutaj szukamy dzielenia włosa teraz na cztery. Punkt 24, dwie strony w pełni popierają ustalenia<text:s/>protokołu<text:s/>dla spraw ekologii<text:s/>„okrągłego stołu”, a w szczególności dotyczące punktów:<text:s/><text:span text:style-name="T1904">9, 17, <text:s/>22c, 2</text:span><text:span text:style-name="T1905">4.</text:span><text:span text:style-name="T1906"><text:s/>Czyli</text:span><text:s/>tu podpisujemy w pełni.<text:s/><text:span text:style-name="T1907">I</text:span><text:s/>ten cały załącznik moim zd<text:span text:style-name="T1908">a</text:span>niem nie jest potrzebny.</text:p>
      <text:p text:style-name="P1909"><text:span text:style-name="T1910">Edward Puszczewicz</text:span>:</text:p>
      <text:p text:style-name="P1911"><text:span text:style-name="T1912">W</text:span><text:s/>zapisie, panie Pi<text:span text:style-name="T1913">ot</text:span>rowski,<text:s/>protokołu<text:s/>Podzespołu do spraw Ekologii Okrągłego Stołu punkt 2<text:span text:style-name="T1914">4</text:span>, który my w<text:s/>protokole<text:s/>głównym, w punkcie 11, popieramy jako strona rządowa, jest in extenso tak jak jest napisane w załączniku. Więc dwa razy ma<text:span text:style-name="T1915">m</text:span>y się pod tym podpisywa<text:span text:style-name="T1916">ć.</text:span><text:s/>Czy trz<text:span text:style-name="T1917">y</text:span><text:s/>razy? Tak<text:s/><text:span text:style-name="T1918">ż</text:span>e tutaj nie ma, że my nie popieramy<text:span text:style-name="T1919">.</text:span></text:p>
      <text:p text:style-name="P1920">Wy<text:span text:style-name="T1921">mienione</text:span><text:s/>jest punkt 11, w<text:s/>protokole, pod którym podpisujemy, że w szczególności 9<text:span text:style-name="T1922">,</text:span><text:s/>17, 22c, 2<text:span text:style-name="T1923">4</text:span><text:s/>i 25 popieramy.<text:s/>Treść<text:span text:style-name="T1924"><text:s/></text:span>jest dokładnie taka sama jak w załączniku. Więc popieramy.</text:p>
      <text:p text:style-name="P1925">Dziękuję<text:span text:style-name="T1926">.</text:span></text:p>
      <text:p text:style-name="P1927"><text:span text:style-name="T1928">Rajmund Moric</text:span>:</text:p>
      <text:p text:style-name="P1929">P<text:span text:style-name="T1930">a</text:span>n mecenas Piotrowski.</text:p>
      <text:p text:style-name="P1931"><text:span text:style-name="T1932">Leszek Piotrowski</text:span>:</text:p>
      <text:p text:style-name="P1933">J<text:span text:style-name="T1934">e</text:span>stem przeciwnego zdania, niestety. Pozostawienie tego tekstu z załącznikiem numer 1 i z zaznaczeniem, że dwie strony tuta<text:span text:style-name="T1935">j</text:span><text:s/>są podp<text:span text:style-name="T1936">is</text:span>an<text:span text:style-name="T1937">e</text:span><text:s/>pod tym tekstem, czyli pod załącznikiem numer 1, będzie zawsze prowadziło do rozbieżności interpretacyjnych. Natomiast nie jest błędem powtarzanie tych samych rozwiązań, które gdzie indziej miały miejsce. Wię<text:span text:style-name="T1938">c</text:span><text:s/>jasno należało napisać, że wszystkie trzy strony są za tymi wszystkim rozwiązaniami.</text:p>
      <text:p text:style-name="P1939"><text:span text:style-name="T1940">Rajmund Moric</text:span>:</text:p>
      <text:p text:style-name="P1941">Jeżeli można sobie udzielić głosu?</text:p>
      <text:p text:style-name="P1942">P<text:span text:style-name="T1943">r</text:span>oszę pan<text:span text:style-name="T1944">ó</text:span>w, czy ja dobrze zrozumiałem<text:span text:style-name="T1945">.</text:span><text:s/>Mam pytanie do strony rządowej, że strony rządowa również popiera punkt 1 i 2 z załącznika. Czy to prawda?</text:p>
      <text:p text:style-name="P1946"><text:span text:style-name="T1947">M</text:span><text:span text:style-name="T1948">a</text:span><text:span text:style-name="T1949">ri</text:span><text:span text:style-name="T1950">an</text:span><text:span text:style-name="T1951"><text:s/>Gustek</text:span>:</text:p>
      <text:p text:style-name="P1952">Można? Ja mam taką propozycję, panowie współprzewodniczący. My naprawdę o<text:s/><text:span text:style-name="T1953">f</text:span>orm<text:span text:style-name="T1954">ę</text:span><text:s/>si<text:span text:style-name="T1955">ę</text:span><text:s/>teraz niepotrzebnie spieramy. Pr<text:span text:style-name="T1956">o</text:span>tokó<text:span text:style-name="T1957">ł</text:span><text:s/>jest dobrze napisany. Ja proponuję jeszcze te dwa<text:s/><text:span text:style-name="T1958">p</text:span>unkty dopisać, to bę<text:span text:style-name="T1959">d</text:span>zie 12,<text:s/><text:span text:style-name="T1960">13</text:span>. A reszta jest w<text:s/>protokole<text:s/>jest powiedziana, no można się uprzeć, że wszystko jest<text:s/><text:soft-page-break/>przepisane. Nawet przepisać pr<text:span text:style-name="T1961">ot</text:span>o<text:span text:style-name="T1962">k</text:span>o<text:span text:style-name="T1963">ł</text:span>y<text:span text:style-name="T1964">,</text:span><text:s/>które podpisaliśmy w inn<text:span text:style-name="T1965">y</text:span>ch zagadnieniach i też będzie dobrze. Tylko po co przepisywać? Po co przepisywać? Piszemy tutaj wyraźnie, że to co jest w<text:s/>protokole<text:s/>9, 7, 22c,<text:s/><text:span text:style-name="T1966">24</text:span>,<text:span text:style-name="T1967"><text:s/></text:span>25, wszystkie strony podpisują. A panowie nagle jeden wybijają, 24, i powtarzają i dlaczego tego nie popieramy, pytają? Popieramy, tylko że to włożyliście jeszcze w jakieś inne sprawy nie mające nic z tym wspólnego. Ja będę przeciwny mleka dzieciom?</text:p>
      <text:p text:style-name="P1968">Następna sprawa, dwa punkty proponuję dołożyć jako<text:s/>13<text:s/><text:span text:style-name="T1969">i</text:span><text:s/>1<text:span text:style-name="T1970">4</text:span><text:s/>i podpisać, i zakończyć<text:span text:style-name="T1971">.</text:span></text:p>
      <text:p text:style-name="P1972"><text:span text:style-name="T1973">Leszek Piotrowski</text:span>:</text:p>
      <text:p text:style-name="P1974">Jeszcze raz<text:span text:style-name="T1975">.</text:span><text:s/>Proponuję załącznik włączyć w całość porozumienia i nie bę<text:span text:style-name="T1976">d</text:span>zie żadnych problemów interpretacyjnych.</text:p>
      <text:p text:style-name="P1977"><text:span text:style-name="T1978">Rajmund Moric</text:span>:</text:p>
      <text:p text:style-name="P1979">Jeżeli można sobie udzielić głosu? Rozumiem, że jest tutaj zbieżność i pewne punkty rozbieżne. Pozwólcie, że zaproponuję roz<text:span text:style-name="T1980">w</text:span>iązanie. Tutaj strona rządowa wyraziła chęć aby punkt 1 i 2 załącznika włączyć do pr<text:span text:style-name="T1981">ot</text:span>okołu porozumienia<text:span text:style-name="T1982">.</text:span><text:s/><text:span text:style-name="T1983">I</text:span><text:s/>sądzę, że to by satys<text:span text:style-name="T1984">fa</text:span>k<text:span text:style-name="T1985">cjo</text:span>n<text:span text:style-name="T1986">ow</text:span>ało wszystkie strony, bo wtedy protokół ten podpisywałyby trzy strony.<text:s/><text:span text:style-name="T1987">N</text:span><text:span text:style-name="T1988">a</text:span>tomiast jest sprawa, czy ma<text:s/><text:span text:style-name="T1989">i</text:span>stnieć załącznik, czy nie? Rozumiem inten<text:span text:style-name="T1990">c</text:span>je strony opozycyjno-<text:span text:style-name="T1991">s</text:span>olidarnościow<text:span text:style-name="T1992">ej</text:span>,<text:s/><text:span text:style-name="T1993">ż</text:span>e ten załącznik miałby stanowić niejako wyjaśnienie załogom, co to jest punkt 9<text:span text:style-name="T1994">,</text:span><text:s/>17, 22c, 2<text:span text:style-name="T1995">4</text:span><text:s/>i 2<text:span text:style-name="T1996">5</text:span>.<text:s/><text:span text:style-name="T1997">C</text:span>zy można w takim razie zaproponować, żeby go zrobić jako załącznik,<text:s/>który by<text:s/>stanowił treść z zes<text:span text:style-name="T1998">p</text:span>ołu ekologicznego?<text:s/><text:span text:style-name="T1999">I</text:span><text:s/>tam byłyby podpisy za zgodn<text:span text:style-name="T2000">o</text:span>ś<text:span text:style-name="T2001">ć</text:span><text:s/>z tamtym<text:s/>„stołem”?</text:p>
      <text:p text:style-name="P2002">Pr<text:span text:style-name="T2003">os</text:span>zę<text:span text:style-name="T2004">.</text:span></text:p>
      <text:p text:style-name="P2005"><text:span text:style-name="T2006">Wi</text:span><text:span text:style-name="T2007">kt</text:span><text:span text:style-name="T2008">or Kryw</text:span><text:span text:style-name="T2009">u</text:span><text:span text:style-name="T2010">l</text:span><text:span text:style-name="T2011">k</text:span><text:span text:style-name="T2012">o</text:span>:</text:p>
      <text:p text:style-name="P2013">Zgodzimy si<text:span text:style-name="T2014">ę</text:span><text:s/>na ten wariant<text:span text:style-name="T2015">,</text:span><text:s/>ale na<text:s/>przy<text:span text:style-name="T2016">j</text:span>ę<text:span text:style-name="T2017">c</text:span>ie<text:s/>wszystkich punktów z wyjaśnieniami tak, jak kolega M<text:span text:style-name="T2018">o</text:span>r<text:span text:style-name="T2019">i</text:span>c powiedział<text:span text:style-name="T2020">.</text:span><text:s/>Z wyjaśnieniami, że te punkty wszystkie strony zgodnie przyjmują ten załącznik.</text:p>
      <text:p text:style-name="P2021"><text:span text:style-name="T2022">Marian Gustek</text:span>:</text:p>
      <text:p text:style-name="P2023">Krystan /?/ prosi o głos.</text:p>
      <text:p text:style-name="P2024"><text:span text:style-name="T2025">Ob. .Krys</text:span><text:span text:style-name="T2026">t</text:span><text:span text:style-name="T2027">an</text:span>:</text:p>
      <text:p text:style-name="P2028">Moja propozycja jest następująca. Chciałbym najpierw wyjaśnienie złożyć.<text:s/><text:span text:style-name="T2029">Ż</text:span>e załącznik dopiero<text:s/><text:span text:style-name="T2030">p</text:span>ows<text:span text:style-name="T2031">t</text:span>ał, dow<text:span text:style-name="T2032">ie</text:span>dziel<text:span text:style-name="T2033">iś</text:span>my się dopiero dzisiaj, na półtorej godziny przed posiedzeniom. Dalej podtrzymuję, że nie jest zasadnym interpretowanie i podawanie dwu - czy trzykrotnie tych samych faktów<text:span text:style-name="T2034">.</text:span><text:s/>Punkt 12 wyraźnie wyjaśnia.<text:s/><text:span text:style-name="T2035">Jeże</text:span>li ma być jakikolwiek załącznik to powinien być najwyżej w duchu punktu<text:s/><text:span text:style-name="T2036">11</text:span><text:s/>z dokładnym podaniem wypisu z<text:s/>protokołu<text:s/>dużego. Ale proszę zwrócić uwagę o czym ja mów<text:span text:style-name="T2037">i</text:span>ę, dokładnym odpisaniem, przepisaniem treści<text:s/>protokołu, a nie własnej interpreta<text:span text:style-name="T2038">cj</text:span>i. Bo to są dwa różne pojęcia. Taka byłaby moja sugestia.</text:p>
      <text:p text:style-name="P2039"><text:span text:style-name="T2040">Rajmund Moric</text:span>:</text:p>
      <text:p text:style-name="P2041">Dziękuję, p<text:span text:style-name="T2042">a</text:span>n Krywulko, rozumiem.</text:p>
      <text:p text:style-name="P2043"><text:span text:style-name="T2044">Krywu</text:span><text:span text:style-name="T2045">lk</text:span><text:span text:style-name="T2046">o</text:span>:</text:p>
      <text:p text:style-name="P2047">Te punkty przepisane z<text:s/>protokołu<text:s/>ekologicznego są w dokładnym brzmieniu, z tym, że dotyczą spraw górniczych - ściśle górniczych, ściśle naszych regionów<text:span text:style-name="T2048">.</text:span><text:s/>Są p<text:span text:style-name="T2049">ot</text:span>wierdzeniem<text:span text:style-name="T2050">.</text:span><text:s/>Strona rządowa zupe<text:span text:style-name="T2051">ł</text:span>n<text:span text:style-name="T2052">i</text:span>e nie zgodziła się na punkt 1 i 2 jako że chciała to przekazać to jak gdyby do spraw BHP<text:span text:style-name="T2053">.</text:span><text:s/>Zupełnie nie chcieli rozmawiać na temat środowiska pracy robotniczego i dlatego powstał ten załącznik<text:span text:style-name="T2054">.</text:span><text:s/><text:span text:style-name="T2055">I</text:span><text:s/>o to nasza strona,<text:s/><text:soft-page-break/>dw<text:span text:style-name="T2056">ó</text:span>ch stron związkowych.</text:p>
      <text:p text:style-name="P2057">Dziękuję<text:span text:style-name="T2058">.</text:span></text:p>
      <text:p text:style-name="P2059"><text:span text:style-name="T2060">Rajmund<text:s/></text:span><text:span text:style-name="T2061">M</text:span><text:span text:style-name="T2062">oric</text:span>:</text:p>
      <text:p text:style-name="P2063">Dziękuję<text:span text:style-name="T2064">.</text:span><text:s/>Proszę panie doktorze<text:span text:style-name="T2065">.</text:span></text:p>
      <text:p text:style-name="P2066"><text:span text:style-name="T2067">Ob. <text:s text:c="22"/></text:span>:</text:p>
      <text:p text:style-name="P2068">Tutaj wyszła nieładnie mówiąc nieścisłość<text:span text:style-name="T2069">.</text:span><text:s/><text:span text:style-name="T2070">K</text:span><text:span text:style-name="T2071">o</text:span><text:span text:style-name="T2072">lega</text:span><text:s/>poprzednik tu wyraźnie powiedział,<text:span text:style-name="T2073"><text:s/></text:span>kole<text:span text:style-name="T2074">g</text:span>a Karaś,<text:s/><text:span text:style-name="T2075">ż</text:span>e strona rządowa chciała te dwa punkty wpisać, proponuję dopisać te dwa punkty, a jako załącznik<text:span text:style-name="T2076">. W</text:span><text:s/>ogóle nie powinno być załącznika, ale jeżeli ma być, to tylko dokładny odpis<text:s/>protokołu<text:span text:style-name="T2077">.</text:span></text:p>
      <text:p text:style-name="P2078">Dziękuję<text:span text:style-name="T2079">.</text:span></text:p>
      <text:p text:style-name="P2080"><text:span text:style-name="T2081">Rajmund Moric</text:span>:</text:p>
      <text:p text:style-name="P2082">Dziękuję<text:span text:style-name="T2083">.</text:span><text:s/>Co panowie na<text:s/><text:span text:style-name="T2084">to?</text:span></text:p>
      <text:p text:style-name="P2085"><text:span text:style-name="T2086">Henryk Karaś</text:span>:</text:p>
      <text:p text:style-name="P2087"><text:span text:style-name="T2088">M</text:span><text:span text:style-name="T2089">o</text:span><text:span text:style-name="T2090">że</text:span><text:s/>powiem<text:span text:style-name="T2091">.</text:span><text:s/>Ja przyjmuję propozycję pana<text:s/><text:span text:style-name="T2092">M</text:span><text:span text:style-name="T2093">o</text:span>r<text:span text:style-name="T2094">ic</text:span>a<text:span text:style-name="T2095">.</text:span><text:s/>Czyli jak pan mówił, pan<text:s/><text:span text:style-name="T2096">M</text:span><text:span text:style-name="T2097">o</text:span>ric, czyli punkt 1 i 2 wchodzi do głównego<text:s/>protokołu, a my dodajemy do tego protoko<text:span text:style-name="T2098">ł</text:span>u objaśnienie i podajemy jeszcze raz, przepisujemy te punkty, które są w z<text:span text:style-name="T2099">a</text:span>łą<text:span text:style-name="T2100">c</text:span>z<text:span text:style-name="T2101">nik</text:span>u<text:span text:style-name="T2102">.</text:span><text:s/>I to by załatwiło sprawę<text:span text:style-name="T2103">.</text:span></text:p>
      <text:p text:style-name="P2104"><text:span text:style-name="T2105">Rajmund Moric</text:span>:</text:p>
      <text:p text:style-name="P2106">Dziękuję<text:span text:style-name="T2107">.</text:span><text:s/><text:span text:style-name="T2108">O</text:span>PZZ<text:span text:style-name="T2109">.</text:span><text:s/>Ja rozumiem,<text:s/><text:span text:style-name="T2110">ż</text:span>e jeżeli przyszłaby na ten stół konwencja załącznika i byłaby zgoda wszystkich stron, że załącznik będzie, to w tej chwili przepisując dwa punkty do<text:s/>protokołu<text:s/>głównego załą<text:span text:style-name="T2111">c</text:span>znik możemy dalej utrzymać na zasadzie nasz<text:span text:style-name="T2112">y</text:span>ch dwóch stron<text:span text:style-name="T2113">.</text:span><text:s/><text:span text:style-name="T2114">I</text:span><text:s/>rozumiem, że strona rządowa nie chce tego podpisać<text:span text:style-name="T2115">.</text:span><text:s/>I to w tym układzie jest, oczywiście, suwerenna decyzja dwóch stron tego<text:s/>„stołu”<text:span text:style-name="T2116">.</text:span><text:s/><text:span text:style-name="T2117">I</text:span><text:s/>dlatego tutaj jest propozycja, żeby, że jeżeli mogę dać pod rozwagę obu panom współprzew<text:span text:style-name="T2118">od</text:span>niczącym to pod rozwagę, aby jednak te dwa punkty dopisać do głównego naszego<text:s/>protokołu<text:span text:style-name="T2119">.</text:span><text:span text:style-name="T2120"><text:s/></text:span>Są to naszym zdaniem faktycznie bardzo ważne punkty, bo sprawa środowiska w miejscu pracy jest sprawą bardzo istotną, a załącznik byśmy zredukowali wtedy, w tym momencie, byłby zapisany od punktu trzeciego<text:span text:style-name="T2121">.</text:span><text:s/><text:span text:style-name="T2122">I</text:span><text:s/>wówczas zmieniłaby się numeracja<text:span text:style-name="T2123">.</text:span><text:s/>Czy taka propozycja rozwiązania jest do przyjęcia przez wszystkie strony?</text:p>
      <text:p text:style-name="P2124">Ja postąpię tak, jak w Sejmie<text:span text:style-name="T2125">.</text:span><text:s/>Pon<text:span text:style-name="T2126">ie</text:span>waż nie widzę sprzeciwu uzn<text:span text:style-name="T2127">aj</text:span>ę, że strony się zgodziły<text:span text:style-name="T2128">.</text:span><text:s/>Proszę, pan minister.</text:p>
      <text:p text:style-name="P2129"><text:span text:style-name="T2130">Marian Gustek</text:span>:</text:p>
      <text:p text:style-name="P2131">Ja mam tylko jedną ocenę, że podzespół redakcyjny źle pracował<text:span text:style-name="T2132">.</text:span><text:s/>Bo jak były rozbieżności to nas poproszono i wyjaśniliśmy tam pewne sprawy, a na pół godziny przed tym daje się nowe sprawy. Naprawdę sprawy może istotne, ale jeśli idzie o formalną stronę, to<text:span text:style-name="T2133">.</text:span><text:s/>Proszę, za<text:span text:style-name="T2134">ł</text:span>at<text:span text:style-name="T2135">w</text:span>i<text:span text:style-name="T2136">ć</text:span><text:s/>tak, jak u<text:span text:style-name="T2137">w</text:span>a<text:span text:style-name="T2138">ż</text:span>ac<text:span text:style-name="T2139">i</text:span>e za stosowne.</text:p>
      <text:p text:style-name="P2140"><text:span text:style-name="T2141">Rajmund Moric</text:span>:</text:p>
      <text:p text:style-name="P2142">Jeśl<text:span text:style-name="T2143">i</text:span><text:s/>można, panowie współprzewodn<text:span text:style-name="T2144">i</text:span>czący, proponuj<text:span text:style-name="T2145">ę</text:span>, aby z<text:span text:style-name="T2146">e</text:span>spół ponownie się zebrał i dokonał szybk<text:span text:style-name="T2147">ic</text:span>h propozyc<text:span text:style-name="T2148">ji</text:span><text:s/>zmian redakcyjnych.</text:p>
      <text:p text:style-name="P2149">Proszę, pan Pietrzyk.</text:p>
      <text:p text:style-name="P2150"><text:span text:style-name="T2151">A</text:span><text:span text:style-name="T2152">l</text:span><text:span text:style-name="T2153">ojzy Pietrzyk</text:span>:</text:p>
      <text:p text:style-name="P2154">Ja mam, że ten załącznik<text:s/><text:span text:style-name="T2155">jest<text:s/></text:span>przygotowany do podpisania przez trzy strony. Podpiszmy go wspó<text:span text:style-name="T2156">l</text:span>nie przez przewodniczących i nie będziemy tracić czasu na redagowanie kolejnego tekstu.</text:p>
      <text:p text:style-name="P2157"><text:span text:style-name="T2158">R</text:span><text:span text:style-name="T2159">a</text:span><text:span text:style-name="T2160">jmund Moric</text:span>:</text:p>
      <text:soft-page-break/>
      <text:p text:style-name="P2161">Co<text:s/><text:span text:style-name="T2162">st</text:span>rona rządowa na tą propozycję?</text:p>
      <text:p text:style-name="P2163">Proszę.</text:p>
      <text:p text:style-name="P2164"><text:span text:style-name="T2165">Marian Gustek</text:span>:</text:p>
      <text:p text:style-name="P2166">Strona rządowa to podpisze.</text:p>
      <text:p text:style-name="P2167"><text:span text:style-name="T2168">Rajmund Mor</text:span><text:span text:style-name="T2169">i</text:span><text:span text:style-name="T2170">c</text:span>:</text:p>
      <text:p text:style-name="P2171">Ja rozumiem, że zespół redakcyjny dopisze w tej chwili nazwisko pana ministra.</text:p>
      <text:p text:style-name="P2172">Proszę, pan Stawski.</text:p>
      <text:p text:style-name="P2173"><text:span text:style-name="T2174">Grzegorz Stawski</text:span>:</text:p>
      <text:p text:style-name="P2175">Jeżeli miałoby to tak wyglądać<text:s/>to należałoby dopisać na maszynie, tr<text:span text:style-name="T2176">z</text:span>e<text:span text:style-name="T2177">c</text:span>ia strona<text:span text:style-name="T2178">.</text:span></text:p>
      <text:p text:style-name="P2179"><text:span text:style-name="T2180">M</text:span><text:span text:style-name="T2181">ari</text:span><text:span text:style-name="T2182">a</text:span><text:span text:style-name="T2183">n</text:span><text:span text:style-name="T2184"><text:s/>Gustek</text:span>:</text:p>
      <text:p text:style-name="P2185">Panowie, nim to dojdzie do decyzyjnych spraw, to nagłówki pięć razy zmienimy, naprawdę<text:span text:style-name="T2186">.</text:span><text:s/>Podpisujmy tak, jak to jest<text:span text:style-name="T2187">.</text:span></text:p>
      <text:p text:style-name="P2188"><text:span text:style-name="T2189">Rajmund Moric</text:span>:</text:p>
      <text:p text:style-name="P2190">Jeżeli można, panie ministrze, sprawa jest taka, żeby były trzy podpisy. A w tytule m<text:span text:style-name="T2191">a</text:span>my, że jest to stanowisko strony opozycy<text:span text:style-name="T2192">j</text:span>no-solidarnościowej i OPZZ, niejako w tym momencie nie byłoby adekwatne wpisy do nagłówka.</text:p>
      <text:p text:style-name="P2193"><text:span text:style-name="T2194">Leszek Piotrowski</text:span>:</text:p>
      <text:p text:style-name="P2195">Czy można?</text:p>
      <text:p text:style-name="P2196"><text:span text:style-name="T2197">Rajmund M</text:span><text:span text:style-name="T2198">oric</text:span>:</text:p>
      <text:p text:style-name="P2199">P<text:span text:style-name="T2200">r</text:span><text:span text:style-name="T2201">o</text:span>sz<text:span text:style-name="T2202">ę.</text:span></text:p>
      <text:p text:style-name="P2203"><text:span text:style-name="T2204">Leszek Piotrowski</text:span>:</text:p>
      <text:p text:style-name="P2205">Mam propozycję komprom<text:span text:style-name="T2206">is</text:span>ową. Żeby na końcu dopisać. Są dwa podpisy stron związkowych, a potem dopisek, strona rządowa aneks powyższy aprobuje i podpis pana ministra Gustka.</text:p>
      <text:p text:style-name="P2207"><text:span text:style-name="T2208">Głos z sali</text:span>:</text:p>
      <text:p text:style-name="P2209">I wychodzi wtedy na trójstronne porozumienie.</text:p>
      <text:p text:style-name="P2210"><text:span text:style-name="T2211">Rajmund Moric</text:span>:</text:p>
      <text:p text:style-name="P2212">Jest zgoda wszystkich stron<text:span text:style-name="T2213">.</text:span><text:s/>Ja jednak bym prosił,<text:s/><text:span text:style-name="T2214">ż</text:span>eby zespół redakcyjny wziął to i wpisał. I jak dokona tego zapisu, to do nas wróci z tym dokumentem.</text:p>
      <text:p text:style-name="P2215">Proszę panów, mam propozycję,<text:s/><text:span text:style-name="T2216">c</text:span>zekamy aż nam to uzupełnią, zespół redakcyjny<text:span text:style-name="T2217">.</text:span><text:s/><text:span text:style-name="T2218">I</text:span><text:s/>wtedy byśmy podpisali i protokół porozumienia, i ten załącznik ł<text:span text:style-name="T2219">ą</text:span>cznie<text:span text:style-name="T2220">.</text:span><text:s/>Tak proponuję.</text:p>
      <text:p text:style-name="P2221">A teraz kontynuując nasze obrady prosiłbym o relacje, sprawozdanie zespołu, który powołaliśmy dotyczący sprawy wystosowania pisma w sprawie osób powołanych do służby wojskowych po strajkach sierpnia<text:s/><text:span text:style-name="T2222">8</text:span>8<text:span text:style-name="T2223">.</text:span><text:s/>Proszę.</text:p>
      <text:p text:style-name="P2224"><text:span text:style-name="T2225">Les</text:span><text:span text:style-name="T2226">ze</text:span><text:span text:style-name="T2227">k</text:span><text:span text:style-name="T2228"><text:s/>Piotrow</text:span><text:span text:style-name="T2229">s</text:span><text:span text:style-name="T2230">ki</text:span>:</text:p>
      <text:p text:style-name="P2231">Pracowaliśmy w trzy osoby i nie doszliśmy do porozumienia chociaż chodzi o dwa zdania<text:span text:style-name="T2232">.</text:span><text:s/>Moja propozycja jest taka<text:span text:style-name="T2233">.</text:span></text:p>
      <text:p text:style-name="P2234">Warszawa, dnia 21 marca 1<text:span text:style-name="T2235">989</text:span><text:s/>roku<text:span text:style-name="T2236">.</text:span><text:s/>Minister Obrony Narodowej generał armii Florian Siwicki, za pośrednictwem Ministra Przemysłu Mieczysława Wilczka w W<text:span text:style-name="T2237">a</text:span>rszawie<text:span text:style-name="T2238">.</text:span></text:p>
      <text:p text:style-name="P2239">Strona rządowo-koalicyjna,<text:s/><text:span text:style-name="T2240">O</text:span>gólnopolskie Porozumienie Związków Zawodowych, w tym Federacja<text:s/><text:soft-page-break/>Związków Zawodowy<text:span text:style-name="T2241">ch</text:span><text:s/>Górników oraz strona<text:s/><text:span text:style-name="T2242">s</text:span>olidarn<text:span text:style-name="T2243">oś</text:span>ciowo-opozycyjna obradująca w Podzespole do spraw Górnictwa Okrągłego Stołu<text:span text:style-name="T2244"><text:s/></text:span>zwracają się z prośb<text:span text:style-name="T2245">ą</text:span><text:s/>o rozważenie możliwości zwolnienia z jednostek wojskowych i spowodowania odbywania służby wojskowej w sposób zastępczy w dalszym ciągu w kopalniach i w zakładach górniczych t<text:span text:style-name="T2246">yc</text:span>h wszystkich górników, kt<text:span text:style-name="T2247">ór</text:span>zy w związku z akcjami pr<text:span text:style-name="T2248">ot</text:span>estacyjnymi i strajkami w sierpniu 19<text:span text:style-name="T2249">8</text:span>8 roku zostali powołani do czynnej służby wojskowej<text:span text:style-name="T2250">.</text:span></text:p>
      <text:p text:style-name="P2251">Pr<text:span text:style-name="T2252">oś</text:span>bę swą kierujemy za pośrednictwem Ministra Przemysłu, aby ewentualnie ją ze swojej strony zaopiniował.</text:p>
      <text:p text:style-name="P2253">Taka jest moja propozycja tego tekstu. Pan przedstawiciel OPZZ zakwestionował zdanie drugie - nie kwestionując zdania pierwszego<text:span text:style-name="T2254">.</text:span><text:s/>Nato<text:span text:style-name="T2255">m</text:span>iast przedstawiciel strony rządowo-koalicyjnej ma swój tekst, którego ja tutaj nie mam i nie chciałbym go teraz referować<text:span text:style-name="T2256">.</text:span></text:p>
      <text:p text:style-name="P2257"><text:span text:style-name="T2258">Rajmund Moric</text:span>:</text:p>
      <text:p text:style-name="P2259">Dziękuję, Rozumiem, że strona rządowa przedstawia swój tekst?</text:p>
      <text:p text:style-name="P2260"><text:span text:style-name="T2261">Marian Gustek</text:span>:</text:p>
      <text:p text:style-name="P2262">Tak. Można prosić pana<text:s/><text:span text:style-name="T2263">N</text:span>iglusa o tekst.</text:p>
      <text:p text:style-name="P2264"><text:span text:style-name="T2265">Hubert Ni</text:span><text:span text:style-name="T2266">g</text:span><text:span text:style-name="T2267">lus</text:span>:</text:p>
      <text:p text:style-name="P2268">Warszaw<text:span text:style-name="T2269">a</text:span>, 21 marca 19<text:span text:style-name="T2270">8</text:span>9 roku<text:span text:style-name="T2271">.</text:span></text:p>
      <text:p text:style-name="P2272">Minister Przemysłu, obywatel Mieczysław Wilczek Warszawa<text:span text:style-name="T2273">.</text:span></text:p>
      <text:p text:style-name="P2274">Strona solidarnościowo-opozycyjna na posiedzeniu Podzespołu do spraw Górnictwa Okrągłego Sto<text:span text:style-name="T2275">ł</text:span>u wniosła, aby Minister Przemysłu, względnie dyrektorzy wła<text:span text:style-name="T2276">ś</text:span><text:span text:style-name="T2277">c</text:span>iwy<text:span text:style-name="T2278">ch</text:span><text:s/>wspólnot wystąpili do Ministra<text:s/><text:span text:style-name="T2279">O</text:span>brony Narodowej o zwolnienie z zasadniczej służby wojskowej tych pracowników, którzy w związku z akcjami protestacyjnymi i strajkami w sierpniu 1<text:span text:style-name="T2280">988</text:span><text:s/>roku powołani zostali do czynnej służby wojskowej.<text:s/><text:span text:style-name="T2281">W</text:span><text:s/>sprawie tej sporządzony został i podpisany w dniu 25 lutego br. protokół rozbieżności, w załączeniu.</text:p>
      <text:p text:style-name="P2282"><text:span text:style-name="T2283">W</text:span><text:s/>związku z zapowiedzią Obywatela Ministra o rozważenie tego problemu zwracamy się o przedłożenie<text:s/><text:span text:style-name="T2284">g</text:span>o Ministrowi Obrony Narodowej.</text:p>
      <text:p text:style-name="P2285">Dziękuję.</text:p>
      <text:p text:style-name="P2286"><text:span text:style-name="T2287">Rajmund Moric</text:span>:</text:p>
      <text:p text:style-name="P2288">Dziękuję. Pan Pietrzyk, proszę.</text:p>
      <text:p text:style-name="P2289"><text:span text:style-name="T2290">Alojzy Pietrzyk</text:span>:</text:p>
      <text:p text:style-name="P2291">Zwracam się do strony rządowej, żeby treść odczytanego pisma, bo to tak wy<text:span text:style-name="T2292">c</text:span>hodzi jak byśmy my tylko wnioskowali. Jakby nam zależało, żeby ci ludzie wrócili z powrotem do kopalń, a innym nie. Strona OPZZ dała swoje stanowisko dużo wcześniej, które jest wiążące, ta strona OPZZ popiera nas w tym wszystkim.</text:p>
      <text:p text:style-name="P2293">Rozumieliśmy, intencję taką mieliśmy, ż<text:span text:style-name="T2294">e</text:span><text:s/>występują<text:span text:style-name="T2295"><text:s/></text:span>wszystkie trzy strony. Okazało się, że zostały dwie strony, a trzecia strona odstaje<text:span text:style-name="T2296">.</text:span><text:s/>Tak ż<text:span text:style-name="T2297">e</text:span><text:s/>apeluję jeszcze raz. Jest to niestety problem ludzki i jest to zasilenie fachowcami kopalń, a zarazem nie osłabia to wcale obronności kraju. Absolutnie, jak atmosferę to poprawi też automatycznie.</text:p>
      <text:p text:style-name="P2298">Dziękuję.</text:p>
      <text:p text:style-name="P2299"><text:span text:style-name="T2300">Rajmund Moric</text:span>:</text:p>
      <text:p text:style-name="P2301">Pan Stawski.</text:p>
      <text:p text:style-name="P2302"><text:span text:style-name="T2303">Grzegorza Stawski</text:span>:</text:p>
      <text:soft-page-break/>
      <text:p text:style-name="P2304">Mnie się wydaje panowie, że nie powinniśmy tego typu problemu cedować na zasadzie odbijania piłeczki.<text:s/><text:span text:style-name="T2305">J</text:span><text:span text:style-name="T2306">a</text:span><text:s/>wiem, że decyz<text:span text:style-name="T2307">j</text:span>e o powołaniu tych ludzi do wojska były jak gdyby zaopiniowane przez panów siedzących<text:s/>naprzeciw<text:s/>mnie. No, bo taka j<text:span text:style-name="T2308">e</text:span>st prawda. Ja myślę, że należałoby tę sprawę załatwić na zasadzie wspólne<text:span text:style-name="T2309">g</text:span>o wystąpienia. W<text:s/><text:span text:style-name="T2310">ty</text:span>m<text:s/>tekści<text:span text:style-name="T2311">e</text:span><text:s/>sprawa nie je<text:span text:style-name="T2312">s</text:span>t pr<text:span text:style-name="T2313">z</text:span>edstawiona,<text:s/><text:span text:style-name="T2314">ż</text:span>e należy kogokolwiek do czegoś zmuszać<text:span text:style-name="T2315">.</text:span><text:s/>Tu jest deklaracja woli wszystkich trzech stron do załatwienia problemu<text:span text:style-name="T2316">.</text:span><text:s/><text:span text:style-name="T2317">A</text:span><text:s/>jednocześnie byłoby to usuni<text:span text:style-name="T2318">ę</text:span>cie kolejnego łańcuszka<text:s/><text:span text:style-name="T2319">w</text:span><text:s/>całym łańcuszku represji i jak gdyby wycofanie się strony pana m<text:span text:style-name="T2320">i</text:span>nistra Gustka z tego, powiedziałbym drażliwego punktu, który został podjęty przez panów w 8<text:span text:style-name="T2321">6</text:span><text:s/>roku w sierpniu.</text:p>
      <text:p text:style-name="P2322">Dz<text:span text:style-name="T2323">ię</text:span>ku<text:span text:style-name="T2324">ję</text:span>.</text:p>
      <text:p text:style-name="P2325"><text:span text:style-name="T2326">R</text:span><text:span text:style-name="T2327">aj</text:span><text:span text:style-name="T2328">mu</text:span><text:span text:style-name="T2329">n</text:span><text:span text:style-name="T2330">d Moric</text:span>:</text:p>
      <text:p text:style-name="P2331">P<text:span text:style-name="T2332">a</text:span>n minister Gustek<text:span text:style-name="T2333">.</text:span></text:p>
      <text:p text:style-name="P2334"><text:span text:style-name="T2335">Marian Gustek</text:span>:</text:p>
      <text:p text:style-name="P2336">Dziękuję bardzo, Gustek. Więc po pierwsze koledze Stawskiemu chciałem odpowiedzie<text:span text:style-name="T2337">ć</text:span>, że naprawdę nie opiniowałem, proszę mi tego nie wmawiać. To jest pierwsza sprawa<text:span text:style-name="T2338">.</text:span><text:s/>Druga sprawa, myśmy zajęli w<text:s/><text:span text:style-name="T2339">t</text:span>e<text:span text:style-name="T2340">j<text:s/></text:span>sprawie stanowisko i podpisaliśmy stosowny dokument w tej sprawie. Ja chcę podpisać ten list dzisiaj do pana ministra Wilczka jako drugi list. J<text:span text:style-name="T2341">e</text:span>st prawdą, że dzisiaj wystąpiła z tym strona solidarnościowa, dlaczego mówici<text:span text:style-name="T2342">e</text:span>, że nie wystąpiliście? Ja chcę ten list podpisać.<text:s/><text:span text:style-name="T2343">N</text:span>ie mówię, ż<text:span text:style-name="T2344">e</text:span><text:s/>strona sol<text:span text:style-name="T2345">id</text:span>arn<text:span text:style-name="T2346">oś</text:span><text:span text:style-name="T2347">c</text:span>iowa<text:s/><text:span text:style-name="T2348">m</text:span>a tylko podpisać. Ja to podpiszę. Dlaczego n<text:span text:style-name="T2349">i</text:span>e chcemy wprost do pana ministra Wilczka, do pana Ministra Obrony Narodow<text:span text:style-name="T2350">ej,</text:span><text:s/>bo formalnie to tak wygląda jak by<text:span text:style-name="T2351">m</text:span><text:s/>się skarżył do pana Ministra<text:s/><text:span text:style-name="T2352">O</text:span>brony Narodowej na Wilczka. To też, trochę<text:span text:style-name="T2353"><text:s/></text:span>ni<text:span text:style-name="T2354">e</text:span>elegancko wygląda. Dlatego chcę ten list podpisać.</text:p>
      <text:p text:style-name="P2355"><text:span text:style-name="T2356">Rajmund M</text:span><text:span text:style-name="T2357">o</text:span><text:span text:style-name="T2358">ric</text:span>:</text:p>
      <text:p text:style-name="P2359">Proszę, pan Pietrzyk.</text:p>
      <text:p text:style-name="P2360"><text:span text:style-name="T2361">Alojzy Pietrzyk</text:span>:</text:p>
      <text:p text:style-name="P2362"><text:span text:style-name="T2363">P</text:span><text:span text:style-name="T2364">r</text:span><text:span text:style-name="T2365">o</text:span>sz<text:span text:style-name="T2366">ę</text:span>, pan Lityński.</text:p>
      <text:p text:style-name="P2367"><text:span text:style-name="T2368">Jan Lityński</text:span>:</text:p>
      <text:p text:style-name="P2369">Rzeczywiście tak to wygląda, jakby strona solidarnościowa się upominała. Tymczasem miał<text:span text:style-name="T2370">e</text:span>m wrażenie, że podczas sześciu tygodni naszych obrad trochę<text:s/>si<text:span text:style-name="T2371">ę</text:span><text:s/>zmieniło, że jednak strona OPZZ i to wyraźnie się zadeklarowała też chce bronić interesów ludzi wyrzucanych z pracy i ludzi repre<text:span text:style-name="T2372">sj</text:span>onowanych za działalność<text:s/><text:span text:style-name="T2373">zw</text:span>ią<text:span text:style-name="T2374">zk</text:span>ową, a strajk był typową działalnością związkową i wydawało się po słowach pana ministra Gu<text:span text:style-name="T2375">st</text:span>ka, że sprawy sierpniowe, jest wola strony rządowej załatwienia tych spraw, wyrównania krzywd, wydawało się,<text:s/><text:span text:style-name="T2376">ż</text:span>e tekst, który proponuje pan mecenas Piotrowski jest tekstem jednoznacznym<text:span text:style-name="T2377"><text:s/></text:span>i oczywi<text:span text:style-name="T2378">s</text:span>tym<text:span text:style-name="T2379">.</text:span><text:s/>I wydawało się, że w tej sytuacji strona rządowa podpisze. Jeżeli strona rządowa mów<text:span text:style-name="T2380">i</text:span>, ż<text:span text:style-name="T2381">e<text:s/></text:span>jest protokół rozbieżności, a strona solidarnościowa wystąpiła w tej sprawie i jeszcze raz należy przesłać stanowisko<text:s/>„Solidarności”<text:s/>to jest stanowcze zbyt mało jak na zakończenie tych obrad, moim zdaniem, jak na wyrównanie krzywd ludzi, którzy od kilku miesięcy są w wojsku,<text:s/>mimo że postanowili być górnikami<text:span text:style-name="T2382">.</text:span><text:s/>Wydaje mi się, że ten stosunek zarówno do górnictwa, jak i do krzywd ludzkich nie przystoi zakończeniu tego<text:s/>„stołu”. Dlatego ja by<text:span text:style-name="T2383">m</text:span><text:s/>proponował, żeby jednak strony podpisały po prostu tekst proponowany, ewentualnie z poprawkami, proponowany przez mecenasa Pi<text:span text:style-name="T2384">ot</text:span>rowskiego<text:span text:style-name="T2385">.</text:span><text:s/>I sprawa ta zostanie zamknięta i zamknięta zostanie, a zespół górniczy zamknie swe obrady dobrym akcentem.<text:s/><text:span text:style-name="T2386">I</text:span><text:span text:style-name="T2387">n</text:span>aczej rozejdziemy się z<text:s/><text:soft-page-break/>poczuciem rzeczywiście takiego dystansu z jakim tu siedliśmy, a wydawało się, że jednak ten dystans, o czym kilku z nas mówiło, że został pewien próg przełamany, pewien mur został przełamany. Wydaje mi się, że warto, żeby to robić dalej.</text:p>
      <text:p text:style-name="P2388"><text:span text:style-name="T2389">Rajmund Moric</text:span>:</text:p>
      <text:p text:style-name="P2390">Dziękuję. C<text:span text:style-name="T2391">zy<text:s/></text:span>strona rządowa zmienia stanowisk<text:span text:style-name="T2392">o</text:span>?<text:s/></text:p>
      <text:p text:style-name="P2393">Czy podtrzymuje<text:s/><text:span text:style-name="T2394">s</text:span>woje stanowisko? Pan minister Gustek<text:span text:style-name="T2395">.</text:span></text:p>
      <text:p text:style-name="P2396"><text:span text:style-name="T2397">Mar</text:span><text:span text:style-name="T2398">i</text:span><text:span text:style-name="T2399">an</text:span><text:span text:style-name="T2400"><text:s/>Gu</text:span><text:span text:style-name="T2401">st</text:span><text:span text:style-name="T2402">ek</text:span>:</text:p>
      <text:p text:style-name="P2403">Strona rządowa jest gotowa podpisać ten list do pana ministra Wil<text:span text:style-name="T2404">c</text:span>zka i w tej chwili możemy to zrobić<text:span text:style-name="T2405">.</text:span></text:p>
      <text:p text:style-name="P2406"><text:span text:style-name="T2407">Rajmu</text:span><text:span text:style-name="T2408">n</text:span><text:span text:style-name="T2409">d Moric</text:span>:</text:p>
      <text:p text:style-name="P2410">Panie ministrze, który to jest tekst? Jeżeli można?</text:p>
      <text:p text:style-name="P2411"><text:span text:style-name="T2412">Gustek Marian</text:span>:</text:p>
      <text:p text:style-name="P2413">Tekst, który przedstawiał pan...</text:p>
      <text:p text:style-name="P2414"><text:span text:style-name="T2415">Leszek Piotrowski</text:span>:</text:p>
      <text:p text:style-name="P2416">No więc przystanie na taką treść listu jest wyraźnym zaakce<text:span text:style-name="T2417">nt</text:span>owan<text:span text:style-name="T2418">ie</text:span>m, że akcja jest<text:s/>„Solidarności”<text:s/>i że strona rządowo-koalicyjna jednie prosi o załatwienie tej prośby<text:s/>„Sol<text:span text:style-name="T2419">id</text:span>arn<text:span text:style-name="T2420">oś</text:span>ci”. Do tego zmierza modyfikacja mojego tekstu. A ja pisz<text:span text:style-name="T2421">ę</text:span><text:s/>zgodnie z uzgodnieniami przy<text:s/><text:span text:style-name="T2422">t</text:span>ym stole, że wszystkie trzy strony zwracają się o załatwienie tej sprawy.<text:s/><text:span text:style-name="T2423">I</text:span><text:s/>tak jak powiedział słusznie pan Jan Lityński byłoby to dobrym zakończeniem obrad. Wszystkie trzy strony proszą Ministra Obrony Narodowej za<text:span text:style-name="T2424"><text:s/></text:span>pośrednictwem Ministra Przemysłu o załatwienie sprawy powołanych do czynnej służby wojskowej.</text:p>
      <text:p text:style-name="P2425">Dziękuję.</text:p>
      <text:p text:style-name="P2426"><text:span text:style-name="T2427">Rajmund Moric</text:span>:</text:p>
      <text:p text:style-name="P2428">P<text:span text:style-name="T2429">ros</text:span>zę.</text:p>
      <text:p text:style-name="P2430"><text:span text:style-name="T2431">Jan Nowacki</text:span>:</text:p>
      <text:p text:style-name="P2432">Jeśli można. Chciałem jedno zapytać. Trochę mnie dziwi, że strona rządowa nie chce zbić kapitału politycznego, jaki zbiłaby niewątpliwie na podpisaniu listu, którego projekt przedstawił pan mecenas Piotrowski. Czym innym jednak jest jakieś pozytywne wypowiedzenie się w sprawie apelu związków zawodowych, czym innym jednak sygnowanie przez stronę rządową takiego pisma. Byłby to w<text:span text:style-name="T2433">ł</text:span>a<text:span text:style-name="T2434">ś</text:span><text:span text:style-name="T2435">n</text:span><text:span text:style-name="T2436">ie</text:span><text:s/>dowód, zaręczenie tej dobrej woli deklarowanej przez stronę rządową.<text:s/><text:span text:style-name="T2437">I</text:span><text:s/>niewątpliwie miałoby nawet wymowę propagandową<text:span text:style-name="T2438">.</text:span><text:s/>Nie<text:s/>jest moją rzeczą, żeby działał we własnym interesie, ale chyba tutaj jest to wskazane<text:span text:style-name="T2439">.</text:span></text:p>
      <text:p text:style-name="P2440"><text:span text:style-name="T2441">D</text:span>ziękuję bardzo.</text:p>
      <text:p text:style-name="P2442"><text:span text:style-name="T2443">Rajmund Moric</text:span>:</text:p>
      <text:p text:style-name="P2444"><text:span text:style-name="T2445">P</text:span>rosz<text:span text:style-name="T2446">ę</text:span><text:s/>państwa, czy ktoś z państw<text:span text:style-name="T2447">a<text:s/></text:span>jeszcze chce zabra<text:span text:style-name="T2448">ć</text:span><text:s/>głos? Ja rozumiem, że w t<text:span text:style-name="T2449">e</text:span>j sytuacji jesteśmy na stanowiskach rozbieżnych. I powstał typowy pat. Pan minister Gustek.</text:p>
      <text:p text:style-name="P2450"><text:span text:style-name="T2451">Marian Gustek</text:span>:</text:p>
      <text:p text:style-name="P2452">Panowie, my naprawdę wiemy czego chcemy, a robimy to tak, żeby to było inaczej. Strona rządowa w sprawie ludzi powołanych do wojska zajęła stanowisko, które podpisaliśmy wszyscy trzej. Pan Pietrzyk, pan Moric i G<text:span text:style-name="T2453">u</text:span>stek. Podpisaliśmy i tego stanowiska nie zmieniamy. Stanowisko było takie, jakie było zapisane. Proszę wyjąć, sekretarz tekst i przeczytamy.</text:p>
      <text:soft-page-break/>
      <text:p text:style-name="P2454">I z tego się nie wycofujemy. Nie chcemy dzisiaj tworzyć dokumentu,<text:s/>który by<text:s/>zmieniał to stanowisko<text:span text:style-name="T2455">.</text:span><text:s/>Jeżeli chodzi o kapitał, to ja ten kapitał ceduję na<text:s/>„Solidar<text:span text:style-name="T2456">n</text:span>ość<text:span text:style-name="T2457">”</text:span>, niech sobie<text:s/>„Solidarn<text:span text:style-name="T2458">oś</text:span>ć<text:span text:style-name="T2459">”</text:span><text:s/>zbija kapitał i OPZZ. I ja w tym liście nie stwierdzam, że<text:s/>„Solidarność”, tylko<text:s/>„Solidarność”<text:s/>d<text:span text:style-name="T2460">z</text:span>isiaj ten problem postawiła<text:s/>i pan P<text:span text:style-name="T2461">i</text:span>etrzyk prosił o to, ż<text:span text:style-name="T2462">e</text:span><text:s/>trzeba si<text:span text:style-name="T2463">ę</text:span><text:s/>zwrócić o to, bo sprawa jest nie<text:span text:style-name="T2464">z</text:span>ałatwiona. Możemy to wykreślić i powiedzieć, ż<text:span text:style-name="T2465">e</text:span><text:s/>na posiedzeniu w dniu takim i takim<text:s/><text:span text:style-name="T2466">s</text:span>prawa znowu odżyła i prosimy bardzo pana ministra o załatwienie sprawy do końca.</text:p>
      <text:p text:style-name="P2467"><text:span text:style-name="T2468">R</text:span><text:span text:style-name="T2469">ajmund Moric</text:span>:</text:p>
      <text:p text:style-name="P2470">P<text:span text:style-name="T2471">r</text:span>osz<text:span text:style-name="T2472">ę</text:span>, pan Pietrzyk.<text:s/><text:span text:style-name="T2473">M</text:span>y też chcielibyśmy zbijać kapitał dla strony rządowej, żeby było fajnie, ale wołałbym, żeby ten list był o takiej treści, żeby on przemawiał w ten sposób, że my tu wspólnie razem doszliśmy do takiego wniosku i wnioskujemy o to, co już się stało.</text:p>
      <text:p text:style-name="P2474">Dzi<text:span text:style-name="T2475">ę</text:span>kuję.</text:p>
      <text:p text:style-name="P2476"><text:span text:style-name="T2477">Tomasz Stankiewicz</text:span>:</text:p>
      <text:p text:style-name="P2478">Ja chciałem krótko przypomnieć, że od momentu podpisania<text:s/>protokołu<text:s/>rozbieżności coś się zmieniło<text:span text:style-name="T2479">.</text:span><text:s/>Było spotkanie w Magdalence. Był apel generała Kiszczaka i treść tego apelu była i tutaj referowana<text:s/><text:span text:style-name="T2480">p</text:span>rzez pana Maz<text:span text:style-name="T2481">ow</text:span>ie<text:span text:style-name="T2482">ckieg</text:span>o i wielokrotnie dokładnie referowana na obradach<text:s/>„stołu”<text:s/>ekonom<text:span text:style-name="T2483">ic</text:span>znego, przy obecności pana Gu<text:span text:style-name="T2484">st</text:span>ka. Czy ten, tak jak poprzednio był apel profesora Baki, który nie przyniósł żadnych skutków, jeśli chodzi o<text:s/><text:span text:style-name="T2485">p</text:span>ostawę strony rządowej, to teraz się pytam, czy apel z Magdalenki przynosi jakieś skutki, czy nie, jeśli chodzi o stanowisko strony rządowej? Bo to,<text:s/><text:span text:style-name="T2486">c</text:span>o przed chwilą usłyszałem, że protokół rozbieżności został podpisany i niczego tam nie zmieniamy.</text:p>
      <text:p text:style-name="P2487">Dziękuję bardzo.</text:p>
      <text:p text:style-name="P2488"><text:span text:style-name="T2489">Rajmund Moric</text:span>:</text:p>
      <text:p text:style-name="P2490">Rozumiem, pan minister Gustek.</text:p>
      <text:p text:style-name="P2491"><text:span text:style-name="T2492">Mari</text:span><text:span text:style-name="T2493">a</text:span><text:span text:style-name="T2494">n</text:span><text:span text:style-name="T2495"><text:s/>Gustek</text:span>:</text:p>
      <text:p text:style-name="P2496">Gdyby nie postawa w Magdalence nie podpisałbym tego listu. Bo podpisałem protokół.<text:s/><text:span text:style-name="T2497">I</text:span><text:s/>dlatego wychodząc naprzeciw dobrej woli chcę sprawę załatwić i podpisać list do Ministra Przemysłu, wspólnie ze wsz<text:span text:style-name="T2498">ystk</text:span>imi trzema wiceprzewodnicząc<text:span text:style-name="T2499">y</text:span>m<text:span text:style-name="T2500">i</text:span>.</text:p>
      <text:p text:style-name="P2501"><text:span text:style-name="T2502">Rajmund Mori</text:span><text:span text:style-name="T2503">c</text:span>:</text:p>
      <text:p text:style-name="P2504">Jeż<text:span text:style-name="T2505">e</text:span>li można. Ja rozumi<text:span text:style-name="T2506">e</text:span>m, że propozycja pana ministra Gustka wypowiedziana w poprzednim jego wystąpieniu satys<text:span text:style-name="T2507">fa</text:span>k<text:span text:style-name="T2508">cj</text:span>onowała pana Pietrzyka. Ten duch wypowiedzi, rozumiem<text:span text:style-name="T2509">.</text:span><text:s/>Panie ministrze, może by w takim razie poprosić o projekt tego tekstu?</text:p>
      <text:p text:style-name="P2510">P<text:span text:style-name="T2511">r</text:span>oszę bardzo, panie ministrze<text:span text:style-name="T2512">.</text:span></text:p>
      <text:p text:style-name="P2513"><text:span text:style-name="T2514">Marian Gustek</text:span>:</text:p>
      <text:p text:style-name="P2515">Czy panów zadawala takie?</text:p>
      <text:p text:style-name="P2516"><text:span text:style-name="T2517">M</text:span>i<text:span text:style-name="T2518">ni</text:span>ster<text:span text:style-name="T2519"><text:s/></text:span>Przemys<text:span text:style-name="T2520">ł</text:span>u, M<text:span text:style-name="T2521">ie</text:span>czysław Wilczek Warszawa<text:span text:style-name="T2522">.</text:span></text:p>
      <text:p text:style-name="P2523"><text:span text:style-name="T2524">N</text:span>a posiedzeniu Podzespołu do spraw Górnictwa Okrągłego Stołu ponownie wyszła sprawa, aby<text:s/>Min<text:span text:style-name="T2525">ister</text:span><text:s/>Przemysłu, względnie dyrektorzy właściwych wspólnot wystąpili do Ministra Obrony Narodowej o zwolnienie z zasadniczej służby wojskowej tych prac<text:span text:style-name="T2526">ow</text:span>ni<text:span text:style-name="T2527">k</text:span>ów, którzy w związku z akcjami pr<text:span text:style-name="T2528">ot</text:span>estacyjnymi i strajkami w sierpniu 88 powołani zostali do czynnej służby wojskowej.<text:s/><text:span text:style-name="T2529">W</text:span><text:s/>sprawie tej sporządzony i podpisany został w dniu 25 lutego protokół rozbieżności, który jest w załączeniu, jako dokument<text:span text:style-name="T2530">.</text:span><text:span text:style-name="T2531"><text:s/></text:span><text:span text:style-name="T2532">W</text:span><text:s/>związku<text:s/><text:soft-page-break/>z zapowiedzią Obywatela Ministra rozważenia tego problemu zwracamy się z prośbą o przedstawienie go Ministrowi Obrony Narodowej.</text:p>
      <text:p text:style-name="P2533"><text:span text:style-name="T2534">Głos z sali</text:span>:</text:p>
      <text:p text:style-name="P2535"><text:span text:style-name="T2536">P</text:span><text:span text:style-name="T2537">r</text:span><text:span text:style-name="T2538">z</text:span>edstaw<text:span text:style-name="T2539">ie</text:span>nie<text:s/>protokołu<text:s/>rozbieżności?</text:p>
      <text:p text:style-name="P2540"><text:span text:style-name="T2541">Głos z sali</text:span>:</text:p>
      <text:p text:style-name="P2542">Po co w ogóle ten protokół rozbieżności, ja nie rozumiem?</text:p>
      <text:p text:style-name="P2543">Jak byśmy się o niego opierali, to nie byłoby w ogóle mowy i wi<text:span text:style-name="T2544">ę</text:span><text:span text:style-name="T2545">c</text:span>ej byśmy do sprawy nie wracali.</text:p>
      <text:p text:style-name="P2546"><text:span text:style-name="T2547">Rajmund Moric</text:span>:</text:p>
      <text:p text:style-name="P2548">Jeżeli można? Ja rozumiem, że był tutaj pan minister Wilczek, na posiedzeniu i dał pewną deklarację, tak ja zrozumiałem. I chodzi teraz o wystąpienie, które ma nie<text:span text:style-name="T2549">j</text:span>ako spowodować, że pan minister<text:s/>Wilczek określił<text:s/><text:span text:style-name="T2550">s</text:span>i<text:span text:style-name="T2551">ę,</text:span><text:s/>udzielił odpowiedzi, jaki nada<text:span text:style-name="T2552">ł</text:span><text:s/>tok działa<text:span text:style-name="T2553">ń</text:span>, na jakim etapie jest ten problem<text:s/><text:span text:style-name="T2554">w</text:span><text:s/>załatwianiu? Czy jest ona nie do załatwienia? Czy w ogóle ten temat jest przez niego pilotowany? Tak ja zr<text:span text:style-name="T2555">oz</text:span>umiałem<text:span text:style-name="T2556">.</text:span></text:p>
      <text:p text:style-name="P2557">Proszę, pan Węglarz.</text:p>
      <text:p text:style-name="P2558"><text:span text:style-name="T2559">St</text:span><text:span text:style-name="T2560">an</text:span><text:span text:style-name="T2561">is</text:span><text:span text:style-name="T2562">ław Węglarz</text:span>:</text:p>
      <text:p text:style-name="P2563">Czy mógłbym u<text:span text:style-name="T2564">st</text:span>osunkować się do wypowiedzi kolegi Morica? 16 września minister, nie Wilczek, przepraszam, minister Kiszczak ustosunkował się w identycznej sytuacji do trzech punktów, gdzie miały natychmiast zostać zlikwidowan<text:span text:style-name="T2565">e</text:span><text:s/>repre<text:span text:style-name="T2566">sj</text:span>e.<text:s/><text:span text:style-name="T2567">I</text:span><text:s/>powróciliśmy do tego samego tematu z chwilą rozpoczęcia obrad<text:s/>„okrągłego stołu”. W związku z tym nie należy się dziwić, że są bezzasadne jakieś nasze wnioski w tym kierunku, p<text:span text:style-name="T2568">o</text:span>ni<text:span text:style-name="T2569">e</text:span>w<text:span text:style-name="T2570">aż</text:span><text:s/>po prostu nie wierzymy<text:span text:style-name="T2571">.</text:span><text:s/>I chcemy, żeby to było jednoznacznie powiedziane. Dziękuję serdecznie.</text:p>
      <text:p text:style-name="P2572"><text:span text:style-name="T2573">Głos z sali</text:span>:</text:p>
      <text:p text:style-name="P2574">Ten tekst, który teraz na końcu pan minister Gustek przedstawił nie jest taki najgorszy, bym powiedział z tym, że mam wątpliwości, bośmy ustalali, ż<text:span text:style-name="T2575">e<text:s/></text:span>piszemy do Ministra Obrony Narodowej.<text:s/><text:span text:style-name="T2576">A</text:span><text:s/>teraz ten tekst jest wyraźnie adresowany do Ministra Przemysłu, prawda? Z przypomn<text:span text:style-name="T2577">ie</text:span>niem, że zadeklarował się załatwić sprawę<text:span text:style-name="T2578">.</text:span></text:p>
      <text:p text:style-name="P2579">Ja bym proponował przyjąć tekst pana ministra z ewentualnym dopisaniem jeszcze, że prosim<text:span text:style-name="T2580">y</text:span><text:s/>o zaopiniowanie tego i na<text:span text:style-name="T2581">d</text:span>an<text:span text:style-name="T2582">ie</text:span><text:s/>biegu przez przesłanie do Ministra Obrony Narodowej.</text:p>
      <text:p text:style-name="P2583"><text:span text:style-name="T2584">Marian Gustek</text:span>:</text:p>
      <text:p text:style-name="P2585">Można? To zdanie na końcu jest bardzo czytelne i po co pouczać ministra.<text:s/><text:span text:style-name="T2586">W</text:span><text:s/>związku z zapowiedzią Obywatela Ministra rozważenia tego problemu zwracamy się z prośbą o przedstawienie tego probl<text:span text:style-name="T2587">e</text:span>mu, tylko tutaj dwa razy problemu, o jego przedstawienie, problemu, Ministrowi<text:s/><text:span text:style-name="T2588">O</text:span>brony Narodowej<text:span text:style-name="T2589">.</text:span><text:s/>No, to on musi z jakim<text:span text:style-name="T2590">i</text:span>ś uwagami<text:span text:style-name="T2591">.</text:span></text:p>
      <text:p text:style-name="P2592"><text:span text:style-name="T2593">Rajmund Moric</text:span>:</text:p>
      <text:p text:style-name="P2594">Czy ta redakcja satys<text:span text:style-name="T2595">fa</text:span>k<text:span text:style-name="T2596">cj</text:span>onuje kolegów? Strona opozycyjno-solidarnościowa? Czy was satysfakcjonuje, panowie?</text:p>
      <text:p text:style-name="P2597"><text:span text:style-name="T2598">Al</text:span><text:span text:style-name="T2599">ojz</text:span><text:span text:style-name="T2600">y Pi</text:span><text:span text:style-name="T2601">etrz</text:span><text:span text:style-name="T2602">yk</text:span>:</text:p>
      <text:p text:style-name="P2603">Tak, oczywiście<text:span text:style-name="T2604">.</text:span></text:p>
      <text:p text:style-name="P2605"><text:span text:style-name="T2606">Rajmund Moric</text:span>:</text:p>
      <text:p text:style-name="P2607">Rozumiem, że w tym momencie taki tekst bę<text:span text:style-name="T2608">d</text:span>zie napisany na maszynie i podpiszą go trzej<text:s/><text:soft-page-break/>współprzewodniczący obrad<text:span text:style-name="T2609">.</text:span><text:s/>Czekając na przepisanie dokumentu proponuję powrócić do dokumentów dotyczących spraw ochrony środowiska<text:span text:style-name="T2610">.</text:span><text:s/>Z<text:span text:style-name="T2611">o</text:span>stały tam dokonane modyfikacje<text:span text:style-name="T2612">.</text:span><text:s/>Kto zreferuje te mody<text:span text:style-name="T2613">fi</text:span>ka<text:span text:style-name="T2614">cje</text:span><text:s/>dla przypomn<text:span text:style-name="T2615">ie</text:span>nia?</text:p>
      <text:p text:style-name="P2616"><text:span text:style-name="T2617">Wi</text:span><text:span text:style-name="T2618">kto</text:span><text:span text:style-name="T2619">r</text:span><text:span text:style-name="T2620"><text:s/>Krywulko</text:span>:</text:p>
      <text:p text:style-name="P2621">Zgodnie z zaleceniami pana ministra został dopisany na ostatniej stronie zwrot: strona rządowa załącznik numer jeden aprobuje i nazwisko pana ministra.</text:p>
      <text:p text:style-name="P2622">To podpisujemy, tak?</text:p>
      <text:p text:style-name="P2623"><text:span text:style-name="T2624">Rajmund Mo</text:span><text:span text:style-name="T2625">ric</text:span>:</text:p>
      <text:p text:style-name="P2626">Czy w tej sytuacji są jakieś uwagi do dokumentu? Nie ma.<text:s/><text:span text:style-name="T2627">W</text:span><text:s/>takim układzie podpisujemy dokume<text:span text:style-name="T2628">nt.</text:span></text:p>
      <text:p text:style-name="P2629">Dziękuję bardzo<text:span text:style-name="T2630">.</text:span><text:s/>Czekamy na sporządzenie dokumentu, naszego wystąpienia do Ministra Przemysłu<text:span text:style-name="T2631">.</text:span><text:s/>Zbliżamy się do zakoń<text:span text:style-name="T2632">c</text:span><text:span text:style-name="T2633">z</text:span>enia naszych obrad<text:span text:style-name="T2634">.</text:span><text:s/>Rozumiem, że innych tematów żadna ze stron już nie wnosi<text:span text:style-name="T2635">.</text:span></text:p>
      <text:p text:style-name="P2636">Proszę państwa, jest pewna propozycja<text:span text:style-name="T2637">.</text:span><text:s/>Wszystkie nasze ustalenia, porozumienia i rozbieżności mają być przekazane na Zespół Ekonomiczny i Polityki Socjalnej, tak się to nazywa, celem ich akceptacji, czy ewentualnie uściślenia, czy wręcz wsparcia autorytetu<text:s/>„stolika”<text:s/>wyższego. W związku z tym jest pewna propozycja.<text:s/><text:span text:style-name="T2638">P</text:span>o<text:span text:style-name="T2639">n</text:span>iewa<text:span text:style-name="T2640">ż</text:span><text:s/>mamy poszczególne<text:s/>protokoły<text:s/>i stanowiska rozbieżne, w poszczególnych elementach, jest propozycja, aby na<text:s/>„stół”<text:s/>gospodarczy przygotować jednolity w miarę tekst, do którego załączniki by stanowiły cząstkowe porozumienia.<text:s/><text:span text:style-name="T2641">W</text:span><text:s/>tej sytuacji, gdyby<text:span text:style-name="T2642">ś</text:span>my coś takiego przejęli, a niewątpliwie należy dokument przewodni i tak, czy tak, sporządzić. Jest to konieczne.<text:s/><text:span text:style-name="T2643">W</text:span><text:s/>tym układzie zasz<text:span text:style-name="T2644">ł</text:span>aby konieczność powołania zespołu redakcyjnego,<text:s/>który by<text:s/>ewentualnie przygotował jakiś dokument łączący te wszystkie<text:s/>protokoły<text:s/>porozumień. Czy panowie współprzew<text:span text:style-name="T2645">od</text:span>niczący akce<text:span text:style-name="T2646">pt</text:span>ują taką ideę? Czy strona solidarnościowa akceptowałaby taką propozycję?</text:p>
      <text:p text:style-name="P2647"><text:span text:style-name="T2648">Alojzy Pietrzyk</text:span>:</text:p>
      <text:p text:style-name="P2649">Tak, oczywiście. D<text:span text:style-name="T2650">o</text:span>brze by było, żebyśmy sporządzili jeden całościowy<text:span text:style-name="T2651">,</text:span><text:s/>wspólny dokument z którym trzeba będzie wyjść już bezpośrednio na<text:s/>„stoliku”<text:s/>gospodarczym. Nie w<text:span text:style-name="T2652">i</text:span>em,<text:s/>„stół”<text:s/>gospodarczy zbiera się jutro, tak? Jutro się zbiera.</text:p>
      <text:p text:style-name="P2653"><text:span text:style-name="T2654">Rajmund Moric</text:span>:</text:p>
      <text:p text:style-name="P2655">Pan minister Gustek.</text:p>
      <text:p text:style-name="P2656"><text:span text:style-name="T2657">Marian Gustek</text:span>:</text:p>
      <text:p text:style-name="P2658">Jak mnie jest wiadomo jutro jest<text:s/>„stół”<text:s/>gospodarczy i proszeni są współprzewodniczący do sk<text:span text:style-name="T2659">ł</text:span>adania sprawozdania.<text:s/><text:span text:style-name="T2660">N</text:span>asz<text:s/>„stolik”<text:s/>jutro ma stać tam. Natomiast ja proponuję, żeby zrobić jednost<text:span text:style-name="T2661">r</text:span>onicowy protokó<text:span text:style-name="T2662">ł.</text:span><text:s/>To znaczy,<text:s/><text:span text:style-name="T2663">ż</text:span>e takie to, a takie dokumenty stanowią spis treści tego porozum<text:span text:style-name="T2664">ie</text:span>nia. Żeby nie przepisywać czasem porozumień w tej chwili<text:span text:style-name="T2665">.</text:span><text:s/>To na jedną stronę i rano, jak będziemy, to p<text:span text:style-name="T2666">od</text:span>p<text:span text:style-name="T2667">is</text:span>zemy<text:span text:style-name="T2668">.</text:span></text:p>
      <text:p text:style-name="P2669"><text:span text:style-name="T2670">Rajmund Moric</text:span>:</text:p>
      <text:p text:style-name="P2671">Pan Pietrzyk z<text:span text:style-name="T2672">g</text:span>adza się na to? No, co<text:span text:style-name="T2673">ś</text:span><text:s/>w rodzaju pisma przew<text:span text:style-name="T2674">od</text:span>n<text:span text:style-name="T2675">ieg</text:span>o do zespołu, przekaz<text:span text:style-name="T2676">u</text:span>jący pakiet spraw w załącznikach pod rozpatrzenie<text:s/>„stołu”<text:s/>gospodarczego. Czy tak rozumiemy, panie Pietrzyk?</text:p>
      <text:p text:style-name="P2677"><text:span text:style-name="T2678">Alojzy Pietrzyk</text:span>:</text:p>
      <text:p text:style-name="P2679">Tak, oczywiście, tylko<text:s/><text:span text:style-name="T2680">że</text:span><text:s/>czasowo jesteśmy już dość mocno ograniczeni<text:span text:style-name="T2681">.</text:span><text:s/>I to trzeba by chyba dzisiaj zrobić?</text:p>
      <text:p text:style-name="P2682"><text:span text:style-name="T2683">Marian Gustek</text:span>:</text:p>
      <text:soft-page-break/>
      <text:p text:style-name="P2684">Ja biorę to na s<text:span text:style-name="T2685">ie</text:span>bie i jutro przyniosę to napisane.</text:p>
      <text:p text:style-name="P2686"><text:span text:style-name="T2687">Rajmund Moric</text:span>:</text:p>
      <text:p text:style-name="P2688">Zgadzamy się na tą propozycję, panie Pietrzyk? Czyli ja rozumiem, że upoważniamy stronę koalicyjno-rządową do przyg<text:span text:style-name="T2689">ot</text:span>owania pisma przewodniego dotyczącego całości spraw podpisanych w protokółach porozumień i w protokółach rozbieżności.</text:p>
      <text:p text:style-name="P2690"><text:span text:style-name="T2691">Głos z sali</text:span>:</text:p>
      <text:p text:style-name="P2692">Jeśli można, bo słyszę tak, pakiet spraw, spis tytułów dokumentów, no mo<text:span text:style-name="T2693">że</text:span><text:s/>ustalmy co to ma być w końcu?</text:p>
      <text:p text:style-name="P2694"><text:span text:style-name="T2695">R</text:span><text:span text:style-name="T2696">a</text:span><text:span text:style-name="T2697">jmund Moric</text:span>:</text:p>
      <text:p text:style-name="P2698">Ja rozumiałem, że będzie to pismo przewodnie z wyszczególnieniem jakie tematy były omawiane i stanowiące tematy jako załącznik.</text:p>
      <text:p text:style-name="P2699"><text:span text:style-name="T2700">Aloj</text:span><text:span text:style-name="T2701">zy</text:span><text:span text:style-name="T2702"><text:s/>Pietrzyk</text:span>:</text:p>
      <text:p text:style-name="P2703">Ja bym proponował, żeby przedstawić pismo, w którym są wymienione tytuły wszystkich dokumentów, czego dotyczyły.<text:s/><text:span text:style-name="T2704">I</text:span><text:s/>to wszystko. Dziękuję bardzo.</text:p>
      <text:p text:style-name="P2705"><text:span text:style-name="T2706">Rajmu</text:span><text:span text:style-name="T2707">n</text:span><text:span text:style-name="T2708">d Moric</text:span>:</text:p>
      <text:p text:style-name="P2709">Ja rozumiem, że jesteśmy z<text:span text:style-name="T2710">g</text:span>odni z tą ideą, tylko nie potrafiliśmy sprecyzować tego<text:span text:style-name="T2711">.</text:span></text:p>
      <text:p text:style-name="P2712">Proszę pań<text:span text:style-name="T2713">st</text:span>wa, jeśli tak, to proponuję przystąpić do dalszego finału naszej propozycji, sprawa pisma do ministra Wilczka. Treść pisma może, by ktoś odczytał. Pan Niglus, odczyta? Tak? Proszę, panie dyrektorze. A, minister Gustek czyta, proszę<text:span text:style-name="T2714">.</text:span></text:p>
      <text:p text:style-name="P2715">Proszę, pan minister Gustek.</text:p>
      <text:p text:style-name="P2716"><text:span text:style-name="T2717">Marian Gustek</text:span>:</text:p>
      <text:p text:style-name="P2718">Mam czytać, czy mam podpisać?</text:p>
      <text:p text:style-name="P2719">Minister Przemysłu, Obywatel Mieczysław Wilczek, Warszawa.<text:s/>Na posiedzeniu Podzespołu dla Spraw Górnictwa Okrągłego Stołu ponownie podniesiona została sprawa by Minister P<text:span text:style-name="T2720">r</text:span>zemysłu, względnie dyrektorzy właś<text:span text:style-name="T2721">c</text:span>iwych wspólnot wystąpili do Ministra<text:s/><text:span text:style-name="T2722">O</text:span>br<text:span text:style-name="T2723">o</text:span>n<text:span text:style-name="T2724">y</text:span><text:s/>Narodowej o zwolnienie z zasadniczej służby wojskowej tych pracowników, którzy w związku z akcjami prote<text:span text:style-name="T2725">st</text:span>acyjnymi, względnie strajkami, w sierpniu 88 powołani zostali do czynnej służby wojskowej. W tej sprawie sporządzony został i podpisany w dniu 25<text:span text:style-name="T2726">.</text:span>II<text:span text:style-name="T2727">.</text:span><text:s/>br. protokół rozbieżn<text:span text:style-name="T2728">ości</text:span>, w załączeniu.<text:s/>W związku z zapowiedzią Obywatela Ministra rozważenia tego problemu zwracamy s<text:span text:style-name="T2729">ię</text:span><text:s/>z prośbą o jego przedstawienie Ministrowi Obrony Narodowej.</text:p>
      <text:p text:style-name="P2730"><text:span text:style-name="T2731">Rajmund Moric</text:span>:</text:p>
      <text:p text:style-name="P2732">Czy jakieś uwagi ktoś wnosi? Nie ma. Czyli rozumiem, ż<text:span text:style-name="T2733">e</text:span><text:s/>możemy ten dokument podpisać.</text:p>
      <text:p text:style-name="P2734">Dziękuję za podpisanie dokumentu.</text:p>
      <text:p text:style-name="P2735">Proszę państwa, czy są jeszcze jakieś tematy, które by należało poruszyć<text:span text:style-name="T2736">.</text:span><text:s/>Nie ma<text:span text:style-name="T2737">.</text:span></text:p>
      <text:p text:style-name="P2738">Jeżeli można, pozwólcie<text:s/><text:span text:style-name="T2739">p</text:span>a<text:span text:style-name="T2740">ń</text:span>stwo parę słów końcowych<text:span text:style-name="T2741">.</text:span><text:span text:style-name="T2742"><text:s/></text:span>Byliśmy zespołem<text:span text:style-name="T2743">,</text:span><text:s/>a tu panowie współprzewodniczący zgodzą, który ze wszystkich zespołów tematycznych, czy branżowych, pracował najwięcej<text:span text:style-name="T2744">.</text:span><text:s/>Odbyliśmy dziewięć posiedzeń, równo dzieląc się p<text:span text:style-name="T2745">rz</text:span>ew<text:span text:style-name="T2746">o</text:span>dni<text:span text:style-name="T2747">c</text:span>twem, wyszło akurat po równo. Przyjęliśmy 11<text:s/>protokołów<text:s/>porozumień, czy<text:s/>protokołów<text:s/>rozbieżności. Efekt pracy dosyć duży. Pakiet załatwiany<text:span text:style-name="T2748">c</text:span>h spraw, problemów, bardzo szeroki, a<text:span text:style-name="T2749">c</text:span>zkolwiek chyba sobie wszyscy zdajemy sprawę, że nie w pełni on wyczerpuje wszystkie problemy, jakie mają załogi górnicze, jakie są w górnictwie<text:span text:style-name="T2750">.</text:span><text:s/>Wiele tematów<text:s/><text:soft-page-break/>na pewno będziemy rozwiązywać wspólnie - jak tutaj siedzieliśmy przy tym stole, tylko już może poza tym s<text:span text:style-name="T2751">t</text:span>ołem, ale dla dobra górni<text:span text:style-name="T2752">c</text:span>zych załóg, dla gospodarki narodowe<text:span text:style-name="T2753">j</text:span><text:s/>dobra<text:span text:style-name="T2754">.</text:span><text:s/>Przekazujemy dzisiaj, a jutro to zaprezentujemy na<text:s/>„stół”<text:s/>gospodarczy pakiet spraw dogadanych i niektóre niestety sprawy, nie w pełni wszys<text:span text:style-name="T2755">c</text:span>y się z nimi zgadzający.</text:p>
      <text:p text:style-name="P2756">Chcę powiedzieć, że nawet w naszej ocenie, w mojej ocenie, osobista refleksja, tam, gdzie mamy odrębne stanowiska jednak co do celów byliśmy generalnie zgodni. Może poróżniły nas metody załatwienia tematów. Chcę, kończąc nasze spotkanie podziękować wszystkim, dziękując za wyrozumiałość i tolerancję mojej osoby przy prowadzeniu trzech posiedzeń.</text:p>
      <text:p text:style-name="P2757">Czy panowie współprzewodniczący chcą zabrać głos końcowy?</text:p>
      <text:p text:style-name="P2758">Proszę, pan Pietrzyk.</text:p>
      <text:p text:style-name="P2759"><text:span text:style-name="T2760">Alojzy Pietrzyk -<text:s/></text:span><text:span text:style-name="T2761">„</text:span><text:span text:style-name="T2762">Solidarność</text:span><text:span text:style-name="T2763">”</text:span>:</text:p>
      <text:p text:style-name="P2764">Ja pomimo te<text:span text:style-name="T2765">g</text:span>o, że wynik końcowy nie jest zadawalający, popieram to stanowisko i tą ocenę. Liczyliśmy na<text:s/>rozwiązanie tych problemów w troszkę szerszym, można by powiedzieć wymiarze, jako że zdajemy sobie sprawę, że jednak te problemy, któ<text:span text:style-name="T2766">r</text:span>e tyczą całego górni<text:span text:style-name="T2767">ct</text:span>wa raz dobrze nie rozwiązane wracają i komplikują niesamowicie<text:s/><text:span text:style-name="T2768">m</text:span>ocno życie<text:span text:style-name="T2769">.<text:s/></text:span>My<text:span text:style-name="T2770">ś</text:span>l<text:span text:style-name="T2771">ę</text:span>, że droga zapisów naszych porozumień jest dość długa.<text:s/><text:span text:style-name="T2772">3</text:span><text:s/>kwietnia, drugi<text:s/><text:span text:style-name="T2773">„</text:span>okrągły stół”, cały pakiet będzie przyjmowany. Jest Sejm, wiadomo, że będzie pluralizm związkowy<text:span text:style-name="T2774">.</text:span><text:s/>Już wiadomo w jakich formach związki zawodowe będą działać na szczeblu zakładu. No i moje zdanie jest takie, i naszej strony solidarnoś<text:span text:style-name="T2775">c</text:span>iowe<text:span text:style-name="T2776">j</text:span>, że przy odpowiednich mocnych związkach zawodowych, chodzi mi o właściwą formę ich działania, wiele z tych spraw, które tutaj nie doszliśmy do porozumienia, będzie można w jakimś czasie załatwić, uwzględniając kondycję ekonomiczn<text:span text:style-name="T2777">ą</text:span>, nie tylko górnictwa, ale całego kraju, bo to jest bardzo istotne, w tym wszystkim. A dla podkreślenia, że jednak w tym kraju b<text:span text:style-name="T2778">a</text:span>rdzo wiele się zmienia, zdrowych pogodnych świąt, życzy<text:s/>„Solidarność.</text:p>
      <text:p text:style-name="P2779"><text:span text:style-name="T2780">Marian Gu</text:span><text:span text:style-name="T2781">st</text:span><text:span text:style-name="T2782">ek</text:span>:</text:p>
      <text:p text:style-name="P2783">Mogę prosić o głos?</text:p>
      <text:p text:style-name="P2784"><text:span text:style-name="T2785">Rajmund Moric</text:span>:</text:p>
      <text:p text:style-name="P2786">Pan minister Gustek.</text:p>
      <text:p text:style-name="P2787"><text:span text:style-name="T2788">Marian Gu</text:span><text:span text:style-name="T2789">ste</text:span><text:span text:style-name="T2790">k</text:span>:</text:p>
      <text:p text:style-name="P2791"><text:span text:style-name="T2792">W</text:span>ie<text:span text:style-name="T2793">l</text:span>kim osiągnięciem jest to, żeśmy się w ogóle spotkali, przy czy<text:span text:style-name="T2794">m</text:span><text:s/>ja będąc szczerym jadąc, to znaczy zgadzając się na współprzewodnictwo w tym gremium, jechałem z poczuciem, że chcemy rozwiązać wiele problemów, które narosły w górnictwie dla dobra górników i górnictwa, a jednocześnie, że będziemy te<text:span text:style-name="T2795">ż</text:span><text:s/><text:span text:style-name="T2796">d</text:span>ysk<text:span text:style-name="T2797">utow</text:span>ać co robić, aby w tym kraju było lepiej. Nasze rozmowy były trudne, ja to często podkreślałem w różnych wywiadac<text:span text:style-name="T2798">h</text:span>, trudne dlatego,<text:s/><text:span text:style-name="T2799">że</text:span><text:s/>górnictwo jest<text:s/><text:span text:style-name="T2800">w</text:span><text:s/>ogó<text:span text:style-name="T2801">l</text:span>e trudne<text:span text:style-name="T2802">.</text:span></text:p>
      <text:p text:style-name="P2803">Chcę podzielić si<text:span text:style-name="T2804">ę</text:span><text:s/>taką refleksją, że gdybyśmy te rozmowy prowadzili w Katowica<text:span text:style-name="T2805">c</text:span>h albo w Jastrzębiu, prawdopodobnie byśmy skończyli przy 5 albo 6 spotkaniach<text:span text:style-name="T2806">.</text:span><text:s/>Natomiast załatwiliśmy tutaj wiele spraw bardzo istotnych dla górników. Ale jednocześnie tam, gdzie mamy rozbieżności, to n<text:span text:style-name="T2807">i</text:span>e są r<text:span text:style-name="T2808">oz</text:span>b<text:span text:style-name="T2809">ie</text:span>żn<text:span text:style-name="T2810">oś</text:span>ciami takimi, które by sz<text:span text:style-name="T2811">ł</text:span>y w krańcowej jakieś granice. Z tych rozbieżności zespół, który będzie pracował jako zespół, jak tutaj określamy pod auspicjami PTE, ekonomi<text:span text:style-name="T2812">st</text:span>ów polskich na<text:s/><text:span text:style-name="T2813">pe</text:span>wno wypracuje i solidny system<text:s/><text:span text:style-name="T2814">f</text:span>ina<text:span text:style-name="T2815">ns</text:span>owo-<text:span text:style-name="T2816">e</text:span>konomiczny dla górnictwa, w szczególności dla górni<text:span text:style-name="T2817">ct</text:span>wa węglowego.<text:s/><text:span text:style-name="T2818">O</text:span>pracuje struktury, opracuje p<text:span text:style-name="T2819">ł</text:span>a<text:span text:style-name="T2820">c</text:span>e i opracuje samorządność. To znaczy opracuje te zagadnienia. Myśmy to co dzisiaj<text:s/><text:soft-page-break/>wymienili zdania, bardzo dużo dali materiału temu zespołowi. Zresztą do tego zespołu zaprosiliśmy stronę opozycy<text:span text:style-name="T2821">j</text:span>no-<text:span text:style-name="T2822">s</text:span>olidarnościową i OPZZ i myślę, że będziemy nad tym pracować<text:span text:style-name="T2823">.<text:s/></text:span>Będzie to niejako przedłużenie pra<text:span text:style-name="T2824">c</text:span>y, moim zdaniem, tego<text:s/>„stolika”. Taka prawda jest. Tylko w innym wymiarze, w innym charakterze.<text:s/>Spraw załatwiliśmy wiele, nie wiem jak one zostaną przyjęte przez<text:s/>„stolik”<text:s/>rz<text:span text:style-name="T2825">ę</text:span>du wy<text:span text:style-name="T2826">ż</text:span>szego, to znaczy gospodarki i polityki społecznej<text:span text:style-name="T2827">.</text:span><text:s/>Tam są pewne obawy, że jednak jest dużo rozbieżności<text:span text:style-name="T2828">.</text:span><text:s/>Natomiast to, co mnie niepokoi, to mnie niepokoi, ż<text:span text:style-name="T2829">e</text:span><text:s/>my wychodzimy od tego<text:s/>„stolika”<text:s/>z takim odczuciem, przynajmni<text:span text:style-name="T2830">ej</text:span><text:s/>takie moje zdanie jest, mniejsze wydobycie, droższy węgiel. Taka jest prawda. Więc ten człon, czy w Polsce będzie lepiej, mnie to trochę niepokoi<text:span text:style-name="T2831">.</text:span><text:s/>Dziękuję bardzo, chciałbym jeszcze raz wsz<text:span text:style-name="T2832">y</text:span>s<text:span text:style-name="T2833">t</text:span>kim kolegom podziękować za pracę, za współpracę, no i za spędzenie razem czasu<text:span text:style-name="T2834">.</text:span><text:s/>Dlatego, że<text:s/>by<text:span text:style-name="T2835">ł</text:span>y to dni<text:s/><text:span text:style-name="T2836">ż</text:span>eśmy naprawdę wyczerpująco pracowali<text:span text:style-name="T2837">.</text:span></text:p>
      <text:p text:style-name="P2838">Dziękuję bardzo<text:span text:style-name="T2839">.</text:span></text:p>
      <text:p text:style-name="P2840"><text:span text:style-name="T2841">Rajmund Moric</text:span>:</text:p>
      <text:p text:style-name="P2842">Na tych oświadcz<text:span text:style-name="T2843">e</text:span>niach pozwólcie państwo, że zakończymy nasze obrady<text:span text:style-name="T2844">.</text:span></text:p>
      <text:p text:style-name="P2845">Dziękuję wszystkim państwu, dziękuję współprzewodniczącym za współpracę.</text:p>
      <text:p text:style-name="P2846">Dziękuję bardz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12:06:00Z</meta:creation-date>
    <dc:date>2023-07-03T12:06:00Z</dc:date>
    <meta:template xlink:href="Normal.dotm" xlink:type="simple"/>
    <meta:editing-cycles>2</meta:editing-cycles>
    <meta:editing-duration>PT180S</meta:editing-duration>
    <meta:document-statistic meta:page-count="49" meta:paragraph-count="268" meta:word-count="19214" meta:character-count="134235" meta:row-count="960" meta:non-whitespace-character-count="115289"/>
  </office:meta>
</office:document-meta>
</file>